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Times New Roman4" svg:font-family="'Times New Roman'"/>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007cm" fo:margin-left="0cm" fo:margin-right="-0.007cm" table:align="margins"/>
    </style:style>
    <style:style style:name="Table1.A" style:family="table-column">
      <style:table-column-properties style:column-width="3.575cm" style:rel-column-width="15613*"/>
    </style:style>
    <style:style style:name="Table1.B" style:family="table-column">
      <style:table-column-properties style:column-width="11.432cm" style:rel-column-width="49922*"/>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padding-left="0.101cm" fo:padding-right="0.101cm" fo:padding-top="0cm" fo:padding-bottom="0cm" fo:border="0.018cm solid #000000"/>
    </style:style>
    <style:style style:name="Table1.A2" style:family="table-cell">
      <style:table-cell-properties fo:padding-left="0.101cm" fo:padding-right="0.101cm" fo:padding-top="0cm" fo:padding-bottom="0cm" fo:border-left="0.018cm solid #000000" fo:border-right="0.018cm solid #000000" fo:border-top="none" fo:border-bottom="0.018cm solid #000000"/>
    </style:style>
    <style:style style:name="Table2" style:family="table" style:master-page-name="backcover">
      <style:table-properties style:width="16.999cm" style:page-number="0" fo:break-before="page"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none" fo:border-right="none" fo:border-top="none" fo:border-bottom="0.002cm solid #000000"/>
    </style:style>
    <style:style style:name="Table2.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centered">
      <style:paragraph-properties fo:margin-top="0.199cm" fo:margin-bottom="0.199cm" text:number-lines="false" text:line-number="0"/>
      <style:text-properties style:font-name="Times New Roman2" fo:font-size="9pt" fo:font-style="italic" style:font-name-asian="Times New Roman2" style:font-size-asian="9pt" style:font-style-asian="italic" style:font-name-complex="Times New Roman2" style:font-size-complex="9pt" style:font-style-complex="italic"/>
    </style:style>
    <style:style style:name="P8" style:family="paragraph" style:parent-style-name="hr">
      <style:paragraph-properties fo:background-color="#ffffff" text:number-lines="false" text:line-number="0">
        <style:background-image/>
      </style:paragraph-properties>
    </style:style>
    <style:style style:name="P9" style:family="paragraph" style:parent-style-name="hr">
      <style:paragraph-properties fo:background-color="#ffffff" text:number-lines="false" text:line-number="0">
        <style:background-image/>
      </style:paragraph-properties>
      <style:text-properties style:font-name="Times New Roman3"/>
    </style:style>
    <style:style style:name="P10" style:family="paragraph" style:parent-style-name="statusenglish">
      <style:paragraph-properties fo:background-color="#ffffff" text:number-lines="false" text:line-number="0">
        <style:background-image/>
      </style:paragraph-properties>
    </style:style>
    <style:style style:name="P11" style:family="paragraph" style:parent-style-name="shorttitleirish">
      <style:paragraph-properties fo:background-color="#ffffff" text:number-lines="true" text:line-number="0">
        <style:background-image/>
      </style:paragraph-properties>
    </style:style>
    <style:style style:name="P12" style:family="paragraph" style:parent-style-name="shouldernote">
      <style:text-properties fo:font-weight="bold" fo:background-color="transparent" style:font-weight-asian="bold" style:font-weight-complex="bold"/>
    </style:style>
    <style:style style:name="P13" style:family="paragraph" style:parent-style-name="shouldernote">
      <style:text-properties fo:background-color="transparent"/>
    </style:style>
    <style:style style:name="P14" style:family="paragraph" style:parent-style-name="shouldernote">
      <style:text-properties fo:font-style="normal" fo:background-color="transparent" style:font-style-asian="normal" style:font-style-complex="normal"/>
    </style:style>
    <style:style style:name="P15" style:family="paragraph" style:parent-style-name="shouldernote">
      <style:text-properties fo:font-variant="normal" fo:text-transform="none" fo:font-style="normal" style:font-style-asian="normal" style:font-style-complex="normal"/>
    </style:style>
    <style:style style:name="P16" style:family="paragraph" style:parent-style-name="shouldernote">
      <style:text-properties fo:font-variant="normal" fo:text-transform="none" fo:background-color="transparent"/>
    </style:style>
    <style:style style:name="P17" style:family="paragraph" style:parent-style-name="subsection">
      <style:text-properties fo:background-color="transparent"/>
    </style:style>
    <style:style style:name="P18" style:family="paragraph" style:parent-style-name="Standard">
      <style:paragraph-properties text:number-lines="true" text:line-number="0"/>
    </style:style>
    <style:style style:name="P19" style:family="paragraph" style:parent-style-name="Text_20_body">
      <style:paragraph-properties text:number-lines="true" text:line-number="0"/>
    </style:style>
    <style:style style:name="P20" style:family="paragraph" style:parent-style-name="shorttitleenglish">
      <style:paragraph-properties text:number-lines="true" text:line-number="0"/>
    </style:style>
    <style:style style:name="P21" style:family="paragraph" style:parent-style-name="shorttitleenglish">
      <style:paragraph-properties text:number-lines="true" text:line-number="0"/>
      <style:text-properties fo:font-variant="normal" fo:text-transform="none" fo:background-color="transparent"/>
    </style:style>
    <style:style style:name="P22" style:family="paragraph" style:parent-style-name="table_5f_right">
      <style:paragraph-properties fo:text-align="center" style:justify-single-word="false" text:number-lines="true" text:line-number="0"/>
      <style:text-properties style:font-name="Times New Roman" fo:font-weight="bold" fo:background-color="transparent" style:font-weight-asian="bold" style:font-weight-complex="bold"/>
    </style:style>
    <style:style style:name="P23" style:family="paragraph" style:parent-style-name="section">
      <style:text-properties fo:background-color="transparent"/>
    </style:style>
    <style:style style:name="P24" style:family="paragraph" style:parent-style-name="section">
      <style:text-properties fo:font-style="normal" fo:background-color="transparent" style:font-style-asian="normal" style:font-style-complex="normal"/>
    </style:style>
    <style:style style:name="P25" style:family="paragraph" style:parent-style-name="section">
      <style:text-properties fo:font-variant="normal" fo:text-transform="none"/>
    </style:style>
    <style:style style:name="P26" style:family="paragraph" style:parent-style-name="section">
      <style:text-properties fo:font-variant="normal" fo:text-transform="none" fo:background-color="transparent"/>
    </style:style>
    <style:style style:name="P27" style:family="paragraph" style:parent-style-name="subparagraph_5f_insert">
      <style:text-properties fo:background-color="transparent"/>
    </style:style>
    <style:style style:name="P28" style:family="paragraph" style:parent-style-name="subparagraph_5f_insert">
      <style:text-properties fo:font-style="normal" fo:background-color="transparent" style:font-style-asian="normal" style:font-style-complex="normal"/>
    </style:style>
    <style:style style:name="P29" style:family="paragraph" style:parent-style-name="subparagraph_5f_insert">
      <style:text-properties fo:font-variant="normal" fo:text-transform="none"/>
    </style:style>
    <style:style style:name="P30" style:family="paragraph" style:parent-style-name="subparagraph_5f_insert">
      <style:text-properties fo:font-variant="normal" fo:text-transform="none" fo:background-color="transparent"/>
    </style:style>
    <style:style style:name="P31" style:family="paragraph" style:parent-style-name="paragraph_5f_insert">
      <style:text-properties fo:background-color="transparent"/>
    </style:style>
    <style:style style:name="P32" style:family="paragraph" style:parent-style-name="paragraph_5f_insert">
      <style:text-properties fo:font-style="normal" fo:background-color="transparent" style:font-style-asian="normal" style:font-style-complex="normal"/>
    </style:style>
    <style:style style:name="P33" style:family="paragraph" style:parent-style-name="paragraph_5f_insert">
      <style:text-properties fo:font-variant="normal" fo:text-transform="none"/>
    </style:style>
    <style:style style:name="P34" style:family="paragraph" style:parent-style-name="paragraph_5f_insert">
      <style:text-properties fo:font-variant="normal" fo:text-transform="none" fo:background-color="transparent"/>
    </style:style>
    <style:style style:name="P35" style:family="paragraph" style:parent-style-name="subsection_5f_insert">
      <style:text-properties fo:background-color="transparent"/>
    </style:style>
    <style:style style:name="P36" style:family="paragraph" style:parent-style-name="subsection_5f_insert">
      <style:text-properties fo:font-style="normal" fo:background-color="transparent"/>
    </style:style>
    <style:style style:name="P37" style:family="paragraph" style:parent-style-name="subsection_5f_insert">
      <style:text-properties fo:font-style="normal" fo:background-color="transparent" style:font-style-asian="normal" style:font-style-complex="normal"/>
    </style:style>
    <style:style style:name="P38" style:family="paragraph" style:parent-style-name="subsection_5f_insert">
      <style:text-properties fo:font-variant="normal" fo:text-transform="none"/>
    </style:style>
    <style:style style:name="P39" style:family="paragraph" style:parent-style-name="subsection_5f_insert">
      <style:text-properties fo:font-variant="normal" fo:text-transform="none" fo:background-color="transparent"/>
    </style:style>
    <style:style style:name="P40" style:family="paragraph" style:parent-style-name="subsection_5f_insert">
      <style:text-properties fo:font-variant="normal" fo:text-transform="none" fo:font-weight="normal" fo:background-color="transparent" style:font-weight-asian="normal" style:font-weight-complex="normal"/>
    </style:style>
    <style:style style:name="P41" style:family="paragraph" style:parent-style-name="enacted">
      <style:text-properties fo:background-color="transparent"/>
    </style:style>
    <style:style style:name="P42" style:family="paragraph" style:parent-style-name="paragraph">
      <style:text-properties fo:background-color="transparent"/>
    </style:style>
    <style:style style:name="P43" style:family="paragraph" style:parent-style-name="paragraph">
      <style:text-properties fo:font-variant="normal" fo:text-transform="none"/>
    </style:style>
    <style:style style:name="P44" style:family="paragraph" style:parent-style-name="paragraph">
      <style:text-properties fo:font-variant="normal" fo:text-transform="none" fo:background-color="transparent"/>
    </style:style>
    <style:style style:name="P45" style:family="paragraph" style:parent-style-name="partnumber">
      <style:text-properties fo:background-color="transparent"/>
    </style:style>
    <style:style style:name="P46" style:family="paragraph" style:parent-style-name="parttitle">
      <style:text-properties fo:background-color="transparent"/>
    </style:style>
    <style:style style:name="P47" style:family="paragraph" style:parent-style-name="subparagraph">
      <style:text-properties fo:background-color="transparent"/>
    </style:style>
    <style:style style:name="P48" style:family="paragraph" style:parent-style-name="section_5f_insert">
      <style:text-properties fo:background-color="transparent"/>
    </style:style>
    <style:style style:name="P49" style:family="paragraph" style:parent-style-name="section_5f_insert">
      <style:text-properties fo:font-variant="normal" fo:text-transform="none"/>
    </style:style>
    <style:style style:name="P50" style:family="paragraph" style:parent-style-name="section_5f_insert">
      <style:text-properties fo:font-variant="normal" fo:text-transform="none" fo:background-color="transparent"/>
    </style:style>
    <style:style style:name="P51" style:family="paragraph" style:parent-style-name="schedulenumber">
      <style:text-properties fo:background-color="transparent"/>
    </style:style>
    <style:style style:name="P52" style:family="paragraph" style:parent-style-name="sectionreference">
      <style:paragraph-properties fo:text-align="end" style:justify-single-word="false"/>
      <style:text-properties fo:font-style="italic" fo:background-color="transparent"/>
    </style:style>
    <style:style style:name="P53" style:family="paragraph" style:parent-style-name="sectionreference">
      <style:paragraph-properties fo:text-align="start" style:justify-single-word="false"/>
      <style:text-properties fo:font-style="italic" fo:background-color="transparent"/>
    </style:style>
    <style:style style:name="P54" style:family="paragraph" style:parent-style-name="scheduleparagraph">
      <style:text-properties fo:font-style="italic" fo:background-color="transparent"/>
    </style:style>
    <style:style style:name="P55" style:family="paragraph" style:parent-style-name="scheduleparagraph">
      <style:text-properties fo:background-color="transparent"/>
    </style:style>
    <style:style style:name="P56" style:family="paragraph" style:parent-style-name="scheduletitle">
      <style:text-properties fo:font-style="italic" fo:background-color="transparent"/>
    </style:style>
    <style:style style:name="P57" style:family="paragraph" style:parent-style-name="scheduletitle">
      <style:paragraph-properties fo:text-align="center" style:justify-single-word="false"/>
      <style:text-properties fo:font-style="italic" fo:background-color="transparent"/>
    </style:style>
    <style:style style:name="P58" style:family="paragraph" style:parent-style-name="hr">
      <style:text-properties fo:background-color="transparent"/>
    </style:style>
    <style:style style:name="P59" style:family="paragraph" style:parent-style-name="graphic">
      <style:paragraph-properties fo:break-before="page" text:number-lines="false" text:line-number="0"/>
    </style:style>
    <style:style style:name="P60" style:family="paragraph" style:parent-style-name="actsreferredto">
      <style:paragraph-properties fo:break-before="page"/>
    </style:style>
    <style:style style:name="P61" style:family="paragraph" style:parent-style-name="shorttitleirish">
      <style:text-properties fo:background-color="transparent"/>
    </style:style>
    <style:style style:name="P62" style:family="paragraph" style:parent-style-name="entitled">
      <style:text-properties fo:background-color="transparent"/>
    </style:style>
    <style:style style:name="P63" style:family="paragraph" style:parent-style-name="bill">
      <style:text-properties fo:background-color="transparent"/>
    </style:style>
    <style:style style:name="P64" style:family="paragraph" style:parent-style-name="shouldernote_5f_insert">
      <style:text-properties fo:background-color="transparent"/>
    </style:style>
    <style:style style:name="P65" style:family="paragraph" style:parent-style-name="shouldernote_5f_insert">
      <style:text-properties fo:font-variant="normal" fo:text-transform="none"/>
    </style:style>
    <style:style style:name="P66" style:family="paragraph" style:parent-style-name="shouldernote_5f_insert">
      <style:text-properties fo:font-variant="normal" fo:text-transform="none" fo:background-color="transparent"/>
    </style:style>
    <style:style style:name="P67" style:family="paragraph" style:parent-style-name="longtitle">
      <style:paragraph-properties>
        <style:tab-stops>
          <style:tab-stop style:position="12.912cm"/>
        </style:tab-stops>
      </style:paragraph-properties>
    </style:style>
    <style:style style:name="P68" style:family="paragraph" style:parent-style-name="clause">
      <style:text-properties fo:background-color="transparent"/>
    </style:style>
    <style:style style:name="P69" style:family="paragraph" style:parent-style-name="Standard">
      <style:paragraph-properties fo:margin-top="0cm" fo:margin-bottom="0cm" text:number-lines="false" text:line-number="0"/>
      <style:text-properties style:font-name="Times New Roman" fo:background-color="transparent"/>
    </style:style>
    <style:style style:name="P70" style:family="paragraph" style:parent-style-name="Standard">
      <style:paragraph-properties fo:margin-top="0cm" fo:margin-bottom="0cm" text:number-lines="false" text:line-number="0"/>
      <style:text-properties style:font-name="Times New Roman2" style:font-name-asian="Times New Roman2" style:font-name-complex="Times New Roman2"/>
    </style:style>
    <style:style style:name="P71" style:family="paragraph" style:parent-style-name="Standard">
      <style:paragraph-properties fo:margin-top="0cm" fo:margin-bottom="0cm" text:number-lines="false" text:line-number="0"/>
      <style:text-properties fo:font-size="6pt" style:font-size-asian="6pt" style:font-size-complex="6pt"/>
    </style:style>
    <style:style style:name="P72" style:family="paragraph" style:parent-style-name="backpageprovision">
      <style:paragraph-properties fo:margin-top="0cm" fo:margin-bottom="0cm" text:number-lines="false" text:line-number="0"/>
    </style:style>
    <style:style style:name="P73" style:family="paragraph" style:parent-style-name="Text_20_body">
      <style:paragraph-properties fo:margin-top="0cm" fo:margin-bottom="0.212cm" text:number-lines="false" text:line-number="0"/>
      <style:text-properties style:font-name="Times New Roman" fo:background-color="transparent"/>
    </style:style>
    <style:style style:name="P74" style:family="paragraph" style:parent-style-name="table_5f_left">
      <style:paragraph-properties fo:text-align="center" style:justify-single-word="false" text:number-lines="false" text:line-number="0"/>
      <style:text-properties style:font-name="Times New Roman" fo:font-weight="bold" fo:background-color="transparent" style:font-weight-asian="bold" style:font-weight-complex="bold"/>
    </style:style>
    <style:style style:name="P75" style:family="paragraph" style:parent-style-name="table_5f_left">
      <style:paragraph-properties text:number-lines="false" text:line-number="0"/>
      <style:text-properties style:font-name="Times New Roman" fo:background-color="transparent"/>
    </style:style>
    <style:style style:name="P76" style:family="paragraph" style:parent-style-name="Standard">
      <style:paragraph-properties text:number-lines="false" text:line-number="0"/>
    </style:style>
    <style:style style:name="P77" style:family="paragraph" style:parent-style-name="bill">
      <style:paragraph-properties text:number-lines="false" text:line-number="0"/>
    </style:style>
    <style:style style:name="P78" style:family="paragraph" style:parent-style-name="hr2">
      <style:paragraph-properties text:number-lines="false" text:line-number="0"/>
      <style:text-properties style:font-name="Times New Roman3"/>
    </style:style>
    <style:style style:name="P79" style:family="paragraph" style:parent-style-name="centered">
      <style:paragraph-properties text:number-lines="false" text:line-number="0"/>
      <style:text-properties style:font-name="Times New Roman2" fo:font-size="9pt" fo:font-style="italic" style:font-name-asian="Times New Roman2" style:font-size-asian="9pt" style:font-style-asian="italic" style:font-name-complex="Times New Roman2" style:font-size-complex="9pt" style:font-style-complex="italic"/>
    </style:style>
    <style:style style:name="P80" style:family="paragraph" style:parent-style-name="shorttitlebackpage">
      <style:paragraph-properties text:number-lines="false" text:line-number="0"/>
      <style:text-properties fo:font-size="10.5pt" style:font-size-asian="10.5pt" style:font-size-complex="10.5pt"/>
    </style:style>
    <style:style style:name="P81" style:family="paragraph" style:parent-style-name="asinitiated">
      <style:paragraph-properties text:number-lines="false" text:line-number="0"/>
      <style:text-properties fo:font-size="9pt" style:font-size-asian="9pt" style:font-size-complex="9pt"/>
    </style:style>
    <style:style style:name="P82" style:family="paragraph" style:parent-style-name="centered">
      <style:paragraph-properties fo:margin-top="0.199cm" fo:margin-bottom="0cm" text:number-lines="false" text:line-number="0"/>
      <style:text-properties style:font-name="Times New Roman2" fo:font-size="9pt" style:font-name-asian="Times New Roman2" style:font-size-asian="9pt" style:font-name-complex="Times New Roman2" style:font-size-complex="9pt"/>
    </style:style>
    <style:style style:name="P83" style:family="paragraph" style:parent-style-name="hr2">
      <style:paragraph-properties fo:margin-top="0cm" fo:margin-bottom="0.3cm" text:number-lines="false" text:line-number="0"/>
    </style:style>
    <style:style style:name="P84" style:family="paragraph" style:parent-style-name="hr2">
      <style:paragraph-properties fo:margin-top="0cm" fo:margin-bottom="0.3cm" text:number-lines="false" text:line-number="0"/>
      <style:text-properties style:font-name="Times New Roman2" style:font-name-asian="Times New Roman2" style:font-name-complex="Times New Roman2"/>
    </style:style>
    <style:style style:name="P85" style:family="paragraph" style:parent-style-name="Standard">
      <style:text-properties fo:background-color="transparent"/>
    </style:style>
    <style:style style:name="P86" style:family="paragraph" style:parent-style-name="actreferredto">
      <style:paragraph-properties>
        <style:tab-stops/>
      </style:paragraph-properties>
    </style:style>
    <style:style style:name="P87" style:family="paragraph" style:parent-style-name="backpageprovision">
      <style:paragraph-properties fo:margin-top="0cm" fo:margin-bottom="0.4cm" text:number-lines="false" text:line-number="0"/>
    </style:style>
    <style:style style:name="P88" style:family="paragraph" style:parent-style-name="tocsectionheader">
      <style:paragraph-properties fo:text-align="start" style:justify-single-word="false"/>
    </style:style>
    <style:style style:name="P89" style:family="paragraph" style:parent-style-name="hr2">
      <style:paragraph-properties fo:margin-top="0.199cm" fo:margin-bottom="0.3cm" text:number-lines="false" text:line-number="0"/>
    </style:style>
    <style:style style:name="P90" style:family="paragraph" style:parent-style-name="hr2">
      <style:paragraph-properties fo:margin-top="0.199cm" fo:margin-bottom="0.3cm" text:number-lines="false" text:line-number="0"/>
      <style:text-properties style:font-name="Times New Roman3"/>
    </style:style>
    <style:style style:name="P91" style:family="paragraph" style:parent-style-name="hr2">
      <style:paragraph-properties fo:margin-top="0.3cm" fo:margin-bottom="0.3cm" text:number-lines="false" text:line-number="0"/>
    </style:style>
    <style:style style:name="P92" style:family="paragraph" style:parent-style-name="asinitiated">
      <style:paragraph-properties fo:margin-top="0cm" fo:margin-bottom="0.101cm" text:number-lines="false" text:line-number="0"/>
      <style:text-properties fo:font-size="9pt" style:font-size-asian="9pt" style:font-size-complex="9pt"/>
    </style:style>
    <style:style style:name="P93" style:family="paragraph" style:parent-style-name="Standard" style:master-page-name="frontcover">
      <style:paragraph-properties style:page-number="1"/>
    </style:style>
    <style:style style:name="P94"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3"/>
    </style:style>
    <style:style style:name="T4" style:family="text">
      <style:text-properties style:font-name="Times New Roman3" fo:font-style="italic" fo:font-weight="normal" style:font-style-asian="italic" style:font-weight-asian="normal" style:font-style-complex="italic" style:font-weight-complex="normal"/>
    </style:style>
    <style:style style:name="T5" style:family="text">
      <style:text-properties style:font-name="Times New Roman3" fo:font-size="6pt" style:font-size-asian="6pt" style:font-size-complex="6pt"/>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font-style="italic"/>
    </style:style>
    <style:style style:name="T9" style:family="text">
      <style:text-properties fo:font-style="italic" fo:background-color="transparent"/>
    </style:style>
    <style:style style:name="T10" style:family="text">
      <style:text-properties fo:font-style="italic" fo:background-color="transparent" style:font-style-asian="italic" style:font-style-complex="italic"/>
    </style:style>
    <style:style style:name="T11" style:family="text">
      <style:text-properties fo:font-style="italic"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weight-asian="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background-color="transparent"/>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background-color="transparent" style:font-style-asian="normal" style:font-style-complex="normal"/>
    </style:style>
    <style:style style:name="T22" style:family="text">
      <style:text-properties style:font-name="Times New Roman4" fo:font-size="11pt" fo:language="en" fo:country="GB" fo:font-style="normal" fo:background-color="transparent" style:font-size-asian="11pt" style:font-style-asian="normal" style:font-size-complex="11pt" style:font-style-complex="normal"/>
    </style:style>
    <style:style style:name="T23" style:family="text">
      <style:text-properties style:font-name="Times New Roman" fo:background-color="transparent"/>
    </style:style>
    <style:style style:name="T24" style:family="text">
      <style:text-properties fo:font-variant="normal" fo:text-transform="none"/>
    </style:style>
    <style:style style:name="T25" style:family="text">
      <style:text-properties fo:font-variant="normal" fo:text-transform="none" style:font-name="Times New Roman3"/>
    </style:style>
    <style:style style:name="T26" style:family="text">
      <style:text-properties fo:font-variant="normal" fo:text-transform="none" fo:background-color="transparent"/>
    </style:style>
    <style:style style:name="T27" style:family="text">
      <style:text-properties fo:font-variant="normal" fo:text-transform="none" fo:font-style="normal" fo:font-weight="bold" style:font-style-asian="normal" style:font-weight-asian="bold" style:font-style-complex="normal" style:font-weight-complex="bold"/>
    </style:style>
    <style:style style:name="T28" style:family="text">
      <style:text-properties fo:font-variant="normal" fo:text-transform="none" fo:font-style="normal" style:font-style-asian="normal" style:font-style-complex="normal"/>
    </style:style>
    <style:style style:name="T29" style:family="text">
      <style:text-properties style:font-name="Times New Roman2"/>
    </style:style>
    <style:style style:name="T30" style:family="text">
      <style:text-properties style:font-name="Times New Roman2" fo:font-size="9pt" style:font-name-asian="Times New Roman2" style:font-size-asian="9pt" style:font-name-complex="Times New Roman2" style:font-size-complex="9pt"/>
    </style:style>
    <style:style style:name="T31" style:family="text">
      <style:text-properties style:font-name="Times New Roman2" fo:font-size="9pt" fo:font-style="italic" style:font-name-asian="Times New Roman2" style:font-size-asian="9pt" style:font-style-asian="italic" style:font-name-complex="Times New Roman2" style:font-size-complex="9pt" style:font-style-complex="italic"/>
    </style:style>
    <style:style style:name="T32" style:family="text">
      <style:text-properties fo:font-size="9pt" style:font-size-asian="9pt" style:font-size-complex="9pt"/>
    </style:style>
    <style:style style:name="T33" style:family="text">
      <style:text-properties fo:font-size="9pt" fo:font-style="italic" style:font-size-asian="9pt" style:font-style-asian="italic" style:font-size-complex="9pt" style:font-style-complex="italic"/>
    </style:style>
    <style:style style:name="T34"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5a of 2014"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ERFOIRT STÁIT (GRÚPA NA SIONAINNE), 2014" text:name="GA_shorttitle"/>
        <text:user-field-decl office:value-type="string" office:string-value="STATE AIRPORTS (SHANNON GROUP) BILL 2014" text:name="EN_shorttitle"/>
        <text:user-field-decl office:value-type="string" office:string-value="Bill" text:name="STATUS"/>
        <text:user-field-decl office:value-type="string" office:string-value="As amended in Committee" text:name="EN_DOC_STAGE"/>
        <text:user-field-decl office:value-type="string" office:string-value="Mar a leasaíodh i gCoiste" text:name="GA_DOC_STAGE"/>
        <text:user-field-decl office:value-type="string" office:string-value="EN_longtitle" text:name="EN_longtitle"/>
      </text:user-field-decls>
      <text:p text:style-name="P93"/>
      <text:p text:style-name="Standard"/>
      <text:p text:style-name="graphic_5f_frontpage"/>
      <text:p text:style-name="hr"/>
      <text:p text:style-name="shorttitleirish_5f_frontpage"><text:span text:style-name="bold_5f_noitalic_5f_nounderline"><text:span text:style-name="T3">An Bille um Aerfoirt Stáit (Grúpa na Sionainne), 2014</text:span></text:span></text:p>
      <text:p text:style-name="shorttitleenglish_5f_frontpage"><text:span text:style-name="bold_5f_noitalic_5f_nounderline"><text:span text:style-name="T3">State Airports (Shannon Group) Bill 2014</text:span></text:span></text:p>
      <text:p text:style-name="P9"/>
      <text:p text:style-name="asinitiated"><text:span text:style-name="bold_5f_noitalic_5f_nounderline"><text:span text:style-name="T4">Mar a leasaíodh i gCoiste</text:span></text:span></text:p>
      <text:p text:style-name="asinitiated"><text:span text:style-name="bold_5f_noitalic_5f_nounderline"><text:span text:style-name="T4">As amended in Committee</text:span></text:span></text:p>
      <text:p text:style-name="hr"/>
      <text:p text:style-name="P94"/>
      <text:p text:style-name="P9"/>
      <text:p text:style-name="P11"><text:span text:style-name="bold_5f_noitalic_5f_nounderline"><text:span text:style-name="T3"><text:user-field-get text:name="GA_shorttitle">AN BILLE UM AERFOIRT STÁIT (GRÚPA NA SIONAINNE), 2014</text:user-field-get></text:span></text:span></text:p>
      <text:p text:style-name="P20"><text:span text:style-name="bold_5f_noitalic_5f_nounderline"><text:span text:style-name="T25"><text:user-field-get text:name="EN_shorttitle">STATE AIRPORTS (SHANNON GROUP) BILL 2014</text:user-field-get></text:span></text:span></text:p>
      <text:p text:style-name="P9"/>
      <text:p text:style-name="P6"><text:span text:style-name="nobold_5f_italic_5f_nounderline"><text:span text:style-name="T3"><text:user-field-get text:name="GA_DOC_STAGE">Mar a leasaíodh i gCoiste</text:user-field-get></text:span></text:span></text:p>
      <text:p text:style-name="P10"><text:span text:style-name="nobold_5f_italic_5f_nounderline"><text:span text:style-name="T3"><text:user-field-get text:name="EN_DOC_STAGE">As amended in Committee</text:user-field-get></text:span></text:span></text:p>
      <text:p text:style-name="P8"/>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88">Section</text:p>
      <text:p text:style-name="tocsectionnumber">1. <text:s/><text:bookmark-ref text:reference-format="text" text:ref-name="toc_book_3">Short title and collective citation</text:bookmark-ref></text:p>
      <text:p text:style-name="tocsectionnumber">2. <text:s/><text:bookmark-ref text:reference-format="text" text:ref-name="toc_book_4">Definitions</text:bookmark-ref></text:p>
      <text:p text:style-name="tocsectionnumber">3. <text:s/><text:bookmark-ref text:reference-format="text" text:ref-name="toc_book_5">Expenses</text:bookmark-ref></text:p>
      <text:p text:style-name="tocsectionnumber">4. <text:s/><text:bookmark-ref text:reference-format="text" text:ref-name="toc_book_6">Laying of orders</text:bookmark-ref></text:p>
      <text:p text:style-name="tocsectionnumber">5. <text:s/><text:bookmark-ref text:reference-format="text" text:ref-name="toc_book_7">Repeals</text:bookmark-ref></text:p>
      <text:p text:style-name="tocpartnumber"><text:bookmark-ref text:reference-format="text" text:ref-name="toc_book_8">PART 2</text:bookmark-ref></text:p>
      <text:p text:style-name="tocparttitle"><text:bookmark-ref text:reference-format="text" text:ref-name="toc_book_9">Shannon Group</text:bookmark-ref></text:p>
      <text:p text:style-name="tocsectionnumber">6. <text:s/><text:bookmark-ref text:reference-format="text" text:ref-name="toc_book_10">Formation of Shannon Group Company</text:bookmark-ref></text:p>
      <text:p text:style-name="tocsectionnumber">7. <text:s/><text:bookmark-ref text:reference-format="text" text:ref-name="toc_book_11">Share capital of Shannon Group</text:bookmark-ref></text:p>
      <text:p text:style-name="tocsectionnumber">8. <text:s/><text:bookmark-ref text:reference-format="text" text:ref-name="toc_book_12">Obligation to hold shares in trust</text:bookmark-ref></text:p>
      <text:p text:style-name="tocsectionnumber">9. <text:s/><text:bookmark-ref text:reference-format="text" text:ref-name="toc_book_13">Payment of dividends, etc. into Exchequer</text:bookmark-ref></text:p>
      <text:p text:style-name="tocsectionnumber">10. <text:s/><text:bookmark-ref text:reference-format="text" text:ref-name="toc_book_14">Purposes, functions and general duties of Shannon Group</text:bookmark-ref></text:p>
      <text:p text:style-name="tocsectionnumber">11. <text:s/><text:bookmark-ref text:reference-format="text" text:ref-name="toc_book_15">Powers of Shannon Group</text:bookmark-ref></text:p>
      <text:p text:style-name="tocsectionnumber">12. <text:s/><text:bookmark-ref text:reference-format="text" text:ref-name="toc_book_16">Conferral of additional functions on Shannon Group</text:bookmark-ref></text:p>
      <text:p text:style-name="tocsectionnumber">13. <text:s/><text:bookmark-ref text:reference-format="text" text:ref-name="toc_book_17">Borrowing by Shannon Group</text:bookmark-ref></text:p>
      <text:p text:style-name="tocsectionnumber">14. <text:s/><text:bookmark-ref text:reference-format="text" text:ref-name="toc_book_18">Formation of subsidiaries</text:bookmark-ref></text:p>
      <text:p text:style-name="tocpartnumber"><text:bookmark-ref text:reference-format="text" text:ref-name="toc_book_19">PART 3</text:bookmark-ref></text:p>
      <text:p text:style-name="tocparttitle"><text:bookmark-ref text:reference-format="text" text:ref-name="toc_book_20">Administration of Shannon Group</text:bookmark-ref></text:p>
      <text:p text:style-name="tocsectionnumber">15. <text:s/><text:bookmark-ref text:reference-format="text" text:ref-name="toc_book_21">Memorandum and Articles of Association</text:bookmark-ref></text:p>
      <text:p text:style-name="tocsectionnumber">16. <text:s/><text:bookmark-ref text:reference-format="text" text:ref-name="toc_book_22">Board of Shannon Group</text:bookmark-ref></text:p>
      <text:p text:style-name="tocsectionnumber">17. <text:s/><text:bookmark-ref text:reference-format="text" text:ref-name="toc_book_23">Chairperson of Board of Shannon Group</text:bookmark-ref></text:p>
      <text:p text:style-name="tocsectionnumber"><text:soft-page-break/>18. <text:s/><text:bookmark-ref text:reference-format="text" text:ref-name="toc_book_24">Staff</text:bookmark-ref></text:p>
      <text:p text:style-name="tocsectionnumber">19. <text:s/><text:bookmark-ref text:reference-format="text" text:ref-name="toc_book_25">Chief executive</text:bookmark-ref></text:p>
      <text:p text:style-name="tocsectionnumber">20. <text:s/><text:bookmark-ref text:reference-format="text" text:ref-name="toc_book_26">Chairperson and directors of subsidiaries</text:bookmark-ref></text:p>
      <text:p text:style-name="tocsectionnumber">21. <text:s/><text:bookmark-ref text:reference-format="text" text:ref-name="toc_book_27">Accounts and audits</text:bookmark-ref></text:p>
      <text:p text:style-name="tocsectionnumber">22. <text:s/><text:bookmark-ref text:reference-format="text" text:ref-name="toc_book_28">Chairperson’s report</text:bookmark-ref></text:p>
      <text:p text:style-name="tocsectionnumber">23. <text:s/><text:bookmark-ref text:reference-format="text" text:ref-name="toc_book_29">Superannuation schemes – Shannon Group</text:bookmark-ref></text:p>
      <text:p text:style-name="tocsectionnumber">24. <text:s/><text:bookmark-ref text:reference-format="text" text:ref-name="toc_book_30">Membership of Houses of Oireachtas or European Parliament</text:bookmark-ref></text:p>
      <text:p text:style-name="tocsectionnumber">25. <text:s/><text:bookmark-ref text:reference-format="text" text:ref-name="toc_book_31">Disclosure by directors of certain interests</text:bookmark-ref></text:p>
      <text:p text:style-name="tocsectionnumber">26. <text:s/><text:bookmark-ref text:reference-format="text" text:ref-name="toc_book_32">Disclosure by members of staff of certain interests</text:bookmark-ref></text:p>
      <text:p text:style-name="tocsectionnumber">27. <text:s/><text:bookmark-ref text:reference-format="text" text:ref-name="toc_book_33">Giving of directions and issuing of guidelines by Minister to Shannon Group</text:bookmark-ref></text:p>
      <text:p text:style-name="tocpartnumber"><text:bookmark-ref text:reference-format="text" text:ref-name="toc_book_34">PART 4</text:bookmark-ref></text:p>
      <text:p text:style-name="tocparttitle"><text:bookmark-ref text:reference-format="text" text:ref-name="toc_book_35">Transfer of Shares to Shannon Group</text:bookmark-ref></text:p>
      <text:p text:style-name="tocsectionnumber">28. <text:s/><text:bookmark-ref text:reference-format="text" text:ref-name="toc_book_36">Shannon Airport transfer day and Shannon Commercial Enterprises transfer day</text:bookmark-ref></text:p>
      <text:p text:style-name="tocsectionnumber">29. <text:s/><text:bookmark-ref text:reference-format="text" text:ref-name="toc_book_37">Cessation of membership of boards of Shannon Airport Authority and Shannon  Development</text:bookmark-ref></text:p>
      <text:p text:style-name="tocsectionnumber">30. <text:s/><text:bookmark-ref text:reference-format="text" text:ref-name="toc_book_38">Shannon Airport Authority Limited</text:bookmark-ref></text:p>
      <text:p text:style-name="tocpartnumber"><text:bookmark-ref text:reference-format="text" text:ref-name="toc_book_39">PART 5</text:bookmark-ref></text:p>
      <text:p text:style-name="tocparttitle"><text:bookmark-ref text:reference-format="text" text:ref-name="toc_book_40">Restructuring of Airport Companies</text:bookmark-ref></text:p>
      <text:p text:style-name="tocsectionnumber">31. <text:s/><text:bookmark-ref text:reference-format="text" text:ref-name="toc_book_41">Dissolution of Cork Airport Authority</text:bookmark-ref></text:p>
      <text:p text:style-name="tocsectionnumber">32. <text:s/><text:bookmark-ref text:reference-format="text" text:ref-name="toc_book_42">Re-naming Dublin Airport Authority as daa</text:bookmark-ref></text:p>
      <text:p text:style-name="tocsectionnumber">33. <text:s/><text:bookmark-ref text:reference-format="text" text:ref-name="toc_book_43">Consequential amendments relating to preceding sections</text:bookmark-ref></text:p>
      <text:p text:style-name="tocsectionnumber">34. <text:s/><text:bookmark-ref text:reference-format="text" text:ref-name="toc_book_44">Superannuation schemes</text:bookmark-ref></text:p>
      <text:p text:style-name="tocpartnumber"><text:bookmark-ref text:reference-format="text" text:ref-name="toc_book_45">PART 6</text:bookmark-ref></text:p>
      <text:p text:style-name="tocparttitle"><text:bookmark-ref text:reference-format="text" text:ref-name="toc_book_46">Shannon Commercial Enterprises</text:bookmark-ref></text:p>
      <text:p text:style-name="tocsectionnumber">35. <text:s/><text:bookmark-ref text:reference-format="text" text:ref-name="toc_book_47">Re-naming Shannon Free Airport Development Company Limited as Shannon Commercial Enterprises Limited</text:bookmark-ref></text:p>
      <text:p text:style-name="tocsectionnumber">36. <text:s/><text:bookmark-ref text:reference-format="text" text:ref-name="toc_book_48">Shannon Commercial Enterprises liable to tax on income</text:bookmark-ref></text:p>
      <text:p text:style-name="tocsectionnumber">37. <text:s/><text:bookmark-ref text:reference-format="text" text:ref-name="toc_book_49">Amendment of certain enactments</text:bookmark-ref></text:p>
      <text:p text:style-name="tocsectionnumber">38. <text:s/><text:bookmark-ref text:reference-format="text" text:ref-name="toc_book_50">Transfer of land</text:bookmark-ref></text:p>
      <text:p text:style-name="tocsectionnumber">39. <text:s/><text:bookmark-ref text:reference-format="text" text:ref-name="toc_book_51">Amendment of Customs-free Airport Act 1947 </text:bookmark-ref></text:p>
      <text:p text:style-name="tocsectionnumber">40. <text:s/><text:bookmark-ref text:reference-format="text" text:ref-name="toc_book_52">Transfer of equity holdings</text:bookmark-ref></text:p>
      <text:p text:style-name="tocsectionnumber">41. <text:s/><text:bookmark-ref text:reference-format="text" text:ref-name="toc_book_53">Transfer of rights and obligations of Shannon Commercial Enterprises</text:bookmark-ref></text:p>
      <text:p text:style-name="tocsectionnumber">42. <text:s/><text:bookmark-ref text:reference-format="text" text:ref-name="toc_book_54">Continuance of Shannon Development superannuation schemes</text:bookmark-ref></text:p>
      <text:p text:style-name="tocsectionnumber">43. <text:s/><text:bookmark-ref text:reference-format="text" text:ref-name="toc_book_55">Commencement of Part 6</text:bookmark-ref></text:p>
      <text:p text:style-name="tocsectionnumber"/>
      <text:p text:style-name="tocsectionnumber"/>
      <text:p text:style-name="tocpartnumber"><text:soft-page-break/><text:bookmark-ref text:reference-format="text" text:ref-name="toc_book_56">PART 7</text:bookmark-ref></text:p>
      <text:p text:style-name="tocparttitle"><text:bookmark-ref text:reference-format="text" text:ref-name="toc_book_57">Miscellaneous Amendments – Airports</text:bookmark-ref></text:p>
      <text:p text:style-name="tocsectionnumber">44. <text:s/><text:bookmark-ref text:reference-format="text" text:ref-name="toc_book_58">Prohibition on dazzling aircraft</text:bookmark-ref></text:p>
      <text:p text:style-name="tocsectionnumber">45. <text:s/><text:bookmark-ref text:reference-format="text" text:ref-name="toc_book_59">Airport bye-laws</text:bookmark-ref></text:p>
      <text:p text:style-name="tocsectionnumber">46. <text:s/><text:bookmark-ref text:reference-format="text" text:ref-name="toc_book_60">Airport may make charges for vehicle parking and removal of immobilisation devices, etc.</text:bookmark-ref></text:p>
      <text:p text:style-name="tocsectionnumber">47. <text:s/><text:bookmark-ref text:reference-format="text" text:ref-name="toc_book_61">Requirement to move unlawfully parked vehicles in certain circumstances</text:bookmark-ref></text:p>
      <text:p text:style-name="tocsectionnumber">48. <text:s/><text:bookmark-ref text:reference-format="text" text:ref-name="toc_book_62">Immunity of authorised officers and authorised persons</text:bookmark-ref></text:p>
      <text:p text:style-name="tocsectionnumber">49. <text:s/><text:bookmark-ref text:reference-format="text" text:ref-name="toc_book_63">Authorised officers and authorised persons</text:bookmark-ref></text:p>
      <text:p text:style-name="tocsectionnumber">50. <text:s/><text:bookmark-ref text:reference-format="text" text:ref-name="toc_book_64">Fixed payment notice and declarations</text:bookmark-ref></text:p>
      <text:p text:style-name="tocsectionnumber">51. <text:s/><text:bookmark-ref text:reference-format="text" text:ref-name="toc_book_65">Directors of company and subsidiary of company</text:bookmark-ref></text:p>
      <text:p text:style-name="tocpartnumber"><text:bookmark-ref text:reference-format="text" text:ref-name="toc_book_66">PART 8</text:bookmark-ref></text:p>
      <text:p text:style-name="tocparttitle"><text:bookmark-ref text:reference-format="text" text:ref-name="toc_book_67">Article XI (Alternative A) of Protocol to the Convention on International Interests in Mobile Equipment (Cape Town Convention) – The Aircraft Equipment Protocol</text:bookmark-ref></text:p>
      <text:p text:style-name="tocsectionnumber">52. <text:s/><text:bookmark-ref text:reference-format="text" text:ref-name="toc_book_68">Powers of Government to make order to give effect to Article XI (Alternative A) of Aircraft Protocol to Cape Town Convention</text:bookmark-ref></text:p>
      <text:p text:style-name="tocpartnumber"><text:bookmark-ref text:reference-format="text" text:ref-name="toc_book_69">PART 9</text:bookmark-ref></text:p>
      <text:p text:style-name="tocparttitle"><text:bookmark-ref text:reference-format="text" text:ref-name="toc_book_70">Amendment of  Transport (Tour Operators and Travel Agents) Act 1982 and  Package Holidays and Travel Trade Act 1995 </text:bookmark-ref></text:p>
      <text:p text:style-name="tocsectionnumber">53. <text:s/><text:bookmark-ref text:reference-format="text" text:ref-name="toc_book_71">Amendment of Transport (Tour Operators and Travel Agents) Act 1982</text:bookmark-ref></text:p>
      <text:p text:style-name="tocsectionnumber">54. <text:s/><text:bookmark-ref text:reference-format="text" text:ref-name="toc_book_72">Amendment of Package Holidays and Travel Trade Act 1995</text:bookmark-ref></text:p>
      <text:p text:style-name="tocschedulenumber"><text:bookmark-ref text:reference-format="text" text:ref-name="toc_book_73">SCHEDULE 1</text:bookmark-ref></text:p>
      <text:p text:style-name="tocscheduletitle"><text:bookmark-ref text:reference-format="text" text:ref-name="toc_book_74">Enactments Repealed</text:bookmark-ref></text:p>
      <text:p text:style-name="tocschedulenumber"><text:bookmark-ref text:reference-format="text" text:ref-name="toc_book_75">SCHEDULE 2</text:bookmark-ref></text:p>
      <text:p text:style-name="tocscheduletitle"><text:bookmark-ref text:reference-format="text" text:ref-name="toc_book_76">Shareholdings to be Transferred to Enterprise Ireland</text:bookmark-ref></text:p>
      <text:p text:style-name="tocscheduletitle"/>
      <text:p text:style-name="tocscheduletitle"/>
      <text:p text:style-name="tocscheduletitle"/>
      <text:p text:style-name="tocscheduletitle"/>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60">Acts Referred to</text:p>
          </text:index-title>
          <text:p text:style-name="P86">Aer Lingus Act 2004 (No. 10)</text:p>
          <text:p text:style-name="P86">Air Navigation and Transport (Amendment) Act 1998 (No. 24)</text:p>
          <text:p text:style-name="P86">Air Navigation and Transport Act 1973 (No. 29)</text:p>
          <text:p text:style-name="P86">Airports and Aviation Acts 1936 to 2004</text:p>
          <text:p text:style-name="P86">Aviation Regulation Act 2001 (No. 1)</text:p>
          <text:p text:style-name="P86">Capital Gains Tax Acts</text:p>
          <text:p text:style-name="P86">Civil Partnership and Certain Rights and Obligations of Cohabitants Act 2010 (No. 24)</text:p>
          <text:p text:style-name="P86">Companies (Amendment) Act 2009 (No. 20)</text:p>
          <text:p text:style-name="P86">Companies Act 1963 (No. 33)</text:p>
          <text:p text:style-name="P86">Companies Acts</text:p>
          <text:p text:style-name="P86">Comptroller and Auditor General (Amendment) Act 1993 (No. 8)</text:p>
          <text:p text:style-name="P86">Customs-free Airport Act 1947 (No. 5)</text:p>
          <text:p text:style-name="P86">Ethics in Public Office Act 1995 (No. 22)</text:p>
          <text:p text:style-name="P86">European Parliament Elections Act 1997 (No. 2)</text:p>
          <text:p text:style-name="P86">International Interests in Mobile Equipment (Cape Town Convention) Act 2005 (No. 15)</text:p>
          <text:p text:style-name="P86">Package Holidays and Travel Trade Act 1995 (No. 17)</text:p>
          <text:p text:style-name="P86">Pensions Act 1990 (No. 25)</text:p>
          <text:p text:style-name="P86">Planning and Development Act 2000 (No. 30)</text:p>
          <text:p text:style-name="P86">Residential Tenancies Act 2004 (No. 27)</text:p>
          <text:p text:style-name="P86">Road Traffic Act 1961 (No. 24)</text:p>
          <text:p text:style-name="P86">Shannon Free Airport Development Company Limited (Amendment) Act 1961 (No. 31)</text:p>
          <text:p text:style-name="P86">Shannon Free Airport Development Company Limited (Amendment) Act 1963 (No. 27)</text:p>
          <text:p text:style-name="P86">Shannon Free Airport Development Company Limited (Amendment) Act 1965 (No. 14)</text:p>
          <text:p text:style-name="P86">Shannon Free Airport Development Company Limited (Amendment) Act 1968 (No. 13)</text:p>
          <text:p text:style-name="P86">Shannon Free Airport Development Company Limited (Amendment) Act 1970 (No. 9)</text:p>
          <text:p text:style-name="P86">Shannon Free Airport Development Company Limited (Amendment) Act 1974 (No. 21)</text:p>
          <text:p text:style-name="P86">Shannon Free Airport Development Company Limited (Amendment) Act 1978 (No. 3)</text:p>
          <text:p text:style-name="P86">Shannon Free Airport Development Company Limited (Amendment) Act 1980 (No. 28)</text:p>
          <text:p text:style-name="P86">Shannon Free Airport Development Company Limited (Amendment) Act 1983 (No. 12)</text:p>
          <text:p text:style-name="P86">Shannon Free Airport Development Company Limited (Amendment) Act 1986 (No. 20)</text:p>
          <text:p text:style-name="P86">Shannon Free Airport Development Company Limited (Amendment) Act 1989 (No. 13)</text:p>
          <text:p text:style-name="P86">Shannon Free Airport Development Company Limited Act 1959 (No. 36)</text:p>
          <text:p text:style-name="P86">State Airports Act 2004 (No. 32)</text:p>
          <text:p text:style-name="P86">Taxes Consolidation Act 1997 (No. 39)</text:p>
          <text:p text:style-name="P86">Transport (Tour Operators and Travel Agents) Act 1982 (No. 3)</text:p>
          <text:p text:style-name="P86">Worker Participation (State Enterprises) Act 1977 (No. 6)</text:p>
          <text:p text:style-name="P86">Worker Participation (State Enterprises) Act 1988 (No. 13)</text:p>
        </text:index-body>
      </text:alphabetical-index>
      <text:p text:style-name="P59"><text:s/></text:p>
      <text:p text:style-name="P58"/>
      <text:p text:style-name="P61"><text:hidden-text text:condition="ooow:" text:string-value="P5:L1" text:is-hidden="true"/><text:user-field-get text:name="GA_shorttitle">AN BILLE UM AERFOIRT STÁIT (GRÚPA NA SIONAINNE), 2014</text:user-field-get></text:p>
      <text:p text:style-name="P21"><text:hidden-text text:condition="ooow:" text:string-value="P5:L2" text:is-hidden="true"/><text:user-field-get text:name="EN_shorttitle">STATE AIRPORTS (SHANNON GROUP) BILL 2014</text:user-field-get></text:p>
      <text:p text:style-name="P58"/>
      <text:p text:style-name="P63"><text:hidden-text text:condition="ooow:" text:string-value="P5:L3" text:is-hidden="true"/><text:user-field-get text:name="STATUS">Bill</text:user-field-get></text:p>
      <text:p text:style-name="P62"><text:hidden-text text:condition="ooow:" text:string-value="P5:L4" text:is-hidden="true"/>entitled</text:p>
      <text:p text:style-name="P67"><text:hidden-text text:condition="ooow:" text:string-value="P5:L5" text:is-hidden="true"/><text:span text:style-name="T15">An Act to provide for the establishment of a body known in the English language as </text:span><text:span text:style-name="T15"><text:hidden-text text:condition="ooow:" text:string-value="P5:L6" text:is-hidden="true"/></text:span><text:span text:style-name="T15">Shannon Group, public limited company, or in the Irish language as </text:span><text:span text:style-name="T10">Grúpa na </text:span><text:span text:style-name="T10"><text:hidden-text text:condition="ooow:" text:string-value="P5:L7" text:is-hidden="true"/></text:span><text:span text:style-name="T10">Sionainne</text:span><text:span text:style-name="T21">,</text:span><text:span text:style-name="T10"> cuideachta phoiblí theoranta</text:span><text:span text:style-name="T15">, to define its functions, to provide for the </text:span><text:span text:style-name="T15"><text:hidden-text text:condition="ooow:" text:string-value="P5:L8" text:is-hidden="true"/></text:span><text:span text:style-name="T15">transfer of shares held by the Minister for Public Expenditure and Reform in Shannon </text:span><text:span text:style-name="T15"><text:hidden-text text:condition="ooow:" text:string-value="P5:L9" text:is-hidden="true"/></text:span><text:span text:style-name="T15">Airport Authority, public limited company and in Shannon Free Airport Development </text:span><text:span text:style-name="T15"><text:hidden-text text:condition="ooow:" text:string-value="P5:L10" text:is-hidden="true"/></text:span><text:span text:style-name="T15">Company Limited to Shannon Group public limited company, to provide for the transfer </text:span><text:span text:style-name="T15"><text:hidden-text text:condition="ooow:" text:string-value="P5:L11" text:is-hidden="true"/></text:span><text:span text:style-name="T15">of the ownership of lands held by the Minister for Transport, Tourism and Sport at the </text:span><text:span text:style-name="T15"><text:hidden-text text:condition="ooow:" text:string-value="P5:L12" text:is-hidden="true"/></text:span><text:span text:style-name="T15">Shannon Customs-Free Airport to Shannon Commercial Enterprises, to enable the </text:span><text:span text:style-name="T15"><text:hidden-text text:condition="ooow:" text:string-value="P5:L13" text:is-hidden="true"/></text:span><text:span text:style-name="T15">Government by order to give effect to Article XI (Alternative A) of the Protocol to the </text:span><text:span text:style-name="T15"><text:hidden-text text:condition="ooow:" text:string-value="P5:L14" text:is-hidden="true"/></text:span><text:span text:style-name="T15">Convention on International Interests in Mobile Equipment on Matters specific to </text:span><text:span text:style-name="T15"><text:hidden-text text:condition="ooow:" text:string-value="P5:L15" text:is-hidden="true"/></text:span><text:span text:style-name="T15">Aircraft Equipment that was opened for signature at Cape Town on 16 November 2001, </text:span><text:span text:style-name="T15"><text:hidden-text text:condition="ooow:" text:string-value="P5:L16" text:is-hidden="true"/></text:span><text:span text:style-name="T15">to re-name the Dublin Airport Authority public limited company, to re-name Shannon </text:span><text:span text:style-name="T15"><text:hidden-text text:condition="ooow:" text:string-value="P5:L17" text:is-hidden="true"/></text:span><text:span text:style-name="T15">Free Airport Development Company Limited, to provide for the dissolution and </text:span><text:span text:style-name="T15"><text:hidden-text text:condition="ooow:" text:string-value="P5:L18" text:is-hidden="true"/></text:span><text:span text:style-name="T15">reestablishment of Cork Airport Authority public limited company, to amend the </text:span><text:span text:style-name="T15"><text:hidden-text text:condition="ooow:" text:string-value="P5:L19" text:is-hidden="true"/></text:span><text:span text:style-name="T15">Airports and Aviation Acts 1936 to 2004 and the Customs-free Airport Act 1947, to </text:span><text:span text:style-name="T15"><text:hidden-text text:condition="ooow:" text:string-value="P5:L20" text:is-hidden="true"/></text:span><text:span text:style-name="T15">provide for consequential amendments to certain other enactments, to amend the </text:span><text:span text:style-name="T15"><text:hidden-text text:condition="ooow:" text:string-value="P5:L21" text:is-hidden="true"/></text:span><text:span text:style-name="T15">Transport (Tour Operators and Travel Agents) Act 1982 and the Package Holidays and </text:span><text:span text:style-name="T15"><text:hidden-text text:condition="ooow:" text:string-value="P5:L22" text:is-hidden="true"/></text:span><text:span text:style-name="T15">Travel Trade Act 1995 and to provide for related matters.</text:span></text:p>
      <text:p text:style-name="P41"><text:hidden-text text:condition="ooow:" text:string-value="P5:L23" text:is-hidden="true"/>Be it enacted by the Oireachtas as follows:</text:p>
      <text:p text:style-name="P45"><text:bookmark-start text:name="toc_book_1"/><text:hidden-text text:condition="ooow:" text:string-value="P5:L24" text:is-hidden="true"/>PART <text:reference-mark-start text:name="partnumber_1"/><text:sequence text:ref-name="refpartnumber0" text:name="partnumber" text:formula="ooow:partnumber+1" style:num-format="1">1</text:sequence><text:bookmark-end text:name="toc_book_1"/><text:reference-mark-end text:name="partnumber_1"/></text:p>
      <text:p text:style-name="P46"><text:bookmark-start text:name="toc_book_2"/><text:hidden-text text:condition="ooow:" text:string-value="P5:L25" text:is-hidden="true"/>Preliminary and General<text:bookmark-end text:name="toc_book_2"/></text:p>
      <text:p text:style-name="P13"><text:bookmark-start text:name="toc_book_3"/><text:hidden-text text:condition="ooow:" text:string-value="P5:L26" text:is-hidden="true"/>Short title and collective citation<text:bookmark-end text:name="toc_book_3"/></text:p>
      <text:p text:style-name="subsection"><text:hidden-text text:condition="ooow:" text:string-value="P5:L27" text:is-hidden="true"/><text:reference-mark-start text:name="sectionnumber_1"/><text:span text:style-name="T6"><text:sequence text:ref-name="refsectionnumber0" text:name="sectionnumber" text:formula="ooow:sectionnumber+1" style:num-format="1">1</text:sequence></text:span><text:reference-mark-end text:name="sectionnumber_1"/><text:span text:style-name="T6">.</text:span><text:tab/><text:reference-mark-start text:name="subsectionnumber_1"/>(<text:sequence text:ref-name="refsubsectionnumber0" text:name="subsectionnumber" style:num-format="1">1</text:sequence>)<text:reference-mark-end text:name="subsectionnumber_1"/><text:tab/><text:span text:style-name="T2">This Act may be cited as the State Airports (Shannon Group) Act 2014.</text:span></text:p>
      <text:p text:style-name="subsection"><text:hidden-text text:condition="ooow:" text:string-value="P5:L28" text:is-hidden="true"/><text:span text:style-name="T2"><text:tab/></text:span><text:reference-mark-start text:name="subsectionnumber_2"/><text:span text:style-name="T2">(</text:span><text:span text:style-name="T2"><text:sequence text:ref-name="refsubsectionnumber1" text:name="subsectionnumber" text:formula="ooow:subsectionnumber+1" style:num-format="1">2</text:sequence></text:span><text:span text:style-name="T2">)</text:span><text:reference-mark-end text:name="subsectionnumber_2"/><text:span text:style-name="T2"><text:tab/>The </text:span><text:alphabetical-index-mark-start text:id="IMark253057928"/><text:span text:style-name="T2">Airports and Aviation Acts 1936 to 2004</text:span><text:alphabetical-index-mark-end text:id="IMark253057928"/><text:span text:style-name="T2"> and this Act (other than </text:span><text:span text:style-name="T13">Parts </text:span><text:span text:style-name="T13"><text:reference-ref text:reference-format="text" text:ref-name="partnumber_6">8</text:reference-ref></text:span><text:span text:style-name="T20"> and </text:span><text:span text:style-name="T13"><text:reference-ref text:reference-format="text" text:ref-name="partnumber_4">9</text:reference-ref></text:span><text:span text:style-name="T20">) </text:span><text:span text:style-name="T20"><text:hidden-text text:condition="ooow:" text:string-value="P5:L29" text:is-hidden="true"/></text:span><text:span text:style-name="T20">may</text:span><text:span text:style-name="T2"> be cited together as the </text:span><text:span text:style-name="T20">Airports and Aviation Acts 1936 to 2014</text:span><text:span text:style-name="T2"> and are to be </text:span><text:span text:style-name="T2"><text:hidden-text text:condition="ooow:" text:string-value="P5:L30" text:is-hidden="true"/></text:span><text:span text:style-name="T2">read as one.</text:span></text:p>
      <text:p text:style-name="P12"><text:bookmark-start text:name="toc_book_4"/><text:soft-page-break/><text:hidden-text text:condition="ooow:" text:string-value="P6:L1" text:is-hidden="true"/>Definitions<text:bookmark-end text:name="toc_book_4"/></text:p>
      <text:p text:style-name="P23"><text:hidden-text text:condition="ooow:" text:string-value="P6:L2" text:is-hidden="true"/><text:reference-mark-start text:name="sectionnumber_2"/><text:span text:style-name="T6"><text:sequence text:ref-name="refsectionnumber1" text:name="sectionnumber" text:formula="ooow:sectionnumber+1" style:num-format="1">2</text:sequence></text:span><text:reference-mark-end text:name="sectionnumber_2"/><text:span text:style-name="T6">.<text:tab/></text:span>In this Act⁠—</text:p>
      <text:p text:style-name="section"><text:hidden-text text:condition="ooow:" text:string-value="P6:L3" text:is-hidden="true"/><text:span text:style-name="T15"><text:tab/>“Act of 1998” means </text:span><text:alphabetical-index-mark text:string-value="Air Navigation and Transport (Amendment) Act 1998 (No. 24)"/><text:a xlink:type="simple" xlink:href="http://www.irishstatutebook.ie/1998/en/act/pub/0024/index.html"><text:span text:style-name="T15"/></text:a><text:a xlink:type="simple" xlink:href="http://www.irishstatutebook.ie/1998/en/act/pub/0024/index.html"><text:span text:style-name="T15">Air Navigation and Transport (Amendment) Act 1998</text:span></text:a><text:span text:style-name="T15">;</text:span></text:p>
      <text:p text:style-name="section"><text:hidden-text text:condition="ooow:" text:string-value="P6:L4" text:is-hidden="true"/><text:span text:style-name="T15"><text:tab/>“Act of 2001” means </text:span><text:alphabetical-index-mark text:string-value="Aviation Regulation Act 2001 (No. 1)"/><text:a xlink:type="simple" xlink:href="http://www.irishstatutebook.ie/2001/en/act/pub/0001/index.html"><text:span text:style-name="T15"/></text:a><text:a xlink:type="simple" xlink:href="http://www.irishstatutebook.ie/2001/en/act/pub/0001/index.html"><text:span text:style-name="T15">Aviation Regulation Act 2001</text:span></text:a><text:span text:style-name="T15">;</text:span></text:p>
      <text:p text:style-name="section"><text:hidden-text text:condition="ooow:" text:string-value="P6:L5" text:is-hidden="true"/><text:span text:style-name="T15"><text:tab/>“Act of 2004” means </text:span><text:alphabetical-index-mark text:string-value="State Airports Act 2004 (No. 32)"/><text:a xlink:type="simple" xlink:href="http://www.irishstatutebook.ie/2004/en/act/pub/0032/index.html"><text:span text:style-name="T15"/></text:a><text:a xlink:type="simple" xlink:href="http://www.irishstatutebook.ie/2004/en/act/pub/0032/index.html">State Airports Act 2004</text:a><text:span text:style-name="T15">;</text:span></text:p>
      <text:p text:style-name="P26"><text:hidden-text text:condition="ooow:" text:string-value="P6:L6" text:is-hidden="true"/><text:tab/>“airport” and “authorised officer” have the meanings assigned to them, respectively, in <text:hidden-text text:condition="ooow:" text:string-value="P6:L7" text:is-hidden="true"/>the Act of 1998;</text:p>
      <text:p text:style-name="P23"><text:hidden-text text:condition="ooow:" text:string-value="P6:L8" text:is-hidden="true"/><text:tab/>“chief executive” means chief executive of the Shannon Group appointed under <text:span text:style-name="T8">section </text:span><text:span text:style-name="T8"><text:hidden-text text:condition="ooow:" text:string-value="P6:L9" text:is-hidden="true"/></text:span><text:span text:style-name="T8"><text:reference-ref text:reference-format="text" text:ref-name="sectionnumber_21">19</text:reference-ref></text:span>;</text:p>
      <text:p text:style-name="P23"><text:hidden-text text:condition="ooow:" text:string-value="P6:L10" text:is-hidden="true"/><text:tab/>“Cork Airport Authority” means Cork Airport Authority, public limited company;</text:p>
      <text:p text:style-name="P23"><text:hidden-text text:condition="ooow:" text:string-value="P6:L11" text:is-hidden="true"/><text:tab/>“Cork appointed day” means the day appointed under section 5(1)(a) of the Act of 2004 <text:hidden-text text:condition="ooow:" text:string-value="P6:L12" text:is-hidden="true"/>to be the appointed day in respect of Cork Airport Authority;</text:p>
      <text:p text:style-name="P23"><text:hidden-text text:condition="ooow:" text:string-value="P6:L13" text:is-hidden="true"/><text:tab/>“daa” means daa, public limited company;</text:p>
      <text:p text:style-name="P23"><text:hidden-text text:condition="ooow:" text:string-value="P6:L14" text:is-hidden="true"/><text:tab/>“Dublin Airport Authority” means Dublin Airport Authority, public limited company;</text:p>
      <text:p text:style-name="P23"><text:hidden-text text:condition="ooow:" text:string-value="P6:L15" text:is-hidden="true"/><text:tab/>“joint venture” means a contractual agreement joining together two or more parties for <text:hidden-text text:condition="ooow:" text:string-value="P6:L16" text:is-hidden="true"/>the purpose of executing a particular business undertaking;</text:p>
      <text:p text:style-name="section"><text:hidden-text text:condition="ooow:" text:string-value="P6:L17" text:is-hidden="true"/><text:span text:style-name="T15"><text:tab/>“material interest” shall be construed in accordance with section 2(3) of the </text:span><text:alphabetical-index-mark text:string-value="Ethics in Public Office Act 1995 (No. 22)"/><text:a xlink:type="simple" xlink:href="http://www.irishstatutebook.ie/1995/en/act/pub/0022/index.html"><text:span text:style-name="T15"/></text:a><text:a xlink:type="simple" xlink:href="http://www.irishstatutebook.ie/1995/en/act/pub/0022/index.html"><text:span text:style-name="T15">Ethics in </text:span></text:a><text:a xlink:type="simple" xlink:href="http://www.irishstatutebook.ie/1995/en/act/pub/0022/index.html"><text:span text:style-name="T15"><text:hidden-text text:condition="ooow:" text:string-value="P6:L18" text:is-hidden="true"/></text:span></text:a><text:a xlink:type="simple" xlink:href="http://www.irishstatutebook.ie/1995/en/act/pub/0022/index.html"><text:span text:style-name="T15">Public Office Act 1995</text:span></text:a><text:span text:style-name="T15">;</text:span></text:p>
      <text:p text:style-name="P23"><text:hidden-text text:condition="ooow:" text:string-value="P6:L19" text:is-hidden="true"/><text:tab/>“Minister” means Minister for Transport, Tourism and Sport;</text:p>
      <text:p text:style-name="P23"><text:hidden-text text:condition="ooow:" text:string-value="P6:L20" text:is-hidden="true"/><text:tab/>“recognised trade union or staff association” means a trade union or staff association <text:hidden-text text:condition="ooow:" text:string-value="P6:L21" text:is-hidden="true"/>recognised by Shannon Group, Shannon Airport Authority or Shannon Development and, <text:hidden-text text:condition="ooow:" text:string-value="P6:L22" text:is-hidden="true"/>after the Shannon Commercial Enterprises transfer day, Shannon Commercial Enterprises <text:hidden-text text:condition="ooow:" text:string-value="P6:L23" text:is-hidden="true"/>or a subsidiary of any of those bodies for the purposes of negotiations which are <text:hidden-text text:condition="ooow:" text:string-value="P6:L24" text:is-hidden="true"/>concerned with the remuneration or conditions of employment, or the working conditions <text:hidden-text text:condition="ooow:" text:string-value="P6:L25" text:is-hidden="true"/>of employees;</text:p>
      <text:p text:style-name="P23"><text:hidden-text text:condition="ooow:" text:string-value="P6:L26" text:is-hidden="true"/><text:tab/>“Shannon Airport” means the State airport known as Shannon Airport;<text:bookmark-start text:name="1400774866904"/></text:p>
      <text:p text:style-name="P26"><text:hidden-text text:condition="ooow:" text:string-value="P6:L27" text:is-hidden="true"/><text:tab/>“Shannon Airport Authority” means⁠—</text:p>
      <text:p text:style-name="P43"><text:hidden-text text:condition="ooow:" text:string-value="P6:L28" text:is-hidden="true"/><text:tab/><text:reference-mark-start text:name="paragraphnumber_47_AIC_16/05/2014_60205"/>(<text:sequence text:ref-name="refparagraphnumber0" text:name="paragraphnumber" text:formula="ooow:1.0" style:num-format="a">a</text:sequence>)<text:reference-mark-end text:name="paragraphnumber_47_AIC_16/05/2014_60205"/><text:tab/>before the day of its re-registration under the <text:alphabetical-index-mark-start text:id="IMark170671016"/>Companies Acts<text:alphabetical-index-mark-end text:id="IMark170671016"/> as a private <text:hidden-text text:condition="ooow:" text:string-value="P6:L29" text:is-hidden="true"/>company limited by shares, Shannon Airport Authority, public limited company, <text:hidden-text text:condition="ooow:" text:string-value="P6:L30" text:is-hidden="true"/>and</text:p>
      <text:p text:style-name="P43"><text:hidden-text text:condition="ooow:" text:string-value="P6:L31" text:is-hidden="true"/><text:tab/><text:reference-mark-start text:name="paragraphnumber_47_AIC_16/05/2014_60208"/>(<text:sequence text:ref-name="refparagraphnumber1" text:name="paragraphnumber" text:formula="ooow:paragraphnumber+1" style:num-format="a">b</text:sequence>)<text:reference-mark-end text:name="paragraphnumber_47_AIC_16/05/2014_60208"/><text:tab/>on and from that day, Shannon Airport Authority Limited;<text:bookmark-end text:name="1400774866904"/></text:p>
      <text:p text:style-name="P23"><text:hidden-text text:condition="ooow:" text:string-value="P6:L32" text:is-hidden="true"/><text:tab/>“Shannon Airport transfer day” has the meaning assigned to it in <text:span text:style-name="T8">section </text:span><text:span text:style-name="T8"><text:reference-ref text:reference-format="text" text:ref-name="sectionnumber_14">28</text:reference-ref></text:span><text:span text:style-name="T8"><text:reference-ref text:reference-format="text" text:ref-name="subsectionnumber_45">(1)</text:reference-ref></text:span><text:span text:style-name="T17">;</text:span></text:p>
      <text:p text:style-name="P23"><text:hidden-text text:condition="ooow:" text:string-value="P6:L33" text:is-hidden="true"/><text:tab/>“Shannon Commercial Enterprises” means Shannon Commercial Enterprises Limited;</text:p>
      <text:p text:style-name="P23"><text:hidden-text text:condition="ooow:" text:string-value="P6:L34" text:is-hidden="true"/><text:tab/>“Shannon Commercial Enterprises transfer day” has the meaning assigned to it in <text:span text:style-name="T8">section </text:span><text:span text:style-name="T8"><text:hidden-text text:condition="ooow:" text:string-value="P6:L35" text:is-hidden="true"/></text:span><text:span text:style-name="T8"><text:reference-ref text:reference-format="text" text:ref-name="sectionnumber_14">28</text:reference-ref></text:span><text:span text:style-name="T8"><text:reference-ref text:reference-format="text" text:ref-name="subsectionnumber_45">(1)</text:reference-ref></text:span><text:span text:style-name="T17">;</text:span></text:p>
      <text:p text:style-name="P24"><text:hidden-text text:condition="ooow:" text:string-value="P6:L36" text:is-hidden="true"/><text:tab/>“Shannon Development” means Shannon Free Airport Development Company Limited;</text:p>
      <text:p text:style-name="P23"><text:hidden-text text:condition="ooow:" text:string-value="P6:L37" text:is-hidden="true"/><text:tab/>“Shannon Group” means Shannon Group, public limited company referred to in <text:span text:style-name="T8">section </text:span><text:span text:style-name="T8"><text:hidden-text text:condition="ooow:" text:string-value="P6:L38" text:is-hidden="true"/></text:span><text:span text:style-name="T8"><text:reference-ref text:reference-format="text" text:ref-name="sectionnumber_5">6</text:reference-ref></text:span>;</text:p>
      <text:p text:style-name="P23"><text:soft-page-break/><text:hidden-text text:condition="ooow:" text:string-value="P7:L1" text:is-hidden="true"/><text:tab/>“Shannon Group formation day” means the day Shannon Group is formed and registered <text:hidden-text text:condition="ooow:" text:string-value="P7:L2" text:is-hidden="true"/>under the <text:alphabetical-index-mark-start text:id="IMark170671016"/>Companies Acts<text:alphabetical-index-mark-end text:id="IMark170671016"/>;</text:p>
      <text:p text:style-name="section"><text:hidden-text text:condition="ooow:" text:string-value="P7:L3" text:is-hidden="true"/><text:span text:style-name="T15"><text:tab/>“subsidiary”, other than in </text:span><text:span text:style-name="T9">section </text:span><text:span text:style-name="T9"><text:reference-ref text:reference-format="text" text:ref-name="sectionnumber_22">20</text:reference-ref></text:span><text:span text:style-name="T15">, has the same meaning as in section 155 of the </text:span><text:span text:style-name="T15"><text:hidden-text text:condition="ooow:" text:string-value="P7:L4" text:is-hidden="true"/></text:span><text:alphabetical-index-mark text:string-value="Companies Act 1963 (No. 33)"/><text:a xlink:type="simple" xlink:href="http://www.irishstatutebook.ie/1963/en/act/pub/0033/index.html"><text:span text:style-name="T15"/></text:a><text:a xlink:type="simple" xlink:href="http://www.irishstatutebook.ie/1963/en/act/pub/0033/index.html"><text:span text:style-name="T15">Companies Act 1963</text:span></text:a><text:span text:style-name="T15">;</text:span></text:p>
      <text:p text:style-name="P23"><text:hidden-text text:condition="ooow:" text:string-value="P7:L5" text:is-hidden="true"/><text:tab/>“superannuation benefit” means a pension, gratuity or other allowance payable on <text:hidden-text text:condition="ooow:" text:string-value="P7:L6" text:is-hidden="true"/>resignation or retirement.</text:p>
      <text:p text:style-name="P13"><text:bookmark-start text:name="toc_book_5"/><text:hidden-text text:condition="ooow:" text:string-value="P7:L7" text:is-hidden="true"/>Expenses<text:bookmark-end text:name="toc_book_5"/></text:p>
      <text:p text:style-name="P23"><text:hidden-text text:condition="ooow:" text:string-value="P7:L8" text:is-hidden="true"/><text:reference-mark-start text:name="sectionnumber_45"/><text:span text:style-name="T6"><text:sequence text:ref-name="refsectionnumber2" text:name="sectionnumber" text:formula="ooow:sectionnumber+1" style:num-format="1">3</text:sequence></text:span><text:reference-mark-end text:name="sectionnumber_45"/><text:span text:style-name="T6">.</text:span><text:tab/>The expenses incurred by the Minister in the administration of this Act shall, to such <text:hidden-text text:condition="ooow:" text:string-value="P7:L9" text:is-hidden="true"/>extent as may be sanctioned by the Minister for Public Expenditure and Reform, be paid <text:hidden-text text:condition="ooow:" text:string-value="P7:L10" text:is-hidden="true"/>out of moneys provided by the Oireachtas.</text:p>
      <text:p text:style-name="P13"><text:bookmark-start text:name="toc_book_6"/><text:hidden-text text:condition="ooow:" text:string-value="P7:L11" text:is-hidden="true"/>Laying of orders<text:bookmark-end text:name="toc_book_6"/></text:p>
      <text:p text:style-name="P23"><text:hidden-text text:condition="ooow:" text:string-value="P7:L12" text:is-hidden="true"/><text:reference-mark-start text:name="sectionnumber_4"/><text:span text:style-name="T6"><text:sequence text:ref-name="refsectionnumber3" text:name="sectionnumber" text:formula="ooow:sectionnumber+1" style:num-format="1">4</text:sequence></text:span><text:reference-mark-end text:name="sectionnumber_4"/><text:span text:style-name="T6">.</text:span><text:tab/>Every order (other than an order made under <text:span text:style-name="T8">section</text:span> <text:span text:style-name="T8"><text:reference-ref text:reference-format="text" text:ref-name="sectionnumber_14">28</text:reference-ref></text:span><text:span text:style-name="T17"> or </text:span><text:span text:style-name="T11"><text:reference-ref text:reference-format="text" text:ref-name="sectionnumber_15">38</text:reference-ref></text:span>) made under this Act shall <text:hidden-text text:condition="ooow:" text:string-value="P7:L13" text:is-hidden="true"/>be laid before each House of the Oireachtas as soon as may be after it is made and, if a <text:hidden-text text:condition="ooow:" text:string-value="P7:L14" text:is-hidden="true"/>resolution annulling the order is passed by either such House within the next subsequent <text:hidden-text text:condition="ooow:" text:string-value="P7:L15" text:is-hidden="true"/>21 days on which that House has sat after the order is laid before it, the order shall be <text:hidden-text text:condition="ooow:" text:string-value="P7:L16" text:is-hidden="true"/>annulled accordingly but without prejudice to the validity of anything previously done <text:hidden-text text:condition="ooow:" text:string-value="P7:L17" text:is-hidden="true"/>thereunder.</text:p>
      <text:p text:style-name="P13"><text:bookmark-start text:name="toc_book_7"/><text:hidden-text text:condition="ooow:" text:string-value="P7:L18" text:is-hidden="true"/>Repeals<text:bookmark-end text:name="toc_book_7"/></text:p>
      <text:p text:style-name="P23"><text:hidden-text text:condition="ooow:" text:string-value="P7:L19" text:is-hidden="true"/><text:reference-mark-start text:name="sectionnumber_30"/><text:span text:style-name="T6"><text:sequence text:ref-name="refsectionnumber4" text:name="sectionnumber" text:formula="ooow:sectionnumber+1" style:num-format="1">5</text:sequence></text:span><text:reference-mark-end text:name="sectionnumber_30"/><text:span text:style-name="T6">.</text:span><text:tab/>The enactments mentioned in <text:span text:style-name="T8">Schedule </text:span><text:span text:style-name="T8"><text:reference-ref text:reference-format="text" text:ref-name="schedulenumber_2">1</text:reference-ref></text:span> are repealed.</text:p>
      <text:p text:style-name="P45"><text:bookmark-start text:name="toc_book_8"/><text:hidden-text text:condition="ooow:" text:string-value="P7:L20" text:is-hidden="true"/>PART <text:reference-mark-start text:name="partnumber_2"/><text:sequence text:ref-name="refpartnumber1" text:name="partnumber" text:formula="ooow:partnumber+1" style:num-format="1">2</text:sequence><text:bookmark-end text:name="toc_book_8"/><text:reference-mark-end text:name="partnumber_2"/></text:p>
      <text:p text:style-name="P46"><text:bookmark-start text:name="toc_book_9"/><text:hidden-text text:condition="ooow:" text:string-value="P7:L21" text:is-hidden="true"/>Shannon Group<text:bookmark-end text:name="toc_book_9"/></text:p>
      <text:p text:style-name="P13"><text:bookmark-start text:name="toc_book_10"/><text:hidden-text text:condition="ooow:" text:string-value="P7:L22" text:is-hidden="true"/>Formation of Shannon Group Company<text:bookmark-end text:name="toc_book_10"/></text:p>
      <text:p text:style-name="subsection"><text:hidden-text text:condition="ooow:" text:string-value="P7:L23" text:is-hidden="true"/><text:reference-mark-start text:name="sectionnumber_5"/><text:span text:style-name="T6"><text:sequence text:ref-name="refsectionnumber5" text:name="sectionnumber" text:formula="ooow:sectionnumber+1" style:num-format="1">6</text:sequence></text:span><text:reference-mark-end text:name="sectionnumber_5"/><text:span text:style-name="T6">.</text:span><text:tab/><text:reference-mark-start text:name="subsectionnumber_3"/>(<text:sequence text:ref-name="refsubsectionnumber2" text:name="subsectionnumber" style:num-format="1">1</text:sequence>)<text:reference-mark-end text:name="subsectionnumber_3"/><text:tab/>The Minister shall, after consultation with the Minister for Public Expenditure and <text:hidden-text text:condition="ooow:" text:string-value="P7:L24" text:is-hidden="true"/>Reform, as soon as may be after the passing of this Act, cause a public company <text:hidden-text text:condition="ooow:" text:string-value="P7:L25" text:is-hidden="true"/>limited by shares to be formed and registered under the <text:alphabetical-index-mark-start text:id="IMark253057928"/>Companies Acts<text:alphabetical-index-mark-end text:id="IMark253057928"/>.</text:p>
      <text:p text:style-name="P17"><text:hidden-text text:condition="ooow:" text:string-value="P7:L26" text:is-hidden="true"/><text:tab/><text:reference-mark-start text:name="subsectionnumber_9"/>(<text:sequence text:ref-name="refsubsectionnumber3" text:name="subsectionnumber" text:formula="ooow:subsectionnumber+1" style:num-format="1">2</text:sequence>)<text:reference-mark-end text:name="subsectionnumber_9"/><text:tab/>The name of the public company referred to in <text:span text:style-name="T8">subsection </text:span><text:span text:style-name="T8"><text:reference-ref text:reference-format="text" text:ref-name="subsectionnumber_3">(1)</text:reference-ref></text:span> shall be in the English <text:hidden-text text:condition="ooow:" text:string-value="P7:L27" text:is-hidden="true"/>language, Shannon Group, public limited company, or in the Irish language, Grúpa na <text:hidden-text text:condition="ooow:" text:string-value="P7:L28" text:is-hidden="true"/>Sionainne, cuideachta phoiblí theoranta.</text:p>
      <text:p text:style-name="P13"><text:bookmark-start text:name="toc_book_11"/><text:hidden-text text:condition="ooow:" text:string-value="P7:L29" text:is-hidden="true"/>Share capital of Shannon Group<text:bookmark-end text:name="toc_book_11"/></text:p>
      <text:p text:style-name="subsection"><text:hidden-text text:condition="ooow:" text:string-value="P7:L30" text:is-hidden="true"/><text:reference-mark-start text:name="sectionnumber_6"/><text:span text:style-name="T6"><text:sequence text:ref-name="refsectionnumber6" text:name="sectionnumber" text:formula="ooow:sectionnumber+1" style:num-format="1">7</text:sequence></text:span><text:reference-mark-end text:name="sectionnumber_6"/><text:span text:style-name="T6">.</text:span><text:tab/><text:reference-mark-start text:name="subsectionnumber_4"/>(<text:sequence text:ref-name="refsubsectionnumber4" text:name="subsectionnumber" style:num-format="1">1</text:sequence>)<text:reference-mark-end text:name="subsectionnumber_4"/><text:tab/>The authorised share capital of Shannon Group shall be such amount as may be <text:hidden-text text:condition="ooow:" text:string-value="P7:L31" text:is-hidden="true"/>determined from time to time by the Minister for Public Expenditure and Reform, <text:hidden-text text:condition="ooow:" text:string-value="P7:L32" text:is-hidden="true"/>after consultation with the Minister, divided into shares of €1 each.</text:p>
      <text:p text:style-name="P17"><text:hidden-text text:condition="ooow:" text:string-value="P7:L33" text:is-hidden="true"/><text:tab/><text:reference-mark-start text:name="subsectionnumber_11"/>(<text:sequence text:ref-name="refsubsectionnumber5" text:name="subsectionnumber" text:formula="ooow:subsectionnumber+1" style:num-format="1">2</text:sequence>)<text:reference-mark-end text:name="subsectionnumber_11"/><text:tab/>Shares in the share capital of the company shall not be issued without the consent of <text:hidden-text text:condition="ooow:" text:string-value="P7:L34" text:is-hidden="true"/>the Minister for Public Expenditure and Reform given after consultation with the <text:hidden-text text:condition="ooow:" text:string-value="P7:L35" text:is-hidden="true"/>Minister.</text:p>
      <text:p text:style-name="P17"><text:soft-page-break/><text:hidden-text text:condition="ooow:" text:string-value="P8:L1" text:is-hidden="true"/><text:tab/><text:reference-mark-start text:name="subsectionnumber_12"/>(<text:sequence text:ref-name="refsubsectionnumber6" text:name="subsectionnumber" text:formula="ooow:subsectionnumber+1" style:num-format="1">3</text:sequence>)<text:reference-mark-end text:name="subsectionnumber_12"/><text:tab/>Shannon Group may, with the consent of the Minister for Public Expenditure and <text:hidden-text text:condition="ooow:" text:string-value="P8:L2" text:is-hidden="true"/>Reform given after consultation with the Minister, divide shares into different classes <text:hidden-text text:condition="ooow:" text:string-value="P8:L3" text:is-hidden="true"/>and attach to those classes any rights, privileges or conditions.</text:p>
      <text:p text:style-name="P17"><text:hidden-text text:condition="ooow:" text:string-value="P8:L4" text:is-hidden="true"/><text:tab/><text:reference-mark-start text:name="subsectionnumber_13"/>(<text:sequence text:ref-name="refsubsectionnumber7" text:name="subsectionnumber" text:formula="ooow:subsectionnumber+1" style:num-format="1">4</text:sequence>)<text:reference-mark-end text:name="subsectionnumber_13"/><text:tab/>Shannon Group shall issue 38,100 shares to the Minister for Public Expenditure and <text:hidden-text text:condition="ooow:" text:string-value="P8:L5" text:is-hidden="true"/>Reform and may, from time to time thereafter, issue to the Minister for Public <text:hidden-text text:condition="ooow:" text:string-value="P8:L6" text:is-hidden="true"/>Expenditure and Reform such number of shares as may be agreed upon by the <text:hidden-text text:condition="ooow:" text:string-value="P8:L7" text:is-hidden="true"/>Minister and the Minister for Public Expenditure and Reform.</text:p>
      <text:p text:style-name="P17"><text:hidden-text text:condition="ooow:" text:string-value="P8:L8" text:is-hidden="true"/><text:tab/><text:reference-mark-start text:name="subsectionnumber_14"/>(<text:sequence text:ref-name="refsubsectionnumber8" text:name="subsectionnumber" text:formula="ooow:subsectionnumber+1" style:num-format="1">5</text:sequence>)<text:reference-mark-end text:name="subsectionnumber_14"/><text:tab/>Shannon Group shall issue one share to each of the subscribers to the memorandum of <text:hidden-text text:condition="ooow:" text:string-value="P8:L9" text:is-hidden="true"/>association.</text:p>
      <text:p text:style-name="P13"><text:bookmark-start text:name="toc_book_12"/><text:hidden-text text:condition="ooow:" text:string-value="P8:L10" text:is-hidden="true"/>Obligation to hold shares in trust<text:bookmark-end text:name="toc_book_12"/></text:p>
      <text:p text:style-name="subsection"><text:hidden-text text:condition="ooow:" text:string-value="P8:L11" text:is-hidden="true"/><text:reference-mark-start text:name="sectionnumber_7"/><text:span text:style-name="T6"><text:sequence text:ref-name="refsectionnumber7" text:name="sectionnumber" text:formula="ooow:sectionnumber+1" style:num-format="1">8</text:sequence></text:span><text:reference-mark-end text:name="sectionnumber_7"/><text:span text:style-name="T6">.</text:span><text:tab/><text:reference-mark-start text:name="subsectionnumber_5"/>(<text:sequence text:ref-name="refsubsectionnumber9" text:name="subsectionnumber" style:num-format="1">1</text:sequence>)<text:reference-mark-end text:name="subsectionnumber_5"/><text:tab/>A person to whom a share in the share capital of Shannon Group is issued under <text:hidden-text text:condition="ooow:" text:string-value="P8:L12" text:is-hidden="true"/><text:span text:style-name="T8">subsection </text:span><text:span text:style-name="T8"><text:reference-ref text:reference-format="text" text:ref-name="subsectionnumber_14">(5)</text:reference-ref></text:span> of <text:span text:style-name="T8">section </text:span><text:span text:style-name="T8"><text:reference-ref text:reference-format="text" text:ref-name="sectionnumber_6">7</text:reference-ref></text:span> shall⁠—</text:p>
      <text:p text:style-name="P42"><text:hidden-text text:condition="ooow:" text:string-value="P8:L13" text:is-hidden="true"/><text:tab/><text:reference-mark-start text:name="paragraphnumber_82"/>(<text:sequence text:ref-name="refparagraphnumber2" text:name="paragraphnumber" text:formula="ooow:1" style:num-format="a">a</text:sequence>)<text:reference-mark-end text:name="paragraphnumber_82"/><text:tab/>hold that share in Shannon Group in trust for the Minister for Public Expenditure <text:hidden-text text:condition="ooow:" text:string-value="P8:L14" text:is-hidden="true"/>and Reform, and</text:p>
      <text:p text:style-name="P42"><text:hidden-text text:condition="ooow:" text:string-value="P8:L15" text:is-hidden="true"/><text:tab/><text:reference-mark-start text:name="paragraphnumber_74"/>(<text:sequence text:ref-name="refparagraphnumber3" text:name="paragraphnumber" text:formula="ooow:paragraphnumber+1" style:num-format="a">b</text:sequence>)<text:reference-mark-end text:name="paragraphnumber_74"/><text:tab/>transfer the share, as and when required by the Minister for Public Expenditure <text:hidden-text text:condition="ooow:" text:string-value="P8:L16" text:is-hidden="true"/>and Reform, to that Minister of the Government or to a person nominated in that <text:hidden-text text:condition="ooow:" text:string-value="P8:L17" text:is-hidden="true"/>behalf by that Minister of the Government, but shall not transfer or alienate his or <text:hidden-text text:condition="ooow:" text:string-value="P8:L18" text:is-hidden="true"/>her share in the share capital of Shannon Group other than in accordance with <text:hidden-text text:condition="ooow:" text:string-value="P8:L19" text:is-hidden="true"/>this subsection.</text:p>
      <text:p text:style-name="P17"><text:hidden-text text:condition="ooow:" text:string-value="P8:L20" text:is-hidden="true"/><text:tab/><text:reference-mark-start text:name="subsectionnumber_16"/>(<text:sequence text:ref-name="refsubsectionnumber10" text:name="subsectionnumber" text:formula="ooow:subsectionnumber+1" style:num-format="1">2</text:sequence>)<text:reference-mark-end text:name="subsectionnumber_16"/><text:tab/>Where a member of Shannon Group dies, the share in the share capital of Shannon <text:hidden-text text:condition="ooow:" text:string-value="P8:L21" text:is-hidden="true"/>Group held by such member shall, without the necessity of a transfer, vest in the <text:hidden-text text:condition="ooow:" text:string-value="P8:L22" text:is-hidden="true"/>Minister for Public Expenditure and Reform.</text:p>
      <text:p text:style-name="P13"><text:bookmark-start text:name="toc_book_13"/><text:hidden-text text:condition="ooow:" text:string-value="P8:L23" text:is-hidden="true"/>Payment of dividends, etc. into Exchequer<text:bookmark-end text:name="toc_book_13"/></text:p>
      <text:p text:style-name="subsection"><text:hidden-text text:condition="ooow:" text:string-value="P8:L24" text:is-hidden="true"/><text:reference-mark-start text:name="sectionnumber_8"/><text:span text:style-name="T6"><text:sequence text:ref-name="refsectionnumber8" text:name="sectionnumber" text:formula="ooow:sectionnumber+1" style:num-format="1">9</text:sequence></text:span><text:reference-mark-end text:name="sectionnumber_8"/><text:span text:style-name="T6">.</text:span><text:tab/><text:reference-mark-start text:name="subsectionnumber_6"/>(<text:sequence text:ref-name="refsubsectionnumber11" text:name="subsectionnumber" style:num-format="1">1</text:sequence>)<text:reference-mark-end text:name="subsectionnumber_6"/><text:tab/>Shannon Group may pay such dividends to the Minister for Public Expenditure and <text:hidden-text text:condition="ooow:" text:string-value="P8:L25" text:is-hidden="true"/>Reform as may be decided by the Board of Shannon Group.</text:p>
      <text:p text:style-name="P17"><text:hidden-text text:condition="ooow:" text:string-value="P8:L26" text:is-hidden="true"/><text:tab/><text:reference-mark-start text:name="subsectionnumber_18"/>(<text:sequence text:ref-name="refsubsectionnumber12" text:name="subsectionnumber" text:formula="ooow:subsectionnumber+1" style:num-format="1">2</text:sequence>)<text:reference-mark-end text:name="subsectionnumber_18"/><text:tab/>All amounts representing dividends or other moneys received by the Minister for <text:hidden-text text:condition="ooow:" text:string-value="P8:L27" text:is-hidden="true"/>Public Expenditure and Reform in respect of shares held by him or her in the share <text:hidden-text text:condition="ooow:" text:string-value="P8:L28" text:is-hidden="true"/>capital of the company shall be paid into, or disposed of, for the benefit of the <text:hidden-text text:condition="ooow:" text:string-value="P8:L29" text:is-hidden="true"/>Exchequer in such manner as the Minister for Public Expenditure and Reform may <text:hidden-text text:condition="ooow:" text:string-value="P8:L30" text:is-hidden="true"/>direct.</text:p>
      <text:p text:style-name="P17"><text:hidden-text text:condition="ooow:" text:string-value="P8:L31" text:is-hidden="true"/><text:tab/><text:reference-mark-start text:name="subsectionnumber_19"/>(<text:sequence text:ref-name="refsubsectionnumber13" text:name="subsectionnumber" text:formula="ooow:subsectionnumber+1" style:num-format="1">3</text:sequence>)<text:reference-mark-end text:name="subsectionnumber_19"/><text:tab/>All amounts representing dividends or other moneys received by a person in respect <text:hidden-text text:condition="ooow:" text:string-value="P8:L32" text:is-hidden="true"/>of a share held by him or her in the share capital of the company, issued to him or her <text:hidden-text text:condition="ooow:" text:string-value="P8:L33" text:is-hidden="true"/>under <text:span text:style-name="T8">subsection </text:span><text:span text:style-name="T8"><text:reference-ref text:reference-format="text" text:ref-name="subsectionnumber_14">(5)</text:reference-ref></text:span> of <text:span text:style-name="T8">section </text:span><text:span text:style-name="T8"><text:reference-ref text:reference-format="text" text:ref-name="sectionnumber_6">7</text:reference-ref></text:span><text:span text:style-name="T17">,</text:span> shall be paid into or disposed of for the benefit of <text:hidden-text text:condition="ooow:" text:string-value="P8:L34" text:is-hidden="true"/>the Exchequer in such manner as the Minister for Public Expenditure and Reform <text:hidden-text text:condition="ooow:" text:string-value="P8:L35" text:is-hidden="true"/>may direct.</text:p>
      <text:p text:style-name="P13"><text:bookmark-start text:name="toc_book_14"/><text:hidden-text text:condition="ooow:" text:string-value="P8:L36" text:is-hidden="true"/>Purposes, functions and general duties of Shannon Group<text:bookmark-end text:name="toc_book_14"/></text:p>
      <text:p text:style-name="subsection"><text:hidden-text text:condition="ooow:" text:string-value="P8:L37" text:is-hidden="true"/><text:reference-mark-start text:name="sectionnumber_9"/><text:span text:style-name="T6"><text:sequence text:ref-name="refsectionnumber9" text:name="sectionnumber" text:formula="ooow:sectionnumber+1" style:num-format="1">10</text:sequence></text:span><text:reference-mark-end text:name="sectionnumber_9"/><text:span text:style-name="T6">.</text:span><text:tab/><text:reference-mark-start text:name="subsectionnumber_7"/>(<text:sequence text:ref-name="refsubsectionnumber14" text:name="subsectionnumber" style:num-format="1">1</text:sequence>)<text:reference-mark-end text:name="subsectionnumber_7"/><text:tab/>The purposes of Shannon Group shall be⁠—</text:p>
      <text:p text:style-name="P42"><text:hidden-text text:condition="ooow:" text:string-value="P8:L38" text:is-hidden="true"/><text:tab/><text:reference-mark-start text:name="paragraphnumber_1"/>(<text:sequence text:ref-name="refparagraphnumber4" text:name="paragraphnumber" text:formula="ooow:1" style:num-format="a">a</text:sequence>)<text:reference-mark-end text:name="paragraphnumber_1"/><text:tab/>to promote and facilitate air transport and aviation services in and around <text:hidden-text text:condition="ooow:" text:string-value="P8:L39" text:is-hidden="true"/>Shannon Airport, and</text:p>
      <text:p text:style-name="P42"><text:soft-page-break/><text:hidden-text text:condition="ooow:" text:string-value="P9:L1" text:is-hidden="true"/><text:tab/><text:reference-mark-start text:name="paragraphnumber_3"/>(<text:sequence text:ref-name="refparagraphnumber5" text:name="paragraphnumber" text:formula="ooow:paragraphnumber+1" style:num-format="a">b</text:sequence>)<text:reference-mark-end text:name="paragraphnumber_3"/><text:tab/>to optimise the return on its land and property and on its share-holding in any <text:hidden-text text:condition="ooow:" text:string-value="P9:L2" text:is-hidden="true"/>subsidiary company.</text:p>
      <text:p text:style-name="P17"><text:hidden-text text:condition="ooow:" text:string-value="P9:L3" text:is-hidden="true"/><text:tab/><text:reference-mark-start text:name="subsectionnumber_32"/>(<text:sequence text:ref-name="refsubsectionnumber15" text:name="subsectionnumber" text:formula="ooow:subsectionnumber+1" style:num-format="1">2</text:sequence>)<text:reference-mark-end text:name="subsectionnumber_32"/><text:tab/>The principal functions of Shannon Group shall be⁠—</text:p>
      <text:p text:style-name="P42"><text:hidden-text text:condition="ooow:" text:string-value="P9:L4" text:is-hidden="true"/><text:tab/><text:reference-mark-start text:name="paragraphnumber_4"/>(<text:sequence text:ref-name="refparagraphnumber6" text:name="paragraphnumber" text:formula="ooow:1" style:num-format="a">a</text:sequence>)<text:reference-mark-end text:name="paragraphnumber_4"/><text:tab/>to oversee the exercise by Shannon Airport Authority of its functions as set out in <text:hidden-text text:condition="ooow:" text:string-value="P9:L5" text:is-hidden="true"/>the <text:span text:style-name="T12">Airports and Aviation Acts 1936 to 2014</text:span>,</text:p>
      <text:p text:style-name="P42"><text:hidden-text text:condition="ooow:" text:string-value="P9:L6" text:is-hidden="true"/><text:tab/><text:reference-mark-start text:name="paragraphnumber_5"/>(<text:sequence text:ref-name="refparagraphnumber7" text:name="paragraphnumber" text:formula="ooow:paragraphnumber+1" style:num-format="a">b</text:sequence>)<text:reference-mark-end text:name="paragraphnumber_5"/><text:tab/>to oversee the exercise by Shannon Commercial Enterprises of its functions as set <text:hidden-text text:condition="ooow:" text:string-value="P9:L7" text:is-hidden="true"/>out in its memorandum and articles of association,</text:p>
      <text:p text:style-name="P42"><text:hidden-text text:condition="ooow:" text:string-value="P9:L8" text:is-hidden="true"/><text:tab/><text:reference-mark-start text:name="paragraphnumber_6"/>(<text:sequence text:ref-name="refparagraphnumber8" text:name="paragraphnumber" text:formula="ooow:paragraphnumber+1" style:num-format="a">c</text:sequence>)<text:reference-mark-end text:name="paragraphnumber_6"/><text:tab/>to promote the development of other business activities, including aviation <text:hidden-text text:condition="ooow:" text:string-value="P9:L9" text:is-hidden="true"/>related businesses, in the vicinity of Shannon Airport,</text:p>
      <text:p text:style-name="P42"><text:hidden-text text:condition="ooow:" text:string-value="P9:L10" text:is-hidden="true"/><text:tab/><text:reference-mark-start text:name="paragraphnumber_7"/>(<text:sequence text:ref-name="refparagraphnumber9" text:name="paragraphnumber" text:formula="ooow:paragraphnumber+1" style:num-format="a">d</text:sequence>)<text:reference-mark-end text:name="paragraphnumber_7"/><text:tab/>to manage and develop its assets and exploit commercial opportunities associated <text:hidden-text text:condition="ooow:" text:string-value="P9:L11" text:is-hidden="true"/>with its land and property and that of its subsidiaries, and</text:p>
      <text:p text:style-name="P42"><text:hidden-text text:condition="ooow:" text:string-value="P9:L12" text:is-hidden="true"/><text:tab/><text:reference-mark-start text:name="paragraphnumber_8"/>(<text:sequence text:ref-name="refparagraphnumber10" text:name="paragraphnumber" text:formula="ooow:paragraphnumber+1" style:num-format="a">e</text:sequence>)<text:reference-mark-end text:name="paragraphnumber_8"/><text:tab/>to utilise, manage and develop the resources available to it in conformity with the <text:hidden-text text:condition="ooow:" text:string-value="P9:L13" text:is-hidden="true"/>functions aforesaid.</text:p>
      <text:p text:style-name="P17"><text:hidden-text text:condition="ooow:" text:string-value="P9:L14" text:is-hidden="true"/><text:tab/><text:reference-mark-start text:name="subsectionnumber_21"/>(<text:sequence text:ref-name="refsubsectionnumber16" text:name="subsectionnumber" text:formula="ooow:subsectionnumber+1" style:num-format="1">3</text:sequence>)<text:reference-mark-end text:name="subsectionnumber_21"/><text:tab/>It shall be the general duty of Shannon Group⁠—</text:p>
      <text:p text:style-name="P42"><text:hidden-text text:condition="ooow:" text:string-value="P9:L15" text:is-hidden="true"/><text:tab/><text:reference-mark-start text:name="paragraphnumber_9"/>(<text:sequence text:ref-name="refparagraphnumber11" text:name="paragraphnumber" text:formula="ooow:1" style:num-format="a">a</text:sequence>)<text:reference-mark-end text:name="paragraphnumber_9"/><text:tab/>to conduct its affairs so as to ensure that the revenues of Shannon Group are <text:hidden-text text:condition="ooow:" text:string-value="P9:L16" text:is-hidden="true"/>sufficient taking one year with another to⁠—</text:p>
      <text:p text:style-name="P47"><text:hidden-text text:condition="ooow:" text:string-value="P9:L17" text:is-hidden="true"/><text:tab/><text:reference-mark-start text:name="subparagraphnumber_1"/>(<text:sequence text:ref-name="refsubparagraphnumber0" text:name="subparagraphnumber" text:formula="ooow:1" style:num-format="i">i</text:sequence>)<text:reference-mark-end text:name="subparagraphnumber_1"/><text:tab/>meet all charges which are properly chargeable to its revenue account and to <text:hidden-text text:condition="ooow:" text:string-value="P9:L18" text:is-hidden="true"/>provide adequately for future liabilities,</text:p>
      <text:p text:style-name="P47"><text:hidden-text text:condition="ooow:" text:string-value="P9:L19" text:is-hidden="true"/><text:tab/><text:reference-mark-start text:name="subparagraphnumber_2"/>(<text:sequence text:ref-name="refsubparagraphnumber1" text:name="subparagraphnumber" text:formula="ooow:subparagraphnumber+1" style:num-format="i">ii</text:sequence>)<text:reference-mark-end text:name="subparagraphnumber_2"/><text:tab/>generate a reasonable proportion of the capital it requires,</text:p>
      <text:p text:style-name="P47"><text:hidden-text text:condition="ooow:" text:string-value="P9:L20" text:is-hidden="true"/><text:tab/><text:reference-mark-start text:name="subparagraphnumber_3"/>(<text:sequence text:ref-name="refsubparagraphnumber2" text:name="subparagraphnumber" text:formula="ooow:subparagraphnumber+1" style:num-format="i">iii</text:sequence>)<text:reference-mark-end text:name="subparagraphnumber_3"/><text:tab/>remunerate its capital, and</text:p>
      <text:p text:style-name="P47"><text:hidden-text text:condition="ooow:" text:string-value="P9:L21" text:is-hidden="true"/><text:tab/><text:reference-mark-start text:name="subparagraphnumber_26"/>(<text:sequence text:ref-name="refsubparagraphnumber3" text:name="subparagraphnumber" text:formula="ooow:subparagraphnumber+1" style:num-format="i">iv</text:sequence>)<text:reference-mark-end text:name="subparagraphnumber_26"/><text:tab/>pay interest on and repay its borrowings,</text:p>
      <text:p text:style-name="P42"><text:hidden-text text:condition="ooow:" text:string-value="P9:L22" text:is-hidden="true"/><text:tab/><text:tab/>and</text:p>
      <text:p text:style-name="P42"><text:hidden-text text:condition="ooow:" text:string-value="P9:L23" text:is-hidden="true"/><text:tab/><text:reference-mark-start text:name="paragraphnumber_10"/>(<text:sequence text:ref-name="refparagraphnumber12" text:name="paragraphnumber" text:formula="ooow:paragraphnumber+1" style:num-format="a">b</text:sequence>)<text:reference-mark-end text:name="paragraphnumber_10"/><text:tab/>to conduct its business at all times in a cost-effective manner.</text:p>
      <text:p text:style-name="P17"><text:hidden-text text:condition="ooow:" text:string-value="P9:L24" text:is-hidden="true"/><text:tab/><text:reference-mark-start text:name="subsectionnumber_28"/>(<text:sequence text:ref-name="refsubsectionnumber17" text:name="subsectionnumber" text:formula="ooow:subsectionnumber+1" style:num-format="1">4</text:sequence>)<text:reference-mark-end text:name="subsectionnumber_28"/><text:tab/>Shannon Group shall, as soon as is practicable after its formation and thereafter <text:hidden-text text:condition="ooow:" text:string-value="P9:L25" text:is-hidden="true"/>within 6 months before each fifth anniversary of the Shannon Group formation day, <text:hidden-text text:condition="ooow:" text:string-value="P9:L26" text:is-hidden="true"/>prepare and submit to the Minister, for approval by the Minister with or without <text:hidden-text text:condition="ooow:" text:string-value="P9:L27" text:is-hidden="true"/>amendment, a strategic plan for the next period of 5 years from that anniversary.</text:p>
      <text:p text:style-name="P17"><text:hidden-text text:condition="ooow:" text:string-value="P9:L28" text:is-hidden="true"/><text:tab/><text:reference-mark-start text:name="subsectionnumber_22"/>(<text:sequence text:ref-name="refsubsectionnumber18" text:name="subsectionnumber" text:formula="ooow:subsectionnumber+1" style:num-format="1">5</text:sequence>)<text:reference-mark-end text:name="subsectionnumber_22"/><text:tab/>Nothing in this section or in the memorandum of association of Shannon Group shall <text:hidden-text text:condition="ooow:" text:string-value="P9:L29" text:is-hidden="true"/>be construed as imposing on Shannon Group, either directly or indirectly, any form of <text:hidden-text text:condition="ooow:" text:string-value="P9:L30" text:is-hidden="true"/>duty or liability enforceable by proceedings before any court to which it would not <text:hidden-text text:condition="ooow:" text:string-value="P9:L31" text:is-hidden="true"/>otherwise be subject.</text:p>
      <text:p text:style-name="P13"><text:bookmark-start text:name="toc_book_15"/><text:hidden-text text:condition="ooow:" text:string-value="P9:L32" text:is-hidden="true"/>Powers of Shannon Group<text:bookmark-end text:name="toc_book_15"/></text:p>
      <text:p text:style-name="subsection"><text:hidden-text text:condition="ooow:" text:string-value="P9:L33" text:is-hidden="true"/><text:reference-mark-start text:name="sectionnumber_10"/><text:span text:style-name="T6"><text:sequence text:ref-name="refsectionnumber10" text:name="sectionnumber" text:formula="ooow:sectionnumber+1" style:num-format="1">11</text:sequence></text:span><text:reference-mark-end text:name="sectionnumber_10"/><text:span text:style-name="T6">.</text:span><text:tab/><text:reference-mark-start text:name="subsectionnumber_8"/>(<text:sequence text:ref-name="refsubsectionnumber19" text:name="subsectionnumber" style:num-format="1">1</text:sequence>)<text:reference-mark-end text:name="subsectionnumber_8"/><text:tab/>Shannon Group may, in consideration of the performance of its functions, make such <text:hidden-text text:condition="ooow:" text:string-value="P9:L34" text:is-hidden="true"/>charges as it considers appropriate, to its subsidiaries or any other person, other than <text:hidden-text text:condition="ooow:" text:string-value="P9:L35" text:is-hidden="true"/>the Minister, for services rendered by it and the carrying out by it of activities. <text:s/><text:hidden-text text:condition="ooow:" text:string-value="P9:L36" text:is-hidden="true"/>Shannon Group shall record receipts from such charges as income.</text:p>
      <text:p text:style-name="P17"><text:hidden-text text:condition="ooow:" text:string-value="P9:L37" text:is-hidden="true"/><text:tab/><text:reference-mark-start text:name="subsectionnumber_30"/>(<text:sequence text:ref-name="refsubsectionnumber20" text:name="subsectionnumber" text:formula="ooow:subsectionnumber+1" style:num-format="1">2</text:sequence>)<text:reference-mark-end text:name="subsectionnumber_30"/><text:tab/>The aggregate amount standing invested (whether by the purchase of shares, the <text:hidden-text text:condition="ooow:" text:string-value="P9:L38" text:is-hidden="true"/>provision of loans or guarantees of loans) by Shannon Group and its subsidiaries in <text:hidden-text text:condition="ooow:" text:string-value="P9:L39" text:is-hidden="true"/>undertakings (other than subsidiaries of Shannon Group) shall not exceed such <text:soft-page-break/><text:hidden-text text:condition="ooow:" text:string-value="P10:L1" text:is-hidden="true"/>amount as may be determined by the Minister from time to time with the approval of <text:hidden-text text:condition="ooow:" text:string-value="P10:L2" text:is-hidden="true"/>the Minister for Public Expenditure and Reform.</text:p>
      <text:p text:style-name="P13"><text:bookmark-start text:name="toc_book_16"/><text:hidden-text text:condition="ooow:" text:string-value="P10:L3" text:is-hidden="true"/>Conferral of additional functions on Shannon Group<text:bookmark-end text:name="toc_book_16"/></text:p>
      <text:p text:style-name="subsection"><text:hidden-text text:condition="ooow:" text:string-value="P10:L4" text:is-hidden="true"/><text:reference-mark-start text:name="sectionnumber_11"/><text:span text:style-name="T6"><text:sequence text:ref-name="refsectionnumber11" text:name="sectionnumber" text:formula="ooow:sectionnumber+1" style:num-format="1">12</text:sequence></text:span><text:reference-mark-end text:name="sectionnumber_11"/><text:span text:style-name="T6">.</text:span><text:tab/><text:reference-mark-start text:name="subsectionnumber_10"/>(<text:sequence text:ref-name="refsubsectionnumber21" text:name="subsectionnumber" style:num-format="1">1</text:sequence>)<text:reference-mark-end text:name="subsectionnumber_10"/><text:tab/>The Minister may, with the consent of the Minister for Public Expenditure and <text:hidden-text text:condition="ooow:" text:string-value="P10:L5" text:is-hidden="true"/>Reform, confer on Shannon Group, by order, such additional functions connected <text:hidden-text text:condition="ooow:" text:string-value="P10:L6" text:is-hidden="true"/>with the functions for the time being of Shannon Group as he or she thinks necessary <text:hidden-text text:condition="ooow:" text:string-value="P10:L7" text:is-hidden="true"/>for the achievement of its purposes, subject to such conditions (if any) as may be <text:hidden-text text:condition="ooow:" text:string-value="P10:L8" text:is-hidden="true"/>specified in the order.</text:p>
      <text:p text:style-name="P17"><text:hidden-text text:condition="ooow:" text:string-value="P10:L9" text:is-hidden="true"/><text:tab/><text:reference-mark-start text:name="subsectionnumber_35"/>(<text:sequence text:ref-name="refsubsectionnumber22" text:name="subsectionnumber" text:formula="ooow:subsectionnumber+1" style:num-format="1">2</text:sequence>)<text:reference-mark-end text:name="subsectionnumber_35"/><text:tab/>An order under this section may contain such incidental, supplemental and <text:hidden-text text:condition="ooow:" text:string-value="P10:L10" text:is-hidden="true"/>consequential provisions as may, in the opinion of the Minister, be necessary to give <text:hidden-text text:condition="ooow:" text:string-value="P10:L11" text:is-hidden="true"/>full effect to the order.</text:p>
      <text:p text:style-name="P13"><text:bookmark-start text:name="toc_book_17"/><text:hidden-text text:condition="ooow:" text:string-value="P10:L12" text:is-hidden="true"/>Borrowing by Shannon Group<text:bookmark-end text:name="toc_book_17"/></text:p>
      <text:p text:style-name="subsection"><text:hidden-text text:condition="ooow:" text:string-value="P10:L13" text:is-hidden="true"/><text:reference-mark-start text:name="sectionnumber_12"/><text:span text:style-name="T6"><text:sequence text:ref-name="refsectionnumber12" text:name="sectionnumber" text:formula="ooow:sectionnumber+1" style:num-format="1">13</text:sequence></text:span><text:reference-mark-end text:name="sectionnumber_12"/><text:span text:style-name="T6">.</text:span><text:tab/><text:reference-mark-start text:name="subsectionnumber_15"/>(<text:sequence text:ref-name="refsubsectionnumber23" text:name="subsectionnumber" style:num-format="1">1</text:sequence>)<text:reference-mark-end text:name="subsectionnumber_15"/><text:tab/>Shannon Group or a subsidiary of Shannon Group may, with the approval of the <text:hidden-text text:condition="ooow:" text:string-value="P10:L14" text:is-hidden="true"/>Minister given with the consent of the Minister for Public Expenditure and Reform <text:hidden-text text:condition="ooow:" text:string-value="P10:L15" text:is-hidden="true"/>and the Minister for Finance, and upon such conditions as may be approved by <text:hidden-text text:condition="ooow:" text:string-value="P10:L16" text:is-hidden="true"/>Minister for Public Expenditure and Reform with the consent of the Minister for <text:hidden-text text:condition="ooow:" text:string-value="P10:L17" text:is-hidden="true"/>Finance, raise or borrow money (including money in a currency other than the <text:hidden-text text:condition="ooow:" text:string-value="P10:L18" text:is-hidden="true"/>currency of the State) including, by means of the issue of debentures (or other debt <text:hidden-text text:condition="ooow:" text:string-value="P10:L19" text:is-hidden="true"/>security) or otherwise.</text:p>
      <text:p text:style-name="P17"><text:hidden-text text:condition="ooow:" text:string-value="P10:L20" text:is-hidden="true"/><text:tab/><text:reference-mark-start text:name="subsectionnumber_34"/>(<text:sequence text:ref-name="refsubsectionnumber24" text:name="subsectionnumber" text:formula="ooow:subsectionnumber+1" style:num-format="1">2</text:sequence>)<text:reference-mark-end text:name="subsectionnumber_34"/><text:tab/>Shannon Group, or a subsidiary of Shannon Group, may borrow money temporarily <text:hidden-text text:condition="ooow:" text:string-value="P10:L21" text:is-hidden="true"/>(including money in a currency other than the currency of the State) but the aggregate <text:hidden-text text:condition="ooow:" text:string-value="P10:L22" text:is-hidden="true"/>at any one time of moneys borrowed under this subsection shall not exceed such <text:hidden-text text:condition="ooow:" text:string-value="P10:L23" text:is-hidden="true"/>amount as the Minister, with the consent of the Minister for Public Expenditure and <text:hidden-text text:condition="ooow:" text:string-value="P10:L24" text:is-hidden="true"/>Reform and the Minister for Finance, by direction specifies.</text:p>
      <text:p text:style-name="P17"><text:hidden-text text:condition="ooow:" text:string-value="P10:L25" text:is-hidden="true"/><text:tab/><text:reference-mark-start text:name="subsectionnumber_37"/>(<text:sequence text:ref-name="refsubsectionnumber25" text:name="subsectionnumber" text:formula="ooow:subsectionnumber+1" style:num-format="1">3</text:sequence>)<text:reference-mark-end text:name="subsectionnumber_37"/><text:tab/>The aggregate of moneys standing borrowed under this section at any one time shall <text:hidden-text text:condition="ooow:" text:string-value="P10:L26" text:is-hidden="true"/>not exceed €100 million.</text:p>
      <text:p text:style-name="P17"><text:hidden-text text:condition="ooow:" text:string-value="P10:L27" text:is-hidden="true"/><text:tab/><text:reference-mark-start text:name="subsectionnumber_38"/>(<text:sequence text:ref-name="refsubsectionnumber26" text:name="subsectionnumber" text:formula="ooow:subsectionnumber+1" style:num-format="1">4</text:sequence>)<text:reference-mark-end text:name="subsectionnumber_38"/><text:tab/>The Minister may, with the consent of the Minister for Public Expenditure and <text:hidden-text text:condition="ooow:" text:string-value="P10:L28" text:is-hidden="true"/>Reform and the Minister for Finance, having regard to the performance of Shannon <text:hidden-text text:condition="ooow:" text:string-value="P10:L29" text:is-hidden="true"/>Group in relation to its functions and its future investment plans, by order vary the <text:hidden-text text:condition="ooow:" text:string-value="P10:L30" text:is-hidden="true"/>amount specified in <text:span text:style-name="T8">subsection </text:span><text:span text:style-name="T8"><text:reference-ref text:reference-format="text" text:ref-name="subsectionnumber_37">(3)</text:reference-ref></text:span>.</text:p>
      <text:p text:style-name="P13"><text:bookmark-start text:name="toc_book_18"/><text:hidden-text text:condition="ooow:" text:string-value="P10:L31" text:is-hidden="true"/>Formation of subsidiaries<text:bookmark-end text:name="toc_book_18"/></text:p>
      <text:p text:style-name="subsection"><text:hidden-text text:condition="ooow:" text:string-value="P10:L32" text:is-hidden="true"/><text:reference-mark-start text:name="sectionnumber_13"/><text:span text:style-name="T6"><text:sequence text:ref-name="refsectionnumber13" text:name="sectionnumber" text:formula="ooow:sectionnumber+1" style:num-format="1">14</text:sequence></text:span><text:reference-mark-end text:name="sectionnumber_13"/><text:span text:style-name="T6">.</text:span><text:tab/><text:reference-mark-start text:name="subsectionnumber_17"/>(<text:sequence text:ref-name="refsubsectionnumber27" text:name="subsectionnumber" style:num-format="1">1</text:sequence>)<text:reference-mark-end text:name="subsectionnumber_17"/><text:tab/>Shannon Group may, with the consent of the Minister and the Minister for Public <text:hidden-text text:condition="ooow:" text:string-value="P10:L33" text:is-hidden="true"/>Expenditure and Reform, and subject to any conditions of either of them, either by <text:hidden-text text:condition="ooow:" text:string-value="P10:L34" text:is-hidden="true"/>itself or with other persons, promote, take part in the formation of, or acquire a <text:hidden-text text:condition="ooow:" text:string-value="P10:L35" text:is-hidden="true"/>shareholding in, a company (wherever incorporated) including a subsidiary.</text:p>
      <text:p text:style-name="P17"><text:hidden-text text:condition="ooow:" text:string-value="P10:L36" text:is-hidden="true"/><text:tab/><text:reference-mark-start text:name="subsectionnumber_40"/>(<text:sequence text:ref-name="refsubsectionnumber28" text:name="subsectionnumber" text:formula="ooow:subsectionnumber+1" style:num-format="1">2</text:sequence>)<text:reference-mark-end text:name="subsectionnumber_40"/><text:tab/>The memorandum and articles of association of a subsidiary of Shannon Group shall <text:hidden-text text:condition="ooow:" text:string-value="P10:L37" text:is-hidden="true"/>be in such form as is in conformity with this Act and as may be approved of by <text:hidden-text text:condition="ooow:" text:string-value="P10:L38" text:is-hidden="true"/>Shannon Group.</text:p>
      <text:p text:style-name="P17"><text:hidden-text text:condition="ooow:" text:string-value="P10:L39" text:is-hidden="true"/><text:tab/><text:reference-mark-start text:name="subsectionnumber_41"/>(<text:sequence text:ref-name="refsubsectionnumber29" text:name="subsectionnumber" text:formula="ooow:subsectionnumber+1" style:num-format="1">3</text:sequence>)<text:reference-mark-end text:name="subsectionnumber_41"/><text:tab/>A subsidiary of Shannon Group shall make such reports to Shannon Group as <text:hidden-text text:condition="ooow:" text:string-value="P10:L40" text:is-hidden="true"/>Shannon Group may require.</text:p>
      <text:p text:style-name="P17"><text:soft-page-break/><text:hidden-text text:condition="ooow:" text:string-value="P11:L1" text:is-hidden="true"/><text:tab/><text:reference-mark-start text:name="subsectionnumber_42"/>(<text:sequence text:ref-name="refsubsectionnumber30" text:name="subsectionnumber" text:formula="ooow:subsectionnumber+1" style:num-format="1">4</text:sequence>)<text:reference-mark-end text:name="subsectionnumber_42"/><text:tab/>A subsidiary of Shannon Group may enter into joint ventures with other persons.</text:p>
      <text:p text:style-name="P17"><text:hidden-text text:condition="ooow:" text:string-value="P11:L2" text:is-hidden="true"/><text:tab/><text:reference-mark-start text:name="subsectionnumber_43"/>(<text:sequence text:ref-name="refsubsectionnumber31" text:name="subsectionnumber" text:formula="ooow:subsectionnumber+1" style:num-format="1">5</text:sequence>)<text:reference-mark-end text:name="subsectionnumber_43"/><text:tab/>A subsidiary of Shannon Group shall not guarantee the borrowings or liabilities of any <text:hidden-text text:condition="ooow:" text:string-value="P11:L3" text:is-hidden="true"/>of its subsidiaries, without the approval of the Minister given with the consent of the <text:hidden-text text:condition="ooow:" text:string-value="P11:L4" text:is-hidden="true"/>Minister for Public Expenditure and Reform and the Minister for Finance.</text:p>
      <text:p text:style-name="P17"><text:hidden-text text:condition="ooow:" text:string-value="P11:L5" text:is-hidden="true"/><text:tab/><text:reference-mark-start text:name="subsectionnumber_44"/>(<text:sequence text:ref-name="refsubsectionnumber32" text:name="subsectionnumber" text:formula="ooow:subsectionnumber+1" style:num-format="1">6</text:sequence>)<text:reference-mark-end text:name="subsectionnumber_44"/><text:tab/>Shannon Group may, with the consent of the Minister and the Minister for Public <text:hidden-text text:condition="ooow:" text:string-value="P11:L6" text:is-hidden="true"/>Expenditure and Reform, and subject to any conditions of either of those Ministers, <text:hidden-text text:condition="ooow:" text:string-value="P11:L7" text:is-hidden="true"/>wind up any of its subsidiaries.</text:p>
      <text:p text:style-name="P45"><text:bookmark-start text:name="toc_book_19"/><text:hidden-text text:condition="ooow:" text:string-value="P11:L8" text:is-hidden="true"/>PART <text:reference-mark-start text:name="partnumber_5"/><text:sequence text:ref-name="refpartnumber2" text:name="partnumber" text:formula="ooow:partnumber+1" style:num-format="1">3</text:sequence><text:bookmark-end text:name="toc_book_19"/><text:reference-mark-end text:name="partnumber_5"/></text:p>
      <text:p text:style-name="P46"><text:bookmark-start text:name="toc_book_20"/><text:hidden-text text:condition="ooow:" text:string-value="P11:L9" text:is-hidden="true"/>Administration of Shannon Group<text:bookmark-end text:name="toc_book_20"/></text:p>
      <text:p text:style-name="P13"><text:bookmark-start text:name="toc_book_21"/><text:hidden-text text:condition="ooow:" text:string-value="P11:L10" text:is-hidden="true"/>Memorandum and Articles of Association<text:bookmark-end text:name="toc_book_21"/></text:p>
      <text:p text:style-name="subsection"><text:hidden-text text:condition="ooow:" text:string-value="P11:L11" text:is-hidden="true"/><text:reference-mark-start text:name="sectionnumber_17"/><text:span text:style-name="T6"><text:sequence text:ref-name="refsectionnumber14" text:name="sectionnumber" text:formula="ooow:sectionnumber+1" style:num-format="1">15</text:sequence></text:span><text:reference-mark-end text:name="sectionnumber_17"/><text:span text:style-name="T6">.</text:span><text:tab/><text:reference-mark-start text:name="subsectionnumber_20"/>(<text:sequence text:ref-name="refsubsectionnumber33" text:name="subsectionnumber" style:num-format="1">1</text:sequence>)<text:reference-mark-end text:name="subsectionnumber_20"/><text:tab/>In the formation of Shannon Group the Minister shall, with the consent of the <text:hidden-text text:condition="ooow:" text:string-value="P11:L12" text:is-hidden="true"/>Minister for Public Expenditure and Reform, draw up a memorandum and articles of <text:hidden-text text:condition="ooow:" text:string-value="P11:L13" text:is-hidden="true"/>association for Shannon Group and its principal objects shall be stated in its <text:hidden-text text:condition="ooow:" text:string-value="P11:L14" text:is-hidden="true"/>memorandum of association.</text:p>
      <text:p text:style-name="P17"><text:hidden-text text:condition="ooow:" text:string-value="P11:L15" text:is-hidden="true"/><text:tab/><text:reference-mark-start text:name="subsectionnumber_54"/>(<text:sequence text:ref-name="refsubsectionnumber34" text:name="subsectionnumber" text:formula="ooow:subsectionnumber+1" style:num-format="1">2</text:sequence>)<text:reference-mark-end text:name="subsectionnumber_54"/><text:tab/>Shannon Commercial Enterprises shall alter its memorandum and articles of <text:hidden-text text:condition="ooow:" text:string-value="P11:L16" text:is-hidden="true"/>association for the purpose of making them conform to this Act.</text:p>
      <text:p text:style-name="P17"><text:hidden-text text:condition="ooow:" text:string-value="P11:L17" text:is-hidden="true"/><text:tab/><text:reference-mark-start text:name="subsectionnumber_55"/>(<text:sequence text:ref-name="refsubsectionnumber35" text:name="subsectionnumber" text:formula="ooow:subsectionnumber+1" style:num-format="1">3</text:sequence>)<text:reference-mark-end text:name="subsectionnumber_55"/><text:tab/>Subsidiaries of Shannon Commercial Enterprises shall take such steps as may be <text:hidden-text text:condition="ooow:" text:string-value="P11:L18" text:is-hidden="true"/>necessary under the <text:alphabetical-index-mark-start text:id="IMark253057928"/>Companies Acts<text:alphabetical-index-mark-end text:id="IMark253057928"/> to alter their memoranda and articles of <text:hidden-text text:condition="ooow:" text:string-value="P11:L19" text:is-hidden="true"/>association for the purpose of making them conform to the provisions of this Act.</text:p>
      <text:p text:style-name="P17"><text:hidden-text text:condition="ooow:" text:string-value="P11:L20" text:is-hidden="true"/><text:tab/><text:reference-mark-start text:name="subsectionnumber_56"/>(<text:sequence text:ref-name="refsubsectionnumber36" text:name="subsectionnumber" text:formula="ooow:subsectionnumber+1" style:num-format="1">4</text:sequence>)<text:reference-mark-end text:name="subsectionnumber_56"/><text:tab/>Shannon Airport Authority shall take such steps as may be necessary under the <text:hidden-text text:condition="ooow:" text:string-value="P11:L21" text:is-hidden="true"/><text:alphabetical-index-mark-start text:id="IMark253057928"/>Companies Acts<text:alphabetical-index-mark-end text:id="IMark253057928"/> to alter its memorandum and articles of association for the purpose of <text:hidden-text text:condition="ooow:" text:string-value="P11:L22" text:is-hidden="true"/>making them conform to the provisions of this Act.</text:p>
      <text:p text:style-name="P17"><text:hidden-text text:condition="ooow:" text:string-value="P11:L23" text:is-hidden="true"/><text:tab/><text:reference-mark-start text:name="subsectionnumber_57"/>(<text:sequence text:ref-name="refsubsectionnumber37" text:name="subsectionnumber" text:formula="ooow:subsectionnumber+1" style:num-format="1">5</text:sequence>)<text:reference-mark-end text:name="subsectionnumber_57"/><text:tab/>Notwithstanding anything contained in the <text:alphabetical-index-mark-start text:id="IMark253057928"/>Companies Acts<text:alphabetical-index-mark-end text:id="IMark253057928"/>, no alteration of the <text:hidden-text text:condition="ooow:" text:string-value="P11:L24" text:is-hidden="true"/>memorandum of association or the articles of association of Shannon Group, Shannon <text:hidden-text text:condition="ooow:" text:string-value="P11:L25" text:is-hidden="true"/>Airport Authority or Shannon Commercial Enterprises shall be valid or effectual <text:hidden-text text:condition="ooow:" text:string-value="P11:L26" text:is-hidden="true"/>unless made with the prior approval of the Minister given with the consent of the <text:hidden-text text:condition="ooow:" text:string-value="P11:L27" text:is-hidden="true"/>Minister for Public Expenditure and Reform.</text:p>
      <text:p text:style-name="P13"><text:bookmark-start text:name="toc_book_22"/><text:hidden-text text:condition="ooow:" text:string-value="P11:L28" text:is-hidden="true"/>Board of Shannon Group<text:bookmark-end text:name="toc_book_22"/></text:p>
      <text:p text:style-name="subsection"><text:hidden-text text:condition="ooow:" text:string-value="P11:L29" text:is-hidden="true"/><text:reference-mark-start text:name="sectionnumber_19"/><text:span text:style-name="T6"><text:sequence text:ref-name="refsectionnumber15" text:name="sectionnumber" text:formula="ooow:sectionnumber+1" style:num-format="1">16</text:sequence></text:span><text:reference-mark-end text:name="sectionnumber_19"/><text:span text:style-name="T6">.</text:span><text:tab/><text:reference-mark-start text:name="subsectionnumber_24"/>(<text:sequence text:ref-name="refsubsectionnumber38" text:name="subsectionnumber" style:num-format="1">1</text:sequence>)<text:reference-mark-end text:name="subsectionnumber_24"/><text:tab/>The board of Shannon Group shall consist of not more than 10 directors.</text:p>
      <text:p text:style-name="P17"><text:hidden-text text:condition="ooow:" text:string-value="P11:L30" text:is-hidden="true"/><text:tab/><text:reference-mark-start text:name="subsectionnumber_63"/>(<text:sequence text:ref-name="refsubsectionnumber39" text:name="subsectionnumber" text:formula="ooow:subsectionnumber+1" style:num-format="1">2</text:sequence>)<text:reference-mark-end text:name="subsectionnumber_63"/><text:tab/>The Minister may, with the consent of the Minister for Public Expenditure and <text:hidden-text text:condition="ooow:" text:string-value="P11:L31" text:is-hidden="true"/>Reform following consultation with such trade union representatives as he or she <text:hidden-text text:condition="ooow:" text:string-value="P11:L32" text:is-hidden="true"/>believes appropriate, appoint 2 persons representing the employees of Shannon Group <text:hidden-text text:condition="ooow:" text:string-value="P11:L33" text:is-hidden="true"/>and its subsidiaries, as directors of Shannon Group.</text:p>
      <text:p text:style-name="P17"><text:hidden-text text:condition="ooow:" text:string-value="P11:L34" text:is-hidden="true"/><text:tab/><text:reference-mark-start text:name="subsectionnumber_64"/>(<text:sequence text:ref-name="refsubsectionnumber40" text:name="subsectionnumber" text:formula="ooow:subsectionnumber+1" style:num-format="1">3</text:sequence>)<text:reference-mark-end text:name="subsectionnumber_64"/><text:tab/>The chief executive shall, for the duration of his or her appointment, be <text:span text:style-name="T12">ex officio</text:span> a <text:hidden-text text:condition="ooow:" text:string-value="P11:L35" text:is-hidden="true"/>director of Shannon Group.</text:p>
      <text:p text:style-name="P17"><text:hidden-text text:condition="ooow:" text:string-value="P11:L36" text:is-hidden="true"/><text:tab/><text:reference-mark-start text:name="subsectionnumber_65"/>(<text:sequence text:ref-name="refsubsectionnumber41" text:name="subsectionnumber" text:formula="ooow:subsectionnumber+1" style:num-format="1">4</text:sequence>)<text:reference-mark-end text:name="subsectionnumber_65"/><text:tab/>The directors of Shannon Group (other than the chief executive) shall be appointed by <text:hidden-text text:condition="ooow:" text:string-value="P11:L37" text:is-hidden="true"/>the Minister, with the consent of the Minister for Public Expenditure and Reform.</text:p>
      <text:p text:style-name="P17"><text:hidden-text text:condition="ooow:" text:string-value="P11:L38" text:is-hidden="true"/><text:tab/><text:reference-mark-start text:name="subsectionnumber_164"/>(<text:sequence text:ref-name="refsubsectionnumber42" text:name="subsectionnumber" text:formula="ooow:subsectionnumber+1" style:num-format="1">5</text:sequence>)<text:reference-mark-end text:name="subsectionnumber_164"/><text:tab/>The first directors shall be appointed as soon as may be after the formation and <text:soft-page-break/><text:hidden-text text:condition="ooow:" text:string-value="P12:L1" text:is-hidden="true"/>registration of Shannon Group.</text:p>
      <text:p text:style-name="P17"><text:hidden-text text:condition="ooow:" text:string-value="P12:L2" text:is-hidden="true"/><text:tab/><text:reference-mark-start text:name="subsectionnumber_66"/>(<text:sequence text:ref-name="refsubsectionnumber43" text:name="subsectionnumber" text:formula="ooow:subsectionnumber+1" style:num-format="1">6</text:sequence>)<text:reference-mark-end text:name="subsectionnumber_66"/><text:tab/>There shall be paid to the directors of Shannon Group such remuneration (if any) and <text:hidden-text text:condition="ooow:" text:string-value="P12:L3" text:is-hidden="true"/>such allowances for expenses incurred by them as the Minister, with the consent of <text:hidden-text text:condition="ooow:" text:string-value="P12:L4" text:is-hidden="true"/>the Minister for Public Expenditure and Reform, may from time to time determine.</text:p>
      <text:p text:style-name="P17"><text:hidden-text text:condition="ooow:" text:string-value="P12:L5" text:is-hidden="true"/><text:tab/><text:reference-mark-start text:name="subsectionnumber_67"/>(<text:sequence text:ref-name="refsubsectionnumber44" text:name="subsectionnumber" text:formula="ooow:subsectionnumber+1" style:num-format="1">7</text:sequence>)<text:reference-mark-end text:name="subsectionnumber_67"/><text:tab/>Each director of Shannon Group shall hold office on such terms (other than the <text:hidden-text text:condition="ooow:" text:string-value="P12:L6" text:is-hidden="true"/>payment of remuneration and allowances for expenses) as the Minister determines at <text:hidden-text text:condition="ooow:" text:string-value="P12:L7" text:is-hidden="true"/>the time of his or her appointment. The Minister, when appointing a director of <text:hidden-text text:condition="ooow:" text:string-value="P12:L8" text:is-hidden="true"/>Shannon Group under <text:span text:style-name="T8">subsection </text:span><text:span text:style-name="T8"><text:reference-ref text:reference-format="text" text:ref-name="subsectionnumber_63">(2)</text:reference-ref></text:span><text:span text:style-name="T17"> or </text:span><text:span text:style-name="T8"><text:reference-ref text:reference-format="text" text:ref-name="subsectionnumber_65">(4)</text:reference-ref></text:span>, shall fix such director’s period of office <text:hidden-text text:condition="ooow:" text:string-value="P12:L9" text:is-hidden="true"/>which shall not exceed 5 years.</text:p>
      <text:p text:style-name="P17"><text:hidden-text text:condition="ooow:" text:string-value="P12:L10" text:is-hidden="true"/><text:tab/><text:reference-mark-start text:name="subsectionnumber_69"/>(<text:sequence text:ref-name="refsubsectionnumber45" text:name="subsectionnumber" text:formula="ooow:subsectionnumber+1" style:num-format="1">8</text:sequence>)<text:reference-mark-end text:name="subsectionnumber_69"/><text:tab/>A director of Shannon Group (other than the chief executive) shall not serve for more <text:hidden-text text:condition="ooow:" text:string-value="P12:L11" text:is-hidden="true"/>than a period of 10 years in total.</text:p>
      <text:p text:style-name="P17"><text:hidden-text text:condition="ooow:" text:string-value="P12:L12" text:is-hidden="true"/><text:tab/><text:reference-mark-start text:name="subsectionnumber_70"/>(<text:sequence text:ref-name="refsubsectionnumber46" text:name="subsectionnumber" text:formula="ooow:subsectionnumber+1" style:num-format="1">9</text:sequence>)<text:reference-mark-end text:name="subsectionnumber_70"/><text:tab/>A director of Shannon Group shall be disqualified from being such a director where <text:hidden-text text:condition="ooow:" text:string-value="P12:L13" text:is-hidden="true"/>he or she⁠—<text:bookmark-start text:name="1400774754741"/></text:p>
      <text:p text:style-name="P44"><text:hidden-text text:condition="ooow:" text:string-value="P12:L14" text:is-hidden="true"/><text:tab/><text:reference-mark-start text:name="paragraphnumber_47_AIC_16/05/2014_62540"/>(<text:sequence text:ref-name="refparagraphnumber13" text:name="paragraphnumber" text:formula="ooow:1" style:num-format="a">a</text:sequence>)<text:reference-mark-end text:name="paragraphnumber_47_AIC_16/05/2014_62540"/><text:tab/>is adjudicated bankrupt in the State or another jurisdiction, and if so adjudicated, <text:hidden-text text:condition="ooow:" text:string-value="P12:L15" text:is-hidden="true"/>has not obtained a certificate of discharge from the bankruptcy in that <text:hidden-text text:condition="ooow:" text:string-value="P12:L16" text:is-hidden="true"/>jurisdiction,<text:bookmark-end text:name="1400774754741"/></text:p>
      <text:p text:style-name="P42"><text:hidden-text text:condition="ooow:" text:string-value="P12:L17" text:is-hidden="true"/><text:tab/><text:reference-mark-start text:name="paragraphnumber_17"/>(<text:sequence text:ref-name="refparagraphnumber14" text:name="paragraphnumber" text:formula="ooow:paragraphnumber+1" style:num-format="a">b</text:sequence>)<text:reference-mark-end text:name="paragraphnumber_17"/><text:tab/>is convicted of an indictable offence in relation to a company (within the meaning <text:hidden-text text:condition="ooow:" text:string-value="P12:L18" text:is-hidden="true"/>of the <text:alphabetical-index-mark-start text:id="IMark253057928"/>Companies Acts<text:alphabetical-index-mark-end text:id="IMark253057928"/>),</text:p>
      <text:p text:style-name="P42"><text:hidden-text text:condition="ooow:" text:string-value="P12:L19" text:is-hidden="true"/><text:tab/><text:reference-mark-start text:name="paragraphnumber_18"/>(<text:sequence text:ref-name="refparagraphnumber15" text:name="paragraphnumber" text:formula="ooow:paragraphnumber+1" style:num-format="a">c</text:sequence>)<text:reference-mark-end text:name="paragraphnumber_18"/><text:tab/>is convicted of an offence involving fraud or dishonesty,</text:p>
      <text:p text:style-name="P42"><text:hidden-text text:condition="ooow:" text:string-value="P12:L20" text:is-hidden="true"/><text:tab/><text:reference-mark-start text:name="paragraphnumber_19"/>(<text:sequence text:ref-name="refparagraphnumber16" text:name="paragraphnumber" text:formula="ooow:paragraphnumber+1" style:num-format="a">d</text:sequence>)<text:reference-mark-end text:name="paragraphnumber_19"/><text:tab/>is disqualified or restricted from being a director of any company (within the <text:hidden-text text:condition="ooow:" text:string-value="P12:L21" text:is-hidden="true"/>meaning of the <text:alphabetical-index-mark-start text:id="IMark253057928"/>Companies Acts<text:alphabetical-index-mark-end text:id="IMark253057928"/>), or</text:p>
      <text:p text:style-name="P42"><text:hidden-text text:condition="ooow:" text:string-value="P12:L22" text:is-hidden="true"/><text:tab/><text:reference-mark-start text:name="paragraphnumber_20"/>(<text:sequence text:ref-name="refparagraphnumber17" text:name="paragraphnumber" text:formula="ooow:paragraphnumber+1" style:num-format="a">e</text:sequence>)<text:reference-mark-end text:name="paragraphnumber_20"/><text:tab/>has, in the opinion of the Minister, a conflict of interest that is of such importance <text:hidden-text text:condition="ooow:" text:string-value="P12:L23" text:is-hidden="true"/>that it requires him or her to cease to hold such office.</text:p>
      <text:p text:style-name="P17"><text:hidden-text text:condition="ooow:" text:string-value="P12:L24" text:is-hidden="true"/><text:tab/><text:reference-mark-start text:name="subsectionnumber_71"/>(<text:sequence text:ref-name="refsubsectionnumber47" text:name="subsectionnumber" text:formula="ooow:subsectionnumber+1" style:num-format="1">10</text:sequence>)<text:reference-mark-end text:name="subsectionnumber_71"/><text:tab/>A director of Shannon Group may at any time resign his or her directorship by letter <text:hidden-text text:condition="ooow:" text:string-value="P12:L25" text:is-hidden="true"/>addressed to the Minister and the resignation shall take effect from the date specified <text:hidden-text text:condition="ooow:" text:string-value="P12:L26" text:is-hidden="true"/>therein or upon receipt of the letter by the Minister, whichever is the later.</text:p>
      <text:p text:style-name="P17"><text:hidden-text text:condition="ooow:" text:string-value="P12:L27" text:is-hidden="true"/><text:tab/><text:reference-mark-start text:name="subsectionnumber_72"/>(<text:sequence text:ref-name="refsubsectionnumber48" text:name="subsectionnumber" text:formula="ooow:subsectionnumber+1" style:num-format="1">11</text:sequence>)<text:reference-mark-end text:name="subsectionnumber_72"/><text:tab/>A director of Shannon Group may at any time for stated reasons be removed from <text:hidden-text text:condition="ooow:" text:string-value="P12:L28" text:is-hidden="true"/>office by the Minister, with the consent of the Minister for Public Expenditure and <text:hidden-text text:condition="ooow:" text:string-value="P12:L29" text:is-hidden="true"/>Reform, if, in the Minister’s opinion, the member has become incapable through ill-<text:hidden-text text:condition="ooow:" text:string-value="P12:L30" text:is-hidden="true"/>health of performing his or her functions, or has committed stated misbehaviour, or <text:hidden-text text:condition="ooow:" text:string-value="P12:L31" text:is-hidden="true"/>his or her removal appears to the Minister to be necessary for the effective <text:hidden-text text:condition="ooow:" text:string-value="P12:L32" text:is-hidden="true"/>performance by the board of Shannon Group of the functions of Shannon Group.</text:p>
      <text:p text:style-name="P17"><text:hidden-text text:condition="ooow:" text:string-value="P12:L33" text:is-hidden="true"/><text:tab/><text:reference-mark-start text:name="subsectionnumber_73"/>(<text:sequence text:ref-name="refsubsectionnumber49" text:name="subsectionnumber" text:formula="ooow:subsectionnumber+1" style:num-format="1">12</text:sequence>)<text:reference-mark-end text:name="subsectionnumber_73"/><text:tab/>If a director of Shannon Group dies, resigns, retires, becomes disqualified or is <text:hidden-text text:condition="ooow:" text:string-value="P12:L34" text:is-hidden="true"/>removed from office, the Minister may, with the consent of the Minister of Public <text:hidden-text text:condition="ooow:" text:string-value="P12:L35" text:is-hidden="true"/>Expenditure and Reform, appoint a person to be a director of Shannon Group to fill <text:hidden-text text:condition="ooow:" text:string-value="P12:L36" text:is-hidden="true"/>the casual vacancy so occasioned and the person so appointed shall be appointed in <text:hidden-text text:condition="ooow:" text:string-value="P12:L37" text:is-hidden="true"/>the same manner as the director of Shannon Group who occasioned the casual <text:hidden-text text:condition="ooow:" text:string-value="P12:L38" text:is-hidden="true"/>vacancy.</text:p>
      <text:p text:style-name="P17"><text:hidden-text text:condition="ooow:" text:string-value="P12:L39" text:is-hidden="true"/><text:tab/><text:reference-mark-start text:name="subsectionnumber_74"/>(<text:sequence text:ref-name="refsubsectionnumber50" text:name="subsectionnumber" text:formula="ooow:subsectionnumber+1" style:num-format="1">13</text:sequence>)<text:reference-mark-end text:name="subsectionnumber_74"/><text:tab/>The Minister shall, in so far as is practicable and having regard to relevant experience, <text:hidden-text text:condition="ooow:" text:string-value="P12:L40" text:is-hidden="true"/>ensure an equitable balance between men and women in the composition of the board <text:hidden-text text:condition="ooow:" text:string-value="P12:L41" text:is-hidden="true"/>of Shannon Group.</text:p>
      <text:p text:style-name="P17"><text:hidden-text text:condition="ooow:" text:string-value="P12:L42" text:is-hidden="true"/><text:tab/><text:reference-mark-start text:name="subsectionnumber_75"/>(<text:sequence text:ref-name="refsubsectionnumber51" text:name="subsectionnumber" text:formula="ooow:subsectionnumber+1" style:num-format="1">14</text:sequence>)<text:reference-mark-end text:name="subsectionnumber_75"/><text:tab/>Directors of Shannon Group may also be appointed to serve on one or more of the <text:soft-page-break/><text:hidden-text text:condition="ooow:" text:string-value="P13:L1" text:is-hidden="true"/>boards of the subsidiaries of Shannon Group, including on the boards of Shannon <text:hidden-text text:condition="ooow:" text:string-value="P13:L2" text:is-hidden="true"/>Commercial Enterprises and Shannon Airport Authority.</text:p>
      <text:p text:style-name="P13"><text:bookmark-start text:name="toc_book_23"/><text:hidden-text text:condition="ooow:" text:string-value="P13:L3" text:is-hidden="true"/>Chairperson of Board of Shannon Group<text:bookmark-end text:name="toc_book_23"/></text:p>
      <text:p text:style-name="subsection"><text:hidden-text text:condition="ooow:" text:string-value="P13:L4" text:is-hidden="true"/><text:reference-mark-start text:name="sectionnumber_18"/><text:span text:style-name="T6"><text:sequence text:ref-name="refsectionnumber16" text:name="sectionnumber" text:formula="ooow:sectionnumber+1" style:num-format="1">17</text:sequence></text:span><text:reference-mark-end text:name="sectionnumber_18"/><text:span text:style-name="T6">.</text:span><text:tab/><text:reference-mark-start text:name="subsectionnumber_26"/>(<text:sequence text:ref-name="refsubsectionnumber52" text:name="subsectionnumber" style:num-format="1">1</text:sequence>)<text:reference-mark-end text:name="subsectionnumber_26"/><text:tab/>The chairperson of the board of Shannon Group (referred to in this Part as the <text:hidden-text text:condition="ooow:" text:string-value="P13:L5" text:is-hidden="true"/>“chairperson”) shall be appointed by the Minister, with the consent of the Minister for <text:hidden-text text:condition="ooow:" text:string-value="P13:L6" text:is-hidden="true"/>Public Expenditure and Reform.</text:p>
      <text:p text:style-name="P17"><text:hidden-text text:condition="ooow:" text:string-value="P13:L7" text:is-hidden="true"/><text:tab/><text:reference-mark-start text:name="subsectionnumber_59"/>(<text:sequence text:ref-name="refsubsectionnumber53" text:name="subsectionnumber" text:formula="ooow:subsectionnumber+1" style:num-format="1">2</text:sequence>)<text:reference-mark-end text:name="subsectionnumber_59"/><text:tab/>The chairperson shall be appointed for a period not exceeding 5 years and, subject to <text:hidden-text text:condition="ooow:" text:string-value="P13:L8" text:is-hidden="true"/><text:span text:style-name="T8">subsection </text:span><text:span text:style-name="T8"><text:reference-ref text:reference-format="text" text:ref-name="subsectionnumber_69">(8)</text:reference-ref></text:span> of <text:span text:style-name="T8">section </text:span><text:span text:style-name="T8"><text:reference-ref text:reference-format="text" text:ref-name="sectionnumber_19">16</text:reference-ref></text:span>, shall be eligible for reappointment.</text:p>
      <text:p text:style-name="P17"><text:hidden-text text:condition="ooow:" text:string-value="P13:L9" text:is-hidden="true"/><text:tab/><text:reference-mark-start text:name="subsectionnumber_60"/>(<text:sequence text:ref-name="refsubsectionnumber54" text:name="subsectionnumber" text:formula="ooow:subsectionnumber+1" style:num-format="1">3</text:sequence>)<text:reference-mark-end text:name="subsectionnumber_60"/><text:tab/>The chairperson may be removed from office at any time by the Minister with the <text:hidden-text text:condition="ooow:" text:string-value="P13:L10" text:is-hidden="true"/>consent of the Minister for Public Expenditure and Reform.</text:p>
      <text:p text:style-name="P17"><text:hidden-text text:condition="ooow:" text:string-value="P13:L11" text:is-hidden="true"/><text:tab/><text:reference-mark-start text:name="subsectionnumber_61"/>(<text:sequence text:ref-name="refsubsectionnumber55" text:name="subsectionnumber" text:formula="ooow:subsectionnumber+1" style:num-format="1">4</text:sequence>)<text:reference-mark-end text:name="subsectionnumber_61"/><text:tab/>The chairperson shall hold office upon such terms and conditions as the Minister may, <text:hidden-text text:condition="ooow:" text:string-value="P13:L12" text:is-hidden="true"/>with the consent of the Minister for Public Expenditure and Reform, determine.</text:p>
      <text:p text:style-name="P13"><text:bookmark-start text:name="toc_book_24"/><text:hidden-text text:condition="ooow:" text:string-value="P13:L13" text:is-hidden="true"/>Staff<text:bookmark-end text:name="toc_book_24"/></text:p>
      <text:p text:style-name="subsection"><text:hidden-text text:condition="ooow:" text:string-value="P13:L14" text:is-hidden="true"/><text:reference-mark-start text:name="sectionnumber_20"/><text:span text:style-name="T6"><text:sequence text:ref-name="refsectionnumber17" text:name="sectionnumber" text:formula="ooow:sectionnumber+1" style:num-format="1">18</text:sequence></text:span><text:reference-mark-end text:name="sectionnumber_20"/><text:span text:style-name="T6">.</text:span><text:tab/><text:reference-mark-start text:name="subsectionnumber_33"/>(<text:sequence text:ref-name="refsubsectionnumber56" text:name="subsectionnumber" style:num-format="1">1</text:sequence>)<text:reference-mark-end text:name="subsectionnumber_33"/><text:tab/>Shannon Group shall appoint such members of staff as Shannon Group thinks fit.</text:p>
      <text:p text:style-name="P17"><text:hidden-text text:condition="ooow:" text:string-value="P13:L15" text:is-hidden="true"/><text:tab/><text:reference-mark-start text:name="subsectionnumber_78"/>(<text:sequence text:ref-name="refsubsectionnumber57" text:name="subsectionnumber" text:formula="ooow:subsectionnumber+1" style:num-format="1">2</text:sequence>)<text:reference-mark-end text:name="subsectionnumber_78"/><text:tab/>A member of staff of Shannon Group shall hold his or her office or employment on <text:hidden-text text:condition="ooow:" text:string-value="P13:L16" text:is-hidden="true"/>such terms and conditions as Shannon Group determines.</text:p>
      <text:p text:style-name="P17"><text:hidden-text text:condition="ooow:" text:string-value="P13:L17" text:is-hidden="true"/><text:tab/><text:reference-mark-start text:name="subsectionnumber_79"/>(<text:sequence text:ref-name="refsubsectionnumber58" text:name="subsectionnumber" text:formula="ooow:subsectionnumber+1" style:num-format="1">3</text:sequence>)<text:reference-mark-end text:name="subsectionnumber_79"/><text:tab/>There shall be paid by Shannon Group to its members of staff such remuneration and <text:hidden-text text:condition="ooow:" text:string-value="P13:L18" text:is-hidden="true"/>allowances for expenses as the company thinks fit, subject to, in the case of its chief <text:hidden-text text:condition="ooow:" text:string-value="P13:L19" text:is-hidden="true"/>executive, <text:span text:style-name="T8">subsection </text:span><text:span text:style-name="T8"><text:reference-ref text:reference-format="text" text:ref-name="subsectionnumber_86">(5)</text:reference-ref></text:span> of <text:span text:style-name="T8">section </text:span><text:span text:style-name="T8"><text:reference-ref text:reference-format="text" text:ref-name="sectionnumber_21">19</text:reference-ref></text:span>.</text:p>
      <text:p text:style-name="P17"><text:hidden-text text:condition="ooow:" text:string-value="P13:L20" text:is-hidden="true"/><text:tab/><text:reference-mark-start text:name="subsectionnumber_80"/>(<text:sequence text:ref-name="refsubsectionnumber59" text:name="subsectionnumber" text:formula="ooow:subsectionnumber+1" style:num-format="1">4</text:sequence>)<text:reference-mark-end text:name="subsectionnumber_80"/><text:tab/>The transfer of ownership of Shannon Airport Authority or of Shannon Development <text:s/><text:hidden-text text:condition="ooow:" text:string-value="P13:L21" text:is-hidden="true"/>to Shannon Group shall not operate to worsen the scales of pay and conditions of <text:hidden-text text:condition="ooow:" text:string-value="P13:L22" text:is-hidden="true"/>service applicable to the staff of those companies immediately before the Shannon <text:hidden-text text:condition="ooow:" text:string-value="P13:L23" text:is-hidden="true"/>Airport transfer day or the Shannon Commercial Enterprises transfer day, as the case <text:hidden-text text:condition="ooow:" text:string-value="P13:L24" text:is-hidden="true"/>may be, save in accordance with a collective agreement negotiated with any <text:hidden-text text:condition="ooow:" text:string-value="P13:L25" text:is-hidden="true"/>recognised trade union or staff association concerned.</text:p>
      <text:p text:style-name="P13"><text:bookmark-start text:name="toc_book_25"/><text:hidden-text text:condition="ooow:" text:string-value="P13:L26" text:is-hidden="true"/>Chief executive<text:bookmark-end text:name="toc_book_25"/></text:p>
      <text:p text:style-name="subsection"><text:hidden-text text:condition="ooow:" text:string-value="P13:L27" text:is-hidden="true"/><text:reference-mark-start text:name="sectionnumber_21"/><text:span text:style-name="T6"><text:sequence text:ref-name="refsectionnumber18" text:name="sectionnumber" text:formula="ooow:sectionnumber+1" style:num-format="1">19</text:sequence></text:span><text:reference-mark-end text:name="sectionnumber_21"/><text:span text:style-name="T6">.</text:span><text:tab/><text:reference-mark-start text:name="subsectionnumber_36"/>(<text:sequence text:ref-name="refsubsectionnumber60" text:name="subsectionnumber" style:num-format="1">1</text:sequence>)<text:reference-mark-end text:name="subsectionnumber_36"/><text:tab/>There shall be a chief executive of Shannon Group (who shall be known as and is <text:hidden-text text:condition="ooow:" text:string-value="P13:L28" text:is-hidden="true"/>referred to in this Part as the “chief executive”).</text:p>
      <text:p text:style-name="P17"><text:hidden-text text:condition="ooow:" text:string-value="P13:L29" text:is-hidden="true"/><text:tab/><text:reference-mark-start text:name="subsectionnumber_82"/>(<text:sequence text:ref-name="refsubsectionnumber61" text:name="subsectionnumber" text:formula="ooow:subsectionnumber+1" style:num-format="1">2</text:sequence>)<text:reference-mark-end text:name="subsectionnumber_82"/><text:tab/>The chief executive shall be appointed by the board of Shannon Group and may be <text:hidden-text text:condition="ooow:" text:string-value="P13:L30" text:is-hidden="true"/>removed from office at any time for stated reasons by the board of Shannon Group, <text:hidden-text text:condition="ooow:" text:string-value="P13:L31" text:is-hidden="true"/>with the consent of the Minister.</text:p>
      <text:p text:style-name="P17"><text:hidden-text text:condition="ooow:" text:string-value="P13:L32" text:is-hidden="true"/><text:tab/><text:reference-mark-start text:name="subsectionnumber_85"/>(<text:sequence text:ref-name="refsubsectionnumber62" text:name="subsectionnumber" text:formula="ooow:subsectionnumber+1" style:num-format="1">3</text:sequence>)<text:reference-mark-end text:name="subsectionnumber_85"/><text:tab/>The chief executive shall, on his or her appointment, stand appointed as chief <text:hidden-text text:condition="ooow:" text:string-value="P13:L33" text:is-hidden="true"/>executive of⁠—</text:p>
      <text:p text:style-name="P42"><text:hidden-text text:condition="ooow:" text:string-value="P13:L34" text:is-hidden="true"/><text:tab/><text:reference-mark-start text:name="paragraphnumber_21"/>(<text:sequence text:ref-name="refparagraphnumber18" text:name="paragraphnumber" text:formula="ooow:1" style:num-format="a">a</text:sequence>)<text:reference-mark-end text:name="paragraphnumber_21"/><text:tab/>Shannon Airport Authority, and</text:p>
      <text:p text:style-name="P42"><text:hidden-text text:condition="ooow:" text:string-value="P13:L35" text:is-hidden="true"/><text:tab/><text:reference-mark-start text:name="paragraphnumber_22"/>(<text:sequence text:ref-name="refparagraphnumber19" text:name="paragraphnumber" text:formula="ooow:paragraphnumber+1" style:num-format="a">b</text:sequence>)<text:reference-mark-end text:name="paragraphnumber_22"/><text:tab/>Shannon Commercial Enterprises.</text:p>
      <text:p text:style-name="paragraph"><text:hidden-text text:condition="ooow:" text:string-value="P13:L36" text:is-hidden="true"/><text:tab/><text:reference-mark-start text:name="subsectionnumber_29"/>(<text:sequence text:ref-name="refsubsectionnumber63" text:name="subsectionnumber" text:formula="ooow:subsectionnumber+1" style:num-format="1">4</text:sequence>)<text:reference-mark-end text:name="subsectionnumber_29"/> <text:s text:c="2"/><text:reference-mark-start text:name="paragraphnumber_46"/>(<text:sequence text:ref-name="refparagraphnumber20" text:name="paragraphnumber" text:formula="ooow:1" style:num-format="a">a</text:sequence>)<text:reference-mark-end text:name="paragraphnumber_46"/><text:tab/>Notwithstanding anything contained in this section, the person who holds office <text:hidden-text text:condition="ooow:" text:string-value="P13:L37" text:is-hidden="true"/>as the chief executive of Shannon Airport Authority, immediately before the <text:hidden-text text:condition="ooow:" text:string-value="P13:L38" text:is-hidden="true"/>formation of Shannon Group, shall be appointed by the board of Shannon Group <text:soft-page-break/><text:hidden-text text:condition="ooow:" text:string-value="P14:L1" text:is-hidden="true"/>as the first chief executive of Shannon Group, and as chief executive of Shannon <text:hidden-text text:condition="ooow:" text:string-value="P14:L2" text:is-hidden="true"/>Commercial Enterprises.</text:p>
      <text:p text:style-name="P42"><text:hidden-text text:condition="ooow:" text:string-value="P14:L3" text:is-hidden="true"/><text:tab/><text:reference-mark-start text:name="paragraphnumber_104"/>(<text:sequence text:ref-name="refparagraphnumber21" text:name="paragraphnumber" text:formula="ooow:paragraphnumber+1" style:num-format="a">b</text:sequence>)<text:reference-mark-end text:name="paragraphnumber_104"/><text:tab/>The person referred to in <text:span text:style-name="T8">paragraph </text:span><text:span text:style-name="T8"><text:reference-ref text:reference-format="text" text:ref-name="paragraphnumber_46">(a)</text:reference-ref></text:span><text:span text:style-name="T16"> </text:span>shall serve as chief executive of Shannon <text:hidden-text text:condition="ooow:" text:string-value="P14:L4" text:is-hidden="true"/>Group, and as chief executive of Shannon Commercial Enterprises, for the <text:hidden-text text:condition="ooow:" text:string-value="P14:L5" text:is-hidden="true"/>remainder of his or her term as chief executive of Shannon Airport Authority.</text:p>
      <text:p text:style-name="P17"><text:hidden-text text:condition="ooow:" text:string-value="P14:L6" text:is-hidden="true"/><text:tab/><text:reference-mark-start text:name="subsectionnumber_86"/>(<text:sequence text:ref-name="refsubsectionnumber64" text:name="subsectionnumber" text:formula="ooow:subsectionnumber+1" style:num-format="1">5</text:sequence>)<text:reference-mark-end text:name="subsectionnumber_86"/><text:tab/>The chief executive shall hold office for such term and upon and subject to such terms <text:hidden-text text:condition="ooow:" text:string-value="P14:L7" text:is-hidden="true"/>and conditions (including terms and conditions relating to remuneration and <text:hidden-text text:condition="ooow:" text:string-value="P14:L8" text:is-hidden="true"/>allowances for expenses) as may be determined by the board of Shannon Group with <text:hidden-text text:condition="ooow:" text:string-value="P14:L9" text:is-hidden="true"/>the consent of the Minister given with the approval of the Minister for Public <text:hidden-text text:condition="ooow:" text:string-value="P14:L10" text:is-hidden="true"/>Expenditure and Reform and shall be paid out of moneys at the disposal of Shannon <text:hidden-text text:condition="ooow:" text:string-value="P14:L11" text:is-hidden="true"/>Group.</text:p>
      <text:p text:style-name="P17"><text:hidden-text text:condition="ooow:" text:string-value="P14:L12" text:is-hidden="true"/><text:tab/><text:reference-mark-start text:name="subsectionnumber_87"/>(<text:sequence text:ref-name="refsubsectionnumber65" text:name="subsectionnumber" text:formula="ooow:subsectionnumber+1" style:num-format="1">6</text:sequence>)<text:reference-mark-end text:name="subsectionnumber_87"/><text:tab/>Other than as provided for elsewhere in this Part, the chief executive shall not hold <text:hidden-text text:condition="ooow:" text:string-value="P14:L13" text:is-hidden="true"/>any other office or position in respect of which emoluments are payable without the <text:hidden-text text:condition="ooow:" text:string-value="P14:L14" text:is-hidden="true"/>consent of the board of Shannon Group.</text:p>
      <text:p text:style-name="P17"><text:hidden-text text:condition="ooow:" text:string-value="P14:L15" text:is-hidden="true"/><text:tab/><text:reference-mark-start text:name="subsectionnumber_88"/>(<text:sequence text:ref-name="refsubsectionnumber66" text:name="subsectionnumber" text:formula="ooow:subsectionnumber+1" style:num-format="1">7</text:sequence>)<text:reference-mark-end text:name="subsectionnumber_88"/><text:tab/>If the chief executive is removed from office, he or she is deemed to be removed from <text:hidden-text text:condition="ooow:" text:string-value="P14:L16" text:is-hidden="true"/>the office of chief executive of Shannon Airport Authority and Shannon Commercial <text:hidden-text text:condition="ooow:" text:string-value="P14:L17" text:is-hidden="true"/>Enterprises at the same time.</text:p>
      <text:p text:style-name="P13"><text:bookmark-start text:name="toc_book_26"/><text:hidden-text text:condition="ooow:" text:string-value="P14:L18" text:is-hidden="true"/>Chairperson and directors of subsidiaries<text:bookmark-end text:name="toc_book_26"/></text:p>
      <text:p text:style-name="subsection"><text:hidden-text text:condition="ooow:" text:string-value="P14:L19" text:is-hidden="true"/><text:reference-mark-start text:name="sectionnumber_22"/><text:span text:style-name="T6"><text:sequence text:ref-name="refsectionnumber19" text:name="sectionnumber" text:formula="ooow:sectionnumber+1" style:num-format="1">20</text:sequence></text:span><text:reference-mark-end text:name="sectionnumber_22"/><text:span text:style-name="T6">.</text:span><text:tab/><text:reference-mark-start text:name="subsectionnumber_39"/>(<text:sequence text:ref-name="refsubsectionnumber67" text:name="subsectionnumber" style:num-format="1">1</text:sequence>)<text:reference-mark-end text:name="subsectionnumber_39"/><text:tab/>The board of a subsidiary of Shannon Group shall consist of not more than 6 <text:hidden-text text:condition="ooow:" text:string-value="P14:L20" text:is-hidden="true"/>directors, including a chairperson.</text:p>
      <text:p text:style-name="P17"><text:hidden-text text:condition="ooow:" text:string-value="P14:L21" text:is-hidden="true"/><text:tab/><text:reference-mark-start text:name="subsectionnumber_90"/>(<text:sequence text:ref-name="refsubsectionnumber68" text:name="subsectionnumber" text:formula="ooow:subsectionnumber+1" style:num-format="1">2</text:sequence>)<text:reference-mark-end text:name="subsectionnumber_90"/><text:tab/>Notwithstanding anything contained in the <text:alphabetical-index-mark-start text:id="IMark253057928"/>Companies Acts<text:alphabetical-index-mark-end text:id="IMark253057928"/> and subject to <text:span text:style-name="T8">subsection </text:span><text:span text:style-name="T8"><text:hidden-text text:condition="ooow:" text:string-value="P14:L22" text:is-hidden="true"/></text:span><text:span text:style-name="T8"><text:reference-ref text:reference-format="text" text:ref-name="subsectionnumber_91">(3)</text:reference-ref></text:span>, the directors or chairperson, or both, of any subsidiary of Shannon Group which <text:hidden-text text:condition="ooow:" text:string-value="P14:L23" text:is-hidden="true"/>the Minister in writing specifies, shall be appointed, and may be removed from office, <text:hidden-text text:condition="ooow:" text:string-value="P14:L24" text:is-hidden="true"/>by Shannon Group, with the prior written consent of the Minister.</text:p>
      <text:p text:style-name="P17"><text:hidden-text text:condition="ooow:" text:string-value="P14:L25" text:is-hidden="true"/><text:tab/><text:reference-mark-start text:name="subsectionnumber_91"/>(<text:sequence text:ref-name="refsubsectionnumber69" text:name="subsectionnumber" text:formula="ooow:subsectionnumber+1" style:num-format="1">3</text:sequence>)<text:reference-mark-end text:name="subsectionnumber_91"/><text:tab/>Notwithstanding anything contained in the <text:alphabetical-index-mark-start text:id="IMark253057928"/>Companies Acts<text:alphabetical-index-mark-end text:id="IMark253057928"/>, the chairperson of the <text:hidden-text text:condition="ooow:" text:string-value="P14:L26" text:is-hidden="true"/>board of Shannon Group may, on his or her own nomination, and with the consent in <text:hidden-text text:condition="ooow:" text:string-value="P14:L27" text:is-hidden="true"/>writing of the Minister, be appointed as chairperson of the board of a subsidiary of <text:hidden-text text:condition="ooow:" text:string-value="P14:L28" text:is-hidden="true"/>Shannon Group and may be removed from office by the Minister.</text:p>
      <text:p text:style-name="P17"><text:hidden-text text:condition="ooow:" text:string-value="P14:L29" text:is-hidden="true"/><text:tab/><text:reference-mark-start text:name="subsectionnumber_92"/>(<text:sequence text:ref-name="refsubsectionnumber70" text:name="subsectionnumber" text:formula="ooow:subsectionnumber+1" style:num-format="1">4</text:sequence>)<text:reference-mark-end text:name="subsectionnumber_92"/><text:tab/>For the purposes of this section, “subsidiary” means Shannon Airport Authority, <text:hidden-text text:condition="ooow:" text:string-value="P14:L30" text:is-hidden="true"/>Shannon Commercial Enterprises and its subsidiaries, and any other subsidiary <text:hidden-text text:condition="ooow:" text:string-value="P14:L31" text:is-hidden="true"/>formed or acquired under <text:span text:style-name="T8">section </text:span><text:span text:style-name="T8"><text:reference-ref text:reference-format="text" text:ref-name="sectionnumber_13">14</text:reference-ref></text:span> all of the issued shares in the share capital of <text:hidden-text text:condition="ooow:" text:string-value="P14:L32" text:is-hidden="true"/>which are held by, or on behalf of, Shannon Group.</text:p>
      <text:p text:style-name="P13"><text:bookmark-start text:name="toc_book_27"/><text:hidden-text text:condition="ooow:" text:string-value="P14:L33" text:is-hidden="true"/>Accounts and audits<text:bookmark-end text:name="toc_book_27"/></text:p>
      <text:p text:style-name="subsection"><text:hidden-text text:condition="ooow:" text:string-value="P14:L34" text:is-hidden="true"/><text:reference-mark-start text:name="sectionnumber_23"/><text:span text:style-name="T6"><text:sequence text:ref-name="refsectionnumber20" text:name="sectionnumber" text:formula="ooow:sectionnumber+1" style:num-format="1">21</text:sequence></text:span><text:reference-mark-end text:name="sectionnumber_23"/><text:span text:style-name="T6">.</text:span><text:tab/><text:reference-mark-start text:name="subsectionnumber_49"/>(<text:sequence text:ref-name="refsubsectionnumber71" text:name="subsectionnumber" style:num-format="1">1</text:sequence>)<text:reference-mark-end text:name="subsectionnumber_49"/><text:tab/>Shannon Group shall keep all proper and usual accounts in accordance with the <text:hidden-text text:condition="ooow:" text:string-value="P14:L35" text:is-hidden="true"/>requirements of the <text:alphabetical-index-mark-start text:id="IMark253057928"/>Companies Acts<text:alphabetical-index-mark-end text:id="IMark253057928"/>.</text:p>
      <text:p text:style-name="P17"><text:hidden-text text:condition="ooow:" text:string-value="P14:L36" text:is-hidden="true"/><text:tab/><text:reference-mark-start text:name="subsectionnumber_94"/>(<text:sequence text:ref-name="refsubsectionnumber72" text:name="subsectionnumber" text:formula="ooow:subsectionnumber+1" style:num-format="1">2</text:sequence>)<text:reference-mark-end text:name="subsectionnumber_94"/><text:tab/>Accounts kept in pursuance of <text:span text:style-name="T8">subsection </text:span><text:span text:style-name="T8"><text:reference-ref text:reference-format="text" text:ref-name="subsectionnumber_49">(1)</text:reference-ref></text:span> shall be submitted annually by Shannon <text:hidden-text text:condition="ooow:" text:string-value="P14:L37" text:is-hidden="true"/>Group to an auditor for audit and, immediately after such audit, copies of the profit <text:hidden-text text:condition="ooow:" text:string-value="P14:L38" text:is-hidden="true"/>and loss account, the cash flow statement, the balance sheet, such other (if any) of the <text:hidden-text text:condition="ooow:" text:string-value="P14:L39" text:is-hidden="true"/>accounts kept by Shannon Group as the Minister may direct, the auditor’s report on <text:hidden-text text:condition="ooow:" text:string-value="P14:L40" text:is-hidden="true"/>the accounts and the report to the shareholders for the accounting year in question, <text:hidden-text text:condition="ooow:" text:string-value="P14:L41" text:is-hidden="true"/>shall be presented by Shannon Group to the Minister who shall cause copies thereof <text:soft-page-break/><text:hidden-text text:condition="ooow:" text:string-value="P15:L1" text:is-hidden="true"/>to be laid before each House of the Oireachtas.</text:p>
      <text:p text:style-name="P17"><text:hidden-text text:condition="ooow:" text:string-value="P15:L2" text:is-hidden="true"/><text:tab/><text:reference-mark-start text:name="subsectionnumber_95"/>(<text:sequence text:ref-name="refsubsectionnumber73" text:name="subsectionnumber" text:formula="ooow:subsectionnumber+1" style:num-format="1">3</text:sequence>)<text:reference-mark-end text:name="subsectionnumber_95"/><text:tab/>Shannon Group shall, if so required by the Minister, furnish to the Minister, in such <text:hidden-text text:condition="ooow:" text:string-value="P15:L3" text:is-hidden="true"/>form, as may be approved of by the Minister, and for such period, such information as <text:hidden-text text:condition="ooow:" text:string-value="P15:L4" text:is-hidden="true"/>he or she may require, in respect of any balance sheet or other account or any report <text:hidden-text text:condition="ooow:" text:string-value="P15:L5" text:is-hidden="true"/>on its accounts of Shannon Group or any of its subsidiaries or in relation to the policy <text:hidden-text text:condition="ooow:" text:string-value="P15:L6" text:is-hidden="true"/>and operations (other than day-to-day operations) of Shannon Group or any of its <text:hidden-text text:condition="ooow:" text:string-value="P15:L7" text:is-hidden="true"/>subsidiaries.</text:p>
      <text:p text:style-name="P13"><text:bookmark-start text:name="toc_book_28"/><text:hidden-text text:condition="ooow:" text:string-value="P15:L8" text:is-hidden="true"/>Chairperson’s report<text:bookmark-end text:name="toc_book_28"/></text:p>
      <text:p text:style-name="subsection"><text:hidden-text text:condition="ooow:" text:string-value="P15:L9" text:is-hidden="true"/><text:reference-mark-start text:name="sectionnumber_24"/><text:span text:style-name="T6"><text:sequence text:ref-name="refsectionnumber21" text:name="sectionnumber" text:formula="ooow:sectionnumber+1" style:num-format="1">22</text:sequence></text:span><text:reference-mark-end text:name="sectionnumber_24"/><text:span text:style-name="T6">.</text:span><text:tab/><text:reference-mark-start text:name="subsectionnumber_53"/>(<text:sequence text:ref-name="refsubsectionnumber74" text:name="subsectionnumber" style:num-format="1">1</text:sequence>)<text:reference-mark-end text:name="subsectionnumber_53"/><text:tab/>The chairperson shall, immediately after an audit referred to in <text:span text:style-name="T8">section </text:span><text:span text:style-name="T8"><text:reference-ref text:reference-format="text" text:ref-name="sectionnumber_23">21</text:reference-ref></text:span><text:span text:style-name="T8"><text:reference-ref text:reference-format="text" text:ref-name="subsectionnumber_94">(2)</text:reference-ref></text:span>, make a <text:hidden-text text:condition="ooow:" text:string-value="P15:L10" text:is-hidden="true"/>report in writing to the Minister of Shannon Group’s activities and those of any <text:hidden-text text:condition="ooow:" text:string-value="P15:L11" text:is-hidden="true"/>subsidiaries during that year.</text:p>
      <text:p text:style-name="P17"><text:hidden-text text:condition="ooow:" text:string-value="P15:L12" text:is-hidden="true"/><text:tab/><text:reference-mark-start text:name="subsectionnumber_97"/>(<text:sequence text:ref-name="refsubsectionnumber75" text:name="subsectionnumber" text:formula="ooow:subsectionnumber+1" style:num-format="1">2</text:sequence>)<text:reference-mark-end text:name="subsectionnumber_97"/><text:tab/>A report under this section shall include⁠—</text:p>
      <text:p text:style-name="P42"><text:hidden-text text:condition="ooow:" text:string-value="P15:L13" text:is-hidden="true"/><text:tab/><text:reference-mark-start text:name="paragraphnumber_23"/>(<text:sequence text:ref-name="refparagraphnumber22" text:name="paragraphnumber" text:formula="ooow:1" style:num-format="a">a</text:sequence>)<text:reference-mark-end text:name="paragraphnumber_23"/><text:tab/>a statement of all significant developments involving Shannon Group which <text:hidden-text text:condition="ooow:" text:string-value="P15:L14" text:is-hidden="true"/>occurred in that year (including the acquisition of shares or establishment of <text:hidden-text text:condition="ooow:" text:string-value="P15:L15" text:is-hidden="true"/>subsidiaries by Shannon Group),</text:p>
      <text:p text:style-name="P42"><text:hidden-text text:condition="ooow:" text:string-value="P15:L16" text:is-hidden="true"/><text:tab/><text:reference-mark-start text:name="paragraphnumber_24"/>(<text:sequence text:ref-name="refparagraphnumber23" text:name="paragraphnumber" text:formula="ooow:paragraphnumber+1" style:num-format="a">b</text:sequence>)<text:reference-mark-end text:name="paragraphnumber_24"/><text:tab/>a statement of Shannon Group’s borrowings,</text:p>
      <text:p text:style-name="P42"><text:hidden-text text:condition="ooow:" text:string-value="P15:L17" text:is-hidden="true"/><text:tab/><text:reference-mark-start text:name="paragraphnumber_25"/>(<text:sequence text:ref-name="refparagraphnumber24" text:name="paragraphnumber" text:formula="ooow:paragraphnumber+1" style:num-format="a">c</text:sequence>)<text:reference-mark-end text:name="paragraphnumber_25"/><text:tab/>a description of the matters the chairperson anticipates will arise in the <text:hidden-text text:condition="ooow:" text:string-value="P15:L18" text:is-hidden="true"/>accounting year next following that year (or, where the chairperson considers it <text:hidden-text text:condition="ooow:" text:string-value="P15:L19" text:is-hidden="true"/>appropriate in any particular case, any subsequent accounting year) which may <text:hidden-text text:condition="ooow:" text:string-value="P15:L20" text:is-hidden="true"/>affect Shannon Group to any significant extent,</text:p>
      <text:p text:style-name="P42"><text:hidden-text text:condition="ooow:" text:string-value="P15:L21" text:is-hidden="true"/><text:tab/><text:reference-mark-start text:name="paragraphnumber_26"/>(<text:sequence text:ref-name="refparagraphnumber25" text:name="paragraphnumber" text:formula="ooow:paragraphnumber+1" style:num-format="a">d</text:sequence>)<text:reference-mark-end text:name="paragraphnumber_26"/><text:tab/>a statement, to the best of the chairperson’s knowledge or belief, with regard to <text:s/><text:hidden-text text:condition="ooow:" text:string-value="P15:L22" text:is-hidden="true"/>Shannon Group, as to whether⁠—</text:p>
      <text:p text:style-name="P47"><text:hidden-text text:condition="ooow:" text:string-value="P15:L23" text:is-hidden="true"/><text:tab/><text:reference-mark-start text:name="subparagraphnumber_34"/>(<text:sequence text:ref-name="refsubparagraphnumber4" text:name="subparagraphnumber" text:formula="ooow:1" style:num-format="i">i</text:sequence>)<text:reference-mark-end text:name="subparagraphnumber_34"/><text:tab/>each of the following has been complied with or adhered to, that is to say⁠—</text:p>
      <text:p text:style-name="P68"><text:hidden-text text:condition="ooow:" text:string-value="P15:L24" text:is-hidden="true"/><text:tab/><text:reference-mark-start text:name="clausenumber_1"/>(<text:sequence text:ref-name="refclausenumber0" text:name="clausenumber" text:formula="ooow:1" style:num-format="I">I</text:sequence>)<text:reference-mark-end text:name="clausenumber_1"/><text:tab/>the requirements of this Act, or any other enactment, in relation to the <text:hidden-text text:condition="ooow:" text:string-value="P15:L25" text:is-hidden="true"/>accounts of Shannon Group and statements as to the financial affairs of <text:hidden-text text:condition="ooow:" text:string-value="P15:L26" text:is-hidden="true"/>Shannon Group,</text:p>
      <text:p text:style-name="P68"><text:hidden-text text:condition="ooow:" text:string-value="P15:L27" text:is-hidden="true"/><text:span text:style-name="T17"><text:tab/></text:span><text:reference-mark-start text:name="clausenumber_3"/><text:span text:style-name="T17">(</text:span><text:span text:style-name="T17"><text:sequence text:ref-name="refclausenumber1" text:name="clausenumber" text:formula="ooow:clausenumber+1" style:num-format="I">II</text:sequence></text:span><text:span text:style-name="T17">)</text:span><text:reference-mark-end text:name="clausenumber_3"/><text:span text:style-name="T17"><text:tab/></text:span><text:span text:style-name="T8">section </text:span><text:span text:style-name="T8"><text:reference-ref text:reference-format="text" text:ref-name="sectionnumber_27">25</text:reference-ref></text:span>,</text:p>
      <text:p text:style-name="P68"><text:hidden-text text:condition="ooow:" text:string-value="P15:L28" text:is-hidden="true"/><text:tab/><text:reference-mark-start text:name="clausenumber_5"/>(<text:sequence text:ref-name="refclausenumber2" text:name="clausenumber" text:formula="ooow:clausenumber+1" style:num-format="I">III</text:sequence>)<text:reference-mark-end text:name="clausenumber_5"/><text:tab/>directions under <text:span text:style-name="T8">section </text:span><text:span text:style-name="T8"><text:reference-ref text:reference-format="text" text:ref-name="sectionnumber_29">27</text:reference-ref></text:span><text:span text:style-name="T8"><text:reference-ref text:reference-format="text" text:ref-name="subsectionnumber_84">(1)</text:reference-ref></text:span><text:span text:style-name="T16">,</text:span></text:p>
      <text:p text:style-name="P68"><text:hidden-text text:condition="ooow:" text:string-value="P15:L29" text:is-hidden="true"/><text:span text:style-name="T16"><text:tab/></text:span><text:reference-mark-start text:name="clausenumber_7"/><text:span text:style-name="T16">(</text:span><text:span text:style-name="T16"><text:sequence text:ref-name="refclausenumber3" text:name="clausenumber" text:formula="ooow:clausenumber+1" style:num-format="I">IV</text:sequence></text:span><text:span text:style-name="T16">)</text:span><text:reference-mark-end text:name="clausenumber_7"/><text:span text:style-name="T16"><text:tab/>the requirements of any enactment or instrument made under an </text:span><text:span text:style-name="T16"><text:hidden-text text:condition="ooow:" text:string-value="P15:L30" text:is-hidden="true"/></text:span><text:span text:style-name="T16">enactment, in relation to the entering by a public authority into a </text:span><text:span text:style-name="T16"><text:hidden-text text:condition="ooow:" text:string-value="P15:L31" text:is-hidden="true"/></text:span><text:span text:style-name="T16">contract with any person for the provision of goods or services by that </text:span><text:span text:style-name="T16"><text:hidden-text text:condition="ooow:" text:string-value="P15:L32" text:is-hidden="true"/></text:span><text:span text:style-name="T16">person to such authority,</text:span></text:p>
      <text:p text:style-name="P68"><text:hidden-text text:condition="ooow:" text:string-value="P15:L33" text:is-hidden="true"/><text:tab/><text:reference-mark-start text:name="clausenumber_4"/>(<text:sequence text:ref-name="refclausenumber4" text:name="clausenumber" text:formula="ooow:clausenumber+1" style:num-format="I">V</text:sequence>)<text:reference-mark-end text:name="clausenumber_4"/><text:tab/>any code of conduct for the directors and members of staff of State <text:hidden-text text:condition="ooow:" text:string-value="P15:L34" text:is-hidden="true"/>enterprises issued by the Government, the Minister or the Minister for <text:hidden-text text:condition="ooow:" text:string-value="P15:L35" text:is-hidden="true"/>Public Expenditure and Reform,</text:p>
      <text:p text:style-name="P47"><text:hidden-text text:condition="ooow:" text:string-value="P15:L36" text:is-hidden="true"/><text:tab/><text:tab/>and</text:p>
      <text:p text:style-name="P47"><text:hidden-text text:condition="ooow:" text:string-value="P15:L37" text:is-hidden="true"/><text:tab/><text:reference-mark-start text:name="subparagraphnumber_4"/>(<text:sequence text:ref-name="refsubparagraphnumber5" text:name="subparagraphnumber" text:formula="ooow:subparagraphnumber+1" style:num-format="i">ii</text:sequence>)<text:reference-mark-end text:name="subparagraphnumber_4"/><text:tab/>regard has been had to⁠—</text:p>
      <text:p text:style-name="P68"><text:hidden-text text:condition="ooow:" text:string-value="P15:L38" text:is-hidden="true"/><text:span text:style-name="T16"><text:tab/></text:span><text:reference-mark-start text:name="clausenumber_2"/><text:span text:style-name="T16">(</text:span><text:span text:style-name="T16"><text:sequence text:ref-name="refclausenumber5" text:name="clausenumber" text:formula="ooow:1" style:num-format="I">I</text:sequence></text:span><text:span text:style-name="T16">)</text:span><text:reference-mark-end text:name="clausenumber_2"/><text:span text:style-name="T16"><text:tab/>guidelines issued under </text:span><text:span text:style-name="T8">section </text:span><text:span text:style-name="T8"><text:reference-ref text:reference-format="text" text:ref-name="sectionnumber_29">27</text:reference-ref></text:span><text:span text:style-name="T8"><text:reference-ref text:reference-format="text" text:ref-name="subsectionnumber_126">(2)</text:reference-ref></text:span><text:span text:style-name="T16">,</text:span></text:p>
      <text:p text:style-name="P68"><text:hidden-text text:condition="ooow:" text:string-value="P15:L39" text:is-hidden="true"/><text:span text:style-name="T16"><text:tab/>(</text:span><text:span text:style-name="T16"><text:sequence text:ref-name="refclausenumber6" text:name="clausenumber" text:formula="ooow:clausenumber+1" style:num-format="I">II</text:sequence></text:span><text:span text:style-name="T16">)<text:tab/>guidelines issued by the Government or the Minister for Public </text:span><text:soft-page-break/><text:span text:style-name="T16"><text:hidden-text text:condition="ooow:" text:string-value="P16:L1" text:is-hidden="true"/></text:span><text:span text:style-name="T16">Expenditure and Reform, in relation to the entering by a public authority </text:span><text:span text:style-name="T16"><text:hidden-text text:condition="ooow:" text:string-value="P16:L2" text:is-hidden="true"/></text:span><text:span text:style-name="T16">into a contract with any person for the provision of goods or services by </text:span><text:span text:style-name="T16"><text:hidden-text text:condition="ooow:" text:string-value="P16:L3" text:is-hidden="true"/></text:span><text:span text:style-name="T16">that person to such authority,</text:span></text:p>
      <text:p text:style-name="P68"><text:hidden-text text:condition="ooow:" text:string-value="P16:L4" text:is-hidden="true"/><text:span text:style-name="T16"><text:tab/></text:span><text:reference-mark-start text:name="clausenumber_6"/><text:span text:style-name="T16">(</text:span><text:span text:style-name="T16"><text:sequence text:ref-name="refclausenumber7" text:name="clausenumber" text:formula="ooow:clausenumber+1" style:num-format="I">III</text:sequence></text:span><text:span text:style-name="T16">)</text:span><text:reference-mark-end text:name="clausenumber_6"/><text:span text:style-name="T16"><text:tab/>guidelines issued by the Government or the Minister for Public </text:span><text:span text:style-name="T16"><text:hidden-text text:condition="ooow:" text:string-value="P16:L5" text:is-hidden="true"/></text:span><text:span text:style-name="T16">Expenditure and Reform, in relation to the accounts of State enterprises </text:span><text:span text:style-name="T16"><text:hidden-text text:condition="ooow:" text:string-value="P16:L6" text:is-hidden="true"/></text:span><text:span text:style-name="T16">or statements in respect of the financial affairs of Shannon Group,</text:span></text:p>
      <text:p text:style-name="P68"><text:hidden-text text:condition="ooow:" text:string-value="P16:L7" text:is-hidden="true"/><text:tab/><text:reference-mark-start text:name="clausenumber_8"/>(<text:sequence text:ref-name="refclausenumber8" text:name="clausenumber" text:formula="ooow:clausenumber+1" style:num-format="I">IV</text:sequence>)<text:reference-mark-end text:name="clausenumber_8"/><text:tab/>guidelines issued by the Government or the Minister for Public <text:hidden-text text:condition="ooow:" text:string-value="P16:L8" text:is-hidden="true"/>Expenditure and Reform in relation to the remuneration to be paid by <text:hidden-text text:condition="ooow:" text:string-value="P16:L9" text:is-hidden="true"/>State enterprises to their chief executives,</text:p>
      <text:p text:style-name="P42"><text:hidden-text text:condition="ooow:" text:string-value="P16:L10" text:is-hidden="true"/><text:tab/><text:reference-mark-start text:name="paragraphnumber_27"/>(<text:sequence text:ref-name="refparagraphnumber26" text:name="paragraphnumber" text:formula="ooow:paragraphnumber+1" style:num-format="a">e</text:sequence>)<text:reference-mark-end text:name="paragraphnumber_27"/><text:tab/>where anything referred to in⁠—</text:p>
      <text:p text:style-name="P47"><text:hidden-text text:condition="ooow:" text:string-value="P16:L11" text:is-hidden="true"/><text:tab/><text:reference-mark-start text:name="subparagraphnumber_5"/>(<text:sequence text:ref-name="refsubparagraphnumber6" text:name="subparagraphnumber" text:formula="ooow:1" style:num-format="i">i</text:sequence>)<text:reference-mark-end text:name="subparagraphnumber_5"/><text:tab/><text:span text:style-name="T8">paragraph </text:span><text:span text:style-name="T8"><text:reference-ref text:reference-format="text" text:ref-name="paragraphnumber_26">(d)</text:reference-ref></text:span><text:span text:style-name="T8"><text:reference-ref text:reference-format="text" text:ref-name="subparagraphnumber_34">(i)</text:reference-ref></text:span> is stated not to have been complied with or adhered to, or</text:p>
      <text:p text:style-name="P47"><text:hidden-text text:condition="ooow:" text:string-value="P16:L12" text:is-hidden="true"/><text:tab/><text:reference-mark-start text:name="subparagraphnumber_6"/>(<text:sequence text:ref-name="refsubparagraphnumber7" text:name="subparagraphnumber" text:formula="ooow:subparagraphnumber+1" style:num-format="i">ii</text:sequence>)<text:reference-mark-end text:name="subparagraphnumber_6"/><text:tab/><text:span text:style-name="T8">paragraph </text:span><text:span text:style-name="T8"><text:reference-ref text:reference-format="text" text:ref-name="paragraphnumber_26">(d)</text:reference-ref></text:span><text:span text:style-name="T8"><text:reference-ref text:reference-format="text" text:ref-name="subparagraphnumber_4">(ii)</text:reference-ref></text:span><text:span text:style-name="T17"> is stated that regard has not been given to,</text:span></text:p>
      <text:p text:style-name="P42"><text:hidden-text text:condition="ooow:" text:string-value="P16:L13" text:is-hidden="true"/><text:span text:style-name="T17"><text:tab/><text:tab/></text:span>an explanation as to why there was a failure to comply with it or adhere to it or <text:hidden-text text:condition="ooow:" text:string-value="P16:L14" text:is-hidden="true"/>have regard to it, as the case may be.</text:p>
      <text:p text:style-name="P17"><text:hidden-text text:condition="ooow:" text:string-value="P16:L15" text:is-hidden="true"/><text:tab/><text:reference-mark-start text:name="subsectionnumber_98"/>(<text:sequence text:ref-name="refsubsectionnumber76" text:name="subsectionnumber" text:formula="ooow:subsectionnumber+1" style:num-format="1">3</text:sequence>)<text:reference-mark-end text:name="subsectionnumber_98"/><text:tab/>In this section “State enterprise” means a company (within the meaning of the <text:hidden-text text:condition="ooow:" text:string-value="P16:L16" text:is-hidden="true"/><text:alphabetical-index-mark-start text:id="IMark253057928"/>Companies Acts<text:alphabetical-index-mark-end text:id="IMark253057928"/>) in which one or more than one share in the shareholding is held by a <text:hidden-text text:condition="ooow:" text:string-value="P16:L17" text:is-hidden="true"/>Minister of the Government and the principal objects of which (as stated in its <text:hidden-text text:condition="ooow:" text:string-value="P16:L18" text:is-hidden="true"/>memorandum of association) are prescribed in whole or in part by statute.</text:p>
      <text:p text:style-name="P13"><text:bookmark-start text:name="toc_book_29"/><text:hidden-text text:condition="ooow:" text:string-value="P16:L19" text:is-hidden="true"/>Superannuation schemes – Shannon Group<text:bookmark-end text:name="toc_book_29"/></text:p>
      <text:p text:style-name="subsection"><text:hidden-text text:condition="ooow:" text:string-value="P16:L20" text:is-hidden="true"/><text:reference-mark-start text:name="sectionnumber_25"/><text:span text:style-name="T6"><text:sequence text:ref-name="refsectionnumber22" text:name="sectionnumber" text:formula="ooow:sectionnumber+1" style:num-format="1">23</text:sequence></text:span><text:reference-mark-end text:name="sectionnumber_25"/><text:span text:style-name="T6">.</text:span><text:tab/><text:reference-mark-start text:name="subsectionnumber_58"/>(<text:sequence text:ref-name="refsubsectionnumber77" text:name="subsectionnumber" style:num-format="1">1</text:sequence>)<text:reference-mark-end text:name="subsectionnumber_58"/><text:tab/>Subject to <text:span text:style-name="T8">subsection </text:span><text:span text:style-name="T8"><text:reference-ref text:reference-format="text" text:ref-name="subsectionnumber_106">(8)</text:reference-ref></text:span><text:span text:style-name="T17">,</text:span> Shannon Group shall prepare and submit to the Minister a <text:hidden-text text:condition="ooow:" text:string-value="P16:L21" text:is-hidden="true"/>scheme or schemes for the granting of superannuation benefits to or in respect of such <text:hidden-text text:condition="ooow:" text:string-value="P16:L22" text:is-hidden="true"/>members of the staff (including chief executives) of Shannon Group and of its <text:hidden-text text:condition="ooow:" text:string-value="P16:L23" text:is-hidden="true"/>subsidiaries as it decides.</text:p>
      <text:p text:style-name="P17"><text:hidden-text text:condition="ooow:" text:string-value="P16:L24" text:is-hidden="true"/><text:tab/><text:reference-mark-start text:name="subsectionnumber_100"/>(<text:sequence text:ref-name="refsubsectionnumber78" text:name="subsectionnumber" text:formula="ooow:subsectionnumber+1" style:num-format="1">2</text:sequence>)<text:reference-mark-end text:name="subsectionnumber_100"/><text:tab/>Every such scheme shall fix the time and conditions of retirement for all persons to or <text:hidden-text text:condition="ooow:" text:string-value="P16:L25" text:is-hidden="true"/>in respect of whom superannuation benefits are payable under the scheme and <text:hidden-text text:condition="ooow:" text:string-value="P16:L26" text:is-hidden="true"/>different times and conditions may be fixed in respect of different classes of persons.</text:p>
      <text:p text:style-name="P17"><text:hidden-text text:condition="ooow:" text:string-value="P16:L27" text:is-hidden="true"/><text:tab/><text:reference-mark-start text:name="subsectionnumber_101"/>(<text:sequence text:ref-name="refsubsectionnumber79" text:name="subsectionnumber" text:formula="ooow:subsectionnumber+1" style:num-format="1">3</text:sequence>)<text:reference-mark-end text:name="subsectionnumber_101"/><text:tab/>Every such scheme may be amended or revoked by a subsequent scheme prepared, <text:hidden-text text:condition="ooow:" text:string-value="P16:L28" text:is-hidden="true"/>submitted and approved under this section.</text:p>
      <text:p text:style-name="P17"><text:hidden-text text:condition="ooow:" text:string-value="P16:L29" text:is-hidden="true"/><text:tab/><text:reference-mark-start text:name="subsectionnumber_102"/>(<text:sequence text:ref-name="refsubsectionnumber80" text:name="subsectionnumber" text:formula="ooow:subsectionnumber+1" style:num-format="1">4</text:sequence>)<text:reference-mark-end text:name="subsectionnumber_102"/><text:tab/>A scheme submitted to the Minister under this section shall, if approved of by the <text:hidden-text text:condition="ooow:" text:string-value="P16:L30" text:is-hidden="true"/>Minister, with the consent of the Minister for Public Expenditure and Reform, be <text:hidden-text text:condition="ooow:" text:string-value="P16:L31" text:is-hidden="true"/>carried out by Shannon Group in accordance with its terms.</text:p>
      <text:p text:style-name="P17"><text:hidden-text text:condition="ooow:" text:string-value="P16:L32" text:is-hidden="true"/><text:tab/><text:reference-mark-start text:name="subsectionnumber_103"/>(<text:sequence text:ref-name="refsubsectionnumber81" text:name="subsectionnumber" text:formula="ooow:subsectionnumber+1" style:num-format="1">5</text:sequence>)<text:reference-mark-end text:name="subsectionnumber_103"/><text:tab/>A scheme made under this section shall make provision for appeals.</text:p>
      <text:p text:style-name="P17"><text:hidden-text text:condition="ooow:" text:string-value="P16:L33" text:is-hidden="true"/><text:tab/><text:reference-mark-start text:name="subsectionnumber_104"/>(<text:sequence text:ref-name="refsubsectionnumber82" text:name="subsectionnumber" text:formula="ooow:subsectionnumber+1" style:num-format="1">6</text:sequence>)<text:reference-mark-end text:name="subsectionnumber_104"/><text:tab/>Superannuation benefits shall not be granted by Shannon Group nor shall any other <text:hidden-text text:condition="ooow:" text:string-value="P16:L34" text:is-hidden="true"/>arrangements be entered into by Shannon Group for the provision of such benefit to a <text:hidden-text text:condition="ooow:" text:string-value="P16:L35" text:is-hidden="true"/>member of the staff of Shannon Group, or of a subsidiary of Shannon Group, <text:hidden-text text:condition="ooow:" text:string-value="P16:L36" text:is-hidden="true"/>otherwise than in accordance with a scheme under this section, or otherwise as may <text:hidden-text text:condition="ooow:" text:string-value="P16:L37" text:is-hidden="true"/>be approved of by the Minister, with the consent of the Minister for Public <text:hidden-text text:condition="ooow:" text:string-value="P16:L38" text:is-hidden="true"/>Expenditure and Reform.</text:p>
      <text:p text:style-name="P17"><text:hidden-text text:condition="ooow:" text:string-value="P16:L39" text:is-hidden="true"/><text:tab/><text:reference-mark-start text:name="subsectionnumber_105"/>(<text:sequence text:ref-name="refsubsectionnumber83" text:name="subsectionnumber" text:formula="ooow:subsectionnumber+1" style:num-format="1">7</text:sequence>)<text:reference-mark-end text:name="subsectionnumber_105"/><text:tab/>A scheme under this section shall be laid before each House of the Oireachtas as soon <text:hidden-text text:condition="ooow:" text:string-value="P16:L40" text:is-hidden="true"/>as may be after it is made and, if a resolution annulling the scheme is passed by either <text:hidden-text text:condition="ooow:" text:string-value="P16:L41" text:is-hidden="true"/>such House within the next 21 days on which that House has sat after the scheme is <text:soft-page-break/><text:hidden-text text:condition="ooow:" text:string-value="P17:L1" text:is-hidden="true"/>laid before it, the scheme shall be annulled accordingly, but without prejudice to the <text:hidden-text text:condition="ooow:" text:string-value="P17:L2" text:is-hidden="true"/>validity of anything previously done thereunder.</text:p>
      <text:p text:style-name="P17"><text:hidden-text text:condition="ooow:" text:string-value="P17:L3" text:is-hidden="true"/><text:tab/><text:reference-mark-start text:name="subsectionnumber_106"/>(<text:sequence text:ref-name="refsubsectionnumber84" text:name="subsectionnumber" text:formula="ooow:subsectionnumber+1" style:num-format="1">8</text:sequence>)<text:reference-mark-end text:name="subsectionnumber_106"/><text:tab/>Should Shannon Airport Authority have a scheme, other than a replacement scheme <text:hidden-text text:condition="ooow:" text:string-value="P17:L4" text:is-hidden="true"/>(within the meaning of section 32A(13) (inserted by <text:span text:style-name="T8">section </text:span><text:span text:style-name="T8"><text:reference-ref text:reference-format="text" text:ref-name="sectionnumber_37">34</text:reference-ref></text:span>) of the Act of 1998) in <text:hidden-text text:condition="ooow:" text:string-value="P17:L5" text:is-hidden="true"/>operation immediately before the establishment of a scheme under this section, for the <text:hidden-text text:condition="ooow:" text:string-value="P17:L6" text:is-hidden="true"/>granting of superannuation benefits to or in respect of members of its staff in <text:hidden-text text:condition="ooow:" text:string-value="P17:L7" text:is-hidden="true"/>accordance with section 32 (inserted by <text:span text:style-name="T12">section </text:span><text:span text:style-name="T12"><text:reference-ref text:reference-format="text" text:ref-name="sectionnumber_37">34</text:reference-ref></text:span><text:span text:style-name="T17">) of the Act of 1998</text:span>, that scheme <text:hidden-text text:condition="ooow:" text:string-value="P17:L8" text:is-hidden="true"/>may be provided for the benefit of such members of staff (including chief executives) <text:hidden-text text:condition="ooow:" text:string-value="P17:L9" text:is-hidden="true"/>of Shannon Group and of all or any of its subsidiaries as Shannon Group decides.</text:p>
      <text:p text:style-name="P13"><text:bookmark-start text:name="toc_book_30"/><text:hidden-text text:condition="ooow:" text:string-value="P17:L10" text:is-hidden="true"/>Membership of Houses of Oireachtas or European Parliament<text:bookmark-end text:name="toc_book_30"/></text:p>
      <text:p text:style-name="subsection"><text:hidden-text text:condition="ooow:" text:string-value="P17:L11" text:is-hidden="true"/><text:reference-mark-start text:name="sectionnumber_26"/><text:span text:style-name="T6"><text:sequence text:ref-name="refsectionnumber23" text:name="sectionnumber" text:formula="ooow:sectionnumber+1" style:num-format="1">24</text:sequence></text:span><text:reference-mark-end text:name="sectionnumber_26"/><text:span text:style-name="T6">.</text:span><text:tab/><text:reference-mark-start text:name="subsectionnumber_62"/>(<text:sequence text:ref-name="refsubsectionnumber85" text:name="subsectionnumber" style:num-format="1">1</text:sequence>)<text:reference-mark-end text:name="subsectionnumber_62"/><text:tab/>Where a director of Shannon Group or a subsidiary of Shannon Group is⁠—</text:p>
      <text:p text:style-name="P42"><text:hidden-text text:condition="ooow:" text:string-value="P17:L12" text:is-hidden="true"/><text:tab/><text:reference-mark-start text:name="paragraphnumber_28"/>(<text:sequence text:ref-name="refparagraphnumber27" text:name="paragraphnumber" text:formula="ooow:1" style:num-format="a">a</text:sequence>)<text:reference-mark-end text:name="paragraphnumber_28"/><text:tab/>nominated as a member of Seanad Éireann,</text:p>
      <text:p text:style-name="P42"><text:hidden-text text:condition="ooow:" text:string-value="P17:L13" text:is-hidden="true"/><text:tab/><text:reference-mark-start text:name="paragraphnumber_29"/>(<text:sequence text:ref-name="refparagraphnumber28" text:name="paragraphnumber" text:formula="ooow:paragraphnumber+1" style:num-format="a">b</text:sequence>)<text:reference-mark-end text:name="paragraphnumber_29"/><text:tab/>elected as a member of either House of the Oireachtas or to be a member of the <text:hidden-text text:condition="ooow:" text:string-value="P17:L14" text:is-hidden="true"/>European Parliament, or</text:p>
      <text:p text:style-name="P42"><text:hidden-text text:condition="ooow:" text:string-value="P17:L15" text:is-hidden="true"/><text:tab/><text:reference-mark-start text:name="paragraphnumber_30"/>(<text:sequence text:ref-name="refparagraphnumber29" text:name="paragraphnumber" text:formula="ooow:paragraphnumber+1" style:num-format="a">c</text:sequence>)<text:reference-mark-end text:name="paragraphnumber_30"/><text:tab/>regarded pursuant to Part XIII of the Second Schedule to the Act of 1997 as <text:hidden-text text:condition="ooow:" text:string-value="P17:L16" text:is-hidden="true"/>having been elected to that Parliament,</text:p>
      <text:p text:style-name="P17"><text:hidden-text text:condition="ooow:" text:string-value="P17:L17" text:is-hidden="true"/><text:tab/><text:tab/>he or she shall thereupon cease to be a director of Shannon Group or any subsidiary of <text:hidden-text text:condition="ooow:" text:string-value="P17:L18" text:is-hidden="true"/>Shannon Group, as the case may be.</text:p>
      <text:p text:style-name="P17"><text:hidden-text text:condition="ooow:" text:string-value="P17:L19" text:is-hidden="true"/><text:tab/><text:reference-mark-start text:name="subsectionnumber_110"/>(<text:sequence text:ref-name="refsubsectionnumber86" text:name="subsectionnumber" text:formula="ooow:subsectionnumber+1" style:num-format="1">2</text:sequence>)<text:reference-mark-end text:name="subsectionnumber_110"/><text:tab/>Where a person employed by Shannon Group or a subsidiary of Shannon Group is⁠—</text:p>
      <text:p text:style-name="P42"><text:hidden-text text:condition="ooow:" text:string-value="P17:L20" text:is-hidden="true"/><text:tab/><text:reference-mark-start text:name="paragraphnumber_31"/>(<text:sequence text:ref-name="refparagraphnumber30" text:name="paragraphnumber" text:formula="ooow:1" style:num-format="a">a</text:sequence>)<text:reference-mark-end text:name="paragraphnumber_31"/><text:tab/>nominated as a member of Seanad Éireann,</text:p>
      <text:p text:style-name="P42"><text:hidden-text text:condition="ooow:" text:string-value="P17:L21" text:is-hidden="true"/><text:tab/><text:reference-mark-start text:name="paragraphnumber_32"/>(<text:sequence text:ref-name="refparagraphnumber31" text:name="paragraphnumber" text:formula="ooow:paragraphnumber+1" style:num-format="a">b</text:sequence>)<text:reference-mark-end text:name="paragraphnumber_32"/><text:tab/>elected as a member of either House of the Oireachtas or to be a member of the <text:hidden-text text:condition="ooow:" text:string-value="P17:L22" text:is-hidden="true"/>European Parliament, or</text:p>
      <text:p text:style-name="P42"><text:hidden-text text:condition="ooow:" text:string-value="P17:L23" text:is-hidden="true"/><text:tab/><text:reference-mark-start text:name="paragraphnumber_33"/>(<text:sequence text:ref-name="refparagraphnumber32" text:name="paragraphnumber" text:formula="ooow:paragraphnumber+1" style:num-format="a">c</text:sequence>)<text:reference-mark-end text:name="paragraphnumber_33"/><text:tab/>regarded pursuant to Part XIII of the Second Schedule to the Act of 1997 as <text:hidden-text text:condition="ooow:" text:string-value="P17:L24" text:is-hidden="true"/>having been elected to that Parliament,</text:p>
      <text:p text:style-name="P17"><text:hidden-text text:condition="ooow:" text:string-value="P17:L25" text:is-hidden="true"/><text:tab/><text:tab/>he or she shall thereupon stand seconded from employment by Shannon Group or any <text:hidden-text text:condition="ooow:" text:string-value="P17:L26" text:is-hidden="true"/>subsidiary of Shannon Group, as the case may be, and shall not be paid by, or be <text:hidden-text text:condition="ooow:" text:string-value="P17:L27" text:is-hidden="true"/>entitled to receive from, Shannon Group or any subsidiary of Shannon Group any <text:hidden-text text:condition="ooow:" text:string-value="P17:L28" text:is-hidden="true"/>remuneration or allowances in respect of the period commencing on such nomination <text:hidden-text text:condition="ooow:" text:string-value="P17:L29" text:is-hidden="true"/>or election, or when he or she is so regarded as having been elected (as the case may <text:hidden-text text:condition="ooow:" text:string-value="P17:L30" text:is-hidden="true"/>be), and ending when such person ceases to be a member of either House or such <text:hidden-text text:condition="ooow:" text:string-value="P17:L31" text:is-hidden="true"/>Parliament.</text:p>
      <text:p text:style-name="P17"><text:hidden-text text:condition="ooow:" text:string-value="P17:L32" text:is-hidden="true"/><text:tab/><text:reference-mark-start text:name="subsectionnumber_111"/>(<text:sequence text:ref-name="refsubsectionnumber87" text:name="subsectionnumber" text:formula="ooow:subsectionnumber+1" style:num-format="1">3</text:sequence>)<text:reference-mark-end text:name="subsectionnumber_111"/><text:tab/>A person who is for the time being entitled under the Standing Orders of either House <text:hidden-text text:condition="ooow:" text:string-value="P17:L33" text:is-hidden="true"/>of the Oireachtas to sit therein or who is a member of the European Parliament shall, <text:hidden-text text:condition="ooow:" text:string-value="P17:L34" text:is-hidden="true"/>while he or she is so entitled or is such a member, be disqualified from becoming a <text:hidden-text text:condition="ooow:" text:string-value="P17:L35" text:is-hidden="true"/>director of Shannon Group or a subsidiary of Shannon Group or from employment in <text:hidden-text text:condition="ooow:" text:string-value="P17:L36" text:is-hidden="true"/>any capacity by Shannon Group or a subsidiary of Shannon Group.</text:p>
      <text:p text:style-name="P17"><text:hidden-text text:condition="ooow:" text:string-value="P17:L37" text:is-hidden="true"/><text:tab/><text:reference-mark-start text:name="subsectionnumber_112"/>(<text:sequence text:ref-name="refsubsectionnumber88" text:name="subsectionnumber" text:formula="ooow:subsectionnumber+1" style:num-format="1">4</text:sequence>)<text:reference-mark-end text:name="subsectionnumber_112"/><text:tab/>Without prejudice to the generality of <text:span text:style-name="T8">subsection </text:span><text:span text:style-name="T8"><text:reference-ref text:reference-format="text" text:ref-name="subsectionnumber_110">(2)</text:reference-ref></text:span>, that subsection shall be <text:hidden-text text:condition="ooow:" text:string-value="P17:L38" text:is-hidden="true"/>construed as prohibiting the reckoning of a period therein mentioned as service with <text:hidden-text text:condition="ooow:" text:string-value="P17:L39" text:is-hidden="true"/>the company or a subsidiary of the company for the purposes of any pensions, <text:hidden-text text:condition="ooow:" text:string-value="P17:L40" text:is-hidden="true"/>gratuities or other allowances payable on resignation, retirement or death.</text:p>
      <text:p text:style-name="subsection"><text:hidden-text text:condition="ooow:" text:string-value="P17:L41" text:is-hidden="true"/><text:span text:style-name="T15"><text:tab/></text:span><text:reference-mark-start text:name="subsectionnumber_113"/><text:span text:style-name="T15">(</text:span><text:span text:style-name="T15"><text:sequence text:ref-name="refsubsectionnumber89" text:name="subsectionnumber" text:formula="ooow:subsectionnumber+1" style:num-format="1">5</text:sequence></text:span><text:span text:style-name="T15">)</text:span><text:reference-mark-end text:name="subsectionnumber_113"/><text:span text:style-name="T15"><text:tab/>In this section “Act of 1997” means </text:span><text:alphabetical-index-mark text:string-value="European Parliament Elections Act 1997 (No. 2)"/><text:a xlink:type="simple" xlink:href="http://www.irishstatutebook.ie/1997/en/act/pub/0002/index.html"><text:span text:style-name="T15"/></text:a><text:a xlink:type="simple" xlink:href="http://www.irishstatutebook.ie/1997/en/act/pub/0002/index.html"><text:span text:style-name="T15">European Parliament Elections Act 1997</text:span></text:a><text:span text:style-name="T15">.</text:span></text:p>
      <text:p text:style-name="P13"><text:bookmark-start text:name="toc_book_31"/><text:soft-page-break/><text:hidden-text text:condition="ooow:" text:string-value="P18:L1" text:is-hidden="true"/>Disclosure by directors of certain interests<text:bookmark-end text:name="toc_book_31"/></text:p>
      <text:p text:style-name="subsection"><text:hidden-text text:condition="ooow:" text:string-value="P18:L2" text:is-hidden="true"/><text:reference-mark-start text:name="sectionnumber_27"/><text:span text:style-name="T6"><text:sequence text:ref-name="refsectionnumber24" text:name="sectionnumber" text:formula="ooow:sectionnumber+1" style:num-format="1">25</text:sequence></text:span><text:reference-mark-end text:name="sectionnumber_27"/><text:span text:style-name="T6">.</text:span><text:tab/><text:reference-mark-start text:name="subsectionnumber_77"/>(<text:sequence text:ref-name="refsubsectionnumber90" text:name="subsectionnumber" style:num-format="1">1</text:sequence>)<text:reference-mark-end text:name="subsectionnumber_77"/><text:tab/>Where at a meeting of the directors of Shannon Group or of any subsidiary thereof <text:hidden-text text:condition="ooow:" text:string-value="P18:L3" text:is-hidden="true"/>any of the following matters arises, namely⁠—</text:p>
      <text:p text:style-name="P42"><text:hidden-text text:condition="ooow:" text:string-value="P18:L4" text:is-hidden="true"/><text:tab/><text:reference-mark-start text:name="paragraphnumber_34"/>(<text:sequence text:ref-name="refparagraphnumber33" text:name="paragraphnumber" text:formula="ooow:1" style:num-format="a">a</text:sequence>)<text:reference-mark-end text:name="paragraphnumber_34"/><text:tab/>an arrangement to which Shannon Group or a subsidiary of Shannon Group is a <text:hidden-text text:condition="ooow:" text:string-value="P18:L5" text:is-hidden="true"/>party or a proposed such arrangement,</text:p>
      <text:p text:style-name="P42"><text:hidden-text text:condition="ooow:" text:string-value="P18:L6" text:is-hidden="true"/><text:tab/><text:reference-mark-start text:name="paragraphnumber_35"/>(<text:sequence text:ref-name="refparagraphnumber34" text:name="paragraphnumber" text:formula="ooow:paragraphnumber+1" style:num-format="a">b</text:sequence>)<text:reference-mark-end text:name="paragraphnumber_35"/><text:tab/>a contract or other agreement with Shannon Group or a subsidiary of Shannon <text:hidden-text text:condition="ooow:" text:string-value="P18:L7" text:is-hidden="true"/>Group or a proposed such contract or other agreement,</text:p>
      <text:p text:style-name="P42"><text:hidden-text text:condition="ooow:" text:string-value="P18:L8" text:is-hidden="true"/><text:tab/><text:reference-mark-start text:name="paragraphnumber_36"/>(<text:sequence text:ref-name="refparagraphnumber35" text:name="paragraphnumber" text:formula="ooow:paragraphnumber+1" style:num-format="a">c</text:sequence>)<text:reference-mark-end text:name="paragraphnumber_36"/><text:tab/>the giving, grant or renewal by Shannon Group or a subsidiary of Shannon Group <text:hidden-text text:condition="ooow:" text:string-value="P18:L9" text:is-hidden="true"/>of a certificate, lease, licence, authorisation or instrument of approval, or</text:p>
      <text:p text:style-name="P42"><text:hidden-text text:condition="ooow:" text:string-value="P18:L10" text:is-hidden="true"/><text:tab/><text:reference-mark-start text:name="paragraphnumber_37"/>(<text:sequence text:ref-name="refparagraphnumber36" text:name="paragraphnumber" text:formula="ooow:paragraphnumber+1" style:num-format="a">d</text:sequence>)<text:reference-mark-end text:name="paragraphnumber_37"/><text:tab/>the revocation, cancellation, withdrawal, suspension or endorsement by Shannon <text:hidden-text text:condition="ooow:" text:string-value="P18:L11" text:is-hidden="true"/>Group or a subsidiary of Shannon Group of a certificate, licence, authorisation or <text:hidden-text text:condition="ooow:" text:string-value="P18:L12" text:is-hidden="true"/>instrument of approval,</text:p>
      <text:p text:style-name="P17"><text:hidden-text text:condition="ooow:" text:string-value="P18:L13" text:is-hidden="true"/><text:tab/><text:tab/>then, any director of Shannon Group or the first-mentioned subsidiary present at the <text:hidden-text text:condition="ooow:" text:string-value="P18:L14" text:is-hidden="true"/>meeting who otherwise than in his or her capacity as such a director has a material <text:hidden-text text:condition="ooow:" text:string-value="P18:L15" text:is-hidden="true"/>interest in the matter shall⁠—</text:p>
      <text:p text:style-name="P42"><text:hidden-text text:condition="ooow:" text:string-value="P18:L16" text:is-hidden="true"/><text:tab/><text:reference-mark-start text:name="paragraphnumber_38"/>(<text:sequence text:ref-name="refparagraphnumber37" text:name="paragraphnumber" text:formula="ooow:1" style:num-format="i">i</text:sequence>)<text:reference-mark-end text:name="paragraphnumber_38"/><text:tab/>at the meeting disclose to Shannon Group or the first-mentioned subsidiary the <text:hidden-text text:condition="ooow:" text:string-value="P18:L17" text:is-hidden="true"/>fact of such interest and the nature thereof,</text:p>
      <text:p text:style-name="P42"><text:hidden-text text:condition="ooow:" text:string-value="P18:L18" text:is-hidden="true"/><text:tab/><text:reference-mark-start text:name="paragraphnumber_39"/>(<text:sequence text:ref-name="refparagraphnumber38" text:name="paragraphnumber" text:formula="ooow:paragraphnumber+1" style:num-format="i">ii</text:sequence>)<text:reference-mark-end text:name="paragraphnumber_39"/><text:tab/>neither influence nor seek to influence a decision to be made in relation to the <text:hidden-text text:condition="ooow:" text:string-value="P18:L19" text:is-hidden="true"/>matter,</text:p>
      <text:p text:style-name="P42"><text:hidden-text text:condition="ooow:" text:string-value="P18:L20" text:is-hidden="true"/><text:tab/><text:reference-mark-start text:name="paragraphnumber_40"/>(<text:sequence text:ref-name="refparagraphnumber39" text:name="paragraphnumber" text:formula="ooow:paragraphnumber+1" style:num-format="i">iii</text:sequence>)<text:reference-mark-end text:name="paragraphnumber_40"/><text:tab/>absent himself or herself from the meeting or that part of the meeting during <text:hidden-text text:condition="ooow:" text:string-value="P18:L21" text:is-hidden="true"/>which the matter is discussed,</text:p>
      <text:p text:style-name="P42"><text:hidden-text text:condition="ooow:" text:string-value="P18:L22" text:is-hidden="true"/><text:tab/><text:reference-mark-start text:name="paragraphnumber_41"/>(<text:sequence text:ref-name="refparagraphnumber40" text:name="paragraphnumber" text:formula="ooow:paragraphnumber+1" style:num-format="i">iv</text:sequence>)<text:reference-mark-end text:name="paragraphnumber_41"/><text:tab/>take no part in any deliberation of the directors relating to the matter, and</text:p>
      <text:p text:style-name="P42"><text:hidden-text text:condition="ooow:" text:string-value="P18:L23" text:is-hidden="true"/><text:tab/><text:reference-mark-start text:name="paragraphnumber_42"/>(<text:sequence text:ref-name="refparagraphnumber41" text:name="paragraphnumber" text:formula="ooow:paragraphnumber+1" style:num-format="i">v</text:sequence>)<text:reference-mark-end text:name="paragraphnumber_42"/><text:tab/>not vote on a decision relating to the matter.</text:p>
      <text:p text:style-name="P17"><text:hidden-text text:condition="ooow:" text:string-value="P18:L24" text:is-hidden="true"/><text:tab/><text:reference-mark-start text:name="subsectionnumber_115"/>(<text:sequence text:ref-name="refsubsectionnumber91" text:name="subsectionnumber" text:formula="ooow:subsectionnumber+1" style:num-format="1">2</text:sequence>)<text:reference-mark-end text:name="subsectionnumber_115"/><text:tab/>Where a material interest is disclosed pursuant to this section, the disclosure shall be <text:hidden-text text:condition="ooow:" text:string-value="P18:L25" text:is-hidden="true"/>recorded in the minutes of the meeting concerned and, for so long as the matter to <text:hidden-text text:condition="ooow:" text:string-value="P18:L26" text:is-hidden="true"/>which the disclosure relates is being dealt with by the meeting, the director by whom <text:hidden-text text:condition="ooow:" text:string-value="P18:L27" text:is-hidden="true"/>the disclosure is made shall not be counted in the quorum for the meeting.</text:p>
      <text:p text:style-name="P17"><text:hidden-text text:condition="ooow:" text:string-value="P18:L28" text:is-hidden="true"/><text:tab/><text:reference-mark-start text:name="subsectionnumber_116"/>(<text:sequence text:ref-name="refsubsectionnumber92" text:name="subsectionnumber" text:formula="ooow:subsectionnumber+1" style:num-format="1">3</text:sequence>)<text:reference-mark-end text:name="subsectionnumber_116"/><text:tab/>Where at a meeting of the directors of Shannon Group or a subsidiary of Shannon <text:hidden-text text:condition="ooow:" text:string-value="P18:L29" text:is-hidden="true"/>Group a question arises as to whether or not a course of conduct, if pursued by a <text:hidden-text text:condition="ooow:" text:string-value="P18:L30" text:is-hidden="true"/>director of Shannon Group or the subsidiary of Shannon Group, would constitute a <text:hidden-text text:condition="ooow:" text:string-value="P18:L31" text:is-hidden="true"/>failure by him or her to comply with the requirements of <text:span text:style-name="T8">subsection </text:span><text:span text:style-name="T8"><text:reference-ref text:reference-format="text" text:ref-name="subsectionnumber_77">(1)</text:reference-ref></text:span>, the question <text:hidden-text text:condition="ooow:" text:string-value="P18:L32" text:is-hidden="true"/>may, subject to <text:span text:style-name="T8">subsection </text:span><text:span text:style-name="T8"><text:reference-ref text:reference-format="text" text:ref-name="subsectionnumber_117">(4)</text:reference-ref></text:span>, be determined by the chairperson of the meeting, <text:hidden-text text:condition="ooow:" text:string-value="P18:L33" text:is-hidden="true"/>whose decision shall be final, and where such a question is so determined, particulars <text:hidden-text text:condition="ooow:" text:string-value="P18:L34" text:is-hidden="true"/>of the determination shall be recorded in the minutes of the meeting.</text:p>
      <text:p text:style-name="P17"><text:hidden-text text:condition="ooow:" text:string-value="P18:L35" text:is-hidden="true"/><text:tab/><text:reference-mark-start text:name="subsectionnumber_117"/>(<text:sequence text:ref-name="refsubsectionnumber93" text:name="subsectionnumber" text:formula="ooow:subsectionnumber+1" style:num-format="1">4</text:sequence>)<text:reference-mark-end text:name="subsectionnumber_117"/><text:tab/>Where, at a meeting of Shannon Group or a subsidiary of Shannon Group the <text:hidden-text text:condition="ooow:" text:string-value="P18:L36" text:is-hidden="true"/>chairperson of the meeting is the director in respect of whom a question to which <text:hidden-text text:condition="ooow:" text:string-value="P18:L37" text:is-hidden="true"/><text:span text:style-name="T8">subsection </text:span><text:span text:style-name="T8"><text:reference-ref text:reference-format="text" text:ref-name="subsectionnumber_116">(3)</text:reference-ref></text:span> applies falls to be determined, then the other directors of Shannon <text:hidden-text text:condition="ooow:" text:string-value="P18:L38" text:is-hidden="true"/>Group or the subsidiary of Shannon Group attending the meeting shall choose one of <text:hidden-text text:condition="ooow:" text:string-value="P18:L39" text:is-hidden="true"/>their number to be chairperson of the meeting for the purpose of determining the <text:hidden-text text:condition="ooow:" text:string-value="P18:L40" text:is-hidden="true"/>question concerned.</text:p>
      <text:p text:style-name="P17"><text:hidden-text text:condition="ooow:" text:string-value="P18:L41" text:is-hidden="true"/><text:tab/><text:reference-mark-start text:name="subsectionnumber_118"/>(<text:sequence text:ref-name="refsubsectionnumber94" text:name="subsectionnumber" text:formula="ooow:subsectionnumber+1" style:num-format="1">5</text:sequence>)<text:reference-mark-end text:name="subsectionnumber_118"/><text:tab/>In the case of a director of Shannon Group or of a subsidiary of Shannon Group who <text:hidden-text text:condition="ooow:" text:string-value="P18:L42" text:is-hidden="true"/>is also a director of any subsidiary of Shannon Group or Shannon Group as the case <text:soft-page-break/><text:hidden-text text:condition="ooow:" text:string-value="P19:L1" text:is-hidden="true"/>may be, the interest thereby created is not to be considered an interest to be disclosed <text:hidden-text text:condition="ooow:" text:string-value="P19:L2" text:is-hidden="true"/>and acted upon under <text:span text:style-name="T8">subsection </text:span><text:span text:style-name="T8"><text:reference-ref text:reference-format="text" text:ref-name="subsectionnumber_77">(1)</text:reference-ref></text:span><text:span text:style-name="T8">.</text:span></text:p>
      <text:p text:style-name="P17"><text:hidden-text text:condition="ooow:" text:string-value="P19:L3" text:is-hidden="true"/><text:tab/><text:reference-mark-start text:name="subsectionnumber_119"/>(<text:sequence text:ref-name="refsubsectionnumber95" text:name="subsectionnumber" text:formula="ooow:subsectionnumber+1" style:num-format="1">6</text:sequence>)<text:reference-mark-end text:name="subsectionnumber_119"/><text:tab/>Where the Minister is satisfied that a director has contravened <text:span text:style-name="T8">subsection </text:span><text:span text:style-name="T8"><text:reference-ref text:reference-format="text" text:ref-name="subsectionnumber_77">(1)</text:reference-ref></text:span>, the <text:hidden-text text:condition="ooow:" text:string-value="P19:L4" text:is-hidden="true"/>Minister may, if he or she thinks fit, and with the consent of the Minister for Public <text:hidden-text text:condition="ooow:" text:string-value="P19:L5" text:is-hidden="true"/>Expenditure and Reform, remove that director from office and, in case a person is <text:hidden-text text:condition="ooow:" text:string-value="P19:L6" text:is-hidden="true"/>removed from office pursuant to this subsection, he or she shall thenceforth be <text:hidden-text text:condition="ooow:" text:string-value="P19:L7" text:is-hidden="true"/>disqualified from being a director of Shannon Group or a subsidiary of Shannon <text:hidden-text text:condition="ooow:" text:string-value="P19:L8" text:is-hidden="true"/>Group.</text:p>
      <text:p text:style-name="subsection"><text:hidden-text text:condition="ooow:" text:string-value="P19:L9" text:is-hidden="true"/><text:span text:style-name="T15"><text:tab/></text:span><text:reference-mark-start text:name="subsectionnumber_120"/><text:span text:style-name="T15">(</text:span><text:span text:style-name="T15"><text:sequence text:ref-name="refsubsectionnumber96" text:name="subsectionnumber" text:formula="ooow:subsectionnumber+1" style:num-format="1">7</text:sequence></text:span><text:span text:style-name="T15">)</text:span><text:reference-mark-end text:name="subsectionnumber_120"/><text:span text:style-name="T15"><text:tab/>Section 194 (as amended by </text:span><text:span text:style-name="T15">section 2 of the </text:span><text:alphabetical-index-mark text:string-value="Companies (Amendment) Act 2009 (No. 20)"/><text:a xlink:type="simple" xlink:href="http://www.irishstatutebook.ie/2009/en/act/pub/0020/index.html"><text:span text:style-name="T15"/></text:a><text:a xlink:type="simple" xlink:href="http://www.irishstatutebook.ie/2009/en/act/pub/0020/index.html"><text:span text:style-name="T15">Companies (Amendment) Act 2009</text:span></text:a><text:span text:style-name="T15">) of </text:span><text:span text:style-name="T15"><text:hidden-text text:condition="ooow:" text:string-value="P19:L10" text:is-hidden="true"/></text:span><text:span text:style-name="T15">the </text:span><text:alphabetical-index-mark text:string-value="Companies Act 1963 (No. 33)"/><text:a xlink:type="simple" xlink:href="http://www.irishstatutebook.ie/1963/en/act/pub/0033/index.html"><text:span text:style-name="T15"/></text:a><text:a xlink:type="simple" xlink:href="http://www.irishstatutebook.ie/1963/en/act/pub/0033/index.html"><text:span text:style-name="T15">Companies Act 1963</text:span></text:a><text:span text:style-name="T15"> does not apply to a director of Shannon Group or a </text:span><text:span text:style-name="T15"><text:hidden-text text:condition="ooow:" text:string-value="P19:L11" text:is-hidden="true"/></text:span><text:span text:style-name="T15">subsidiary of Shannon Group.</text:span></text:p>
      <text:p text:style-name="P17"><text:hidden-text text:condition="ooow:" text:string-value="P19:L12" text:is-hidden="true"/><text:tab/><text:reference-mark-start text:name="subsectionnumber_121"/>(<text:sequence text:ref-name="refsubsectionnumber97" text:name="subsectionnumber" text:formula="ooow:subsectionnumber+1" style:num-format="1">8</text:sequence>)<text:reference-mark-end text:name="subsectionnumber_121"/><text:tab/>Nothing in this section shall be taken to prejudice the operation of any rule of law <text:hidden-text text:condition="ooow:" text:string-value="P19:L13" text:is-hidden="true"/>restricting directors of Shannon Group or a subsidiary of Shannon Group from having <text:hidden-text text:condition="ooow:" text:string-value="P19:L14" text:is-hidden="true"/>any interest in contracts with Shannon Group or a subsidiary of Shannon Group.</text:p>
      <text:p text:style-name="P13"><text:bookmark-start text:name="toc_book_32"/><text:hidden-text text:condition="ooow:" text:string-value="P19:L15" text:is-hidden="true"/>Disclosure by members of staff of certain interests<text:bookmark-end text:name="toc_book_32"/></text:p>
      <text:p text:style-name="subsection"><text:hidden-text text:condition="ooow:" text:string-value="P19:L16" text:is-hidden="true"/><text:reference-mark-start text:name="sectionnumber_28"/><text:span text:style-name="T6"><text:sequence text:ref-name="refsectionnumber25" text:name="sectionnumber" text:formula="ooow:sectionnumber+1" style:num-format="1">26</text:sequence></text:span><text:reference-mark-end text:name="sectionnumber_28"/><text:span text:style-name="T6">.</text:span><text:tab/><text:reference-mark-start text:name="subsectionnumber_81"/>(<text:sequence text:ref-name="refsubsectionnumber98" text:name="subsectionnumber" style:num-format="1">1</text:sequence>)<text:reference-mark-end text:name="subsectionnumber_81"/><text:tab/>Where a member of the staff of Shannon Group or of a subsidiary of Shannon Group <text:hidden-text text:condition="ooow:" text:string-value="P19:L17" text:is-hidden="true"/>has a material interest, otherwise than in his or her capacity as such a member, in any <text:hidden-text text:condition="ooow:" text:string-value="P19:L18" text:is-hidden="true"/>contract, agreement or arrangement or proposed contract, agreement or arrangement <text:hidden-text text:condition="ooow:" text:string-value="P19:L19" text:is-hidden="true"/>to which Shannon Group or the subsidiary is a party, or in a matter referred to in <text:hidden-text text:condition="ooow:" text:string-value="P19:L20" text:is-hidden="true"/><text:span text:style-name="T8">paragraph </text:span><text:span text:style-name="T8"><text:reference-ref text:reference-format="text" text:ref-name="paragraphnumber_36">(c)</text:reference-ref></text:span> or <text:span text:style-name="T8"><text:reference-ref text:reference-format="text" text:ref-name="paragraphnumber_37">(d)</text:reference-ref></text:span> of <text:span text:style-name="T8">subsection </text:span><text:span text:style-name="T8"><text:reference-ref text:reference-format="text" text:ref-name="subsectionnumber_77">(1)</text:reference-ref></text:span> of <text:span text:style-name="T8">section </text:span><text:span text:style-name="T8"><text:reference-ref text:reference-format="text" text:ref-name="sectionnumber_27">25</text:reference-ref></text:span>, that person shall⁠—</text:p>
      <text:p text:style-name="P42"><text:hidden-text text:condition="ooow:" text:string-value="P19:L21" text:is-hidden="true"/><text:tab/><text:reference-mark-start text:name="paragraphnumber_43"/>(<text:sequence text:ref-name="refparagraphnumber42" text:name="paragraphnumber" text:formula="ooow:1" style:num-format="a">a</text:sequence>)<text:reference-mark-end text:name="paragraphnumber_43"/><text:tab/>disclose to Shannon Group or the subsidiary, as the case may be, his or her <text:hidden-text text:condition="ooow:" text:string-value="P19:L22" text:is-hidden="true"/>interest and the nature thereof,</text:p>
      <text:p text:style-name="P42"><text:hidden-text text:condition="ooow:" text:string-value="P19:L23" text:is-hidden="true"/><text:tab/><text:reference-mark-start text:name="paragraphnumber_44"/>(<text:sequence text:ref-name="refparagraphnumber43" text:name="paragraphnumber" text:formula="ooow:paragraphnumber+1" style:num-format="a">b</text:sequence>)<text:reference-mark-end text:name="paragraphnumber_44"/><text:tab/>take no part in the negotiation of the contract, agreement or arrangement or in any <text:hidden-text text:condition="ooow:" text:string-value="P19:L24" text:is-hidden="true"/>deliberation by members of the staff of Shannon Group or the subsidiary in <text:hidden-text text:condition="ooow:" text:string-value="P19:L25" text:is-hidden="true"/>relation thereto or in relation to the matter aforesaid, and</text:p>
      <text:p text:style-name="P42"><text:hidden-text text:condition="ooow:" text:string-value="P19:L26" text:is-hidden="true"/><text:tab/><text:reference-mark-start text:name="paragraphnumber_45"/>(<text:sequence text:ref-name="refparagraphnumber44" text:name="paragraphnumber" text:formula="ooow:paragraphnumber+1" style:num-format="a">c</text:sequence>)<text:reference-mark-end text:name="paragraphnumber_45"/><text:tab/>neither influence nor seek to influence a decision to be made in the matter nor <text:hidden-text text:condition="ooow:" text:string-value="P19:L27" text:is-hidden="true"/>make any recommendation in relation to the contract, agreement or arrangement <text:hidden-text text:condition="ooow:" text:string-value="P19:L28" text:is-hidden="true"/>or the matter aforesaid.</text:p>
      <text:p text:style-name="P17"><text:hidden-text text:condition="ooow:" text:string-value="P19:L29" text:is-hidden="true"/><text:tab/><text:reference-mark-start text:name="subsectionnumber_123"/>(<text:sequence text:ref-name="refsubsectionnumber99" text:name="subsectionnumber" text:formula="ooow:subsectionnumber+1" style:num-format="1">2</text:sequence>)<text:reference-mark-end text:name="subsectionnumber_123"/><text:tab/><text:span text:style-name="T8">Subsection </text:span><text:span text:style-name="T8"><text:reference-ref text:reference-format="text" text:ref-name="subsectionnumber_81">(1)</text:reference-ref></text:span> shall not apply to contracts or proposed contracts of employment of <text:hidden-text text:condition="ooow:" text:string-value="P19:L30" text:is-hidden="true"/>members of the staff of Shannon Group with Shannon Group or of members of the <text:hidden-text text:condition="ooow:" text:string-value="P19:L31" text:is-hidden="true"/>staff of a subsidiary of Shannon Group with that subsidiary.</text:p>
      <text:p text:style-name="P17"><text:hidden-text text:condition="ooow:" text:string-value="P19:L32" text:is-hidden="true"/><text:tab/><text:reference-mark-start text:name="subsectionnumber_124"/>(<text:sequence text:ref-name="refsubsectionnumber100" text:name="subsectionnumber" text:formula="ooow:subsectionnumber+1" style:num-format="1">3</text:sequence>)<text:reference-mark-end text:name="subsectionnumber_124"/><text:tab/>Where a person contravenes this section, Shannon Group or the subsidiary of <text:hidden-text text:condition="ooow:" text:string-value="P19:L33" text:is-hidden="true"/>Shannon Group, as the case may be, may make such alterations to the person’s terms <text:hidden-text text:condition="ooow:" text:string-value="P19:L34" text:is-hidden="true"/>and conditions of employment as it considers appropriate or terminate the person’s <text:hidden-text text:condition="ooow:" text:string-value="P19:L35" text:is-hidden="true"/>contract of employment.</text:p>
      <text:p text:style-name="P13"><text:bookmark-start text:name="toc_book_33"/><text:hidden-text text:condition="ooow:" text:string-value="P19:L36" text:is-hidden="true"/>Giving of directions and issuing of guidelines by Minister to Shannon Group<text:bookmark-end text:name="toc_book_33"/></text:p>
      <text:p text:style-name="subsection"><text:hidden-text text:condition="ooow:" text:string-value="P19:L37" text:is-hidden="true"/><text:reference-mark-start text:name="sectionnumber_29"/><text:span text:style-name="T6"><text:sequence text:ref-name="refsectionnumber26" text:name="sectionnumber" text:formula="ooow:sectionnumber+1" style:num-format="1">27</text:sequence></text:span><text:reference-mark-end text:name="sectionnumber_29"/><text:span text:style-name="T6">.</text:span><text:tab/><text:reference-mark-start text:name="subsectionnumber_84"/>(<text:sequence text:ref-name="refsubsectionnumber101" text:name="subsectionnumber" style:num-format="1">1</text:sequence>)<text:reference-mark-end text:name="subsectionnumber_84"/><text:tab/>The Minister may give a direction in writing to Shannon Group, in relation to the <text:hidden-text text:condition="ooow:" text:string-value="P19:L38" text:is-hidden="true"/>performance by Shannon Group of its functions under this Act, requiring it to comply <text:hidden-text text:condition="ooow:" text:string-value="P19:L39" text:is-hidden="true"/>with such policies of the Government as are specified in the direction.</text:p>
      <text:p text:style-name="P17"><text:hidden-text text:condition="ooow:" text:string-value="P19:L40" text:is-hidden="true"/><text:tab/><text:reference-mark-start text:name="subsectionnumber_126"/>(<text:sequence text:ref-name="refsubsectionnumber102" text:name="subsectionnumber" text:formula="ooow:subsectionnumber+1" style:num-format="1">2</text:sequence>)<text:reference-mark-end text:name="subsectionnumber_126"/><text:tab/>The Minister may issue guidelines to Shannon Group (including policy and financial <text:hidden-text text:condition="ooow:" text:string-value="P19:L41" text:is-hidden="true"/>guidelines) in respect of carrying out its functions.</text:p>
      <text:p text:style-name="P17"><text:soft-page-break/><text:hidden-text text:condition="ooow:" text:string-value="P20:L1" text:is-hidden="true"/><text:tab/><text:reference-mark-start text:name="subsectionnumber_127"/>(<text:sequence text:ref-name="refsubsectionnumber103" text:name="subsectionnumber" text:formula="ooow:subsectionnumber+1" style:num-format="1">3</text:sequence>)<text:reference-mark-end text:name="subsectionnumber_127"/><text:tab/>Shannon Group shall⁠—</text:p>
      <text:p text:style-name="P42"><text:hidden-text text:condition="ooow:" text:string-value="P20:L2" text:is-hidden="true"/><text:tab/><text:reference-mark-start text:name="paragraphnumber_129"/>(<text:sequence text:ref-name="refparagraphnumber45" text:name="paragraphnumber" text:formula="ooow:1" style:num-format="a">a</text:sequence>)<text:reference-mark-end text:name="paragraphnumber_129"/><text:tab/>comply with a direction given to it under <text:span text:style-name="T8">subsection </text:span><text:span text:style-name="T8"><text:reference-ref text:reference-format="text" text:ref-name="subsectionnumber_84">(1)</text:reference-ref></text:span><text:span text:style-name="T17">, and</text:span></text:p>
      <text:p text:style-name="P42"><text:hidden-text text:condition="ooow:" text:string-value="P20:L3" text:is-hidden="true"/><text:span text:style-name="T17"><text:tab/></text:span><text:reference-mark-start text:name="paragraphnumber_130"/><text:span text:style-name="T17">(</text:span><text:span text:style-name="T17"><text:sequence text:ref-name="refparagraphnumber46" text:name="paragraphnumber" text:formula="ooow:paragraphnumber+1" style:num-format="a">b</text:sequence></text:span><text:span text:style-name="T17">)</text:span><text:reference-mark-end text:name="paragraphnumber_130"/><text:span text:style-name="T17"><text:tab/>have regard to any guidelines issued to it under </text:span><text:span text:style-name="T11">subsection </text:span><text:span text:style-name="T11"><text:reference-ref text:reference-format="text" text:ref-name="subsectionnumber_126">(2)</text:reference-ref></text:span><text:span text:style-name="T17">.</text:span></text:p>
      <text:p text:style-name="P45"><text:bookmark-start text:name="toc_book_34"/><text:hidden-text text:condition="ooow:" text:string-value="P20:L4" text:is-hidden="true"/>PART <text:reference-mark-start text:name="partnumber_3"/><text:sequence text:ref-name="refpartnumber3" text:name="partnumber" text:formula="ooow:partnumber+1" style:num-format="1">4</text:sequence><text:bookmark-end text:name="toc_book_34"/><text:reference-mark-end text:name="partnumber_3"/></text:p>
      <text:p text:style-name="P46"><text:bookmark-start text:name="toc_book_35"/><text:hidden-text text:condition="ooow:" text:string-value="P20:L5" text:is-hidden="true"/>Transfer of Shares to Shannon Group<text:bookmark-end text:name="toc_book_35"/></text:p>
      <text:p text:style-name="P13"><text:bookmark-start text:name="toc_book_36"/><text:hidden-text text:condition="ooow:" text:string-value="P20:L6" text:is-hidden="true"/>Shannon Airport transfer day and Shannon Commercial Enterprises transfer day<text:bookmark-end text:name="toc_book_36"/></text:p>
      <text:p text:style-name="subsection"><text:hidden-text text:condition="ooow:" text:string-value="P20:L7" text:is-hidden="true"/><text:reference-mark-start text:name="sectionnumber_14"/><text:span text:style-name="T6"><text:sequence text:ref-name="refsectionnumber27" text:name="sectionnumber" text:formula="ooow:sectionnumber+1" style:num-format="1">28</text:sequence></text:span><text:reference-mark-end text:name="sectionnumber_14"/><text:span text:style-name="T6">.</text:span><text:tab/><text:reference-mark-start text:name="subsectionnumber_45"/>(<text:sequence text:ref-name="refsubsectionnumber104" text:name="subsectionnumber" style:num-format="1">1</text:sequence>)<text:reference-mark-end text:name="subsectionnumber_45"/><text:tab/>As soon as may be following the Shannon Group formation day, and after <text:hidden-text text:condition="ooow:" text:string-value="P20:L8" text:is-hidden="true"/>consultation with the Minister for Public Expenditure and Reform, the Minister shall <text:hidden-text text:condition="ooow:" text:string-value="P20:L9" text:is-hidden="true"/>by order provide that, without the need for any conveyance or assignment⁠—</text:p>
      <text:p text:style-name="P42"><text:hidden-text text:condition="ooow:" text:string-value="P20:L10" text:is-hidden="true"/><text:tab/><text:reference-mark-start text:name="paragraphnumber_11"/>(<text:sequence text:ref-name="refparagraphnumber47" text:name="paragraphnumber" text:formula="ooow:1" style:num-format="a">a</text:sequence>)<text:reference-mark-end text:name="paragraphnumber_11"/><text:tab/>ownership of all shares⁠—</text:p>
      <text:p text:style-name="P47"><text:hidden-text text:condition="ooow:" text:string-value="P20:L11" text:is-hidden="true"/><text:tab/><text:reference-mark-start text:name="subparagraphnumber_12"/>(<text:sequence text:ref-name="refsubparagraphnumber8" text:name="subparagraphnumber" text:formula="ooow:1" style:num-format="i">i</text:sequence>)<text:reference-mark-end text:name="subparagraphnumber_12"/><text:tab/>held by the Minister for Public Expenditure and Reform in the share capital <text:hidden-text text:condition="ooow:" text:string-value="P20:L12" text:is-hidden="true"/>of Shannon Airport Authority stand vested in Shannon Group, and</text:p>
      <text:p text:style-name="P47"><text:hidden-text text:condition="ooow:" text:string-value="P20:L13" text:is-hidden="true"/><text:tab/><text:reference-mark-start text:name="subparagraphnumber_13"/>(<text:sequence text:ref-name="refsubparagraphnumber9" text:name="subparagraphnumber" text:formula="ooow:subparagraphnumber+1" style:num-format="i">ii</text:sequence>)<text:reference-mark-end text:name="subparagraphnumber_13"/><text:tab/>held in trust by persons for the Minister for Public Expenditure and Reform <text:hidden-text text:condition="ooow:" text:string-value="P20:L14" text:is-hidden="true"/>in the share capital of Shannon Airport Authority stand vested in Shannon <text:hidden-text text:condition="ooow:" text:string-value="P20:L15" text:is-hidden="true"/>Group,</text:p>
      <text:p text:style-name="P42"><text:hidden-text text:condition="ooow:" text:string-value="P20:L16" text:is-hidden="true"/><text:tab/><text:tab/>on such day as the Minister appoints in the order (in this Act referred to as the <text:hidden-text text:condition="ooow:" text:string-value="P20:L17" text:is-hidden="true"/>Shannon Airport transfer day) and</text:p>
      <text:p text:style-name="P42"><text:hidden-text text:condition="ooow:" text:string-value="P20:L18" text:is-hidden="true"/><text:tab/><text:reference-mark-start text:name="paragraphnumber_12"/>(<text:sequence text:ref-name="refparagraphnumber48" text:name="paragraphnumber" text:formula="ooow:paragraphnumber+1" style:num-format="a">b</text:sequence>)<text:reference-mark-end text:name="paragraphnumber_12"/><text:tab/>ownership of all shares⁠—</text:p>
      <text:p text:style-name="P47"><text:hidden-text text:condition="ooow:" text:string-value="P20:L19" text:is-hidden="true"/><text:tab/><text:reference-mark-start text:name="subparagraphnumber_14"/>(<text:sequence text:ref-name="refsubparagraphnumber10" text:name="subparagraphnumber" text:formula="ooow:1" style:num-format="i">i</text:sequence>)<text:reference-mark-end text:name="subparagraphnumber_14"/><text:tab/>held by the Minister for Public Expenditure and Reform in the share capital <text:hidden-text text:condition="ooow:" text:string-value="P20:L20" text:is-hidden="true"/>of Shannon Development stand vested in Shannon Group, and</text:p>
      <text:p text:style-name="P47"><text:hidden-text text:condition="ooow:" text:string-value="P20:L21" text:is-hidden="true"/><text:tab/><text:reference-mark-start text:name="subparagraphnumber_17"/>(<text:sequence text:ref-name="refsubparagraphnumber11" text:name="subparagraphnumber" text:formula="ooow:subparagraphnumber+1" style:num-format="i">ii</text:sequence>)<text:reference-mark-end text:name="subparagraphnumber_17"/><text:tab/>held in trust by persons for the Minister for Public Expenditure and Reform <text:hidden-text text:condition="ooow:" text:string-value="P20:L22" text:is-hidden="true"/>in the share capital of Shannon Development stand vested in Shannon Group,</text:p>
      <text:p text:style-name="P42"><text:hidden-text text:condition="ooow:" text:string-value="P20:L23" text:is-hidden="true"/><text:tab/><text:tab/>on such day as the Minister appoints in the order (in this Act referred to as the <text:hidden-text text:condition="ooow:" text:string-value="P20:L24" text:is-hidden="true"/>Shannon Commercial Enterprises transfer day).</text:p>
      <text:p text:style-name="P17"><text:hidden-text text:condition="ooow:" text:string-value="P20:L25" text:is-hidden="true"/><text:tab/><text:reference-mark-start text:name="subsectionnumber_46"/>(<text:sequence text:ref-name="refsubsectionnumber105" text:name="subsectionnumber" text:formula="ooow:subsectionnumber+1" style:num-format="1">2</text:sequence>)<text:reference-mark-end text:name="subsectionnumber_46"/><text:tab/>No consideration shall be payable by Shannon Group in respect of the shares vested <text:hidden-text text:condition="ooow:" text:string-value="P20:L26" text:is-hidden="true"/>in Shannon Group under this section.</text:p>
      <text:p text:style-name="P17"><text:hidden-text text:condition="ooow:" text:string-value="P20:L27" text:is-hidden="true"/><text:tab/><text:reference-mark-start text:name="subsectionnumber_47"/>(<text:sequence text:ref-name="refsubsectionnumber106" text:name="subsectionnumber" text:formula="ooow:subsectionnumber+1" style:num-format="1">3</text:sequence>)<text:reference-mark-end text:name="subsectionnumber_47"/><text:tab/>Shannon Group shall not dispose of the shares transferred under <text:span text:style-name="T8">subsection </text:span><text:span text:style-name="T8"><text:reference-ref text:reference-format="text" text:ref-name="subsectionnumber_45">(1)</text:reference-ref></text:span> <text:hidden-text text:condition="ooow:" text:string-value="P20:L28" text:is-hidden="true"/>without the consent of the Minister given after consultation with the Minister for <text:hidden-text text:condition="ooow:" text:string-value="P20:L29" text:is-hidden="true"/>Public Expenditure and Reform.</text:p>
      <text:p text:style-name="P13"><text:bookmark-start text:name="toc_book_37"/><text:hidden-text text:condition="ooow:" text:string-value="P20:L30" text:is-hidden="true"/>Cessation of membership of boards of Shannon Airport Authority and Shannon <text:s/><text:hidden-text text:condition="ooow:" text:string-value="P20:L31" text:is-hidden="true"/>Development<text:bookmark-end text:name="toc_book_37"/></text:p>
      <text:p text:style-name="subsection"><text:hidden-text text:condition="ooow:" text:string-value="P20:L32" text:is-hidden="true"/><text:reference-mark-start text:name="sectionnumber_34"/><text:span text:style-name="T6"><text:sequence text:ref-name="refsectionnumber28" text:name="sectionnumber" text:formula="ooow:sectionnumber+1" style:num-format="1">29</text:sequence></text:span><text:reference-mark-end text:name="sectionnumber_34"/><text:span text:style-name="T6">.</text:span><text:tab/><text:reference-mark-start text:name="subsectionnumber_89"/>(<text:sequence text:ref-name="refsubsectionnumber107" text:name="subsectionnumber" style:num-format="1">1</text:sequence>)<text:reference-mark-end text:name="subsectionnumber_89"/><text:tab/>The members of the board of Shannon Airport Authority who hold office immediately <text:hidden-text text:condition="ooow:" text:string-value="P20:L33" text:is-hidden="true"/>before the <text:span text:style-name="T17">Shannon Airport transfer day, shall on that day cease to hold office.</text:span></text:p>
      <text:p text:style-name="subsection"><text:hidden-text text:condition="ooow:" text:string-value="P20:L34" text:is-hidden="true"/><text:span text:style-name="T21"><text:tab/></text:span><text:reference-mark-start text:name="subsectionnumber_184"/><text:span text:style-name="T21">(</text:span><text:span text:style-name="T21"><text:sequence text:ref-name="refsubsectionnumber108" text:name="subsectionnumber" text:formula="ooow:subsectionnumber+1" style:num-format="1">2</text:sequence></text:span><text:span text:style-name="T21">)</text:span><text:reference-mark-end text:name="subsectionnumber_184"/><text:span text:style-name="T21"><text:tab/>The members of the board of Shannon Development who hold office immediately </text:span><text:span text:style-name="T21"><text:hidden-text text:condition="ooow:" text:string-value="P20:L35" text:is-hidden="true"/></text:span><text:span text:style-name="T21">before the Shannon Commercial Enterprises transfer day, shall on that day cease to </text:span><text:span text:style-name="T21"><text:hidden-text text:condition="ooow:" text:string-value="P20:L36" text:is-hidden="true"/></text:span><text:span text:style-name="T21">hold office.</text:span></text:p>
      <text:p text:style-name="P15"><text:bookmark-start text:name="toc_book_38"/><text:soft-page-break/><text:hidden-text text:condition="ooow:" text:string-value="P21:L1" text:is-hidden="true"/>Shannon Airport Authority Limited<text:bookmark-end text:name="toc_book_38"/></text:p>
      <text:p text:style-name="section"><text:span text:style-name="T24"><text:hidden-text text:condition="ooow:" text:string-value="P21:L2" text:is-hidden="true"/></text:span><text:reference-mark-start text:name="sectionnumber_41_AIC_20/05/2014_34644"/><text:span text:style-name="T27"><text:sequence text:ref-name="refsectionnumber29" text:name="sectionnumber" text:formula="ooow:sectionnumber+1" style:num-format="1">30</text:sequence></text:span><text:reference-mark-end text:name="sectionnumber_41_AIC_20/05/2014_34644"/><text:span text:style-name="T27">.<text:tab/></text:span><text:span text:style-name="T28">As soon as maybe after the Shannon Airport Authority transfer day, Shannon Airport </text:span><text:span text:style-name="T28"><text:hidden-text text:condition="ooow:" text:string-value="P21:L3" text:is-hidden="true"/></text:span><text:span text:style-name="T28">Authority shall be re-registered under the </text:span><text:alphabetical-index-mark text:string-value="Companies Act 1963 (No. 33)"/><text:a xlink:type="simple" xlink:href="http://www.irishstatutebook.ie/1963/en/act/pub/0033/index.html"><text:span text:style-name="T28"/></text:a><text:a xlink:type="simple" xlink:href="http://www.irishstatutebook.ie/1963/en/act/pub/0033/index.html"><text:span text:style-name="T17">Companies Act 1963</text:span></text:a><text:span text:style-name="T17"> as a private company </text:span><text:span text:style-name="T17"><text:hidden-text text:condition="ooow:" text:string-value="P21:L4" text:is-hidden="true"/></text:span><text:span text:style-name="T17">limited by shares and on or from the day of its re-registration as such shall be known as, </text:span><text:span text:style-name="T17"><text:hidden-text text:condition="ooow:" text:string-value="P21:L5" text:is-hidden="true"/></text:span><text:span text:style-name="T17">in the English language, Shannon Airport Authority Limited, or in the Irish language, </text:span><text:span text:style-name="T17"><text:hidden-text text:condition="ooow:" text:string-value="P21:L6" text:is-hidden="true"/></text:span><text:span text:style-name="T17">Údarás Aerfort na Sionainne Teoranta.</text:span></text:p>
      <text:p text:style-name="P45"><text:bookmark-start text:name="toc_book_39"/><text:hidden-text text:condition="ooow:" text:string-value="P21:L7" text:is-hidden="true"/>PART <text:reference-mark-start text:name="partnumber_7"/><text:sequence text:ref-name="refpartnumber4" text:name="partnumber" text:formula="ooow:partnumber+1" style:num-format="1">5</text:sequence><text:bookmark-end text:name="toc_book_39"/><text:reference-mark-end text:name="partnumber_7"/></text:p>
      <text:p text:style-name="P46"><text:bookmark-start text:name="toc_book_40"/><text:hidden-text text:condition="ooow:" text:string-value="P21:L8" text:is-hidden="true"/>Restructuring of Airport Companies<text:bookmark-end text:name="toc_book_40"/></text:p>
      <text:p text:style-name="P13"><text:bookmark-start text:name="toc_book_41"/><text:hidden-text text:condition="ooow:" text:string-value="P21:L9" text:is-hidden="true"/>Dissolution of Cork Airport Authority<text:bookmark-end text:name="toc_book_41"/></text:p>
      <text:p text:style-name="P17"><text:hidden-text text:condition="ooow:" text:string-value="P21:L10" text:is-hidden="true"/><text:reference-mark-start text:name="sectionnumber_35"/><text:span text:style-name="T6"><text:sequence text:ref-name="refsectionnumber30" text:name="sectionnumber" text:formula="ooow:sectionnumber+1" style:num-format="1">31</text:sequence></text:span><text:reference-mark-end text:name="sectionnumber_35"/><text:span text:style-name="T6">.</text:span><text:tab/><text:reference-mark-start text:name="subsectionnumber_132"/>(<text:sequence text:ref-name="refsubsectionnumber109" text:name="subsectionnumber" style:num-format="1">1</text:sequence>)<text:reference-mark-end text:name="subsectionnumber_132"/><text:tab/>In this section (other than <text:span text:style-name="T8">subsections </text:span><text:span text:style-name="T8"><text:reference-ref text:reference-format="text" text:ref-name="subsectionnumber_76">(7)</text:reference-ref></text:span><text:span text:style-name="T16"> and </text:span><text:span text:style-name="T8"><text:reference-ref text:reference-format="text" text:ref-name="subsectionnumber_166">(9)</text:reference-ref></text:span><text:span text:style-name="T16">)</text:span> “Cork Airport Authority” means <text:hidden-text text:condition="ooow:" text:string-value="P21:L11" text:is-hidden="true"/>Cork Airport Authority, public limited company established under section 6(2) of the <text:hidden-text text:condition="ooow:" text:string-value="P21:L12" text:is-hidden="true"/>Act of 2004.</text:p>
      <text:p text:style-name="P17"><text:hidden-text text:condition="ooow:" text:string-value="P21:L13" text:is-hidden="true"/><text:tab/><text:reference-mark-start text:name="subsectionnumber_133"/>(<text:sequence text:ref-name="refsubsectionnumber110" text:name="subsectionnumber" text:formula="ooow:subsectionnumber+1" style:num-format="1">2</text:sequence>)<text:reference-mark-end text:name="subsectionnumber_133"/><text:tab/>Cork Airport Authority is dissolved on such day as the Minister may appoint by order.</text:p>
      <text:p text:style-name="P17"><text:hidden-text text:condition="ooow:" text:string-value="P21:L14" text:is-hidden="true"/><text:tab/><text:reference-mark-start text:name="subsectionnumber_136"/>(<text:sequence text:ref-name="refsubsectionnumber111" text:name="subsectionnumber" text:formula="ooow:subsectionnumber+1" style:num-format="1">3</text:sequence>)<text:reference-mark-end text:name="subsectionnumber_136"/><text:tab/>After the dissolution of Cork Airport Authority and the discharge of its liabilities (if <text:hidden-text text:condition="ooow:" text:string-value="P21:L15" text:is-hidden="true"/>any)⁠—</text:p>
      <text:p text:style-name="P42"><text:hidden-text text:condition="ooow:" text:string-value="P21:L16" text:is-hidden="true"/><text:tab/><text:reference-mark-start text:name="paragraphnumber_78"/>(<text:sequence text:ref-name="refparagraphnumber49" text:name="paragraphnumber" text:formula="ooow:1" style:num-format="a">a</text:sequence>)<text:reference-mark-end text:name="paragraphnumber_78"/><text:tab/>all monies remaining shall be paid into the Exchequer, and</text:p>
      <text:p text:style-name="P42"><text:hidden-text text:condition="ooow:" text:string-value="P21:L17" text:is-hidden="true"/><text:tab/><text:reference-mark-start text:name="paragraphnumber_79"/>(<text:sequence text:ref-name="refparagraphnumber50" text:name="paragraphnumber" text:formula="ooow:paragraphnumber+1" style:num-format="a">b</text:sequence>)<text:reference-mark-end text:name="paragraphnumber_79"/><text:tab/>any assets remaining shall be disposed of as the Minister, with the consent of the <text:hidden-text text:condition="ooow:" text:string-value="P21:L18" text:is-hidden="true"/>Minister for Public Expenditure and Reform, directs.</text:p>
      <text:p text:style-name="P17"><text:hidden-text text:condition="ooow:" text:string-value="P21:L19" text:is-hidden="true"/><text:tab/><text:reference-mark-start text:name="subsectionnumber_137"/>(<text:sequence text:ref-name="refsubsectionnumber112" text:name="subsectionnumber" text:formula="ooow:subsectionnumber+1" style:num-format="1">4</text:sequence>)<text:reference-mark-end text:name="subsectionnumber_137"/><text:tab/>Following the dissolution of Cork Airport Authority a company shall not be formed <text:hidden-text text:condition="ooow:" text:string-value="P21:L20" text:is-hidden="true"/>and registered under the <text:alphabetical-index-mark-start text:id="IMark170671016"/>Companies Acts<text:alphabetical-index-mark-end text:id="IMark170671016"/> under that name save in accordance with <text:hidden-text text:condition="ooow:" text:string-value="P21:L21" text:is-hidden="true"/>this section.</text:p>
      <text:p text:style-name="P17"><text:hidden-text text:condition="ooow:" text:string-value="P21:L22" text:is-hidden="true"/><text:tab/><text:reference-mark-start text:name="subsectionnumber_138"/>(<text:sequence text:ref-name="refsubsectionnumber113" text:name="subsectionnumber" text:formula="ooow:subsectionnumber+1" style:num-format="1">5</text:sequence>)<text:reference-mark-end text:name="subsectionnumber_138"/><text:tab/>Upon the dissolution of Cork Airport Authority any arrangement entered into between <text:hidden-text text:condition="ooow:" text:string-value="P21:L23" text:is-hidden="true"/>Cork Airport Authority and Dublin Airport Authority under section 8(1)(a) of the Act <text:hidden-text text:condition="ooow:" text:string-value="P21:L24" text:is-hidden="true"/>of 2004 ceases.</text:p>
      <text:p text:style-name="P17"><text:hidden-text text:condition="ooow:" text:string-value="P21:L25" text:is-hidden="true"/><text:tab/><text:reference-mark-start text:name="subsectionnumber_139"/>(<text:sequence text:ref-name="refsubsectionnumber114" text:name="subsectionnumber" text:formula="ooow:subsectionnumber+1" style:num-format="1">6</text:sequence>)<text:reference-mark-end text:name="subsectionnumber_139"/><text:tab/>The Minister may, after consultation with the Minister for Public Expenditure and <text:hidden-text text:condition="ooow:" text:string-value="P21:L26" text:is-hidden="true"/>Reform, before the Cork appointed day, cause a public company limited by shares⁠—</text:p>
      <text:p text:style-name="P42"><text:hidden-text text:condition="ooow:" text:string-value="P21:L27" text:is-hidden="true"/><text:tab/><text:reference-mark-start text:name="paragraphnumber_95"/>(<text:sequence text:ref-name="refparagraphnumber51" text:name="paragraphnumber" text:formula="ooow:1" style:num-format="a">a</text:sequence>)<text:reference-mark-end text:name="paragraphnumber_95"/><text:tab/>to be formed and registered under the <text:alphabetical-index-mark-start text:id="IMark170671016"/>Companies Acts<text:alphabetical-index-mark-end text:id="IMark170671016"/> under and in accordance <text:hidden-text text:condition="ooow:" text:string-value="P21:L28" text:is-hidden="true"/>with the conditions laid down by this section and the Act of 2004, and</text:p>
      <text:p text:style-name="P42"><text:hidden-text text:condition="ooow:" text:string-value="P21:L29" text:is-hidden="true"/><text:tab/><text:reference-mark-start text:name="paragraphnumber_116"/>(<text:sequence text:ref-name="refparagraphnumber52" text:name="paragraphnumber" text:formula="ooow:paragraphnumber+1" style:num-format="a">b</text:sequence>)<text:reference-mark-end text:name="paragraphnumber_116"/><text:tab/>on and from the Cork appointed day to have vested in it, manage, operate and <text:hidden-text text:condition="ooow:" text:string-value="P21:L30" text:is-hidden="true"/>develop Cork Airport.</text:p>
      <text:p text:style-name="P17"><text:hidden-text text:condition="ooow:" text:string-value="P21:L31" text:is-hidden="true"/><text:tab/><text:reference-mark-start text:name="subsectionnumber_76"/>(<text:sequence text:ref-name="refsubsectionnumber115" text:name="subsectionnumber" text:formula="ooow:subsectionnumber+1" style:num-format="1">7</text:sequence>)<text:reference-mark-end text:name="subsectionnumber_76"/><text:tab/>The name of the company to have vested in it, manage and operate Cork Airport, shall <text:hidden-text text:condition="ooow:" text:string-value="P21:L32" text:is-hidden="true"/>be in the English language, Cork Airport Authority, public limited company, or in the <text:hidden-text text:condition="ooow:" text:string-value="P21:L33" text:is-hidden="true"/>Irish language, Údarás Aerfort Chorcaí, cuideachta phoiblí theoranta.</text:p>
      <text:p text:style-name="P17"><text:hidden-text text:condition="ooow:" text:string-value="P21:L34" text:is-hidden="true"/><text:span text:style-name="T16"><text:tab/></text:span><text:reference-mark-start text:name="subsectionnumber_165"/><text:span text:style-name="T16">(</text:span><text:span text:style-name="T16"><text:sequence text:ref-name="refsubsectionnumber116" text:name="subsectionnumber" text:formula="ooow:subsectionnumber+1" style:num-format="1">8</text:sequence></text:span><text:span text:style-name="T16">)</text:span><text:reference-mark-end text:name="subsectionnumber_165"/><text:span text:style-name="T16"><text:tab/>Section 6 of the Act of 2004 is amended⁠—</text:span></text:p>
      <text:p text:style-name="P42"><text:hidden-text text:condition="ooow:" text:string-value="P21:L35" text:is-hidden="true"/><text:span text:style-name="T16"><text:tab/></text:span><text:reference-mark-start text:name="paragraphnumber_98"/><text:span text:style-name="T16">(</text:span><text:span text:style-name="T16"><text:sequence text:ref-name="refparagraphnumber53" text:name="paragraphnumber" text:formula="ooow:1" style:num-format="a">a</text:sequence></text:span><text:span text:style-name="T16">)</text:span><text:reference-mark-end text:name="paragraphnumber_98"/><text:span text:style-name="T16"><text:tab/>in subsection (2), by deleting paragraph (a), and</text:span></text:p>
      <text:p text:style-name="P42"><text:hidden-text text:condition="ooow:" text:string-value="P21:L36" text:is-hidden="true"/><text:span text:style-name="T16"><text:tab/></text:span><text:reference-mark-start text:name="paragraphnumber_99"/><text:span text:style-name="T16">(</text:span><text:span text:style-name="T16"><text:sequence text:ref-name="refparagraphnumber54" text:name="paragraphnumber" text:formula="ooow:paragraphnumber+1" style:num-format="a">b</text:sequence></text:span><text:span text:style-name="T16">)</text:span><text:reference-mark-end text:name="paragraphnumber_99"/><text:span text:style-name="T16"><text:tab/>in subsection (3), by deleting paragraph (a).</text:span></text:p>
      <text:p text:style-name="P17"><text:hidden-text text:condition="ooow:" text:string-value="P21:L37" text:is-hidden="true"/><text:span text:style-name="T16"><text:tab/></text:span><text:reference-mark-start text:name="subsectionnumber_166"/><text:span text:style-name="T16">(</text:span><text:span text:style-name="T16"><text:sequence text:ref-name="refsubsectionnumber117" text:name="subsectionnumber" text:formula="ooow:subsectionnumber+1" style:num-format="1">9</text:sequence></text:span><text:span text:style-name="T16">)</text:span><text:reference-mark-end text:name="subsectionnumber_166"/><text:span text:style-name="T16"><text:tab/>A reference in the Act of 2004 to Cork Airport Authority is a reference to Cork </text:span><text:soft-page-break/><text:span text:style-name="T16"><text:hidden-text text:condition="ooow:" text:string-value="P22:L1" text:is-hidden="true"/></text:span><text:span text:style-name="T16">Airport Authority formed and established under this section.</text:span></text:p>
      <text:p text:style-name="P17"><text:hidden-text text:condition="ooow:" text:string-value="P22:L2" text:is-hidden="true"/><text:span text:style-name="T16"><text:tab/></text:span><text:reference-mark-start text:name="subsectionnumber_176"/><text:span text:style-name="T16">(</text:span><text:span text:style-name="T16"><text:sequence text:ref-name="refsubsectionnumber118" text:name="subsectionnumber" text:formula="ooow:subsectionnumber+1" style:num-format="1">10</text:sequence></text:span><text:span text:style-name="T16">)</text:span><text:reference-mark-end text:name="subsectionnumber_176"/><text:span text:style-name="T16"><text:tab/>The Act of 1998 is amended </text:span>in section 10, by substituting for subsection (2) (inserted <text:hidden-text text:condition="ooow:" text:string-value="P22:L3" text:is-hidden="true"/>by paragraph (4) of the Schedule to the Act of 2004) the following:</text:p>
      <text:p text:style-name="subsection_5f_insert"><text:hidden-text text:condition="ooow:" text:string-value="P22:L4" text:is-hidden="true"/><text:span text:style-name="T15"><text:tab/>“(2)<text:tab/>Cork Airport Authority, public limited company shall, as soon as may </text:span><text:span text:style-name="T15"><text:hidden-text text:condition="ooow:" text:string-value="P22:L5" text:is-hidden="true"/></text:span><text:span text:style-name="T15">be, after the Cork </text:span><text:span text:style-name="T15">appointed day under section 5 of the </text:span><text:alphabetical-index-mark text:string-value="State Airports Act 2004 (No. 32)"/><text:a xlink:type="simple" xlink:href="http://www.irishstatutebook.ie/2004/en/act/pub/0032/index.html"><text:span text:style-name="T15"/></text:a><text:a xlink:type="simple" xlink:href="http://www.irishstatutebook.ie/2004/en/act/pub/0032/index.html"><text:span text:style-name="T15">State Airports </text:span></text:a><text:a xlink:type="simple" xlink:href="http://www.irishstatutebook.ie/2004/en/act/pub/0032/index.html"><text:span text:style-name="T15"><text:hidden-text text:condition="ooow:" text:string-value="P22:L6" text:is-hidden="true"/></text:span></text:a><text:a xlink:type="simple" xlink:href="http://www.irishstatutebook.ie/2004/en/act/pub/0032/index.html"><text:span text:style-name="T15">Act 2004</text:span></text:a><text:span text:style-name="T15">, issue to the Minister for Public Expenditure and Reform, </text:span><text:span text:style-name="T15"><text:hidden-text text:condition="ooow:" text:string-value="P22:L7" text:is-hidden="true"/></text:span><text:span text:style-name="T15">without payment by him or her, such number of shares in the share </text:span><text:span text:style-name="T15"><text:hidden-text text:condition="ooow:" text:string-value="P22:L8" text:is-hidden="true"/></text:span><text:span text:style-name="T15">capital of the company as shall be determined by that Minister of the </text:span><text:span text:style-name="T15"><text:hidden-text text:condition="ooow:" text:string-value="P22:L9" text:is-hidden="true"/></text:span><text:span text:style-name="T15">Government on that day.”.</text:span></text:p>
      <text:p text:style-name="P17"><text:hidden-text text:condition="ooow:" text:string-value="P22:L10" text:is-hidden="true"/><text:tab/><text:reference-mark-start text:name="subsectionnumber_177"/>(<text:sequence text:ref-name="refsubsectionnumber119" text:name="subsectionnumber" text:formula="ooow:subsectionnumber+1" style:num-format="1">11</text:sequence>)<text:reference-mark-end text:name="subsectionnumber_177"/><text:tab/>The Act of 2004 is amended in section 12, by substituting for subsections (4) and (5) <text:hidden-text text:condition="ooow:" text:string-value="P22:L11" text:is-hidden="true"/>the following:</text:p>
      <text:p text:style-name="P35"><text:hidden-text text:condition="ooow:" text:string-value="P22:L12" text:is-hidden="true"/><text:tab/>“(4)<text:tab/>Every person who is a member of the staff of daa working wholly or <text:hidden-text text:condition="ooow:" text:string-value="P22:L13" text:is-hidden="true"/>mainly in connection with Cork Airport immediately before the Cork <text:hidden-text text:condition="ooow:" text:string-value="P22:L14" text:is-hidden="true"/>appointed day shall, on that day, be transferred to and become a <text:hidden-text text:condition="ooow:" text:string-value="P22:L15" text:is-hidden="true"/>member of the staff of Cork Airport Authority.</text:p>
      <text:p text:style-name="P36"><text:hidden-text text:condition="ooow:" text:string-value="P22:L16" text:is-hidden="true"/><text:tab/>(5)<text:tab/>Every person who is a member of the staff of daa who is not working <text:hidden-text text:condition="ooow:" text:string-value="P22:L17" text:is-hidden="true"/>in connection with Dublin Airport, or immediately before the Cork <text:hidden-text text:condition="ooow:" text:string-value="P22:L18" text:is-hidden="true"/>appointed day, Cork Airport but whose work involves shared services <text:hidden-text text:condition="ooow:" text:string-value="P22:L19" text:is-hidden="true"/>in a State airport shall remain or be transferred to and become a <text:hidden-text text:condition="ooow:" text:string-value="P22:L20" text:is-hidden="true"/>member of the staff of the company which continues to provide the <text:hidden-text text:condition="ooow:" text:string-value="P22:L21" text:is-hidden="true"/>shared services or which is designated by the Minister to provide such <text:hidden-text text:condition="ooow:" text:string-value="P22:L22" text:is-hidden="true"/>services.”.</text:p>
      <text:p text:style-name="P17"><text:hidden-text text:condition="ooow:" text:string-value="P22:L23" text:is-hidden="true"/><text:span text:style-name="T16"><text:tab/></text:span><text:reference-mark-start text:name="subsectionnumber_130"/><text:span text:style-name="T16">(</text:span><text:span text:style-name="T16"><text:sequence text:ref-name="refsubsectionnumber120" text:name="subsectionnumber" text:formula="ooow:subsectionnumber+1" style:num-format="1">12</text:sequence></text:span><text:span text:style-name="T16">)</text:span><text:reference-mark-end text:name="subsectionnumber_130"/><text:span text:style-name="T16"><text:tab/></text:span><text:span text:style-name="T8">Subsections </text:span><text:span text:style-name="T8"><text:reference-ref text:reference-format="text" text:ref-name="subsectionnumber_136">(3)</text:reference-ref></text:span><text:span text:style-name="T17"> to </text:span><text:span text:style-name="T11"><text:reference-ref text:reference-format="text" text:ref-name="subsectionnumber_177">(11)</text:reference-ref></text:span><text:span text:style-name="T17"> have effect on the day appointed under </text:span><text:span text:style-name="T11">subsection </text:span><text:span text:style-name="T11"><text:reference-ref text:reference-format="text" text:ref-name="subsectionnumber_133">(2)</text:reference-ref></text:span><text:span text:style-name="T17">.</text:span></text:p>
      <text:p text:style-name="P17"><text:hidden-text text:condition="ooow:" text:string-value="P22:L24" text:is-hidden="true"/><text:span text:style-name="T17"><text:tab/></text:span><text:reference-mark-start text:name="subsectionnumber_178"/><text:span text:style-name="T17">(</text:span><text:span text:style-name="T17"><text:sequence text:ref-name="refsubsectionnumber121" text:name="subsectionnumber" text:formula="ooow:subsectionnumber+1" style:num-format="1">13</text:sequence></text:span><text:span text:style-name="T17">)</text:span><text:reference-mark-end text:name="subsectionnumber_178"/><text:span text:style-name="T17"><text:tab/>The following is substituted for section 10 of the Act of 2004⁠—</text:span></text:p>
      <text:p text:style-name="P37"><text:hidden-text text:condition="ooow:" text:string-value="P22:L25" text:is-hidden="true"/>“10.<text:tab/>(1)<text:tab/>The authorised share capital of Cork Airport Authority shall be such <text:hidden-text text:condition="ooow:" text:string-value="P22:L26" text:is-hidden="true"/>amount as may be determined from time to time by the Minister for <text:hidden-text text:condition="ooow:" text:string-value="P22:L27" text:is-hidden="true"/>Public Expenditure and Reform, after consultation with the Minister, <text:hidden-text text:condition="ooow:" text:string-value="P22:L28" text:is-hidden="true"/>divided into shares of €1 each.</text:p>
      <text:p text:style-name="P37"><text:hidden-text text:condition="ooow:" text:string-value="P22:L29" text:is-hidden="true"/><text:tab/>(2)<text:tab/>Cork Airport Authority may, with the consent of the Minister of Public <text:hidden-text text:condition="ooow:" text:string-value="P22:L30" text:is-hidden="true"/>Expenditure and Reform given after consultation with the Minister, <text:hidden-text text:condition="ooow:" text:string-value="P22:L31" text:is-hidden="true"/>divide shares into different classes and attach to those classes any <text:hidden-text text:condition="ooow:" text:string-value="P22:L32" text:is-hidden="true"/>rights, privileges or conditions.</text:p>
      <text:p text:style-name="P37"><text:hidden-text text:condition="ooow:" text:string-value="P22:L33" text:is-hidden="true"/><text:tab/>(3)<text:tab/>Cork Airport Authority shall issue 38,100 shares to the Minister for <text:hidden-text text:condition="ooow:" text:string-value="P22:L34" text:is-hidden="true"/>Public Expenditure and Reform and may, from time to time, thereafter <text:hidden-text text:condition="ooow:" text:string-value="P22:L35" text:is-hidden="true"/>issue to the Minister for Public Expenditure and Reform such number <text:hidden-text text:condition="ooow:" text:string-value="P22:L36" text:is-hidden="true"/>of shares as may be agreed upon by the Minister and the Minister for <text:hidden-text text:condition="ooow:" text:string-value="P22:L37" text:is-hidden="true"/>Public Expenditure and Reform.</text:p>
      <text:p text:style-name="P37"><text:hidden-text text:condition="ooow:" text:string-value="P22:L38" text:is-hidden="true"/><text:tab/>(4)<text:tab/>Cork Airport Authority shall issue one share to each of the subscribers <text:hidden-text text:condition="ooow:" text:string-value="P22:L39" text:is-hidden="true"/>to its memorandum of association who shall hold such shares in trust <text:hidden-text text:condition="ooow:" text:string-value="P22:L40" text:is-hidden="true"/>for and shall act in relation to such shares as may be directed by the <text:hidden-text text:condition="ooow:" text:string-value="P22:L41" text:is-hidden="true"/>Minister for Public Expenditure and Reform.</text:p>
      <text:p text:style-name="P37"><text:hidden-text text:condition="ooow:" text:string-value="P22:L42" text:is-hidden="true"/><text:tab/>(5)<text:tab/>Notwithstanding section 6(4), sections 9, 10 and 11 (as amended by <text:hidden-text text:condition="ooow:" text:string-value="P22:L43" text:is-hidden="true"/>the Schedule) of the Act of 1998 apply to Cork Airport Authority.”.</text:p>
      <text:p text:style-name="P17"><text:soft-page-break/><text:hidden-text text:condition="ooow:" text:string-value="P23:L1" text:is-hidden="true"/><text:span text:style-name="T17"><text:tab/></text:span><text:reference-mark-start text:name="subsectionnumber_179"/><text:span text:style-name="T17">(</text:span><text:span text:style-name="T17"><text:sequence text:ref-name="refsubsectionnumber122" text:name="subsectionnumber" text:formula="ooow:subsectionnumber+1" style:num-format="1">14</text:sequence></text:span><text:span text:style-name="T17">)</text:span><text:reference-mark-end text:name="subsectionnumber_179"/><text:span text:style-name="T17"><text:tab/>From the Cork appointed day a reference in any enactment or instrument made under </text:span><text:span text:style-name="T17"><text:hidden-text text:condition="ooow:" text:string-value="P23:L2" text:is-hidden="true"/></text:span><text:span text:style-name="T17">an enactment to Aer Rianta in respect of Cork Airport is to be read as a reference to </text:span><text:span text:style-name="T17"><text:hidden-text text:condition="ooow:" text:string-value="P23:L3" text:is-hidden="true"/></text:span><text:span text:style-name="T17">Cork Airport Authority.</text:span></text:p>
      <text:p text:style-name="P17"><text:hidden-text text:condition="ooow:" text:string-value="P23:L4" text:is-hidden="true"/><text:span text:style-name="T17"><text:tab/></text:span><text:reference-mark-start text:name="subsectionnumber_180"/><text:span text:style-name="T17">(</text:span><text:span text:style-name="T17"><text:sequence text:ref-name="refsubsectionnumber123" text:name="subsectionnumber" text:formula="ooow:subsectionnumber+1" style:num-format="1">15</text:sequence></text:span><text:span text:style-name="T17">)</text:span><text:reference-mark-end text:name="subsectionnumber_180"/><text:span text:style-name="T17"><text:tab/>Before the Cork appointed day a reference in any enactment or instrument made under </text:span><text:span text:style-name="T17"><text:hidden-text text:condition="ooow:" text:string-value="P23:L5" text:is-hidden="true"/></text:span><text:span text:style-name="T17">an enactment to Aer Rianta in respect of Cork Airport is to be read as a reference to </text:span><text:span text:style-name="T17"><text:hidden-text text:condition="ooow:" text:string-value="P23:L6" text:is-hidden="true"/></text:span><text:span text:style-name="T17">daa.</text:span></text:p>
      <text:p text:style-name="P13"><text:bookmark-start text:name="toc_book_42"/><text:hidden-text text:condition="ooow:" text:string-value="P23:L7" text:is-hidden="true"/>Re-naming Dublin Airport Authority as daa<text:bookmark-end text:name="toc_book_42"/></text:p>
      <text:p text:style-name="P17"><text:hidden-text text:condition="ooow:" text:string-value="P23:L8" text:is-hidden="true"/><text:reference-mark-start text:name="sectionnumber_36"/><text:span text:style-name="T6"><text:sequence text:ref-name="refsectionnumber31" text:name="sectionnumber" text:formula="ooow:sectionnumber+1" style:num-format="1">32</text:sequence></text:span><text:reference-mark-end text:name="sectionnumber_36"/><text:span text:style-name="T6">.</text:span><text:tab/><text:reference-mark-start text:name="subsectionnumber_134"/>(<text:sequence text:ref-name="refsubsectionnumber124" text:name="subsectionnumber" style:num-format="1">1</text:sequence>)<text:reference-mark-end text:name="subsectionnumber_134"/><text:tab/>Dublin Airport Authority, public limited company, known in the Irish language as <text:s/><text:hidden-text text:condition="ooow:" text:string-value="P23:L9" text:is-hidden="true"/>Údarás Aerfort Bhaile Átha Cliath, cuideachta phoiblí theoranta shall be re-named as, <text:hidden-text text:condition="ooow:" text:string-value="P23:L10" text:is-hidden="true"/>in the English language, daa, public limited company, and in the Irish language, daa, <text:hidden-text text:condition="ooow:" text:string-value="P23:L11" text:is-hidden="true"/>cuideachta phoiblí theoranta. daa shall amend its memorandum and articles of <text:hidden-text text:condition="ooow:" text:string-value="P23:L12" text:is-hidden="true"/>association to reflect this change of name.</text:p>
      <text:p text:style-name="P17"><text:hidden-text text:condition="ooow:" text:string-value="P23:L13" text:is-hidden="true"/><text:tab/><text:reference-mark-start text:name="subsectionnumber_181"/>(<text:sequence text:ref-name="refsubsectionnumber125" text:name="subsectionnumber" text:formula="ooow:subsectionnumber+1" style:num-format="1">2</text:sequence>)<text:reference-mark-end text:name="subsectionnumber_181"/><text:tab/>A reference in the Act of 2004 or any other enactment, statutory instrument or any <text:hidden-text text:condition="ooow:" text:string-value="P23:L14" text:is-hidden="true"/>other document or proceedings to Dublin Airport Authority is to be read as a reference <text:hidden-text text:condition="ooow:" text:string-value="P23:L15" text:is-hidden="true"/>to daa.</text:p>
      <text:p text:style-name="P13"><text:bookmark-start text:name="toc_book_43"/><text:hidden-text text:condition="ooow:" text:string-value="P23:L16" text:is-hidden="true"/>Consequential amendments relating to preceding sections<text:bookmark-end text:name="toc_book_43"/></text:p>
      <text:p text:style-name="P17"><text:hidden-text text:condition="ooow:" text:string-value="P23:L17" text:is-hidden="true"/><text:reference-mark-start text:name="sectionnumber_48"/><text:span text:style-name="T6"><text:sequence text:ref-name="refsectionnumber32" text:name="sectionnumber" text:formula="ooow:sectionnumber+1" style:num-format="1">33</text:sequence></text:span><text:reference-mark-end text:name="sectionnumber_48"/><text:span text:style-name="T6">.</text:span><text:tab/><text:reference-mark-start text:name="subsectionnumber_167"/>(<text:sequence text:ref-name="refsubsectionnumber126" text:name="subsectionnumber" style:num-format="1">1</text:sequence>)<text:reference-mark-end text:name="subsectionnumber_167"/><text:tab/>The Act of 2004 is amended⁠—</text:p>
      <text:p text:style-name="P42"><text:hidden-text text:condition="ooow:" text:string-value="P23:L18" text:is-hidden="true"/><text:tab/><text:reference-mark-start text:name="paragraphnumber_80"/>(<text:sequence text:ref-name="refparagraphnumber55" text:name="paragraphnumber" text:formula="ooow:1" style:num-format="a">a</text:sequence>)<text:reference-mark-end text:name="paragraphnumber_80"/><text:tab/>in section 4⁠—</text:p>
      <text:p text:style-name="P47"><text:hidden-text text:condition="ooow:" text:string-value="P23:L19" text:is-hidden="true"/><text:tab/><text:reference-mark-start text:name="subparagraphnumber_16"/>(<text:sequence text:ref-name="refsubparagraphnumber12" text:name="subparagraphnumber" text:formula="ooow:1" style:num-format="i">i</text:sequence>)<text:reference-mark-end text:name="subparagraphnumber_16"/><text:tab/>in the definition of “company” by substituting “daa” for “Dublin Airport <text:hidden-text text:condition="ooow:" text:string-value="P23:L20" text:is-hidden="true"/>Authority”,</text:p>
      <text:p text:style-name="P47"><text:hidden-text text:condition="ooow:" text:string-value="P23:L21" text:is-hidden="true"/><text:tab/><text:reference-mark-start text:name="subparagraphnumber_15"/>(<text:sequence text:ref-name="refsubparagraphnumber13" text:name="subparagraphnumber" text:formula="ooow:subparagraphnumber+1" style:num-format="i">ii</text:sequence>)<text:reference-mark-end text:name="subparagraphnumber_15"/><text:tab/>by substituting for the definition of “Dublin Airport Authority” the <text:hidden-text text:condition="ooow:" text:string-value="P23:L22" text:is-hidden="true"/>following:</text:p>
      <text:p text:style-name="P48"><text:hidden-text text:condition="ooow:" text:string-value="P23:L23" text:is-hidden="true"/><text:tab/>“ ‘daa’ means daa, public limited company;”, </text:p>
      <text:p text:style-name="subparagraph"><text:tab/><text:reference-mark-start text:name="subparagraphnumber_8_AIC_16/05/2014_60626"/>(<text:sequence text:ref-name="refsubparagraphnumber14" text:name="subparagraphnumber" text:formula="ooow:subparagraphnumber+1" style:num-format="i">iii</text:sequence>)<text:reference-mark-end text:name="subparagraphnumber_8_AIC_16/05/2014_60626"/><text:tab/>by substituting for the definition of “Shannon Airport Authority” the <text:hidden-text text:condition="ooow:" text:string-value="P23:L26" text:is-hidden="true"/>following:</text:p>
      <text:p text:style-name="P50"><text:hidden-text text:condition="ooow:" text:string-value="P23:L27" text:is-hidden="true"/><text:tab/>“ ‘Shannon Airport Authority’ has the meaning assigned to it in <text:span text:style-name="T12">section </text:span><text:span text:style-name="T12"><text:reference-ref text:reference-format="text" text:ref-name="sectionnumber_2">2</text:reference-ref></text:span> <text:hidden-text text:condition="ooow:" text:string-value="P23:L28" text:is-hidden="true"/>of the <text:span text:style-name="T12">State Airports (Shannon Group) Act 2014</text:span>;”,</text:p>
      <text:p text:style-name="subparagraph"><text:hidden-text text:condition="ooow:" text:string-value="P23:L24" text:is-hidden="true"/><text:tab/><text:tab/>and</text:p>
      <text:p text:style-name="subparagraph"><text:span text:style-name="T24"><text:hidden-text text:condition="ooow:" text:string-value="P23:L25" text:is-hidden="true"/></text:span><text:span text:style-name="T15"><text:tab/></text:span><text:reference-mark-start text:name="subparagraphnumber_7"/><text:span text:style-name="T15">(</text:span><text:span text:style-name="T15"><text:sequence text:ref-name="refsubparagraphnumber15" text:name="subparagraphnumber" text:formula="ooow:subparagraphnumber+1" style:num-format="i">iv</text:sequence></text:span><text:span text:style-name="T15">)</text:span><text:reference-mark-end text:name="subparagraphnumber_7"/><text:span text:style-name="T15"><text:tab/>by substituting for the definition of “State Airport” the following:</text:span></text:p>
      <text:p text:style-name="P48"><text:hidden-text text:condition="ooow:" text:string-value="P23:L30" text:is-hidden="true"/><text:tab/>“ ‘State Airport’ means an airport in the State, managed and controlled by <text:hidden-text text:condition="ooow:" text:string-value="P23:L31" text:is-hidden="true"/>a company;”,</text:p>
      <text:p text:style-name="P42"><text:hidden-text text:condition="ooow:" text:string-value="P23:L32" text:is-hidden="true"/><text:tab/><text:reference-mark-start text:name="paragraphnumber_100"/>(<text:sequence text:ref-name="refparagraphnumber56" text:name="paragraphnumber" text:formula="ooow:paragraphnumber+1" style:num-format="a">b</text:sequence>)<text:reference-mark-end text:name="paragraphnumber_100"/><text:tab/>in section 6, by substituting for subsection (5) the following:</text:p>
      <text:p text:style-name="P35"><text:hidden-text text:condition="ooow:" text:string-value="P23:L33" text:is-hidden="true"/><text:tab/>“(5)<text:tab/>A reference in any other enactment or instrument made under an <text:hidden-text text:condition="ooow:" text:string-value="P23:L34" text:is-hidden="true"/>enactment to Aer Rianta is to be read as a reference to⁠—</text:p>
      <text:p text:style-name="P31"><text:hidden-text text:condition="ooow:" text:string-value="P23:L35" text:is-hidden="true"/><text:tab/>(a)<text:tab/>daa,</text:p>
      <text:p text:style-name="P31"><text:hidden-text text:condition="ooow:" text:string-value="P23:L36" text:is-hidden="true"/><text:tab/>(b)<text:tab/>Shannon Airport Authority, and</text:p>
      <text:p text:style-name="P31"><text:hidden-text text:condition="ooow:" text:string-value="P23:L37" text:is-hidden="true"/><text:tab/>(c)<text:tab/>from the Cork appointed day, Cork Airport Authority,</text:p>
      <text:p text:style-name="P35"><text:soft-page-break/><text:hidden-text text:condition="ooow:" text:string-value="P24:L1" text:is-hidden="true"/><text:tab/><text:tab/>or any of them, as the case may be.”,</text:p>
      <text:p text:style-name="P42"><text:hidden-text text:condition="ooow:" text:string-value="P24:L2" text:is-hidden="true"/><text:tab/><text:reference-mark-start text:name="paragraphnumber_101"/>(<text:sequence text:ref-name="refparagraphnumber57" text:name="paragraphnumber" text:formula="ooow:paragraphnumber+1" style:num-format="a">c</text:sequence>)<text:reference-mark-end text:name="paragraphnumber_101"/><text:tab/>in section 8⁠—</text:p>
      <text:p text:style-name="P47"><text:hidden-text text:condition="ooow:" text:string-value="P24:L3" text:is-hidden="true"/><text:tab/><text:reference-mark-start text:name="subparagraphnumber_18"/>(<text:sequence text:ref-name="refsubparagraphnumber16" text:name="subparagraphnumber" text:formula="ooow:1" style:num-format="i">i</text:sequence>)<text:reference-mark-end text:name="subparagraphnumber_18"/><text:tab/>by deleting subsections (1) to (4), and</text:p>
      <text:p text:style-name="P47"><text:hidden-text text:condition="ooow:" text:string-value="P24:L4" text:is-hidden="true"/><text:tab/><text:reference-mark-start text:name="subparagraphnumber_19"/>(<text:sequence text:ref-name="refsubparagraphnumber17" text:name="subparagraphnumber" text:formula="ooow:subparagraphnumber+1" style:num-format="i">ii</text:sequence>)<text:reference-mark-end text:name="subparagraphnumber_19"/><text:tab/>by substituting for subsection (5) the following:</text:p>
      <text:p text:style-name="P35"><text:hidden-text text:condition="ooow:" text:string-value="P24:L5" text:is-hidden="true"/><text:tab/>“(5)<text:tab/>daa shall have vested in it, manage, operate and develop Dublin <text:hidden-text text:condition="ooow:" text:string-value="P24:L6" text:is-hidden="true"/>Airport and, until the Cork appointed day, Cork Airport.”,</text:p>
      <text:p text:style-name="P42"><text:hidden-text text:condition="ooow:" text:string-value="P24:L7" text:is-hidden="true"/><text:tab/><text:reference-mark-start text:name="paragraphnumber_102"/>(<text:sequence text:ref-name="refparagraphnumber58" text:name="paragraphnumber" text:formula="ooow:paragraphnumber+1" style:num-format="a">d</text:sequence>)<text:reference-mark-end text:name="paragraphnumber_102"/><text:tab/>in section 9⁠—</text:p>
      <text:p text:style-name="P47"><text:hidden-text text:condition="ooow:" text:string-value="P24:L8" text:is-hidden="true"/><text:tab/><text:reference-mark-start text:name="subparagraphnumber_20"/>(<text:sequence text:ref-name="refsubparagraphnumber18" text:name="subparagraphnumber" text:formula="ooow:1" style:num-format="i">i</text:sequence>)<text:reference-mark-end text:name="subparagraphnumber_20"/><text:tab/>by substituting for subsections (1) and (2) the following:</text:p>
      <text:p text:style-name="P35"><text:hidden-text text:condition="ooow:" text:string-value="P24:L9" text:is-hidden="true"/><text:tab/>“(1)<text:tab/>The memorandum and articles of association of daa and, from its <text:hidden-text text:condition="ooow:" text:string-value="P24:L10" text:is-hidden="true"/>appointed day, Cork Airport Authority, shall be in such form consistent <text:hidden-text text:condition="ooow:" text:string-value="P24:L11" text:is-hidden="true"/>with the <text:span text:style-name="T12">Airports and Aviation Acts 1936 to 2014</text:span><text:span text:style-name="T17"> as</text:span> may be approved <text:hidden-text text:condition="ooow:" text:string-value="P24:L12" text:is-hidden="true"/>of by the Minister with the consent of the Minister for Public <text:hidden-text text:condition="ooow:" text:string-value="P24:L13" text:is-hidden="true"/>Expenditure and Reform.</text:p>
      <text:p text:style-name="P35"><text:hidden-text text:condition="ooow:" text:string-value="P24:L14" text:is-hidden="true"/><text:tab/>(2)<text:tab/>The articles of association of daa and from its appointed day, Cork <text:hidden-text text:condition="ooow:" text:string-value="P24:L15" text:is-hidden="true"/>Airport Authority, shall be consistent with section 22(3) of the Act of <text:hidden-text text:condition="ooow:" text:string-value="P24:L16" text:is-hidden="true"/>1998.”,</text:p>
      <text:p text:style-name="subparagraph"><text:hidden-text text:condition="ooow:" text:string-value="P24:L17" text:is-hidden="true"/><text:tab/><text:tab/>and</text:p>
      <text:p text:style-name="P47"><text:hidden-text text:condition="ooow:" text:string-value="P24:L18" text:is-hidden="true"/><text:tab/><text:reference-mark-start text:name="subparagraphnumber_21"/>(<text:sequence text:ref-name="refsubparagraphnumber19" text:name="subparagraphnumber" text:formula="ooow:subparagraphnumber+1" style:num-format="i">ii</text:sequence>)<text:reference-mark-end text:name="subparagraphnumber_21"/><text:tab/>in subsection (9), by deleting “and Shannon Airport Authority”,</text:p>
      <text:p text:style-name="P42"><text:hidden-text text:condition="ooow:" text:string-value="P24:L19" text:is-hidden="true"/><text:tab/><text:tab/>and</text:p>
      <text:p text:style-name="P42"><text:hidden-text text:condition="ooow:" text:string-value="P24:L20" text:is-hidden="true"/><text:tab/><text:reference-mark-start text:name="paragraphnumber_81"/>(<text:sequence text:ref-name="refparagraphnumber59" text:name="paragraphnumber" text:formula="ooow:paragraphnumber+1" style:num-format="a">e</text:sequence>)<text:reference-mark-end text:name="paragraphnumber_81"/><text:tab/>in section 14, by inserting after subsection (6) the following:</text:p>
      <text:p text:style-name="P35"><text:hidden-text text:condition="ooow:" text:string-value="P24:L21" text:is-hidden="true"/><text:tab/>“(7)<text:tab/>In this section ‘company’ means daa or Cork Airport Authority, as the <text:hidden-text text:condition="ooow:" text:string-value="P24:L22" text:is-hidden="true"/>case may be.”.</text:p>
      <text:p text:style-name="P17"><text:hidden-text text:condition="ooow:" text:string-value="P24:L23" text:is-hidden="true"/><text:tab/><text:reference-mark-start text:name="subsectionnumber_168"/>(<text:sequence text:ref-name="refsubsectionnumber127" text:name="subsectionnumber" text:formula="ooow:subsectionnumber+1" style:num-format="1">2</text:sequence>)<text:reference-mark-end text:name="subsectionnumber_168"/><text:tab/>The Act of 2001 is amended⁠—</text:p>
      <text:p text:style-name="P42"><text:hidden-text text:condition="ooow:" text:string-value="P24:L24" text:is-hidden="true"/><text:tab/><text:reference-mark-start text:name="paragraphnumber_84"/>(<text:sequence text:ref-name="refparagraphnumber60" text:name="paragraphnumber" text:formula="ooow:1" style:num-format="a">a</text:sequence>)<text:reference-mark-end text:name="paragraphnumber_84"/><text:tab/>in section 32(2) (inserted by section 22(1)(a) of the Act of 2004) by substituting <text:hidden-text text:condition="ooow:" text:string-value="P24:L25" text:is-hidden="true"/>“daa” for “Dublin Airport Authority”, and</text:p>
      <text:p text:style-name="P42"><text:hidden-text text:condition="ooow:" text:string-value="P24:L26" text:is-hidden="true"/><text:tab/><text:reference-mark-start text:name="paragraphnumber_85"/>(<text:sequence text:ref-name="refparagraphnumber61" text:name="paragraphnumber" text:formula="ooow:paragraphnumber+1" style:num-format="a">b</text:sequence>)<text:reference-mark-end text:name="paragraphnumber_85"/><text:tab/>in section 33 (inserted by section 22(3) of the Act of 2004) by substituting “daa” <text:hidden-text text:condition="ooow:" text:string-value="P24:L27" text:is-hidden="true"/>for “Dublin Airport Authority” in each place it occurs.</text:p>
      <text:p text:style-name="P17"><text:hidden-text text:condition="ooow:" text:string-value="P24:L28" text:is-hidden="true"/><text:tab/><text:reference-mark-start text:name="subsectionnumber_169"/>(<text:sequence text:ref-name="refsubsectionnumber128" text:name="subsectionnumber" text:formula="ooow:subsectionnumber+1" style:num-format="1">3</text:sequence>)<text:reference-mark-end text:name="subsectionnumber_169"/><text:tab/>The Act of 1998 (as amended by the Schedule to the Act of 2004) is amended⁠—</text:p>
      <text:p text:style-name="P42"><text:hidden-text text:condition="ooow:" text:string-value="P24:L29" text:is-hidden="true"/><text:tab/><text:reference-mark-start text:name="paragraphnumber_86"/>(<text:sequence text:ref-name="refparagraphnumber62" text:name="paragraphnumber" text:formula="ooow:1" style:num-format="a">a</text:sequence>)<text:reference-mark-end text:name="paragraphnumber_86"/><text:tab/>in section 2(1), by substituting for the definition of “company” the following:</text:p>
      <text:p text:style-name="P35"><text:hidden-text text:condition="ooow:" text:string-value="P24:L30" text:is-hidden="true"/><text:tab/><text:tab/>“ ‘company’ means⁠—</text:p>
      <text:p text:style-name="P31"><text:hidden-text text:condition="ooow:" text:string-value="P24:L31" text:is-hidden="true"/><text:tab/>(a)<text:tab/>in Part II, in sections 22, 27 to 31 and 33 to 35 of Part IV⁠—<text:bookmark-start text:name="1400774870773"/></text:p>
      <text:p text:style-name="P30"><text:hidden-text text:condition="ooow:" text:string-value="P24:L32" text:is-hidden="true"/><text:tab/>(i)<text:tab/>daa, public limited company, and<text:bookmark-end text:name="1400774870773"/></text:p>
      <text:p text:style-name="subparagraph_5f_insert"><text:hidden-text text:condition="ooow:" text:string-value="P24:L33" text:is-hidden="true"/><text:span text:style-name="T15"><text:tab/>(ii)<text:tab/></text:span><text:bookmark-start text:name="1400774871849"/><text:span text:style-name="T26">daa, public limited company,</text:span><text:bookmark-end text:name="1400774871849"/><text:span text:style-name="T15"> and from the Cork appointed day, </text:span><text:span text:style-name="T15"><text:hidden-text text:condition="ooow:" text:string-value="P24:L34" text:is-hidden="true"/></text:span><text:span text:style-name="T15">Cork Airport Authority, public limited company,</text:span></text:p>
      <text:p text:style-name="P31"><text:hidden-text text:condition="ooow:" text:string-value="P24:L35" text:is-hidden="true"/><text:tab/><text:tab/>and</text:p>
      <text:p text:style-name="P31"><text:hidden-text text:condition="ooow:" text:string-value="P24:L36" text:is-hidden="true"/><text:tab/>(b)<text:tab/>in any other provision⁠—<text:bookmark-start text:name="1400774872941"/></text:p>
      <text:p text:style-name="P30"><text:soft-page-break/><text:hidden-text text:condition="ooow:" text:string-value="P25:L1" text:is-hidden="true"/><text:tab/>(i)<text:tab/>daa, public limited company,</text:p>
      <text:p text:style-name="P29"><text:hidden-text text:condition="ooow:" text:string-value="P25:L2" text:is-hidden="true"/><text:tab/>(ii)<text:tab/>Shannon Airport Authority (within the meaning of <text:span text:style-name="T12">section </text:span><text:span text:style-name="T12"><text:reference-ref text:reference-format="text" text:ref-name="sectionnumber_2">2</text:reference-ref></text:span> of <text:hidden-text text:condition="ooow:" text:string-value="P25:L3" text:is-hidden="true"/>the <text:span text:style-name="T12">State Airports (Shannon Group) Act 2014</text:span>), and<text:bookmark-end text:name="1400774872941"/></text:p>
      <text:p text:style-name="P27"><text:hidden-text text:condition="ooow:" text:string-value="P25:L4" text:is-hidden="true"/><text:tab/>(iii)<text:tab/>from the Cork appointed day, Cork Airport Authority, public <text:hidden-text text:condition="ooow:" text:string-value="P25:L5" text:is-hidden="true"/>limited company;”,</text:p>
      <text:p text:style-name="P42"><text:hidden-text text:condition="ooow:" text:string-value="P25:L6" text:is-hidden="true"/><text:tab/><text:reference-mark-start text:name="paragraphnumber_87"/>(<text:sequence text:ref-name="refparagraphnumber63" text:name="paragraphnumber" text:formula="ooow:paragraphnumber+1" style:num-format="a">b</text:sequence>)<text:reference-mark-end text:name="paragraphnumber_87"/><text:tab/>in section 8, by substituting for subsection (1) the following:</text:p>
      <text:p text:style-name="P35"><text:hidden-text text:condition="ooow:" text:string-value="P25:L7" text:is-hidden="true"/><text:tab/>“(1)<text:tab/>Proceedings for an offence may be brought and prosecuted summarily <text:hidden-text text:condition="ooow:" text:string-value="P25:L8" text:is-hidden="true"/>by⁠—</text:p>
      <text:p text:style-name="P31"><text:hidden-text text:condition="ooow:" text:string-value="P25:L9" text:is-hidden="true"/><text:tab/>(a)<text:tab/>where the offence relates to Dublin Airport, daa,</text:p>
      <text:p text:style-name="P31"><text:hidden-text text:condition="ooow:" text:string-value="P25:L10" text:is-hidden="true"/><text:tab/>(b)<text:tab/>where the offence relates to Shannon Airport, Shannon Airport <text:hidden-text text:condition="ooow:" text:string-value="P25:L11" text:is-hidden="true"/>Authority, or</text:p>
      <text:p text:style-name="P31"><text:hidden-text text:condition="ooow:" text:string-value="P25:L12" text:is-hidden="true"/><text:tab/>(c)<text:tab/>where the offence relates to Cork Airport, before the Cork <text:hidden-text text:condition="ooow:" text:string-value="P25:L13" text:is-hidden="true"/>appointed day, daa, and from that day, Cork Airport Authority.”,</text:p>
      <text:p text:style-name="P42"><text:hidden-text text:condition="ooow:" text:string-value="P25:L14" text:is-hidden="true"/><text:tab/><text:reference-mark-start text:name="paragraphnumber_88"/>(<text:sequence text:ref-name="refparagraphnumber64" text:name="paragraphnumber" text:formula="ooow:paragraphnumber+1" style:num-format="a">c</text:sequence>)<text:reference-mark-end text:name="paragraphnumber_88"/><text:tab/>in section 9, by substituting “daa” for “Dublin Airport Authority” in each place it <text:hidden-text text:condition="ooow:" text:string-value="P25:L15" text:is-hidden="true"/>occurs,</text:p>
      <text:p text:style-name="P42"><text:hidden-text text:condition="ooow:" text:string-value="P25:L16" text:is-hidden="true"/><text:tab/><text:reference-mark-start text:name="paragraphnumber_89"/>(<text:sequence text:ref-name="refparagraphnumber65" text:name="paragraphnumber" text:formula="ooow:paragraphnumber+1" style:num-format="a">d</text:sequence>)<text:reference-mark-end text:name="paragraphnumber_89"/><text:tab/>in section 13, by substituting for subsection (5) the following:</text:p>
      <text:p text:style-name="P35"><text:hidden-text text:condition="ooow:" text:string-value="P25:L17" text:is-hidden="true"/><text:tab/>“(5)<text:tab/>The aggregate at any one time of moneys borrowed under this section <text:hidden-text text:condition="ooow:" text:string-value="P25:L18" text:is-hidden="true"/>shall not exceed⁠—</text:p>
      <text:p text:style-name="P31"><text:hidden-text text:condition="ooow:" text:string-value="P25:L19" text:is-hidden="true"/><text:tab/>(a)<text:tab/>in the case of daa and any of its subsidiaries, from the Dublin <text:hidden-text text:condition="ooow:" text:string-value="P25:L20" text:is-hidden="true"/>appointed day, €1.8 billion, and</text:p>
      <text:p text:style-name="P31"><text:hidden-text text:condition="ooow:" text:string-value="P25:L21" text:is-hidden="true"/><text:tab/>(b)<text:tab/>in the case of Cork Airport Authority and any of its subsidiaries, <text:hidden-text text:condition="ooow:" text:string-value="P25:L22" text:is-hidden="true"/>from the Cork appointed day, €100 million,”,</text:p>
      <text:p text:style-name="P42"><text:hidden-text text:condition="ooow:" text:string-value="P25:L23" text:is-hidden="true"/><text:tab/><text:reference-mark-start text:name="paragraphnumber_62"/>(<text:sequence text:ref-name="refparagraphnumber66" text:name="paragraphnumber" text:formula="ooow:paragraphnumber+1" style:num-format="a">e</text:sequence>)<text:reference-mark-end text:name="paragraphnumber_62"/><text:tab/>in section 22(1), by substituting “daa, public limited company” for “Dublin <text:hidden-text text:condition="ooow:" text:string-value="P25:L24" text:is-hidden="true"/>Airport Authority, public limited company”,</text:p>
      <text:p text:style-name="P42"><text:hidden-text text:condition="ooow:" text:string-value="P25:L25" text:is-hidden="true"/><text:tab/><text:reference-mark-start text:name="paragraphnumber_90"/>(<text:sequence text:ref-name="refparagraphnumber67" text:name="paragraphnumber" text:formula="ooow:paragraphnumber+1" style:num-format="a">f</text:sequence>)<text:reference-mark-end text:name="paragraphnumber_90"/><text:tab/>in section 48, by substituting for subsection (1), the following:</text:p>
      <text:p text:style-name="P35"><text:hidden-text text:condition="ooow:" text:string-value="P25:L26" text:is-hidden="true"/><text:tab/>“(1)<text:tab/>For the purposes of this Act⁠—</text:p>
      <text:p text:style-name="P31"><text:hidden-text text:condition="ooow:" text:string-value="P25:L27" text:is-hidden="true"/><text:tab/>(a)<text:tab/>daa, in relation to Dublin Airport,</text:p>
      <text:p text:style-name="P31"><text:hidden-text text:condition="ooow:" text:string-value="P25:L28" text:is-hidden="true"/><text:tab/>(b)<text:tab/>Shannon Airport Authority, in relation to Shannon Airport, and</text:p>
      <text:p text:style-name="P31"><text:hidden-text text:condition="ooow:" text:string-value="P25:L29" text:is-hidden="true"/><text:tab/>(c)<text:tab/>daa, before the Cork appointed day and from that day, Cork Airport <text:hidden-text text:condition="ooow:" text:string-value="P25:L30" text:is-hidden="true"/>Authority, in relation to Cork Airport,</text:p>
      <text:p text:style-name="subsection_5f_insert"><text:hidden-text text:condition="ooow:" text:string-value="P25:L31" text:is-hidden="true"/><text:tab/><text:tab/>may appoint such persons or classes of persons as it considers appropriate to be <text:hidden-text text:condition="ooow:" text:string-value="P25:L32" text:is-hidden="true"/>authorised officers.”,</text:p>
      <text:p text:style-name="P42"><text:hidden-text text:condition="ooow:" text:string-value="P25:L33" text:is-hidden="true"/><text:tab/><text:tab/>and</text:p>
      <text:p text:style-name="P42"><text:hidden-text text:condition="ooow:" text:string-value="P25:L34" text:is-hidden="true"/><text:tab/><text:reference-mark-start text:name="paragraphnumber_91"/>(<text:sequence text:ref-name="refparagraphnumber68" text:name="paragraphnumber" text:formula="ooow:paragraphnumber+1" style:num-format="a">g</text:sequence>)<text:reference-mark-end text:name="paragraphnumber_91"/><text:tab/>in section 51, by substituting for subsection (1) the following:</text:p>
      <text:p text:style-name="P35"><text:hidden-text text:condition="ooow:" text:string-value="P25:L35" text:is-hidden="true"/><text:tab/>“(1)<text:tab/>For the purposes of this Act⁠—</text:p>
      <text:p text:style-name="P31"><text:hidden-text text:condition="ooow:" text:string-value="P25:L36" text:is-hidden="true"/><text:tab/>(a)<text:tab/>daa, in relation to Dublin Airport,</text:p>
      <text:p text:style-name="P31"><text:hidden-text text:condition="ooow:" text:string-value="P25:L37" text:is-hidden="true"/><text:tab/>(b)<text:tab/>Shannon Airport Authority, in relation to Shannon Airport, and</text:p>
      <text:p text:style-name="P31"><text:soft-page-break/><text:hidden-text text:condition="ooow:" text:string-value="P26:L1" text:is-hidden="true"/><text:tab/>(c)<text:tab/>before the Cork appointed day, daa, and from that day, Cork Airport <text:hidden-text text:condition="ooow:" text:string-value="P26:L2" text:is-hidden="true"/>Authority, in relation to Cork Airport,</text:p>
      <text:p text:style-name="subsection_5f_insert"><text:hidden-text text:condition="ooow:" text:string-value="P26:L3" text:is-hidden="true"/><text:tab/><text:tab/>may appoint such and so many of its employees as it considers appropriate to be <text:hidden-text text:condition="ooow:" text:string-value="P26:L4" text:is-hidden="true"/>authorised persons for the purposes of this Act.”.</text:p>
      <text:p text:style-name="P17"><text:hidden-text text:condition="ooow:" text:string-value="P26:L5" text:is-hidden="true"/><text:tab/><text:reference-mark-start text:name="subsectionnumber_135"/>(<text:sequence text:ref-name="refsubsectionnumber129" text:name="subsectionnumber" text:formula="ooow:subsectionnumber+1" style:num-format="1">4</text:sequence>)<text:reference-mark-end text:name="subsectionnumber_135"/><text:tab/>A reference in any other enactment or instrument made under an enactment (other <text:hidden-text text:condition="ooow:" text:string-value="P26:L6" text:is-hidden="true"/>than an enactment referred to in this section) to⁠—</text:p>
      <text:p text:style-name="P42"><text:hidden-text text:condition="ooow:" text:string-value="P26:L7" text:is-hidden="true"/><text:tab/><text:reference-mark-start text:name="paragraphnumber_92"/>(<text:sequence text:ref-name="refparagraphnumber69" text:name="paragraphnumber" text:formula="ooow:1" style:num-format="a">a</text:sequence>)<text:reference-mark-end text:name="paragraphnumber_92"/><text:tab/>Aer Rianta, is to be read as a reference to⁠—</text:p>
      <text:p text:style-name="P47"><text:hidden-text text:condition="ooow:" text:string-value="P26:L8" text:is-hidden="true"/><text:tab/><text:reference-mark-start text:name="subparagraphnumber_31"/>(<text:sequence text:ref-name="refsubparagraphnumber20" text:name="subparagraphnumber" text:formula="ooow:1" style:num-format="i">i</text:sequence>)<text:reference-mark-end text:name="subparagraphnumber_31"/><text:tab/>daa,</text:p>
      <text:p text:style-name="P47"><text:hidden-text text:condition="ooow:" text:string-value="P26:L9" text:is-hidden="true"/><text:tab/><text:reference-mark-start text:name="subparagraphnumber_32"/>(<text:sequence text:ref-name="refsubparagraphnumber21" text:name="subparagraphnumber" text:formula="ooow:subparagraphnumber+1" style:num-format="i">ii</text:sequence>)<text:reference-mark-end text:name="subparagraphnumber_32"/><text:tab/>Shannon Airport Authority, and</text:p>
      <text:p text:style-name="P47"><text:hidden-text text:condition="ooow:" text:string-value="P26:L10" text:is-hidden="true"/><text:tab/><text:reference-mark-start text:name="subparagraphnumber_33"/>(<text:sequence text:ref-name="refsubparagraphnumber22" text:name="subparagraphnumber" text:formula="ooow:subparagraphnumber+1" style:num-format="i">iii</text:sequence>)<text:reference-mark-end text:name="subparagraphnumber_33"/><text:tab/>from the Cork appointed day, Cork Airport Authority,</text:p>
      <text:p text:style-name="P42"><text:hidden-text text:condition="ooow:" text:string-value="P26:L11" text:is-hidden="true"/><text:tab/><text:tab/>or any of them, as the case may be, and</text:p>
      <text:p text:style-name="P42"><text:hidden-text text:condition="ooow:" text:string-value="P26:L12" text:is-hidden="true"/><text:tab/><text:reference-mark-start text:name="paragraphnumber_93"/>(<text:sequence text:ref-name="refparagraphnumber70" text:name="paragraphnumber" text:formula="ooow:paragraphnumber+1" style:num-format="a">b</text:sequence>)<text:reference-mark-end text:name="paragraphnumber_93"/><text:tab/>Dublin Airport Authority is to be read as a reference to daa.</text:p>
      <text:p text:style-name="P17"><text:hidden-text text:condition="ooow:" text:string-value="P26:L13" text:is-hidden="true"/><text:tab/><text:reference-mark-start text:name="subsectionnumber_108"/>(<text:sequence text:ref-name="refsubsectionnumber130" text:name="subsectionnumber" text:formula="ooow:subsectionnumber+1" style:num-format="1">5</text:sequence>)<text:reference-mark-end text:name="subsectionnumber_108"/><text:tab/>A reference to the company in any instrument made under the Act of 1998 shall be <text:hidden-text text:condition="ooow:" text:string-value="P26:L14" text:is-hidden="true"/>construed as a reference to a company (within the meaning of section 2(1) of that Act <text:hidden-text text:condition="ooow:" text:string-value="P26:L15" text:is-hidden="true"/>inserted by <text:span text:style-name="T8">subsection </text:span><text:span text:style-name="T8"><text:reference-ref text:reference-format="text" text:ref-name="subsectionnumber_169">(3)</text:reference-ref></text:span><text:span text:style-name="T8"><text:reference-ref text:reference-format="text" text:ref-name="paragraphnumber_86">(a)</text:reference-ref></text:span><text:span text:style-name="T17">).</text:span></text:p>
      <text:p text:style-name="P13"><text:bookmark-start text:name="toc_book_44"/><text:hidden-text text:condition="ooow:" text:string-value="P26:L16" text:is-hidden="true"/>Superannuation schemes<text:bookmark-end text:name="toc_book_44"/></text:p>
      <text:p text:style-name="P17"><text:hidden-text text:condition="ooow:" text:string-value="P26:L17" text:is-hidden="true"/><text:reference-mark-start text:name="sectionnumber_37"/><text:span text:style-name="T6"><text:sequence text:ref-name="refsectionnumber33" text:name="sectionnumber" text:formula="ooow:sectionnumber+1" style:num-format="1">34</text:sequence></text:span><text:reference-mark-end text:name="sectionnumber_37"/><text:span text:style-name="T6">.</text:span><text:tab/><text:reference-mark-start text:name="subsectionnumber_25"/>(<text:sequence text:ref-name="refsubsectionnumber131" text:name="subsectionnumber" style:num-format="1">1</text:sequence>)<text:reference-mark-end text:name="subsectionnumber_25"/><text:tab/>Section 32 (as amended by paragraph 16 of the Schedule to the Act of 2004) of the <text:hidden-text text:condition="ooow:" text:string-value="P26:L18" text:is-hidden="true"/>Act of 1998 is substituted by the following:</text:p>
      <text:p text:style-name="P64"><text:hidden-text text:condition="ooow:" text:string-value="P26:L19" text:is-hidden="true"/><text:span text:style-name="T2">“</text:span>Amendment to superannuation schemes</text:p>
      <text:p text:style-name="P35"><text:hidden-text text:condition="ooow:" text:string-value="P26:L20" text:is-hidden="true"/>32.<text:tab/>(1)<text:tab/>A company may prepare and submit to the Minister a scheme or <text:hidden-text text:condition="ooow:" text:string-value="P26:L21" text:is-hidden="true"/>schemes for the granting or provision of superannuation benefits to or <text:hidden-text text:condition="ooow:" text:string-value="P26:L22" text:is-hidden="true"/>in respect of such members of the staff or former members of staff <text:hidden-text text:condition="ooow:" text:string-value="P26:L23" text:is-hidden="true"/>(including chief executives) of the company or subsidiaries of the <text:hidden-text text:condition="ooow:" text:string-value="P26:L24" text:is-hidden="true"/>company as it may think fit, and such scheme shall, if approved by the <text:hidden-text text:condition="ooow:" text:string-value="P26:L25" text:is-hidden="true"/>Minister with the consent of the Minister for Public Expenditure and <text:hidden-text text:condition="ooow:" text:string-value="P26:L26" text:is-hidden="true"/>Reform, be carried out by the company in accordance with its terms.</text:p>
      <text:p text:style-name="P35"><text:hidden-text text:condition="ooow:" text:string-value="P26:L27" text:is-hidden="true"/><text:tab/>(2)<text:tab/>A scheme prepared under subsection (1) may apply to one company or <text:hidden-text text:condition="ooow:" text:string-value="P26:L28" text:is-hidden="true"/>more than one company.</text:p>
      <text:p text:style-name="P35"><text:hidden-text text:condition="ooow:" text:string-value="P26:L29" text:is-hidden="true"/><text:tab/>(3)<text:tab/>Every scheme to which subsection (1) relates shall fix the time and <text:hidden-text text:condition="ooow:" text:string-value="P26:L30" text:is-hidden="true"/>conditions of retirement for all persons to or in respect of whom <text:hidden-text text:condition="ooow:" text:string-value="P26:L31" text:is-hidden="true"/>superannuation benefits are payable under the scheme, and different <text:hidden-text text:condition="ooow:" text:string-value="P26:L32" text:is-hidden="true"/>times and conditions may be fixed in respect of different classes of <text:hidden-text text:condition="ooow:" text:string-value="P26:L33" text:is-hidden="true"/>persons.</text:p>
      <text:p text:style-name="P35"><text:hidden-text text:condition="ooow:" text:string-value="P26:L34" text:is-hidden="true"/><text:tab/>(4)<text:tab/>Every scheme under this section may be amended or revoked by a <text:hidden-text text:condition="ooow:" text:string-value="P26:L35" text:is-hidden="true"/>subsequent scheme prepared, submitted and approved in the like <text:hidden-text text:condition="ooow:" text:string-value="P26:L36" text:is-hidden="true"/>manner as a scheme to which subsection (1) relates.</text:p>
      <text:p text:style-name="P35"><text:hidden-text text:condition="ooow:" text:string-value="P26:L37" text:is-hidden="true"/><text:tab/>(5)<text:tab/>A scheme prepared and submitted by a company under this section <text:s/><text:hidden-text text:condition="ooow:" text:string-value="P26:L38" text:is-hidden="true"/>shall, if approved by the Minister with the consent of the Minister for <text:hidden-text text:condition="ooow:" text:string-value="P26:L39" text:is-hidden="true"/>Public Expenditure and Reform, be carried out by the company in <text:hidden-text text:condition="ooow:" text:string-value="P26:L40" text:is-hidden="true"/>accordance with its terms.</text:p>
      <text:p text:style-name="P35"><text:soft-page-break/><text:hidden-text text:condition="ooow:" text:string-value="P27:L1" text:is-hidden="true"/><text:tab/>(6)<text:tab/>Nothing in this section shall be deemed to invalidate an existing <text:hidden-text text:condition="ooow:" text:string-value="P27:L2" text:is-hidden="true"/>scheme.</text:p>
      <text:p text:style-name="P35"><text:hidden-text text:condition="ooow:" text:string-value="P27:L3" text:is-hidden="true"/><text:tab/>(7)<text:tab/>A scheme amending or revoking an existing scheme shall not be <text:hidden-text text:condition="ooow:" text:string-value="P27:L4" text:is-hidden="true"/>carried out by a company (save in the case of a scheme amending or <text:hidden-text text:condition="ooow:" text:string-value="P27:L5" text:is-hidden="true"/>revoking the IAS scheme) unless it has been approved by the Minister <text:hidden-text text:condition="ooow:" text:string-value="P27:L6" text:is-hidden="true"/>with the consent of the Minister for Public Expenditure and Reform.</text:p>
      <text:p text:style-name="P35"><text:hidden-text text:condition="ooow:" text:string-value="P27:L7" text:is-hidden="true"/><text:tab/>(8)<text:tab/>No superannuation benefit shall be granted by a company nor shall any <text:hidden-text text:condition="ooow:" text:string-value="P27:L8" text:is-hidden="true"/>other arrangements be entered into by a company for the provision of <text:hidden-text text:condition="ooow:" text:string-value="P27:L9" text:is-hidden="true"/>such a benefit to or in respect of a member of the staff of the company <text:hidden-text text:condition="ooow:" text:string-value="P27:L10" text:is-hidden="true"/>or a subsidiary of the company otherwise than⁠—</text:p>
      <text:p text:style-name="P31"><text:hidden-text text:condition="ooow:" text:string-value="P27:L11" text:is-hidden="true"/><text:tab/>(a)<text:tab/>in accordance with a scheme under this section or an existing <text:hidden-text text:condition="ooow:" text:string-value="P27:L12" text:is-hidden="true"/>scheme, or</text:p>
      <text:p text:style-name="P31"><text:hidden-text text:condition="ooow:" text:string-value="P27:L13" text:is-hidden="true"/><text:tab/>(b)<text:tab/>with the approval of the Minister given with the consent of the <text:hidden-text text:condition="ooow:" text:string-value="P27:L14" text:is-hidden="true"/>Minister for Public Expenditure and Reform.</text:p>
      <text:p text:style-name="P35"><text:hidden-text text:condition="ooow:" text:string-value="P27:L15" text:is-hidden="true"/><text:tab/>(9)<text:tab/>A company may, on the commencement of a scheme prepared by it <text:hidden-text text:condition="ooow:" text:string-value="P27:L16" text:is-hidden="true"/>under subsection (1), establish a new fund for each such scheme, <text:hidden-text text:condition="ooow:" text:string-value="P27:L17" text:is-hidden="true"/>administered by trustees who shall be appointed by the company, from <text:hidden-text text:condition="ooow:" text:string-value="P27:L18" text:is-hidden="true"/>which superannuation benefits payable under such scheme shall be <text:hidden-text text:condition="ooow:" text:string-value="P27:L19" text:is-hidden="true"/>paid or provided by the application of the fund or any part of it.</text:p>
      <text:p text:style-name="P35"><text:hidden-text text:condition="ooow:" text:string-value="P27:L20" text:is-hidden="true"/><text:tab/>(10)<text:tab/>A scheme made by a company under this section shall make provision <text:hidden-text text:condition="ooow:" text:string-value="P27:L21" text:is-hidden="true"/>for appeals.</text:p>
      <text:p text:style-name="P35"><text:hidden-text text:condition="ooow:" text:string-value="P27:L22" text:is-hidden="true"/><text:tab/>(11)<text:tab/>A scheme made by a company under this section shall be laid before <text:hidden-text text:condition="ooow:" text:string-value="P27:L23" text:is-hidden="true"/>each House of the Oireachtas as soon as may be after it is made and, if <text:hidden-text text:condition="ooow:" text:string-value="P27:L24" text:is-hidden="true"/>a resolution annulling the scheme is passed by either such House <text:hidden-text text:condition="ooow:" text:string-value="P27:L25" text:is-hidden="true"/>within the next 21 days on which that House has sat after the scheme <text:hidden-text text:condition="ooow:" text:string-value="P27:L26" text:is-hidden="true"/>is laid before it, the scheme shall be annulled accordingly without <text:hidden-text text:condition="ooow:" text:string-value="P27:L27" text:is-hidden="true"/>prejudice to anything previously done thereunder.</text:p>
      <text:p text:style-name="P35"><text:hidden-text text:condition="ooow:" text:string-value="P27:L28" text:is-hidden="true"/><text:tab/>(12)<text:tab/>In this section, a reference to former members of the staff of a <text:hidden-text text:condition="ooow:" text:string-value="P27:L29" text:is-hidden="true"/>company or a subsidiary of a company, does not include a reference to <text:hidden-text text:condition="ooow:" text:string-value="P27:L30" text:is-hidden="true"/>such former members who after ceasing to be members of the staff of <text:hidden-text text:condition="ooow:" text:string-value="P27:L31" text:is-hidden="true"/>the company or a subsidiary of the company became and were <text:hidden-text text:condition="ooow:" text:string-value="P27:L32" text:is-hidden="true"/>members of the staff of any other employer participating in the IAS <text:hidden-text text:condition="ooow:" text:string-value="P27:L33" text:is-hidden="true"/>scheme, unless the company determines otherwise.</text:p>
      <text:p text:style-name="P35"><text:hidden-text text:condition="ooow:" text:string-value="P27:L34" text:is-hidden="true"/><text:tab/>(13)<text:tab/>After the Cork appointed day⁠—</text:p>
      <text:p text:style-name="P31"><text:hidden-text text:condition="ooow:" text:string-value="P27:L35" text:is-hidden="true"/><text:tab/>(a)<text:tab/>on a date to be agreed between daa and Cork Airport Authority, <text:hidden-text text:condition="ooow:" text:string-value="P27:L36" text:is-hidden="true"/>such members of the staff of daa who transfer to and become <text:hidden-text text:condition="ooow:" text:string-value="P27:L37" text:is-hidden="true"/>members of the staff of Cork Airport Authority in accordance with <text:hidden-text text:condition="ooow:" text:string-value="P27:L38" text:is-hidden="true"/>subsection (4), (5) or (6) of section 12 of the Act of 2004, who are <text:hidden-text text:condition="ooow:" text:string-value="P27:L39" text:is-hidden="true"/>members of a scheme under this section operated by daa (in this <text:hidden-text text:condition="ooow:" text:string-value="P27:L40" text:is-hidden="true"/>subsection referred to as ‘the daa scheme’), other than the IAS <text:hidden-text text:condition="ooow:" text:string-value="P27:L41" text:is-hidden="true"/>scheme in the circumstances referred to in subsection (15), shall <text:hidden-text text:condition="ooow:" text:string-value="P27:L42" text:is-hidden="true"/>transfer to a new scheme prepared by Cork Airport Authority in <text:hidden-text text:condition="ooow:" text:string-value="P27:L43" text:is-hidden="true"/>accordance with this section and shall cease to be members of and <text:hidden-text text:condition="ooow:" text:string-value="P27:L44" text:is-hidden="true"/>beneficiaries under the scheme operated by daa, and</text:p>
      <text:p text:style-name="P31"><text:soft-page-break/><text:hidden-text text:condition="ooow:" text:string-value="P28:L1" text:is-hidden="true"/><text:tab/>(b)<text:tab/>on that date, in respect of those members ceasing to be entitled to <text:hidden-text text:condition="ooow:" text:string-value="P28:L2" text:is-hidden="true"/>benefits under the daa scheme, an amount bearing the same <text:hidden-text text:condition="ooow:" text:string-value="P28:L3" text:is-hidden="true"/>proportion to the assets of the daa scheme as, in the opinion of the <text:hidden-text text:condition="ooow:" text:string-value="P28:L4" text:is-hidden="true"/>trustees of the daa scheme, on the advice of the actuary of the daa <text:hidden-text text:condition="ooow:" text:string-value="P28:L5" text:is-hidden="true"/>scheme, the liabilities under the daa scheme for and in respect of <text:hidden-text text:condition="ooow:" text:string-value="P28:L6" text:is-hidden="true"/>persons referred to in paragraph (a) bear to the total liabilities <text:hidden-text text:condition="ooow:" text:string-value="P28:L7" text:is-hidden="true"/>under the daa scheme, shall be transferred to those trustees from <text:hidden-text text:condition="ooow:" text:string-value="P28:L8" text:is-hidden="true"/>the fund relating to the daa scheme to the fund relating to the <text:hidden-text text:condition="ooow:" text:string-value="P28:L9" text:is-hidden="true"/>scheme operated by Cork Airport Authority. The calculation of <text:hidden-text text:condition="ooow:" text:string-value="P28:L10" text:is-hidden="true"/>such amount is to be carried out by reference to the liabilities at the <text:hidden-text text:condition="ooow:" text:string-value="P28:L11" text:is-hidden="true"/>Cork appointed day or such other date as may be agreed between <text:hidden-text text:condition="ooow:" text:string-value="P28:L12" text:is-hidden="true"/>daa and Cork Airport Authority.</text:p>
      <text:p text:style-name="P35"><text:hidden-text text:condition="ooow:" text:string-value="P28:L13" text:is-hidden="true"/><text:tab/>(14)<text:tab/>Subject to section 12(8) of the Act of 2004, on receipt of a transfer <text:hidden-text text:condition="ooow:" text:string-value="P28:L14" text:is-hidden="true"/>amount in accordance with subsection (13)(b), the trustees or <text:hidden-text text:condition="ooow:" text:string-value="P28:L15" text:is-hidden="true"/>administrators of the scheme operated by Cork Airport Authority shall <text:hidden-text text:condition="ooow:" text:string-value="P28:L16" text:is-hidden="true"/>allocate the entire transfer amount received applicable to an individual <text:hidden-text text:condition="ooow:" text:string-value="P28:L17" text:is-hidden="true"/>member to provide such benefits in such manner as the trustee or <text:hidden-text text:condition="ooow:" text:string-value="P28:L18" text:is-hidden="true"/>administrator of that scheme shall determine with the approval of Cork <text:hidden-text text:condition="ooow:" text:string-value="P28:L19" text:is-hidden="true"/>Airport Authority.</text:p>
      <text:p text:style-name="subsection_5f_insert"><text:hidden-text text:condition="ooow:" text:string-value="P28:L20" text:is-hidden="true"/><text:span text:style-name="T15"><text:tab/>(15)<text:tab/>In the event that a replacement scheme is commenced for members of </text:span><text:span text:style-name="T15"><text:hidden-text text:condition="ooow:" text:string-value="P28:L21" text:is-hidden="true"/></text:span><text:span text:style-name="T15">staff of Cork Airport Authority under section 32A and subject to </text:span><text:span text:style-name="T15"><text:hidden-text text:condition="ooow:" text:string-value="P28:L22" text:is-hidden="true"/></text:span><text:span text:style-name="T15">section 12(8) of the Act of 2004, the entitlements of such members of </text:span><text:span text:style-name="T15"><text:hidden-text text:condition="ooow:" text:string-value="P28:L23" text:is-hidden="true"/></text:span><text:span text:style-name="T15">the staff of daa who transfer to and become members of the staff of </text:span><text:span text:style-name="T15"><text:hidden-text text:condition="ooow:" text:string-value="P28:L24" text:is-hidden="true"/></text:span><text:span text:style-name="T15">Cork Airport Authority in accordance with subsection (4), (5) or (6) of </text:span><text:span text:style-name="T15"><text:hidden-text text:condition="ooow:" text:string-value="P28:L25" text:is-hidden="true"/></text:span><text:span text:style-name="T15">section 12 of that Act to benefits under the IAS scheme shall be dealt </text:span><text:span text:style-name="T15"><text:hidden-text text:condition="ooow:" text:string-value="P28:L26" text:is-hidden="true"/></text:span><text:span text:style-name="T15">with as provided for in subsections </text:span><text:bookmark-start text:name="1400761502467"/><text:span text:style-name="T26">(3) to (10)</text:span><text:bookmark-end text:name="1400761502467"/><text:span text:style-name="T15"> of section 32A.</text:span></text:p>
      <text:p text:style-name="P35"><text:hidden-text text:condition="ooow:" text:string-value="P28:L27" text:is-hidden="true"/><text:tab/>(16)<text:tab/>In this section⁠—</text:p>
      <text:p text:style-name="subsection_5f_insert"><text:hidden-text text:condition="ooow:" text:string-value="P28:L28" text:is-hidden="true"/><text:span text:style-name="T15"><text:tab/><text:tab/>‘Act of 2004’ means </text:span><text:alphabetical-index-mark text:string-value="State Airports Act 2004 (No. 32)"/><text:a xlink:type="simple" xlink:href="http://www.irishstatutebook.ie/2004/en/act/pub/0032/index.html"><text:span text:style-name="T15"/></text:a><text:a xlink:type="simple" xlink:href="http://www.irishstatutebook.ie/2004/en/act/pub/0032/index.html"><text:span text:style-name="T15">State Airports Act 2004</text:span></text:a><text:span text:style-name="T15">;</text:span></text:p>
      <text:p text:style-name="P35"><text:hidden-text text:condition="ooow:" text:string-value="P28:L29" text:is-hidden="true"/><text:tab/><text:tab/>‘Cork appointed day’ has the meaning assigned to it in section 4 of the <text:hidden-text text:condition="ooow:" text:string-value="P28:L30" text:is-hidden="true"/>Act of 2004;</text:p>
      <text:p text:style-name="P35"><text:hidden-text text:condition="ooow:" text:string-value="P28:L31" text:is-hidden="true"/><text:tab/><text:tab/>‘existing scheme’ means⁠—</text:p>
      <text:p text:style-name="P31"><text:hidden-text text:condition="ooow:" text:string-value="P28:L32" text:is-hidden="true"/><text:tab/>(a)<text:tab/>the IAS scheme, or</text:p>
      <text:p text:style-name="P31"><text:hidden-text text:condition="ooow:" text:string-value="P28:L33" text:is-hidden="true"/><text:tab/>(b)<text:tab/>a scheme for the granting of superannuation benefits to or in <text:hidden-text text:condition="ooow:" text:string-value="P28:L34" text:is-hidden="true"/>respect of any members of the staff of Aer Rianta International, <text:hidden-text text:condition="ooow:" text:string-value="P28:L35" text:is-hidden="true"/>cuideachta phoiblí theoranta, in operation on the passing of the <text:hidden-text text:condition="ooow:" text:string-value="P28:L36" text:is-hidden="true"/><text:span text:style-name="T12">State Airports (Shannon Group) Act 2014</text:span><text:span text:style-name="T17">,</text:span></text:p>
      <text:p text:style-name="P35"><text:hidden-text text:condition="ooow:" text:string-value="P28:L37" text:is-hidden="true"/><text:tab/><text:tab/>and includes, where the context so admits, a reference to that scheme <text:hidden-text text:condition="ooow:" text:string-value="P28:L38" text:is-hidden="true"/>as amended by a scheme to which subsection (7) relates, as may be <text:hidden-text text:condition="ooow:" text:string-value="P28:L39" text:is-hidden="true"/>appropriate;</text:p>
      <text:p text:style-name="P35"><text:hidden-text text:condition="ooow:" text:string-value="P28:L40" text:is-hidden="true"/><text:tab/><text:tab/>‘IAS scheme’ means the Irish Airlines (General Employees) <text:hidden-text text:condition="ooow:" text:string-value="P28:L41" text:is-hidden="true"/>Superannuation Scheme in operation on the passing of the <text:span text:style-name="T12">State </text:span><text:span text:style-name="T12"><text:hidden-text text:condition="ooow:" text:string-value="P28:L42" text:is-hidden="true"/></text:span><text:span text:style-name="T12">Airports (Shannon Group) Act 2014 </text:span><text:span text:style-name="T17">(including any amendments made </text:span><text:span text:style-name="T17"><text:hidden-text text:condition="ooow:" text:string-value="P28:L43" text:is-hidden="true"/></text:span><text:span text:style-name="T17">to that scheme after such passing)</text:span><text:span text:style-name="T12">.</text:span></text:p>
      <text:p text:style-name="P64"><text:soft-page-break/><text:hidden-text text:condition="ooow:" text:string-value="P29:L1" text:is-hidden="true"/>IAS scheme member joining another occupational pension scheme</text:p>
      <text:p text:style-name="P35"><text:hidden-text text:condition="ooow:" text:string-value="P29:L2" text:is-hidden="true"/>32A.<text:tab/>(1)<text:tab/>In the event that an IAS scheme member who is an employee of a <text:hidden-text text:condition="ooow:" text:string-value="P29:L3" text:is-hidden="true"/>company or any other person who participates as an employer in the <text:hidden-text text:condition="ooow:" text:string-value="P29:L4" text:is-hidden="true"/>IAS scheme becomes a member of another occupational pension <text:hidden-text text:condition="ooow:" text:string-value="P29:L5" text:is-hidden="true"/>scheme (referred to in this subsection as ‘the other scheme’) <text:hidden-text text:condition="ooow:" text:string-value="P29:L6" text:is-hidden="true"/>whether⁠—</text:p>
      <text:p text:style-name="P31"><text:hidden-text text:condition="ooow:" text:string-value="P29:L7" text:is-hidden="true"/><text:tab/>(a)<text:tab/>in the case of a company, prepared, submitted and carried out in <text:hidden-text text:condition="ooow:" text:string-value="P29:L8" text:is-hidden="true"/>accordance with section 32, or</text:p>
      <text:p text:style-name="P31"><text:hidden-text text:condition="ooow:" text:string-value="P29:L9" text:is-hidden="true"/><text:tab/>(b)<text:tab/>in the case of any other employer of an IAS scheme member, <text:hidden-text text:condition="ooow:" text:string-value="P29:L10" text:is-hidden="true"/>established by his or her employer,</text:p>
      <text:p text:style-name="P35"><text:hidden-text text:condition="ooow:" text:string-value="P29:L11" text:is-hidden="true"/><text:tab/><text:tab/>then with effect from the date the IAS scheme member becomes a <text:hidden-text text:condition="ooow:" text:string-value="P29:L12" text:is-hidden="true"/>member of the other scheme⁠—</text:p>
      <text:p text:style-name="P31"><text:hidden-text text:condition="ooow:" text:string-value="P29:L13" text:is-hidden="true"/><text:tab/>(i)<text:tab/>that IAS scheme member shall cease to accrue any superannuation <text:hidden-text text:condition="ooow:" text:string-value="P29:L14" text:is-hidden="true"/>benefit under the IAS scheme in respect of service after the date of <text:hidden-text text:condition="ooow:" text:string-value="P29:L15" text:is-hidden="true"/>joining the other scheme, and</text:p>
      <text:p text:style-name="P31"><text:hidden-text text:condition="ooow:" text:string-value="P29:L16" text:is-hidden="true"/><text:tab/>(ii)<text:tab/>that IAS scheme member and the employer of that member shall <text:hidden-text text:condition="ooow:" text:string-value="P29:L17" text:is-hidden="true"/>cease to have any liability whatsoever to pay any contribution to <text:hidden-text text:condition="ooow:" text:string-value="P29:L18" text:is-hidden="true"/>the IAS scheme for or in respect of such IAS scheme member in <text:hidden-text text:condition="ooow:" text:string-value="P29:L19" text:is-hidden="true"/>respect of service after the date of joining the other scheme,</text:p>
      <text:p text:style-name="P35"><text:hidden-text text:condition="ooow:" text:string-value="P29:L20" text:is-hidden="true"/><text:tab/><text:tab/>if the consequences referred to in subparagraphs (i) and (ii) do not <text:hidden-text text:condition="ooow:" text:string-value="P29:L21" text:is-hidden="true"/>otherwise occur as a matter of law.</text:p>
      <text:p text:style-name="P35"><text:hidden-text text:condition="ooow:" text:string-value="P29:L22" text:is-hidden="true"/><text:tab/>(2)<text:tab/>Subsection (1) does not operate to limit the trustees of the IAS scheme <text:hidden-text text:condition="ooow:" text:string-value="P29:L23" text:is-hidden="true"/>in the exercise of any power conferred on them by subsection (11).</text:p>
      <text:p text:style-name="P35"><text:hidden-text text:condition="ooow:" text:string-value="P29:L24" text:is-hidden="true"/><text:tab/>(3)<text:tab/>A company or another employer participating in the IAS scheme may <text:hidden-text text:condition="ooow:" text:string-value="P29:L25" text:is-hidden="true"/>establish a replacement scheme.</text:p>
      <text:p text:style-name="P35"><text:hidden-text text:condition="ooow:" text:string-value="P29:L26" text:is-hidden="true"/><text:tab/>(4)<text:tab/>Following the commencement of a replacement scheme, the company <text:hidden-text text:condition="ooow:" text:string-value="P29:L27" text:is-hidden="true"/>concerned or any other employer participating in the IAS scheme may, <text:hidden-text text:condition="ooow:" text:string-value="P29:L28" text:is-hidden="true"/>on one occasion only, require that such particular⁠—</text:p>
      <text:p text:style-name="P31"><text:hidden-text text:condition="ooow:" text:string-value="P29:L29" text:is-hidden="true"/><text:tab/>(a)<text:tab/>members, or former members, of the staff of the company or other <text:hidden-text text:condition="ooow:" text:string-value="P29:L30" text:is-hidden="true"/>employer or subsidiaries of the company or other employer, and</text:p>
      <text:p text:style-name="P31"><text:hidden-text text:condition="ooow:" text:string-value="P29:L31" text:is-hidden="true"/><text:tab/>(b)<text:tab/>beneficiaries whose benefits are attributable to members and <text:hidden-text text:condition="ooow:" text:string-value="P29:L32" text:is-hidden="true"/>former members,</text:p>
      <text:p text:style-name="P35"><text:hidden-text text:condition="ooow:" text:string-value="P29:L33" text:is-hidden="true"/><text:tab/><text:tab/>as the company or other employer shall determine, who immediately <text:hidden-text text:condition="ooow:" text:string-value="P29:L34" text:is-hidden="true"/>before such commencement were members of, or beneficiaries under, <text:hidden-text text:condition="ooow:" text:string-value="P29:L35" text:is-hidden="true"/>the IAS scheme, shall⁠—</text:p>
      <text:p text:style-name="P31"><text:hidden-text text:condition="ooow:" text:string-value="P29:L36" text:is-hidden="true"/><text:tab/>(i)<text:tab/>transfer to the replacement scheme and shall with effect from the <text:hidden-text text:condition="ooow:" text:string-value="P29:L37" text:is-hidden="true"/>date of transfer cease to be members of, and beneficiaries entitled <text:hidden-text text:condition="ooow:" text:string-value="P29:L38" text:is-hidden="true"/>to any superannuation benefit under, the IAS scheme, and</text:p>
      <text:p text:style-name="P31"><text:hidden-text text:condition="ooow:" text:string-value="P29:L39" text:is-hidden="true"/><text:tab/>(ii)<text:tab/>such members and the company or any other employer of such <text:hidden-text text:condition="ooow:" text:string-value="P29:L40" text:is-hidden="true"/>member shall cease to have any liability whatsoever to pay any <text:hidden-text text:condition="ooow:" text:string-value="P29:L41" text:is-hidden="true"/>contribution to the IAS scheme for and in respect to such member <text:hidden-text text:condition="ooow:" text:string-value="P29:L42" text:is-hidden="true"/>with effect from the date such member becomes a member of a <text:soft-page-break/><text:hidden-text text:condition="ooow:" text:string-value="P30:L1" text:is-hidden="true"/>replacement scheme.</text:p>
      <text:p text:style-name="P35"><text:hidden-text text:condition="ooow:" text:string-value="P30:L2" text:is-hidden="true"/><text:tab/>(5)<text:tab/>On the date of transfer to the replacement scheme, an amount <text:hidden-text text:condition="ooow:" text:string-value="P30:L3" text:is-hidden="true"/>determined by the trustees of the IAS scheme on the advice of the <text:hidden-text text:condition="ooow:" text:string-value="P30:L4" text:is-hidden="true"/>actuary of the IAS scheme, shall be transferred by those trustees from <text:hidden-text text:condition="ooow:" text:string-value="P30:L5" text:is-hidden="true"/>the IAS fund to the fund or funds relating to the replacement scheme <text:hidden-text text:condition="ooow:" text:string-value="P30:L6" text:is-hidden="true"/>or schemes.</text:p>
      <text:p text:style-name="P35"><text:hidden-text text:condition="ooow:" text:string-value="P30:L7" text:is-hidden="true"/><text:tab/>(6)<text:tab/>The trustees or administrators of a replacement scheme shall allocate <text:hidden-text text:condition="ooow:" text:string-value="P30:L8" text:is-hidden="true"/>the entire transfer amount received applicable to an individual member <text:hidden-text text:condition="ooow:" text:string-value="P30:L9" text:is-hidden="true"/>to provide such benefits in such manner as the trustee or administrator <text:hidden-text text:condition="ooow:" text:string-value="P30:L10" text:is-hidden="true"/>of the replacement scheme have determined with the approval of the <text:hidden-text text:condition="ooow:" text:string-value="P30:L11" text:is-hidden="true"/>company or other employer as the case may be.</text:p>
      <text:p text:style-name="P35"><text:hidden-text text:condition="ooow:" text:string-value="P30:L12" text:is-hidden="true"/><text:tab/>(7)<text:tab/>Persons in receipt of superannuation benefits from the IAS scheme <text:hidden-text text:condition="ooow:" text:string-value="P30:L13" text:is-hidden="true"/>(including the spouse, civil partner (within the meaning of the <text:alphabetical-index-mark text:string-value="Civil Partnership and Certain Rights and Obligations of Cohabitants Act 2010 (No. 24)"/><text:a xlink:type="simple" xlink:href="http://www.irishstatutebook.ie/2010/en/act/pub/0024/index.html">Civil </text:a><text:a xlink:type="simple" xlink:href="http://www.irishstatutebook.ie/2010/en/act/pub/0024/index.html"><text:hidden-text text:condition="ooow:" text:string-value="P30:L14" text:is-hidden="true"/></text:a><text:a xlink:type="simple" xlink:href="http://www.irishstatutebook.ie/2010/en/act/pub/0024/index.html">Partnership and Certain Rights and Obligations of Cohabitants Act </text:a><text:a xlink:type="simple" xlink:href="http://www.irishstatutebook.ie/2010/en/act/pub/0024/index.html"><text:hidden-text text:condition="ooow:" text:string-value="P30:L15" text:is-hidden="true"/></text:a><text:a xlink:type="simple" xlink:href="http://www.irishstatutebook.ie/2010/en/act/pub/0024/index.html">2010</text:a>), child, dependant or other beneficiary of a deceased member of <text:hidden-text text:condition="ooow:" text:string-value="P30:L16" text:is-hidden="true"/>the IAS scheme) shall be entitled to receive superannuation benefits <text:hidden-text text:condition="ooow:" text:string-value="P30:L17" text:is-hidden="true"/>under any replacement scheme to which they may be transferred on <text:hidden-text text:condition="ooow:" text:string-value="P30:L18" text:is-hidden="true"/>terms and conditions not less favourable to such person, spouse, civil <text:hidden-text text:condition="ooow:" text:string-value="P30:L19" text:is-hidden="true"/>partner, child, dependant or other beneficiary than those applicable to <text:hidden-text text:condition="ooow:" text:string-value="P30:L20" text:is-hidden="true"/>him or her under the IAS scheme.</text:p>
      <text:p text:style-name="P35"><text:hidden-text text:condition="ooow:" text:string-value="P30:L21" text:is-hidden="true"/><text:tab/>(8)<text:tab/>In this section, a reference to former members of the staff of the <text:hidden-text text:condition="ooow:" text:string-value="P30:L22" text:is-hidden="true"/>company or subsidiaries of the company, or deceased members, does <text:hidden-text text:condition="ooow:" text:string-value="P30:L23" text:is-hidden="true"/>not include a reference to such former members or deceased members, <text:hidden-text text:condition="ooow:" text:string-value="P30:L24" text:is-hidden="true"/>as the case may be, who after ceasing to be members of the staff of the <text:hidden-text text:condition="ooow:" text:string-value="P30:L25" text:is-hidden="true"/>company or a subsidiary of the company became and were members of <text:hidden-text text:condition="ooow:" text:string-value="P30:L26" text:is-hidden="true"/>the staff of any other employer of a member of the IAS scheme, <text:hidden-text text:condition="ooow:" text:string-value="P30:L27" text:is-hidden="true"/>participating in the IAS scheme unless the company shall determine <text:hidden-text text:condition="ooow:" text:string-value="P30:L28" text:is-hidden="true"/>otherwise.</text:p>
      <text:p text:style-name="P35"><text:hidden-text text:condition="ooow:" text:string-value="P30:L29" text:is-hidden="true"/><text:tab/>(9)<text:tab/>Notwithstanding this section, a person who at the commencement of a <text:hidden-text text:condition="ooow:" text:string-value="P30:L30" text:is-hidden="true"/>replacement scheme is in receipt of superannuation benefits in <text:hidden-text text:condition="ooow:" text:string-value="P30:L31" text:is-hidden="true"/>payment from the IAS scheme may notify the company concerned or <text:hidden-text text:condition="ooow:" text:string-value="P30:L32" text:is-hidden="true"/>his or her employer, as the case may be, within such period as the <text:hidden-text text:condition="ooow:" text:string-value="P30:L33" text:is-hidden="true"/>company or his or her employer may specify that he or she does not <text:hidden-text text:condition="ooow:" text:string-value="P30:L34" text:is-hidden="true"/>wish to become a member of the replacement scheme. In such an event <text:hidden-text text:condition="ooow:" text:string-value="P30:L35" text:is-hidden="true"/>the person remains a member of the IAS scheme.</text:p>
      <text:p text:style-name="P35"><text:hidden-text text:condition="ooow:" text:string-value="P30:L36" text:is-hidden="true"/><text:tab/>(10)<text:tab/>A replacement scheme made under this section shall make provision <text:hidden-text text:condition="ooow:" text:string-value="P30:L37" text:is-hidden="true"/>for appeals.</text:p>
      <text:p text:style-name="P31"><text:hidden-text text:condition="ooow:" text:string-value="P30:L38" text:is-hidden="true"/><text:tab/>(11) (a)<text:tab/>Notwithstanding anything contained in any provision of the IAS <text:hidden-text text:condition="ooow:" text:string-value="P30:L39" text:is-hidden="true"/>scheme, the trustees of that scheme may make such amendments to <text:hidden-text text:condition="ooow:" text:string-value="P30:L40" text:is-hidden="true"/>the provisions of that scheme as they consider appropriate in the <text:hidden-text text:condition="ooow:" text:string-value="P30:L41" text:is-hidden="true"/>overall interests of the scheme members and with due regard to the <text:hidden-text text:condition="ooow:" text:string-value="P30:L42" text:is-hidden="true"/>interests of the different categories of member, having regard to <text:hidden-text text:condition="ooow:" text:string-value="P30:L43" text:is-hidden="true"/>such matters as the trustees consider relevant including the funding <text:hidden-text text:condition="ooow:" text:string-value="P30:L44" text:is-hidden="true"/>deficit of the scheme, the potential impact of the deficit on the <text:hidden-text text:condition="ooow:" text:string-value="P30:L45" text:is-hidden="true"/>interests of the categories of members and any other <text:soft-page-break/><text:hidden-text text:condition="ooow:" text:string-value="P31:L1" text:is-hidden="true"/>superannuation provisions made for such members or any of them, <text:hidden-text text:condition="ooow:" text:string-value="P31:L2" text:is-hidden="true"/>to provide⁠—</text:p>
      <text:p text:style-name="P27"><text:hidden-text text:condition="ooow:" text:string-value="P31:L3" text:is-hidden="true"/><text:tab/>(i)<text:tab/>that the accrual of benefits under, and the contribution liability <text:hidden-text text:condition="ooow:" text:string-value="P31:L4" text:is-hidden="true"/>to, the scheme for all or any such members and their employers <text:hidden-text text:condition="ooow:" text:string-value="P31:L5" text:is-hidden="true"/>shall simultaneously cease, and</text:p>
      <text:p text:style-name="P27"><text:hidden-text text:condition="ooow:" text:string-value="P31:L6" text:is-hidden="true"/><text:tab/>(ii)<text:tab/>for such other changes as shall be necessary to give effect to, or <text:hidden-text text:condition="ooow:" text:string-value="P31:L7" text:is-hidden="true"/>which are consequential upon, the amendment referred to in <text:hidden-text text:condition="ooow:" text:string-value="P31:L8" text:is-hidden="true"/>subparagraph (i).</text:p>
      <text:p text:style-name="P31"><text:hidden-text text:condition="ooow:" text:string-value="P31:L9" text:is-hidden="true"/><text:tab/>(b)<text:tab/>The consent of the members or of a company or other employer <text:hidden-text text:condition="ooow:" text:string-value="P31:L10" text:is-hidden="true"/>participating in the IAS scheme or of any other person referred to <text:hidden-text text:condition="ooow:" text:string-value="P31:L11" text:is-hidden="true"/>in any provision of the IAS scheme shall not be required by the <text:hidden-text text:condition="ooow:" text:string-value="P31:L12" text:is-hidden="true"/>trustees for the exercise of the powers conferred on them by this <text:hidden-text text:condition="ooow:" text:string-value="P31:L13" text:is-hidden="true"/>subsection. </text:p>
      <text:p text:style-name="paragraph_5f_insert"><text:hidden-text text:condition="ooow:" text:string-value="P31:L14" text:is-hidden="true"/><text:span text:style-name="T15"><text:tab/>(c)<text:tab/>This subsection </text:span><text:bookmark-start text:name="1400761503747"/><text:span text:style-name="T26">does not</text:span><text:bookmark-end text:name="1400761503747"/><text:span text:style-name="T15"> limit any power to amend any provision of </text:span><text:span text:style-name="T15"><text:hidden-text text:condition="ooow:" text:string-value="P31:L15" text:is-hidden="true"/></text:span><text:span text:style-name="T15">the IAS scheme that, apart from this section, vests in the trustees or </text:span><text:span text:style-name="T15"><text:hidden-text text:condition="ooow:" text:string-value="P31:L16" text:is-hidden="true"/></text:span><text:span text:style-name="T15">any other powers of the trustees pursuant to the scheme.</text:span></text:p>
      <text:p text:style-name="subsection_5f_insert"><text:hidden-text text:condition="ooow:" text:string-value="P31:L17" text:is-hidden="true"/><text:span text:style-name="T15"><text:tab/>(12)<text:tab/>Where any amendment of the IAS scheme is, in the opinion of the </text:span><text:span text:style-name="T15"><text:hidden-text text:condition="ooow:" text:string-value="P31:L18" text:is-hidden="true"/></text:span><text:span text:style-name="T15">trustees, necessary to comply with any direction of the Pension </text:span><text:span text:style-name="T15"><text:hidden-text text:condition="ooow:" text:string-value="P31:L19" text:is-hidden="true"/></text:span><text:span text:style-name="T15">Authority under section 50 of the </text:span><text:alphabetical-index-mark text:string-value="Pensions Act 1990 (No. 25)"/><text:a xlink:type="simple" xlink:href="http://www.irishstatutebook.ie/1990/en/act/pub/0025/index.html"><text:span text:style-name="T22"/></text:a><text:alphabetical-index-mark text:string-value="Pensions Act 1990 (No. 25)"/><text:a xlink:type="simple" xlink:href="http://www.irishstatutebook.ie/1990/en/act/pub/0025/index.html"><text:span text:style-name="T22"/></text:a><text:a xlink:type="simple" xlink:href="http://www.irishstatutebook.ie/1990/en/act/pub/0025/index.html"><text:span text:style-name="T22">Pensions Act 1990</text:span></text:a><text:span text:style-name="T15">, following an </text:span><text:span text:style-name="T15"><text:hidden-text text:condition="ooow:" text:string-value="P31:L20" text:is-hidden="true"/></text:span><text:span text:style-name="T15">application by the trustees or otherwise under that section, the consent </text:span><text:span text:style-name="T15"><text:hidden-text text:condition="ooow:" text:string-value="P31:L21" text:is-hidden="true"/></text:span><text:span text:style-name="T15">of the members or of a company, other employer participating in the </text:span><text:span text:style-name="T15"><text:hidden-text text:condition="ooow:" text:string-value="P31:L22" text:is-hidden="true"/></text:span><text:span text:style-name="T15">IAS scheme or any other person referred to in any provision of the </text:span><text:span text:style-name="T15"><text:hidden-text text:condition="ooow:" text:string-value="P31:L23" text:is-hidden="true"/></text:span><text:span text:style-name="T15">scheme is, for the avoidance of doubt, not required.</text:span></text:p>
      <text:p text:style-name="P35"><text:hidden-text text:condition="ooow:" text:string-value="P31:L24" text:is-hidden="true"/><text:tab/>(13)<text:tab/>In this section⁠—</text:p>
      <text:p text:style-name="P35"><text:hidden-text text:condition="ooow:" text:string-value="P31:L25" text:is-hidden="true"/><text:tab/><text:tab/>‘deceased member’ means, subject to subsection (8), a deceased <text:hidden-text text:condition="ooow:" text:string-value="P31:L26" text:is-hidden="true"/>member of the IAS scheme who was a member of the staff of a <text:hidden-text text:condition="ooow:" text:string-value="P31:L27" text:is-hidden="true"/>company or of any other employer of the IAS scheme or a subsidiary <text:hidden-text text:condition="ooow:" text:string-value="P31:L28" text:is-hidden="true"/>of such company or other employer;</text:p>
      <text:p text:style-name="P35"><text:hidden-text text:condition="ooow:" text:string-value="P31:L29" text:is-hidden="true"/><text:tab/><text:tab/>‘IAS fund’ means the fund established in respect of the IAS scheme;</text:p>
      <text:p text:style-name="P35"><text:hidden-text text:condition="ooow:" text:string-value="P31:L30" text:is-hidden="true"/><text:tab/><text:tab/>‘IAS scheme’<text:span text:style-name="T17"> has the meaning assigned to it in section 32(16)</text:span>;</text:p>
      <text:p text:style-name="P35"><text:hidden-text text:condition="ooow:" text:string-value="P31:L31" text:is-hidden="true"/><text:tab/><text:tab/>‘replacement scheme’ means a scheme established by a company or by <text:hidden-text text:condition="ooow:" text:string-value="P31:L32" text:is-hidden="true"/>any other employer participating in the IAS scheme the purposes of <text:hidden-text text:condition="ooow:" text:string-value="P31:L33" text:is-hidden="true"/>which expressly include receiving a transfer from the IAS scheme in <text:hidden-text text:condition="ooow:" text:string-value="P31:L34" text:is-hidden="true"/>respect of existing members of the IAS scheme.”.</text:p>
      <text:p text:style-name="subsection"><text:hidden-text text:condition="ooow:" text:string-value="P31:L35" text:is-hidden="true"/><text:span text:style-name="T15"><text:tab/></text:span><text:reference-mark-start text:name="subsectionnumber_31"/><text:span text:style-name="T15">(</text:span><text:span text:style-name="T15"><text:sequence text:ref-name="refsubsectionnumber132" text:name="subsectionnumber" text:formula="ooow:subsectionnumber+1" style:num-format="1">2</text:sequence></text:span><text:span text:style-name="T15">)</text:span><text:reference-mark-end text:name="subsectionnumber_31"/><text:span text:style-name="T15"><text:tab/>Section 9 of the </text:span><text:alphabetical-index-mark text:string-value="Aer Lingus Act 2004 (No. 10)"/><text:a xlink:type="simple" xlink:href="http://www.irishstatutebook.ie/2004/en/act/pub/0010/index.html"><text:span text:style-name="T15"/></text:a><text:a xlink:type="simple" xlink:href="http://www.irishstatutebook.ie/2004/en/act/pub/0010/index.html"><text:span text:style-name="T15">Aer Lingus Act 2004</text:span></text:a><text:span text:style-name="T15"> is repealed.</text:span></text:p>
      <text:p text:style-name="P45"><text:bookmark-start text:name="toc_book_45"/><text:soft-page-break/><text:hidden-text text:condition="ooow:" text:string-value="P32:L1" text:is-hidden="true"/>PART <text:reference-mark-start text:name="partnumber_8"/><text:sequence text:ref-name="refpartnumber5" text:name="partnumber" text:formula="ooow:partnumber+1" style:num-format="1">6</text:sequence><text:bookmark-end text:name="toc_book_45"/><text:reference-mark-end text:name="partnumber_8"/></text:p>
      <text:p text:style-name="P46"><text:bookmark-start text:name="toc_book_46"/><text:hidden-text text:condition="ooow:" text:string-value="P32:L2" text:is-hidden="true"/>Shannon Commercial Enterprises<text:bookmark-end text:name="toc_book_46"/></text:p>
      <text:p text:style-name="P13"><text:bookmark-start text:name="toc_book_47"/><text:hidden-text text:condition="ooow:" text:string-value="P32:L3" text:is-hidden="true"/>Re-naming Shannon Free Airport Development Company Limited as Shannon <text:hidden-text text:condition="ooow:" text:string-value="P32:L4" text:is-hidden="true"/>Commercial Enterprises Limited<text:bookmark-end text:name="toc_book_47"/></text:p>
      <text:p text:style-name="P17"><text:hidden-text text:condition="ooow:" text:string-value="P32:L5" text:is-hidden="true"/><text:reference-mark-start text:name="sectionnumber_38"/><text:span text:style-name="T6"><text:sequence text:ref-name="refsectionnumber34" text:name="sectionnumber" text:formula="ooow:sectionnumber+1" style:num-format="1">35</text:sequence></text:span><text:reference-mark-end text:name="sectionnumber_38"/><text:span text:style-name="T6">.</text:span><text:tab/><text:reference-mark-start text:name="subsectionnumber_140"/>(<text:sequence text:ref-name="refsubsectionnumber133" text:name="subsectionnumber" style:num-format="1">1</text:sequence>)<text:reference-mark-end text:name="subsectionnumber_140"/><text:tab/>Shannon Free Airport Development Company Limited, known in the Irish language as <text:hidden-text text:condition="ooow:" text:string-value="P32:L6" text:is-hidden="true"/>Cuideachta Forbartha Aerfort Neamhchustam na Sionna Teoranta, shall be re-named <text:hidden-text text:condition="ooow:" text:string-value="P32:L7" text:is-hidden="true"/>as, in the English language, Shannon Commercial Enterprises Limited, or in the Irish <text:hidden-text text:condition="ooow:" text:string-value="P32:L8" text:is-hidden="true"/>language, Fiontair Thráchtála na Sionainne Teoranta. The company shall amend its <text:hidden-text text:condition="ooow:" text:string-value="P32:L9" text:is-hidden="true"/>memorandum and articles of association to reflect this change of name.</text:p>
      <text:p text:style-name="P17"><text:hidden-text text:condition="ooow:" text:string-value="P32:L10" text:is-hidden="true"/><text:tab/><text:reference-mark-start text:name="subsectionnumber_141"/>(<text:sequence text:ref-name="refsubsectionnumber134" text:name="subsectionnumber" text:formula="ooow:subsectionnumber+1" style:num-format="1">2</text:sequence>)<text:reference-mark-end text:name="subsectionnumber_141"/><text:tab/>A reference in any enactment, statutory instrument or other document or proceedings, <text:hidden-text text:condition="ooow:" text:string-value="P32:L11" text:is-hidden="true"/>to Shannon Free Airport Development Company Limited is to be read as a reference <text:hidden-text text:condition="ooow:" text:string-value="P32:L12" text:is-hidden="true"/>to Shannon Commercial Enterprises Limited.</text:p>
      <text:p text:style-name="P13"><text:bookmark-start text:name="toc_book_48"/><text:hidden-text text:condition="ooow:" text:string-value="P32:L13" text:is-hidden="true"/>Shannon Commercial Enterprises liable to tax on income<text:bookmark-end text:name="toc_book_48"/></text:p>
      <text:p text:style-name="section"><text:hidden-text text:condition="ooow:" text:string-value="P32:L14" text:is-hidden="true"/><text:reference-mark-start text:name="sectionnumber_33"/><text:span text:style-name="T7"><text:sequence text:ref-name="refsectionnumber35" text:name="sectionnumber" text:formula="ooow:sectionnumber+1" style:num-format="1">36</text:sequence></text:span><text:reference-mark-end text:name="sectionnumber_33"/><text:span text:style-name="T7">.<text:tab/></text:span><text:span text:style-name="T15">The </text:span><text:alphabetical-index-mark text:string-value="Taxes Consolidation Act 1997 (No. 39)"/><text:a xlink:type="simple" xlink:href="http://www.irishstatutebook.ie/1997/en/act/pub/0039/index.html"><text:span text:style-name="T15"/></text:a><text:a xlink:type="simple" xlink:href="http://www.irishstatutebook.ie/1997/en/act/pub/0039/index.html"><text:span text:style-name="T15">Taxes Consolidation Act 1997</text:span></text:a><text:span text:style-name="T15"> is amended⁠—</text:span></text:p>
      <text:p text:style-name="P42"><text:hidden-text text:condition="ooow:" text:string-value="P32:L15" text:is-hidden="true"/><text:tab/><text:reference-mark-start text:name="paragraphnumber_67"/>(<text:sequence text:ref-name="refparagraphnumber71" text:name="paragraphnumber" text:formula="ooow:1" style:num-format="a">a</text:sequence>)<text:reference-mark-end text:name="paragraphnumber_67"/><text:tab/>by inserting after section 229 the following section:</text:p>
      <text:p text:style-name="P64"><text:hidden-text text:condition="ooow:" text:string-value="P32:L16" text:is-hidden="true"/><text:span text:style-name="T2">“</text:span>Shannon Commercial Enterprises Ltd.</text:p>
      <text:p text:style-name="P35"><text:hidden-text text:condition="ooow:" text:string-value="P32:L17" text:is-hidden="true"/>229A.<text:tab/>(1) In this section⁠—</text:p>
      <text:p text:style-name="P35"><text:hidden-text text:condition="ooow:" text:string-value="P32:L18" text:is-hidden="true"/><text:tab/><text:tab/>‘company’ means Shannon Commercial Enterprises Limited;</text:p>
      <text:p text:style-name="P35"><text:hidden-text text:condition="ooow:" text:string-value="P32:L19" text:is-hidden="true"/><text:tab/><text:tab/>‘qualifying period’, in relation to an asset, means the period beginning <text:hidden-text text:condition="ooow:" text:string-value="P32:L20" text:is-hidden="true"/>on the date of the acquisition of the asset, or if the asset was held on 6 <text:hidden-text text:condition="ooow:" text:string-value="P32:L21" text:is-hidden="true"/>April 1974, that date, and ending on 31 December 2013;</text:p>
      <text:p text:style-name="P35"><text:hidden-text text:condition="ooow:" text:string-value="P32:L22" text:is-hidden="true"/><text:tab/><text:tab/>‘period of ownership’, in relation to an asset, means the period <text:hidden-text text:condition="ooow:" text:string-value="P32:L23" text:is-hidden="true"/>beginning on the date of the acquisition of the asset, or if the asset was <text:hidden-text text:condition="ooow:" text:string-value="P32:L24" text:is-hidden="true"/>held on 6 April 1974, that date, and ending on the date of disposal of <text:hidden-text text:condition="ooow:" text:string-value="P32:L25" text:is-hidden="true"/>the asset;</text:p>
      <text:p text:style-name="P35"><text:hidden-text text:condition="ooow:" text:string-value="P32:L26" text:is-hidden="true"/><text:tab/><text:tab/>‘relevant profits or gains’ means so much of the profits or gains of the <text:hidden-text text:condition="ooow:" text:string-value="P32:L27" text:is-hidden="true"/>company as are attributable to any rent in respect of any premises or <text:hidden-text text:condition="ooow:" text:string-value="P32:L28" text:is-hidden="true"/>any receipts in respect of any easement.</text:p>
      <text:p text:style-name="P35"><text:hidden-text text:condition="ooow:" text:string-value="P32:L29" text:is-hidden="true"/><text:tab/>(2)<text:tab/>Exemption shall be granted from tax chargeable under Case V of <text:hidden-text text:condition="ooow:" text:string-value="P32:L30" text:is-hidden="true"/>Schedule D in respect of relevant profits or gains in the period <text:hidden-text text:condition="ooow:" text:string-value="P32:L31" text:is-hidden="true"/>beginning 1 January 2014 and ending 31 December 2015.</text:p>
      <text:p text:style-name="P35"><text:hidden-text text:condition="ooow:" text:string-value="P32:L32" text:is-hidden="true"/><text:tab/>(3)<text:tab/>Where the company is chargeable to tax under Case V of Schedule D <text:hidden-text text:condition="ooow:" text:string-value="P32:L33" text:is-hidden="true"/>in respect of relevant profits or gains, the relevant profits or gains shall <text:hidden-text text:condition="ooow:" text:string-value="P32:L34" text:is-hidden="true"/>be reduced by an amount equal to⁠—</text:p>
      <text:p text:style-name="P31"><text:hidden-text text:condition="ooow:" text:string-value="P32:L35" text:is-hidden="true"/><text:tab/>(a)<text:tab/>as respects accounting periods falling wholly or partly in the year <text:hidden-text text:condition="ooow:" text:string-value="P32:L36" text:is-hidden="true"/>2016, two-thirds of those relevant profits or gains, and</text:p>
      <text:p text:style-name="P31"><text:hidden-text text:condition="ooow:" text:string-value="P32:L37" text:is-hidden="true"/><text:tab/>(b)<text:tab/>as respects accounting periods falling wholly or partly in the year <text:hidden-text text:condition="ooow:" text:string-value="P32:L38" text:is-hidden="true"/>2017, one-third of those relevant profits or gains.</text:p>
      <text:p text:style-name="P35"><text:soft-page-break/><text:hidden-text text:condition="ooow:" text:string-value="P33:L1" text:is-hidden="true"/><text:tab/>(4)<text:tab/>For the purposes of the <text:alphabetical-index-mark-start text:id="IMark170671016"/>Capital Gains Tax Acts<text:alphabetical-index-mark-end text:id="IMark170671016"/>, where a gain accrues <text:hidden-text text:condition="ooow:" text:string-value="P33:L2" text:is-hidden="true"/>to the company from the disposal of an asset after 31 December 2013, <text:hidden-text text:condition="ooow:" text:string-value="P33:L3" text:is-hidden="true"/>such portion of the gain shall not be a chargeable gain as represents <text:hidden-text text:condition="ooow:" text:string-value="P33:L4" text:is-hidden="true"/>the same proportion of the gain as the length of the qualifying period <text:hidden-text text:condition="ooow:" text:string-value="P33:L5" text:is-hidden="true"/>bears to the length of the period of ownership.”,</text:p>
      <text:p text:style-name="P42"><text:hidden-text text:condition="ooow:" text:string-value="P33:L6" text:is-hidden="true"/><text:tab/><text:reference-mark-start text:name="paragraphnumber_68"/>(<text:sequence text:ref-name="refparagraphnumber72" text:name="paragraphnumber" text:formula="ooow:paragraphnumber+1" style:num-format="a">b</text:sequence>)<text:reference-mark-end text:name="paragraphnumber_68"/><text:tab/>in Schedule 4, by deleting paragraph 92, and</text:p>
      <text:p text:style-name="P42"><text:hidden-text text:condition="ooow:" text:string-value="P33:L7" text:is-hidden="true"/><text:tab/><text:reference-mark-start text:name="paragraphnumber_110"/>(<text:sequence text:ref-name="refparagraphnumber73" text:name="paragraphnumber" text:formula="ooow:paragraphnumber+1" style:num-format="a">c</text:sequence>)<text:reference-mark-end text:name="paragraphnumber_110"/><text:tab/>in Schedule 15, by deleting paragraph 25.</text:p>
      <text:p text:style-name="P13"><text:bookmark-start text:name="toc_book_49"/><text:hidden-text text:condition="ooow:" text:string-value="P33:L8" text:is-hidden="true"/>Amendment of certain enactments<text:bookmark-end text:name="toc_book_49"/></text:p>
      <text:p text:style-name="subsection"><text:hidden-text text:condition="ooow:" text:string-value="P33:L9" text:is-hidden="true"/><text:reference-mark-start text:name="sectionnumber_39"/><text:span text:style-name="T7"><text:sequence text:ref-name="refsectionnumber36" text:name="sectionnumber" text:formula="ooow:sectionnumber+1" style:num-format="1">37</text:sequence></text:span><text:reference-mark-end text:name="sectionnumber_39"/><text:span text:style-name="T7">.</text:span><text:span text:style-name="T15"><text:tab/></text:span><text:reference-mark-start text:name="subsectionnumber_172"/><text:span text:style-name="T15">(</text:span><text:span text:style-name="T15"><text:sequence text:ref-name="refsubsectionnumber135" text:name="subsectionnumber" style:num-format="1">1</text:sequence></text:span><text:span text:style-name="T15">)</text:span><text:reference-mark-end text:name="subsectionnumber_172"/><text:span text:style-name="T15"><text:tab/>Section 165 of the </text:span><text:alphabetical-index-mark text:string-value="Planning and Development Act 2000 (No. 30)"/><text:a xlink:type="simple" xlink:href="http://www.irishstatutebook.ie/2000/en/act/pub/0030/index.html"><text:span text:style-name="T15"/></text:a><text:a xlink:type="simple" xlink:href="http://www.irishstatutebook.ie/2000/en/act/pub/0030/index.html"><text:span text:style-name="T15">Planning and Development Act 2000</text:span></text:a><text:span text:style-name="T15"> is amended in the definition </text:span><text:span text:style-name="T15"><text:hidden-text text:condition="ooow:" text:string-value="P33:L10" text:is-hidden="true"/></text:span><text:span text:style-name="T15">of “development agency” by deleting “the Shannon Free Airport Development </text:span><text:span text:style-name="T15"><text:hidden-text text:condition="ooow:" text:string-value="P33:L11" text:is-hidden="true"/></text:span><text:span text:style-name="T15">Company Limited,”.</text:span></text:p>
      <text:p text:style-name="subsection"><text:hidden-text text:condition="ooow:" text:string-value="P33:L12" text:is-hidden="true"/><text:span text:style-name="T15"><text:tab/></text:span><text:reference-mark-start text:name="subsectionnumber_173"/><text:span text:style-name="T15">(</text:span><text:span text:style-name="T15"><text:sequence text:ref-name="refsubsectionnumber136" text:name="subsectionnumber" text:formula="ooow:subsectionnumber+1" style:num-format="1">2</text:sequence></text:span><text:span text:style-name="T15">)</text:span><text:reference-mark-end text:name="subsectionnumber_173"/><text:span text:style-name="T15"><text:tab/>The definition of “public authority” in section 4 of the </text:span><text:alphabetical-index-mark text:string-value="Residential Tenancies Act 2004 (No. 27)"/><text:a xlink:type="simple" xlink:href="http://www.irishstatutebook.ie/2004/en/act/pub/0027/index.html"><text:span text:style-name="T15"/></text:a><text:a xlink:type="simple" xlink:href="http://www.irishstatutebook.ie/2004/en/act/pub/0027/index.html"><text:span text:style-name="T15">Residential Tenancies Act </text:span></text:a><text:a xlink:type="simple" xlink:href="http://www.irishstatutebook.ie/2004/en/act/pub/0027/index.html"><text:span text:style-name="T15"><text:hidden-text text:condition="ooow:" text:string-value="P33:L13" text:is-hidden="true"/></text:span></text:a><text:a xlink:type="simple" xlink:href="http://www.irishstatutebook.ie/2004/en/act/pub/0027/index.html"><text:span text:style-name="T15">2004</text:span></text:a><text:span text:style-name="T15"> is amended⁠—</text:span></text:p>
      <text:p text:style-name="P42"><text:hidden-text text:condition="ooow:" text:string-value="P33:L14" text:is-hidden="true"/><text:tab/><text:reference-mark-start text:name="paragraphnumber_96"/>(<text:sequence text:ref-name="refparagraphnumber74" text:name="paragraphnumber" text:formula="ooow:1" style:num-format="a">a</text:sequence>)<text:reference-mark-end text:name="paragraphnumber_96"/><text:tab/>in paragraph (g) by substituting “Science;” for “Science, or”, and</text:p>
      <text:p text:style-name="P42"><text:hidden-text text:condition="ooow:" text:string-value="P33:L15" text:is-hidden="true"/><text:tab/><text:reference-mark-start text:name="paragraphnumber_97"/>(<text:sequence text:ref-name="refparagraphnumber75" text:name="paragraphnumber" text:formula="ooow:paragraphnumber+1" style:num-format="a">b</text:sequence>)<text:reference-mark-end text:name="paragraphnumber_97"/><text:tab/>by deleting paragraph (h).</text:p>
      <text:p text:style-name="subsection"><text:hidden-text text:condition="ooow:" text:string-value="P33:L16" text:is-hidden="true"/><text:span text:style-name="T15"><text:tab/></text:span><text:reference-mark-start text:name="subsectionnumber_52"/><text:span text:style-name="T15">(</text:span><text:span text:style-name="T15"><text:sequence text:ref-name="refsubsectionnumber137" text:name="subsectionnumber" text:formula="ooow:subsectionnumber+1" style:num-format="1">3</text:sequence></text:span><text:span text:style-name="T15">)</text:span><text:reference-mark-end text:name="subsectionnumber_52"/><text:span text:style-name="T15"><text:tab/>The First Schedule of the </text:span><text:alphabetical-index-mark text:string-value="Comptroller and Auditor General (Amendment) Act 1993 (No. 8)"/><text:a xlink:type="simple" xlink:href="http://www.irishstatutebook.ie/1993/en/act/pub/0008/index.html"><text:span text:style-name="T15"/></text:a><text:a xlink:type="simple" xlink:href="http://www.irishstatutebook.ie/1993/en/act/pub/0008/index.html"><text:span text:style-name="T15">Comptroller and Auditor General (Amendment) Act 1993</text:span></text:a><text:span text:style-name="T15"> is </text:span><text:span text:style-name="T15"><text:hidden-text text:condition="ooow:" text:string-value="P33:L17" text:is-hidden="true"/></text:span><text:span text:style-name="T15">amended by deleting “Shannon Free Airport Development Company Limited” from </text:span><text:span text:style-name="T15"><text:hidden-text text:condition="ooow:" text:string-value="P33:L18" text:is-hidden="true"/></text:span><text:span text:style-name="T15">the list contained in the Schedule.</text:span></text:p>
      <text:p text:style-name="subsection"><text:hidden-text text:condition="ooow:" text:string-value="P33:L19" text:is-hidden="true"/><text:span text:style-name="T15"><text:tab/></text:span><text:reference-mark-start text:name="subsectionnumber_83"/><text:span text:style-name="T15">(</text:span><text:span text:style-name="T15"><text:sequence text:ref-name="refsubsectionnumber138" text:name="subsectionnumber" text:formula="ooow:subsectionnumber+1" style:num-format="1">4</text:sequence></text:span><text:span text:style-name="T15">)</text:span><text:reference-mark-end text:name="subsectionnumber_83"/><text:span text:style-name="T15"><text:tab/>The First Schedule (inserted by section 24 of the </text:span><text:alphabetical-index-mark text:string-value="Worker Participation (State Enterprises) Act 1988 (No. 13)"/><text:a xlink:type="simple" xlink:href="http://www.irishstatutebook.ie/1988/en/act/pub/0013/index.html"><text:span text:style-name="T15"/></text:a><text:a xlink:type="simple" xlink:href="http://www.irishstatutebook.ie/1988/en/act/pub/0013/index.html"><text:span text:style-name="T15">Worker Participation (State </text:span></text:a><text:a xlink:type="simple" xlink:href="http://www.irishstatutebook.ie/1988/en/act/pub/0013/index.html"><text:span text:style-name="T15"><text:hidden-text text:condition="ooow:" text:string-value="P33:L20" text:is-hidden="true"/></text:span></text:a><text:a xlink:type="simple" xlink:href="http://www.irishstatutebook.ie/1988/en/act/pub/0013/index.html"><text:span text:style-name="T15">Enterprises) Act 1988</text:span></text:a><text:span text:style-name="T15">) to the </text:span><text:alphabetical-index-mark text:string-value="Worker Participation (State Enterprises) Act 1977 (No. 6)"/><text:a xlink:type="simple" xlink:href="http://www.irishstatutebook.ie/1977/en/act/pub/0006/index.html"><text:span text:style-name="T15"/></text:a><text:a xlink:type="simple" xlink:href="http://www.irishstatutebook.ie/1977/en/act/pub/0006/index.html"><text:span text:style-name="T15">Worker Participation (State Enterprises) Act 1977</text:span></text:a><text:span text:style-name="T15"> is </text:span><text:span text:style-name="T15"><text:hidden-text text:condition="ooow:" text:string-value="P33:L21" text:is-hidden="true"/></text:span><text:span text:style-name="T15">amended⁠—</text:span></text:p>
      <text:p text:style-name="P42"><text:hidden-text text:condition="ooow:" text:string-value="P33:L22" text:is-hidden="true"/><text:tab/><text:reference-mark-start text:name="paragraphnumber_73"/>(<text:sequence text:ref-name="refparagraphnumber76" text:name="paragraphnumber" text:formula="ooow:1" style:num-format="a">a</text:sequence>)<text:reference-mark-end text:name="paragraphnumber_73"/><text:tab/>by⁠—</text:p>
      <text:p text:style-name="P47"><text:hidden-text text:condition="ooow:" text:string-value="P33:L23" text:is-hidden="true"/><text:tab/><text:reference-mark-start text:name="subparagraphnumber_22"/>(<text:sequence text:ref-name="refsubparagraphnumber23" text:name="subparagraphnumber" text:formula="ooow:1" style:num-format="i">i</text:sequence>)<text:reference-mark-end text:name="subparagraphnumber_22"/><text:tab/>deleting “Aer Rianta cuideachta phoiblí theoranta” from the list contained in <text:hidden-text text:condition="ooow:" text:string-value="P33:L24" text:is-hidden="true"/>Part II of that Schedule, and</text:p>
      <text:p text:style-name="P47"><text:hidden-text text:condition="ooow:" text:string-value="P33:L25" text:is-hidden="true"/><text:tab/><text:reference-mark-start text:name="subparagraphnumber_23"/>(<text:sequence text:ref-name="refsubparagraphnumber24" text:name="subparagraphnumber" text:formula="ooow:subparagraphnumber+1" style:num-format="i">ii</text:sequence>)<text:reference-mark-end text:name="subparagraphnumber_23"/><text:tab/>inserting in the list contained in that Part the following:</text:p>
      <text:p text:style-name="P48"><text:hidden-text text:condition="ooow:" text:string-value="P33:L26" text:is-hidden="true"/><text:tab/>“daa, public limited company</text:p>
      <text:p text:style-name="section_5f_insert"><text:hidden-text text:condition="ooow:" text:string-value="P33:L27" text:is-hidden="true"/><text:span text:style-name="T15"><text:tab/>daa, public limited company before the Cork appointed day (within the </text:span><text:span text:style-name="T15"><text:hidden-text text:condition="ooow:" text:string-value="P33:L28" text:is-hidden="true"/></text:span><text:span text:style-name="T15">meaning of the </text:span><text:alphabetical-index-mark text:string-value="State Airports Act 2004 (No. 32)"/><text:a xlink:type="simple" xlink:href="http://www.irishstatutebook.ie/2004/en/act/pub/0032/index.html"><text:span text:style-name="T15"/></text:a><text:a xlink:type="simple" xlink:href="http://www.irishstatutebook.ie/2004/en/act/pub/0032/index.html"><text:span text:style-name="T15">State </text:span></text:a><text:a xlink:type="simple" xlink:href="http://www.irishstatutebook.ie/2004/en/act/pub/0032/index.html"><text:span text:style-name="T15">Airports Act 2004</text:span></text:a><text:span text:style-name="T15">) and after that day, Cork Airport </text:span><text:span text:style-name="T15"><text:hidden-text text:condition="ooow:" text:string-value="P33:L29" text:is-hidden="true"/></text:span><text:span text:style-name="T15">Authority, public limited company”,</text:span></text:p>
      <text:p text:style-name="P42"><text:hidden-text text:condition="ooow:" text:string-value="P33:L30" text:is-hidden="true"/><text:tab/><text:reference-mark-start text:name="paragraphnumber_49"/>(<text:sequence text:ref-name="refparagraphnumber77" text:name="paragraphnumber" text:formula="ooow:paragraphnumber+1" style:num-format="a">b</text:sequence>)<text:reference-mark-end text:name="paragraphnumber_49"/><text:tab/>by deleting “Shannon Free Airport Development Company Limited” from the list <text:hidden-text text:condition="ooow:" text:string-value="P33:L31" text:is-hidden="true"/>contained in Part III of that Schedule.</text:p>
      <text:p text:style-name="P17"><text:hidden-text text:condition="ooow:" text:string-value="P33:L32" text:is-hidden="true"/><text:tab/><text:reference-mark-start text:name="subsectionnumber_202"/>(<text:sequence text:ref-name="refsubsectionnumber139" text:name="subsectionnumber" text:formula="ooow:subsectionnumber+1" style:num-format="1">5</text:sequence>)<text:reference-mark-end text:name="subsectionnumber_202"/><text:tab/>The reference in Article 2 of the Worker Participation (State Enterprises) Acts 1977 <text:hidden-text text:condition="ooow:" text:string-value="P33:L33" text:is-hidden="true"/>and 1988 (Appointed Day) (Aer Rianta) Order 1989 (S.I. No. 96 of 1989) to Aer <text:hidden-text text:condition="ooow:" text:string-value="P33:L34" text:is-hidden="true"/>Rianta shall be read as a reference to⁠—</text:p>
      <text:p text:style-name="P42"><text:hidden-text text:condition="ooow:" text:string-value="P33:L35" text:is-hidden="true"/><text:tab/><text:reference-mark-start text:name="paragraphnumber_51"/>(<text:sequence text:ref-name="refparagraphnumber78" text:name="paragraphnumber" text:formula="ooow:1" style:num-format="a">a</text:sequence>)<text:reference-mark-end text:name="paragraphnumber_51"/><text:tab/>daa, and</text:p>
      <text:p text:style-name="P42"><text:hidden-text text:condition="ooow:" text:string-value="P33:L36" text:is-hidden="true"/><text:tab/><text:reference-mark-start text:name="paragraphnumber_55"/>(<text:sequence text:ref-name="refparagraphnumber79" text:name="paragraphnumber" text:formula="ooow:paragraphnumber+1" style:num-format="a">b</text:sequence>)<text:reference-mark-end text:name="paragraphnumber_55"/><text:tab/>after the Cork appointed day, Cork Airport Authority.</text:p>
      <text:p text:style-name="P13"><text:bookmark-start text:name="toc_book_50"/><text:soft-page-break/><text:hidden-text text:condition="ooow:" text:string-value="P34:L1" text:is-hidden="true"/>Transfer of land<text:bookmark-end text:name="toc_book_50"/></text:p>
      <text:p text:style-name="P17"><text:hidden-text text:condition="ooow:" text:string-value="P34:L2" text:is-hidden="true"/><text:reference-mark-start text:name="sectionnumber_15"/><text:span text:style-name="T6"><text:sequence text:ref-name="refsectionnumber37" text:name="sectionnumber" text:formula="ooow:sectionnumber+1" style:num-format="1">38</text:sequence></text:span><text:reference-mark-end text:name="sectionnumber_15"/><text:span text:style-name="T6">.</text:span><text:tab/><text:reference-mark-start text:name="subsectionnumber_48"/>(<text:sequence text:ref-name="refsubsectionnumber140" text:name="subsectionnumber" style:num-format="1">1</text:sequence>)<text:reference-mark-end text:name="subsectionnumber_48"/><text:tab/>The Minister may by order, transfer, without conveyance or assignment, to Shannon <text:hidden-text text:condition="ooow:" text:string-value="P34:L3" text:is-hidden="true"/>Commercial Enterprises, at any time after the Shannon Commercial Enterprises <text:s/><text:hidden-text text:condition="ooow:" text:string-value="P34:L4" text:is-hidden="true"/>transfer day, all or any lands in the vicinity of Shannon Airport, or property other than <text:hidden-text text:condition="ooow:" text:string-value="P34:L5" text:is-hidden="true"/>land, vested in the Minister and used or intended to be used by Shannon Commercial <text:hidden-text text:condition="ooow:" text:string-value="P34:L6" text:is-hidden="true"/>Enterprises in the performance of its functions.</text:p>
      <text:p text:style-name="P17"><text:hidden-text text:condition="ooow:" text:string-value="P34:L7" text:is-hidden="true"/><text:tab/><text:reference-mark-start text:name="subsectionnumber_27"/>(<text:sequence text:ref-name="refsubsectionnumber141" text:name="subsectionnumber" text:formula="ooow:subsectionnumber+1" style:num-format="1">2</text:sequence>)<text:reference-mark-end text:name="subsectionnumber_27"/><text:tab/><text:span text:style-name="T12">S</text:span><text:span text:style-name="T8">ubsection </text:span><text:span text:style-name="T8"><text:reference-ref text:reference-format="text" text:ref-name="subsectionnumber_48">(1)</text:reference-ref></text:span> does not operate to vest in Shannon Commercial Enterprises any <text:hidden-text text:condition="ooow:" text:string-value="P34:L8" text:is-hidden="true"/>minerals or any rights of mining or taking minerals.</text:p>
      <text:p text:style-name="P17"><text:hidden-text text:condition="ooow:" text:string-value="P34:L9" text:is-hidden="true"/><text:tab/><text:reference-mark-start text:name="subsectionnumber_50"/>(<text:sequence text:ref-name="refsubsectionnumber142" text:name="subsectionnumber" text:formula="ooow:subsectionnumber+1" style:num-format="1">3</text:sequence>)<text:reference-mark-end text:name="subsectionnumber_50"/><text:tab/>Every lease, licence, wayleave or permission granted by the Minister in relation to <text:hidden-text text:condition="ooow:" text:string-value="P34:L10" text:is-hidden="true"/>land, or property other than land, transferred under this section to Shannon <text:hidden-text text:condition="ooow:" text:string-value="P34:L11" text:is-hidden="true"/>Commercial Enterprises, and in force immediately before the transfer, continues in <text:hidden-text text:condition="ooow:" text:string-value="P34:L12" text:is-hidden="true"/>force as if granted by Shannon Commercial Enterprises.</text:p>
      <text:p text:style-name="P17"><text:hidden-text text:condition="ooow:" text:string-value="P34:L13" text:is-hidden="true"/><text:tab/><text:reference-mark-start text:name="subsectionnumber_193"/>(<text:sequence text:ref-name="refsubsectionnumber143" text:name="subsectionnumber" text:formula="ooow:subsectionnumber+1" style:num-format="1">4</text:sequence>)<text:reference-mark-end text:name="subsectionnumber_193"/><text:tab/>The Minister may on his or her own initiative, and shall on the application of Shannon <text:hidden-text text:condition="ooow:" text:string-value="P34:L14" text:is-hidden="true"/>Commercial Enterprises, issue a certificate in respect of either specified land or <text:hidden-text text:condition="ooow:" text:string-value="P34:L15" text:is-hidden="true"/>specified property, or both, certifying as he or she thinks proper, that the land or <text:hidden-text text:condition="ooow:" text:string-value="P34:L16" text:is-hidden="true"/>property, or both, vested in Shannon Commercial Enterprises did so vest and the <text:hidden-text text:condition="ooow:" text:string-value="P34:L17" text:is-hidden="true"/>certificate shall be conclusive evidence of the facts so certified.</text:p>
      <text:p text:style-name="P17"><text:hidden-text text:condition="ooow:" text:string-value="P34:L18" text:is-hidden="true"/><text:tab/><text:reference-mark-start text:name="subsectionnumber_194"/>(<text:sequence text:ref-name="refsubsectionnumber144" text:name="subsectionnumber" text:formula="ooow:subsectionnumber+1" style:num-format="1">5</text:sequence>)<text:reference-mark-end text:name="subsectionnumber_194"/><text:tab/>Upon the transfer of land to Shannon Commercial Enterprises under <text:span text:style-name="T8">subsection </text:span><text:span text:style-name="T8"><text:reference-ref text:reference-format="text" text:ref-name="subsectionnumber_48">(1)</text:reference-ref></text:span> all <text:hidden-text text:condition="ooow:" text:string-value="P34:L19" text:is-hidden="true"/>choses-in-action in respect of that land, which immediately before that day were <text:hidden-text text:condition="ooow:" text:string-value="P34:L20" text:is-hidden="true"/>vested in the Minister, shall stand vested in Shannon Commercial Enterprises without <text:hidden-text text:condition="ooow:" text:string-value="P34:L21" text:is-hidden="true"/>any conveyance or assignment.</text:p>
      <text:p text:style-name="P17"><text:hidden-text text:condition="ooow:" text:string-value="P34:L22" text:is-hidden="true"/><text:tab/><text:reference-mark-start text:name="subsectionnumber_195"/>(<text:sequence text:ref-name="refsubsectionnumber145" text:name="subsectionnumber" text:formula="ooow:subsectionnumber+1" style:num-format="1">6</text:sequence>)<text:reference-mark-end text:name="subsectionnumber_195"/><text:tab/>Every chose-in-action vested in Shannon Commercial Enterprises by virtue of <text:hidden-text text:condition="ooow:" text:string-value="P34:L23" text:is-hidden="true"/><text:span text:style-name="T8">subsection </text:span><text:span text:style-name="T8"><text:reference-ref text:reference-format="text" text:ref-name="subsectionnumber_194">(5)</text:reference-ref></text:span> may, as on and from the transfer made under <text:span text:style-name="T8">subsection </text:span><text:span text:style-name="T8"><text:reference-ref text:reference-format="text" text:ref-name="subsectionnumber_48">(1)</text:reference-ref></text:span>, be sued on, <text:hidden-text text:condition="ooow:" text:string-value="P34:L24" text:is-hidden="true"/>recovered or enforced by Shannon Commercial Enterprises in its own name and it <text:hidden-text text:condition="ooow:" text:string-value="P34:L25" text:is-hidden="true"/>shall not be necessary for Shannon Commercial Enterprises or the Minister to give <text:hidden-text text:condition="ooow:" text:string-value="P34:L26" text:is-hidden="true"/>notice to the person bound by the chose-in-action of the vesting effected by that <text:hidden-text text:condition="ooow:" text:string-value="P34:L27" text:is-hidden="true"/>subsection.</text:p>
      <text:p text:style-name="P17"><text:hidden-text text:condition="ooow:" text:string-value="P34:L28" text:is-hidden="true"/><text:tab/><text:reference-mark-start text:name="subsectionnumber_51"/>(<text:sequence text:ref-name="refsubsectionnumber146" text:name="subsectionnumber" text:formula="ooow:subsectionnumber+1" style:num-format="1">7</text:sequence>)<text:reference-mark-end text:name="subsectionnumber_51"/><text:tab/>In this section “transfer” in respect of land or property other than land means the <text:hidden-text text:condition="ooow:" text:string-value="P34:L29" text:is-hidden="true"/>transfer, sale or lease of such, with or without consideration.</text:p>
      <text:p text:style-name="shouldernote"><text:bookmark-start text:name="toc_book_51"/><text:hidden-text text:condition="ooow:" text:string-value="P34:L30" text:is-hidden="true"/><text:span text:style-name="T15">Amendment of </text:span><text:alphabetical-index-mark text:string-value="Customs-free Airport Act 1947 (No. 5)"/><text:a xlink:type="simple" xlink:href="http://www.irishstatutebook.ie/1947/en/act/pub/0005/index.html"><text:span text:style-name="T15"/></text:a><text:a xlink:type="simple" xlink:href="http://www.irishstatutebook.ie/1947/en/act/pub/0005/index.html">Customs-free Airport Act 1947</text:a><text:span text:style-name="T15"> </text:span><text:bookmark-end text:name="toc_book_51"/></text:p>
      <text:p text:style-name="subsection"><text:hidden-text text:condition="ooow:" text:string-value="P34:L31" text:is-hidden="true"/><text:reference-mark-start text:name="sectionnumber_42"/><text:span text:style-name="T7"><text:sequence text:ref-name="refsectionnumber38" text:name="sectionnumber" text:formula="ooow:sectionnumber+1" style:num-format="1">39</text:sequence></text:span><text:reference-mark-end text:name="sectionnumber_42"/><text:span text:style-name="T7">.</text:span><text:span text:style-name="T15"><text:tab/></text:span><text:reference-mark-start text:name="subsectionnumber_142"/><text:span text:style-name="T15">(</text:span><text:span text:style-name="T15"><text:sequence text:ref-name="refsubsectionnumber147" text:name="subsectionnumber" style:num-format="1">1</text:sequence></text:span><text:span text:style-name="T15">)</text:span><text:reference-mark-end text:name="subsectionnumber_142"/><text:span text:style-name="T15"><text:tab/>The </text:span><text:alphabetical-index-mark text:string-value="Customs-free Airport Act 1947 (No. 5)"/><text:a xlink:type="simple" xlink:href="http://www.irishstatutebook.ie/1947/en/act/pub/0005/index.html"><text:span text:style-name="T15"/></text:a><text:a xlink:type="simple" xlink:href="http://www.irishstatutebook.ie/1947/en/act/pub/0005/index.html">Customs-free Airport Act 1947</text:a><text:span text:style-name="T15"> is amended in section 2, by substituting for </text:span><text:span text:style-name="T15"><text:hidden-text text:condition="ooow:" text:string-value="P34:L32" text:is-hidden="true"/></text:span><text:span text:style-name="T15">subsection (3) (inserted by section 25(1) of the Act of 2004) the following:</text:span></text:p>
      <text:p text:style-name="P35"><text:hidden-text text:condition="ooow:" text:string-value="P34:L33" text:is-hidden="true"/><text:tab/>“(3)<text:tab/>For the purposes of this Act, the airport shall comprise⁠—</text:p>
      <text:p text:style-name="P31"><text:hidden-text text:condition="ooow:" text:string-value="P34:L34" text:is-hidden="true"/><text:tab/>(a)<text:tab/>land which for the time being belongs to Shannon Commercial <text:hidden-text text:condition="ooow:" text:string-value="P34:L35" text:is-hidden="true"/>Enterprises Limited, and</text:p>
      <text:p text:style-name="P31"><text:hidden-text text:condition="ooow:" text:string-value="P34:L36" text:is-hidden="true"/><text:tab/>(b)<text:tab/>land which for the time being belongs to Shannon Airport <text:hidden-text text:condition="ooow:" text:string-value="P34:L37" text:is-hidden="true"/>Authority, public limited company.”.</text:p>
      <text:p text:style-name="subsection"><text:hidden-text text:condition="ooow:" text:string-value="P34:L38" text:is-hidden="true"/><text:span text:style-name="T15"><text:tab/></text:span><text:reference-mark-start text:name="subsectionnumber_143"/><text:span text:style-name="T15">(</text:span><text:span text:style-name="T15"><text:sequence text:ref-name="refsubsectionnumber148" text:name="subsectionnumber" text:formula="ooow:subsectionnumber+1" style:num-format="1">2</text:sequence></text:span><text:span text:style-name="T15">)</text:span><text:reference-mark-end text:name="subsectionnumber_143"/><text:span text:style-name="T15"><text:tab/>Section 25(1) of the </text:span><text:alphabetical-index-mark text:string-value="State Airports Act 2004 (No. 32)"/><text:a xlink:type="simple" xlink:href="http://www.irishstatutebook.ie/2004/en/act/pub/0032/index.html"><text:span text:style-name="T15"/></text:a><text:a xlink:type="simple" xlink:href="http://www.irishstatutebook.ie/2004/en/act/pub/0032/index.html">State Airports Act 2004</text:a><text:span text:style-name="T15"> is repealed.</text:span></text:p>
      <text:p text:style-name="P17"><text:hidden-text text:condition="ooow:" text:string-value="P34:L39" text:is-hidden="true"/><text:tab/><text:reference-mark-start text:name="subsectionnumber_201"/>(<text:sequence text:ref-name="refsubsectionnumber149" text:name="subsectionnumber" text:formula="ooow:subsectionnumber+1" style:num-format="1">3</text:sequence>)<text:reference-mark-end text:name="subsectionnumber_201"/><text:tab/>This section comes into operation upon the day of the transfer of land to Shannon <text:hidden-text text:condition="ooow:" text:string-value="P34:L40" text:is-hidden="true"/>Commercial Enterprises under <text:span text:style-name="T8">section </text:span><text:span text:style-name="T8"><text:reference-ref text:reference-format="text" text:ref-name="sectionnumber_15">38</text:reference-ref></text:span><text:span text:style-name="T8">.</text:span></text:p>
      <text:p text:style-name="P13"><text:bookmark-start text:name="toc_book_52"/><text:soft-page-break/><text:hidden-text text:condition="ooow:" text:string-value="P35:L1" text:is-hidden="true"/>Transfer of equity holdings<text:bookmark-end text:name="toc_book_52"/></text:p>
      <text:p text:style-name="P17"><text:hidden-text text:condition="ooow:" text:string-value="P35:L2" text:is-hidden="true"/><text:reference-mark-start text:name="sectionnumber_43"/><text:span text:style-name="T6"><text:sequence text:ref-name="refsectionnumber39" text:name="sectionnumber" text:formula="ooow:sectionnumber+1" style:num-format="1">40</text:sequence></text:span><text:reference-mark-end text:name="sectionnumber_43"/><text:span text:style-name="T6">.</text:span><text:tab/><text:reference-mark-start text:name="subsectionnumber_144"/>(<text:sequence text:ref-name="refsubsectionnumber150" text:name="subsectionnumber" style:num-format="1">1</text:sequence>)<text:reference-mark-end text:name="subsectionnumber_144"/><text:tab/>All shares of whatever class in each of the companies specified in <text:span text:style-name="T8">Schedule </text:span><text:span text:style-name="T8"><text:reference-ref text:reference-format="text" text:ref-name="schedulenumber_1">2</text:reference-ref></text:span> that, <text:hidden-text text:condition="ooow:" text:string-value="P35:L3" text:is-hidden="true"/>immediately before the Shannon Commercial Enterprises transfer day, vested in <text:hidden-text text:condition="ooow:" text:string-value="P35:L4" text:is-hidden="true"/>Shannon Development, shall upon that day stand vested in Enterprise Ireland.</text:p>
      <text:p text:style-name="P17"><text:hidden-text text:condition="ooow:" text:string-value="P35:L5" text:is-hidden="true"/><text:tab/><text:reference-mark-start text:name="subsectionnumber_145"/>(<text:sequence text:ref-name="refsubsectionnumber151" text:name="subsectionnumber" text:formula="ooow:subsectionnumber+1" style:num-format="1">2</text:sequence>)<text:reference-mark-end text:name="subsectionnumber_145"/><text:tab/>Enterprise Ireland shall, as soon as practicable after the Shannon Commercial <text:hidden-text text:condition="ooow:" text:string-value="P35:L6" text:is-hidden="true"/>Enterprises transfer day, notify each of the companies specified in <text:span text:style-name="T8">Schedule </text:span><text:span text:style-name="T8"><text:reference-ref text:reference-format="text" text:ref-name="schedulenumber_1">2</text:reference-ref></text:span> of the <text:hidden-text text:condition="ooow:" text:string-value="P35:L7" text:is-hidden="true"/>vesting in Enterprise Ireland of shares in the company concerned by virtue of <text:hidden-text text:condition="ooow:" text:string-value="P35:L8" text:is-hidden="true"/><text:span text:style-name="T8">subsection </text:span><text:span text:style-name="T8"><text:reference-ref text:reference-format="text" text:ref-name="subsectionnumber_144">(1)</text:reference-ref></text:span> and particulars of such vesting shall be entered by that company in any <text:hidden-text text:condition="ooow:" text:string-value="P35:L9" text:is-hidden="true"/>register required to be maintained by the company in respect of the shares.</text:p>
      <text:p text:style-name="P17"><text:hidden-text text:condition="ooow:" text:string-value="P35:L10" text:is-hidden="true"/><text:tab/><text:reference-mark-start text:name="subsectionnumber_146"/>(<text:sequence text:ref-name="refsubsectionnumber152" text:name="subsectionnumber" text:formula="ooow:subsectionnumber+1" style:num-format="1">3</text:sequence>)<text:reference-mark-end text:name="subsectionnumber_146"/><text:tab/>This section shall apply to each of the companies specified in <text:span text:style-name="T8">Schedule </text:span><text:span text:style-name="T8"><text:reference-ref text:reference-format="text" text:ref-name="schedulenumber_1">2</text:reference-ref></text:span> <text:hidden-text text:condition="ooow:" text:string-value="P35:L11" text:is-hidden="true"/>notwithstanding any restriction in its memorandum of association or articles of <text:hidden-text text:condition="ooow:" text:string-value="P35:L12" text:is-hidden="true"/>association or any other instrument relating to the vesting or transfer of shares in the <text:hidden-text text:condition="ooow:" text:string-value="P35:L13" text:is-hidden="true"/>company concerned.</text:p>
      <text:p text:style-name="P17"><text:hidden-text text:condition="ooow:" text:string-value="P35:L14" text:is-hidden="true"/><text:tab/><text:reference-mark-start text:name="subsectionnumber_147"/>(<text:sequence text:ref-name="refsubsectionnumber153" text:name="subsectionnumber" text:formula="ooow:subsectionnumber+1" style:num-format="1">4</text:sequence>)<text:reference-mark-end text:name="subsectionnumber_147"/><text:tab/>All rights and liabilities of Shannon Commercial Enterprises arising by virtue of any <text:hidden-text text:condition="ooow:" text:string-value="P35:L15" text:is-hidden="true"/>contract in force immediately before the Shannon Commercial Enterprises transfer <text:hidden-text text:condition="ooow:" text:string-value="P35:L16" text:is-hidden="true"/>day and relating to any shares transferred by virtue of this section shall upon that day <text:hidden-text text:condition="ooow:" text:string-value="P35:L17" text:is-hidden="true"/>stand transferred to Enterprise Ireland.</text:p>
      <text:p text:style-name="P17"><text:hidden-text text:condition="ooow:" text:string-value="P35:L18" text:is-hidden="true"/><text:tab/><text:reference-mark-start text:name="subsectionnumber_148"/>(<text:sequence text:ref-name="refsubsectionnumber154" text:name="subsectionnumber" text:formula="ooow:subsectionnumber+1" style:num-format="1">5</text:sequence>)<text:reference-mark-end text:name="subsectionnumber_148"/><text:tab/>Every right and liability transferred by this section to Enterprise Ireland may be sued <text:hidden-text text:condition="ooow:" text:string-value="P35:L19" text:is-hidden="true"/>on, recovered or enforced by or against Enterprise Ireland in its own name and it shall <text:hidden-text text:condition="ooow:" text:string-value="P35:L20" text:is-hidden="true"/>not be necessary for Enterprise Ireland to give notice to any person of the transfer of <text:hidden-text text:condition="ooow:" text:string-value="P35:L21" text:is-hidden="true"/>any right or liability by this section.</text:p>
      <text:p text:style-name="P13"><text:bookmark-start text:name="toc_book_53"/><text:hidden-text text:condition="ooow:" text:string-value="P35:L22" text:is-hidden="true"/>Transfer of rights and obligations of Shannon Commercial Enterprises<text:bookmark-end text:name="toc_book_53"/></text:p>
      <text:p text:style-name="P23"><text:hidden-text text:condition="ooow:" text:string-value="P35:L23" text:is-hidden="true"/><text:reference-mark-start text:name="sectionnumber_46"/><text:span text:style-name="T6"><text:sequence text:ref-name="refsectionnumber40" text:name="sectionnumber" text:formula="ooow:sectionnumber+1" style:num-format="1">41</text:sequence></text:span><text:reference-mark-end text:name="sectionnumber_46"/><text:span text:style-name="T6">.</text:span><text:tab/>All of the rights, duties and obligations of Shannon Commercial Enterprises in relation to <text:hidden-text text:condition="ooow:" text:string-value="P35:L24" text:is-hidden="true"/>any grant agreement, grant letter of offer or grant approval entered into or approved by <text:hidden-text text:condition="ooow:" text:string-value="P35:L25" text:is-hidden="true"/>Shannon Development before the Shannon Commercial Enterprises transfer day shall <text:hidden-text text:condition="ooow:" text:string-value="P35:L26" text:is-hidden="true"/>transfer either to the Industrial Development Agency (Ireland) or Enterprise Ireland as <text:hidden-text text:condition="ooow:" text:string-value="P35:L27" text:is-hidden="true"/>determined by the Minister for Jobs, Enterprise and Innovation.</text:p>
      <text:p text:style-name="P13"><text:bookmark-start text:name="toc_book_54"/><text:hidden-text text:condition="ooow:" text:string-value="P35:L28" text:is-hidden="true"/>Continuance of Shannon Development superannuation schemes<text:bookmark-end text:name="toc_book_54"/></text:p>
      <text:p text:style-name="P17"><text:hidden-text text:condition="ooow:" text:string-value="P35:L29" text:is-hidden="true"/><text:reference-mark-start text:name="sectionnumber_31"/><text:span text:style-name="T6"><text:sequence text:ref-name="refsectionnumber41" text:name="sectionnumber" text:formula="ooow:sectionnumber+1" style:num-format="1">42</text:sequence></text:span><text:reference-mark-end text:name="sectionnumber_31"/><text:span text:style-name="T6">.</text:span><text:tab/><text:reference-mark-start text:name="subsectionnumber_23"/>(<text:sequence text:ref-name="refsubsectionnumber155" text:name="subsectionnumber" style:num-format="1">1</text:sequence>)<text:reference-mark-end text:name="subsectionnumber_23"/><text:tab/>Every scheme or arrangement in relation to superannuation administered by Shannon <text:hidden-text text:condition="ooow:" text:string-value="P35:L30" text:is-hidden="true"/>Development immediately before the Shannon Commercial Enterprises transfer day <text:hidden-text text:condition="ooow:" text:string-value="P35:L31" text:is-hidden="true"/>shall on that day continue in force as if made by the Minister for Jobs, Enterprise and <text:hidden-text text:condition="ooow:" text:string-value="P35:L32" text:is-hidden="true"/>Innovation.</text:p>
      <text:p text:style-name="P42"><text:hidden-text text:condition="ooow:" text:string-value="P35:L33" text:is-hidden="true"/><text:tab/><text:reference-mark-start text:name="subsectionnumber_68"/>(<text:sequence text:ref-name="refsubsectionnumber156" text:name="subsectionnumber" text:formula="ooow:subsectionnumber+1" style:num-format="1">2</text:sequence>)<text:reference-mark-end text:name="subsectionnumber_68"/> <text:s/><text:reference-mark-start text:name="paragraphnumber_13"/>(<text:sequence text:ref-name="refparagraphnumber80" text:name="paragraphnumber" text:formula="ooow:1" style:num-format="a">a</text:sequence>)<text:reference-mark-end text:name="paragraphnumber_13"/><text:tab/>All liabilities, duties, obligations and funding (including pension increases and <text:hidden-text text:condition="ooow:" text:string-value="P35:L34" text:is-hidden="true"/>supplementary pension payments) arising by virtue of the operation of a scheme <text:hidden-text text:condition="ooow:" text:string-value="P35:L35" text:is-hidden="true"/>or arrangement referred to in <text:span text:style-name="T8">subsection </text:span><text:span text:style-name="T8"><text:reference-ref text:reference-format="text" text:ref-name="subsectionnumber_23">(1)</text:reference-ref></text:span> and carried out immediately before <text:hidden-text text:condition="ooow:" text:string-value="P35:L36" text:is-hidden="true"/>the Shannon Commercial Enterprises transfer day by Shannon Development shall <text:hidden-text text:condition="ooow:" text:string-value="P35:L37" text:is-hidden="true"/>upon the Shannon Commercial Enterprises transfer day stand transferred to the <text:hidden-text text:condition="ooow:" text:string-value="P35:L38" text:is-hidden="true"/>Minister for Jobs, Enterprise and Innovation.</text:p>
      <text:p text:style-name="P42"><text:hidden-text text:condition="ooow:" text:string-value="P35:L39" text:is-hidden="true"/><text:tab/><text:reference-mark-start text:name="paragraphnumber_14"/>(<text:sequence text:ref-name="refparagraphnumber81" text:name="paragraphnumber" text:formula="ooow:paragraphnumber+1" style:num-format="a">b</text:sequence>)<text:reference-mark-end text:name="paragraphnumber_14"/><text:tab/>Every right and liability transferred by this section to the Minister for Jobs, <text:hidden-text text:condition="ooow:" text:string-value="P35:L40" text:is-hidden="true"/>Enterprise and Innovation may be sued on, recovered or enforced by or against <text:hidden-text text:condition="ooow:" text:string-value="P35:L41" text:is-hidden="true"/>the Minister for Jobs, Enterprise and Innovation in the name of that Minister of <text:hidden-text text:condition="ooow:" text:string-value="P35:L42" text:is-hidden="true"/>the Government and it shall not be necessary for the Minister for Jobs, Enterprise <text:soft-page-break/><text:hidden-text text:condition="ooow:" text:string-value="P36:L1" text:is-hidden="true"/>and Innovation to give notice to any person of the transfer of any right or liability <text:hidden-text text:condition="ooow:" text:string-value="P36:L2" text:is-hidden="true"/>by this section.</text:p>
      <text:p text:style-name="P17"><text:hidden-text text:condition="ooow:" text:string-value="P36:L3" text:is-hidden="true"/><text:tab/><text:reference-mark-start text:name="subsectionnumber_107"/>(<text:sequence text:ref-name="refsubsectionnumber157" text:name="subsectionnumber" text:formula="ooow:subsectionnumber+1" style:num-format="1">3</text:sequence>)<text:reference-mark-end text:name="subsectionnumber_107"/><text:tab/>The Minister for Jobs, Enterprise and Innovation may require a relevant body to carry <text:hidden-text text:condition="ooow:" text:string-value="P36:L4" text:is-hidden="true"/>out, on his or her behalf, such pension administration services as the Minister for <text:hidden-text text:condition="ooow:" text:string-value="P36:L5" text:is-hidden="true"/>Jobs, Enterprise and Innovation may specify in writing in relation to a scheme or <text:hidden-text text:condition="ooow:" text:string-value="P36:L6" text:is-hidden="true"/>arrangement to which <text:span text:style-name="T8">subsection </text:span><text:span text:style-name="T8"><text:reference-ref text:reference-format="text" text:ref-name="subsectionnumber_23">(1)</text:reference-ref></text:span> relates.</text:p>
      <text:p text:style-name="P17"><text:hidden-text text:condition="ooow:" text:string-value="P36:L7" text:is-hidden="true"/><text:tab/><text:reference-mark-start text:name="subsectionnumber_152"/>(<text:sequence text:ref-name="refsubsectionnumber158" text:name="subsectionnumber" text:formula="ooow:subsectionnumber+1" style:num-format="1">4</text:sequence>)<text:reference-mark-end text:name="subsectionnumber_152"/><text:tab/>A relevant body shall, when required by the Minister for Jobs, Enterprise and <text:hidden-text text:condition="ooow:" text:string-value="P36:L8" text:is-hidden="true"/>Innovation to do so, carry out such pension administration services as he or she <text:hidden-text text:condition="ooow:" text:string-value="P36:L9" text:is-hidden="true"/>specifies under <text:span text:style-name="T8">subsection </text:span><text:span text:style-name="T8"><text:reference-ref text:reference-format="text" text:ref-name="subsectionnumber_107">(3)</text:reference-ref></text:span> in relation to a scheme or arrangement to which <text:hidden-text text:condition="ooow:" text:string-value="P36:L10" text:is-hidden="true"/><text:span text:style-name="T8">subsection </text:span><text:span text:style-name="T8"><text:reference-ref text:reference-format="text" text:ref-name="subsectionnumber_23">(1)</text:reference-ref></text:span> relates.</text:p>
      <text:p text:style-name="P17"><text:hidden-text text:condition="ooow:" text:string-value="P36:L11" text:is-hidden="true"/><text:tab/><text:reference-mark-start text:name="subsectionnumber_153"/>(<text:sequence text:ref-name="refsubsectionnumber159" text:name="subsectionnumber" text:formula="ooow:subsectionnumber+1" style:num-format="1">5</text:sequence>)<text:reference-mark-end text:name="subsectionnumber_153"/><text:tab/>The Minister for Jobs, Enterprise and Innovation may give directions in writing to a <text:hidden-text text:condition="ooow:" text:string-value="P36:L12" text:is-hidden="true"/>relevant body in relation to any pension administration service specified by him or her <text:hidden-text text:condition="ooow:" text:string-value="P36:L13" text:is-hidden="true"/>under <text:span text:style-name="T8">subsection </text:span><text:span text:style-name="T8"><text:reference-ref text:reference-format="text" text:ref-name="subsectionnumber_107">(3)</text:reference-ref></text:span>.</text:p>
      <text:p text:style-name="P17"><text:hidden-text text:condition="ooow:" text:string-value="P36:L14" text:is-hidden="true"/><text:tab/><text:reference-mark-start text:name="subsectionnumber_170"/>(<text:sequence text:ref-name="refsubsectionnumber160" text:name="subsectionnumber" text:formula="ooow:subsectionnumber+1" style:num-format="1">6</text:sequence>)<text:reference-mark-end text:name="subsectionnumber_170"/><text:tab/>A relevant body shall comply with any directions given by the Minister for Jobs, <text:hidden-text text:condition="ooow:" text:string-value="P36:L15" text:is-hidden="true"/>Enterprise and Innovation under <text:span text:style-name="T8">subsection </text:span><text:span text:style-name="T8"><text:reference-ref text:reference-format="text" text:ref-name="subsectionnumber_153">(5)</text:reference-ref></text:span>.</text:p>
      <text:p text:style-name="P17"><text:hidden-text text:condition="ooow:" text:string-value="P36:L16" text:is-hidden="true"/><text:tab/><text:reference-mark-start text:name="subsectionnumber_171"/>(<text:sequence text:ref-name="refsubsectionnumber161" text:name="subsectionnumber" text:formula="ooow:subsectionnumber+1" style:num-format="1">7</text:sequence>)<text:reference-mark-end text:name="subsectionnumber_171"/><text:tab/>Where the Minister for Jobs, Enterprise and Innovation requires a relevant body to <text:hidden-text text:condition="ooow:" text:string-value="P36:L17" text:is-hidden="true"/>carry out the pension administration service specified in <text:span text:style-name="T8">paragraph </text:span><text:span text:style-name="T8"><text:reference-ref text:reference-format="text" text:ref-name="paragraphnumber_117">(b)</text:reference-ref></text:span> of <text:span text:style-name="T8">subsection </text:span><text:span text:style-name="T8"><text:hidden-text text:condition="ooow:" text:string-value="P36:L18" text:is-hidden="true"/></text:span><text:span text:style-name="T8"><text:reference-ref text:reference-format="text" text:ref-name="subsectionnumber_197">(9)</text:reference-ref></text:span> in relation to a scheme or arrangement to which <text:span text:style-name="T8">subsection </text:span><text:span text:style-name="T8"><text:reference-ref text:reference-format="text" text:ref-name="subsectionnumber_23">(1)</text:reference-ref></text:span> relates, he or she <text:hidden-text text:condition="ooow:" text:string-value="P36:L19" text:is-hidden="true"/>shall provide the relevant body with a sum of money equal to the total amount of the <text:hidden-text text:condition="ooow:" text:string-value="P36:L20" text:is-hidden="true"/>benefits due under that paragraph to enable that body to make such payment.</text:p>
      <text:p text:style-name="P17"><text:hidden-text text:condition="ooow:" text:string-value="P36:L21" text:is-hidden="true"/><text:tab/><text:reference-mark-start text:name="subsectionnumber_196"/>(<text:sequence text:ref-name="refsubsectionnumber162" text:name="subsectionnumber" text:formula="ooow:subsectionnumber+1" style:num-format="1">8</text:sequence>)<text:reference-mark-end text:name="subsectionnumber_196"/><text:tab/>A relevant body shall provide such information to the Minister for Jobs, Enterprise <text:hidden-text text:condition="ooow:" text:string-value="P36:L22" text:is-hidden="true"/>and Innovation, relating to pension administration services which it carries out under <text:hidden-text text:condition="ooow:" text:string-value="P36:L23" text:is-hidden="true"/><text:span text:style-name="T8">subsection </text:span><text:span text:style-name="T8"><text:reference-ref text:reference-format="text" text:ref-name="subsectionnumber_152">(4)</text:reference-ref></text:span>, as the Minister for Jobs, Enterprise and Innovation may from time to <text:hidden-text text:condition="ooow:" text:string-value="P36:L24" text:is-hidden="true"/>time require.</text:p>
      <text:p text:style-name="P17"><text:hidden-text text:condition="ooow:" text:string-value="P36:L25" text:is-hidden="true"/><text:tab/><text:reference-mark-start text:name="subsectionnumber_197"/>(<text:sequence text:ref-name="refsubsectionnumber163" text:name="subsectionnumber" text:formula="ooow:subsectionnumber+1" style:num-format="1">9</text:sequence>)<text:reference-mark-end text:name="subsectionnumber_197"/><text:tab/>In this section⁠—</text:p>
      <text:p text:style-name="P17"><text:hidden-text text:condition="ooow:" text:string-value="P36:L26" text:is-hidden="true"/><text:tab/><text:tab/>“pension administration service”, in relation to a scheme or arrangement to which <text:hidden-text text:condition="ooow:" text:string-value="P36:L27" text:is-hidden="true"/><text:span text:style-name="T8">subsection </text:span><text:span text:style-name="T8"><text:reference-ref text:reference-format="text" text:ref-name="subsectionnumber_23">(1)</text:reference-ref></text:span><text:span text:style-name="T16"> relates, means⁠—</text:span></text:p>
      <text:p text:style-name="P42"><text:hidden-text text:condition="ooow:" text:string-value="P36:L28" text:is-hidden="true"/><text:tab/><text:reference-mark-start text:name="paragraphnumber_66"/>(<text:sequence text:ref-name="refparagraphnumber82" text:name="paragraphnumber" text:formula="ooow:1" style:num-format="a">a</text:sequence>)<text:reference-mark-end text:name="paragraphnumber_66"/><text:tab/>calculation of any superannuation benefit payable to, or in respect of, any <text:hidden-text text:condition="ooow:" text:string-value="P36:L29" text:is-hidden="true"/>member of that scheme or arrangement, </text:p>
      <text:p text:style-name="P42"><text:hidden-text text:condition="ooow:" text:string-value="P36:L30" text:is-hidden="true"/><text:tab/><text:reference-mark-start text:name="paragraphnumber_117"/>(<text:sequence text:ref-name="refparagraphnumber83" text:name="paragraphnumber" text:formula="ooow:paragraphnumber+1" style:num-format="a">b</text:sequence>)<text:reference-mark-end text:name="paragraphnumber_117"/><text:tab/>payment, on behalf of the Minister for Jobs, Enterprise and Innovation, of any <text:hidden-text text:condition="ooow:" text:string-value="P36:L31" text:is-hidden="true"/>superannuation benefit due to, or in respect of, any member of that scheme or <text:hidden-text text:condition="ooow:" text:string-value="P36:L32" text:is-hidden="true"/>arrangement to the member or other person concerned,</text:p>
      <text:p text:style-name="P42"><text:hidden-text text:condition="ooow:" text:string-value="P36:L33" text:is-hidden="true"/><text:tab/><text:reference-mark-start text:name="paragraphnumber_118"/>(<text:sequence text:ref-name="refparagraphnumber84" text:name="paragraphnumber" text:formula="ooow:paragraphnumber+1" style:num-format="a">c</text:sequence>)<text:reference-mark-end text:name="paragraphnumber_118"/><text:tab/>maintenance of records relating to, or in respect of, members of that scheme or <text:hidden-text text:condition="ooow:" text:string-value="P36:L34" text:is-hidden="true"/>arrangement, or</text:p>
      <text:p text:style-name="P42"><text:hidden-text text:condition="ooow:" text:string-value="P36:L35" text:is-hidden="true"/><text:tab/><text:reference-mark-start text:name="paragraphnumber_119"/>(<text:sequence text:ref-name="refparagraphnumber85" text:name="paragraphnumber" text:formula="ooow:paragraphnumber+1" style:num-format="a">d</text:sequence>)<text:reference-mark-end text:name="paragraphnumber_119"/><text:tab/>such other service as may be specified by the Minister for Jobs, Enterprise and <text:hidden-text text:condition="ooow:" text:string-value="P36:L36" text:is-hidden="true"/>Innovation for the purposes of administering that scheme or arrangement on his <text:hidden-text text:condition="ooow:" text:string-value="P36:L37" text:is-hidden="true"/>or her behalf;</text:p>
      <text:p text:style-name="P17"><text:hidden-text text:condition="ooow:" text:string-value="P36:L38" text:is-hidden="true"/><text:tab/><text:tab/>“relevant body” means⁠—</text:p>
      <text:p text:style-name="P42"><text:hidden-text text:condition="ooow:" text:string-value="P36:L39" text:is-hidden="true"/><text:tab/><text:reference-mark-start text:name="paragraphnumber_120"/>(<text:sequence text:ref-name="refparagraphnumber86" text:name="paragraphnumber" text:formula="ooow:1" style:num-format="a">a</text:sequence>)<text:reference-mark-end text:name="paragraphnumber_120"/><text:tab/>Enterprise Ireland,</text:p>
      <text:p text:style-name="P42"><text:hidden-text text:condition="ooow:" text:string-value="P36:L40" text:is-hidden="true"/><text:tab/><text:reference-mark-start text:name="paragraphnumber_121"/>(<text:sequence text:ref-name="refparagraphnumber87" text:name="paragraphnumber" text:formula="ooow:paragraphnumber+1" style:num-format="a">b</text:sequence>)<text:reference-mark-end text:name="paragraphnumber_121"/><text:tab/>IDA,</text:p>
      <text:p text:style-name="P42"><text:hidden-text text:condition="ooow:" text:string-value="P36:L41" text:is-hidden="true"/><text:tab/><text:reference-mark-start text:name="paragraphnumber_124"/>(<text:sequence text:ref-name="refparagraphnumber88" text:name="paragraphnumber" text:formula="ooow:paragraphnumber+1" style:num-format="a">c</text:sequence>)<text:reference-mark-end text:name="paragraphnumber_124"/><text:tab/>Science Foundation Ireland,</text:p>
      <text:p text:style-name="P42"><text:soft-page-break/><text:hidden-text text:condition="ooow:" text:string-value="P37:L1" text:is-hidden="true"/><text:tab/><text:reference-mark-start text:name="paragraphnumber_125"/>(<text:sequence text:ref-name="refparagraphnumber89" text:name="paragraphnumber" text:formula="ooow:paragraphnumber+1" style:num-format="a">d</text:sequence>)<text:reference-mark-end text:name="paragraphnumber_125"/><text:tab/>the National Standards Authority of Ireland.</text:p>
      <text:p text:style-name="P13"><text:bookmark-start text:name="toc_book_55"/><text:hidden-text text:condition="ooow:" text:string-value="P37:L2" text:is-hidden="true"/>Commencement of <text:span text:style-name="T8">Part </text:span><text:span text:style-name="T8"><text:reference-ref text:reference-format="text" text:ref-name="partnumber_8">6</text:reference-ref></text:span><text:bookmark-end text:name="toc_book_55"/></text:p>
      <text:p text:style-name="P23"><text:hidden-text text:condition="ooow:" text:string-value="P37:L3" text:is-hidden="true"/><text:reference-mark-start text:name="sectionnumber_3"/><text:span text:style-name="T6"><text:sequence text:ref-name="refsectionnumber42" text:name="sectionnumber" text:formula="ooow:sectionnumber+1" style:num-format="1">43</text:sequence></text:span><text:reference-mark-end text:name="sectionnumber_3"/><text:span text:style-name="T6">.</text:span><text:tab/>This Part (other than <text:span text:style-name="T8">section </text:span><text:span text:style-name="T8"><text:reference-ref text:reference-format="text" text:ref-name="sectionnumber_42">39</text:reference-ref></text:span><text:span text:style-name="T16">) </text:span>comes into operation on the Shannon Commercial <text:hidden-text text:condition="ooow:" text:string-value="P37:L4" text:is-hidden="true"/>Enterprises transfer day.</text:p>
      <text:p text:style-name="P45"><text:bookmark-start text:name="toc_book_56"/><text:hidden-text text:condition="ooow:" text:string-value="P37:L5" text:is-hidden="true"/>PART <text:reference-mark-start text:name="partnumber_9"/><text:sequence text:ref-name="refpartnumber6" text:name="partnumber" text:formula="ooow:partnumber+1" style:num-format="1">7</text:sequence><text:bookmark-end text:name="toc_book_56"/><text:reference-mark-end text:name="partnumber_9"/></text:p>
      <text:p text:style-name="P46"><text:bookmark-start text:name="toc_book_57"/><text:hidden-text text:condition="ooow:" text:string-value="P37:L6" text:is-hidden="true"/>Miscellaneous Amendments – Airports<text:bookmark-end text:name="toc_book_57"/></text:p>
      <text:p text:style-name="P13"><text:bookmark-start text:name="toc_book_58"/><text:hidden-text text:condition="ooow:" text:string-value="P37:L7" text:is-hidden="true"/>Prohibition on dazzling aircraft<text:bookmark-end text:name="toc_book_58"/></text:p>
      <text:p text:style-name="P17"><text:hidden-text text:condition="ooow:" text:string-value="P37:L8" text:is-hidden="true"/><text:reference-mark-start text:name="sectionnumber_44"/><text:span text:style-name="T6"><text:sequence text:ref-name="refsectionnumber43" text:name="sectionnumber" text:formula="ooow:sectionnumber+1" style:num-format="1">44</text:sequence></text:span><text:reference-mark-end text:name="sectionnumber_44"/><text:span text:style-name="T6">.</text:span><text:tab/><text:reference-mark-start text:name="subsectionnumber_161"/>(<text:sequence text:ref-name="refsubsectionnumber164" text:name="subsectionnumber" style:num-format="1">1</text:sequence>)<text:reference-mark-end text:name="subsectionnumber_161"/><text:tab/>A person who deliberately or recklessly directs or shines a light at or in the direction <text:hidden-text text:condition="ooow:" text:string-value="P37:L9" text:is-hidden="true"/>of⁠—</text:p>
      <text:p text:style-name="P42"><text:hidden-text text:condition="ooow:" text:string-value="P37:L10" text:is-hidden="true"/><text:tab/><text:reference-mark-start text:name="paragraphnumber_64"/>(<text:sequence text:ref-name="refparagraphnumber90" text:name="paragraphnumber" text:formula="ooow:1" style:num-format="a">a</text:sequence>)<text:reference-mark-end text:name="paragraphnumber_64"/><text:tab/>a pilot or co-pilot of an aircraft,</text:p>
      <text:p text:style-name="P42"><text:hidden-text text:condition="ooow:" text:string-value="P37:L11" text:is-hidden="true"/><text:tab/><text:reference-mark-start text:name="paragraphnumber_65"/>(<text:sequence text:ref-name="refparagraphnumber91" text:name="paragraphnumber" text:formula="ooow:paragraphnumber+1" style:num-format="a">b</text:sequence>)<text:reference-mark-end text:name="paragraphnumber_65"/><text:tab/>a person involved in the operation of the flight of an aircraft, or</text:p>
      <text:p text:style-name="P42"><text:hidden-text text:condition="ooow:" text:string-value="P37:L12" text:is-hidden="true"/><text:tab/><text:reference-mark-start text:name="paragraphnumber_94"/>(<text:sequence text:ref-name="refparagraphnumber92" text:name="paragraphnumber" text:formula="ooow:paragraphnumber+1" style:num-format="a">c</text:sequence>)<text:reference-mark-end text:name="paragraphnumber_94"/><text:tab/>a person carrying out air traffic control services,</text:p>
      <text:p text:style-name="P17"><text:hidden-text text:condition="ooow:" text:string-value="P37:L13" text:is-hidden="true"/><text:tab/><text:tab/>so that the light may dazzle, distract or confuse the pilot or person in the performance <text:hidden-text text:condition="ooow:" text:string-value="P37:L14" text:is-hidden="true"/>of his or her duties commits an offence.</text:p>
      <text:p text:style-name="P17"><text:hidden-text text:condition="ooow:" text:string-value="P37:L15" text:is-hidden="true"/><text:tab/><text:reference-mark-start text:name="subsectionnumber_162"/>(<text:sequence text:ref-name="refsubsectionnumber165" text:name="subsectionnumber" text:formula="ooow:subsectionnumber+1" style:num-format="1">2</text:sequence>)<text:reference-mark-end text:name="subsectionnumber_162"/><text:tab/>A person who commits an offence under this section is liable⁠—</text:p>
      <text:p text:style-name="P42"><text:hidden-text text:condition="ooow:" text:string-value="P37:L16" text:is-hidden="true"/><text:tab/><text:reference-mark-start text:name="paragraphnumber_60"/>(<text:sequence text:ref-name="refparagraphnumber93" text:name="paragraphnumber" text:formula="ooow:1" style:num-format="a">a</text:sequence>)<text:reference-mark-end text:name="paragraphnumber_60"/><text:tab/>on summary conviction to a class A fine or to imprisonment for a term not <text:hidden-text text:condition="ooow:" text:string-value="P37:L17" text:is-hidden="true"/>exceeding 6 months or to both, or</text:p>
      <text:p text:style-name="P42"><text:hidden-text text:condition="ooow:" text:string-value="P37:L18" text:is-hidden="true"/><text:tab/><text:reference-mark-start text:name="paragraphnumber_75"/>(<text:sequence text:ref-name="refparagraphnumber94" text:name="paragraphnumber" text:formula="ooow:paragraphnumber+1" style:num-format="a">b</text:sequence>)<text:reference-mark-end text:name="paragraphnumber_75"/><text:tab/>on conviction on indictment⁠—</text:p>
      <text:p text:style-name="P47"><text:hidden-text text:condition="ooow:" text:string-value="P37:L19" text:is-hidden="true"/><text:tab/><text:reference-mark-start text:name="subparagraphnumber_24"/>(<text:sequence text:ref-name="refsubparagraphnumber25" text:name="subparagraphnumber" text:formula="ooow:1" style:num-format="i">i</text:sequence>)<text:reference-mark-end text:name="subparagraphnumber_24"/><text:tab/>where the person is an individual – to a fine not exceeding €50,000, or to <text:hidden-text text:condition="ooow:" text:string-value="P37:L20" text:is-hidden="true"/>imprisonment for a term not exceeding 5 years or to both, or</text:p>
      <text:p text:style-name="P47"><text:hidden-text text:condition="ooow:" text:string-value="P37:L21" text:is-hidden="true"/><text:tab/><text:reference-mark-start text:name="subparagraphnumber_25"/>(<text:sequence text:ref-name="refsubparagraphnumber26" text:name="subparagraphnumber" text:formula="ooow:subparagraphnumber+1" style:num-format="i">ii</text:sequence>)<text:reference-mark-end text:name="subparagraphnumber_25"/><text:tab/>where the person is a body corporate – to a fine not exceeding €250,000, or <text:hidden-text text:condition="ooow:" text:string-value="P37:L22" text:is-hidden="true"/>to imprisonment for a term not exceeding 5 years or to both.</text:p>
      <text:p text:style-name="P17"><text:hidden-text text:condition="ooow:" text:string-value="P37:L23" text:is-hidden="true"/><text:tab/><text:reference-mark-start text:name="subsectionnumber_163"/>(<text:sequence text:ref-name="refsubsectionnumber166" text:name="subsectionnumber" text:formula="ooow:subsectionnumber+1" style:num-format="1">3</text:sequence>)<text:reference-mark-end text:name="subsectionnumber_163"/><text:tab/>In this section⁠—</text:p>
      <text:p text:style-name="P17"><text:hidden-text text:condition="ooow:" text:string-value="P37:L24" text:is-hidden="true"/><text:tab/><text:tab/>“aircraft” means any machine that can derive support in the atmosphere from the <text:hidden-text text:condition="ooow:" text:string-value="P37:L25" text:is-hidden="true"/>reactions of the air other than the reactions of the air against the earth’s surface;</text:p>
      <text:p text:style-name="P17"><text:hidden-text text:condition="ooow:" text:string-value="P37:L26" text:is-hidden="true"/><text:tab/><text:tab/>“air traffic control service” means a service provided for the purposes of⁠—</text:p>
      <text:p text:style-name="P42"><text:hidden-text text:condition="ooow:" text:string-value="P37:L27" text:is-hidden="true"/><text:tab/><text:reference-mark-start text:name="paragraphnumber_76"/>(<text:sequence text:ref-name="refparagraphnumber95" text:name="paragraphnumber" text:formula="ooow:1" style:num-format="a">a</text:sequence>)<text:reference-mark-end text:name="paragraphnumber_76"/><text:tab/>preventing collisions between aircraft and, on the manoeuvring area, between <text:hidden-text text:condition="ooow:" text:string-value="P37:L28" text:is-hidden="true"/>aircraft and obstructions, and</text:p>
      <text:p text:style-name="P42"><text:hidden-text text:condition="ooow:" text:string-value="P37:L29" text:is-hidden="true"/><text:tab/><text:reference-mark-start text:name="paragraphnumber_77"/>(<text:sequence text:ref-name="refparagraphnumber96" text:name="paragraphnumber" text:formula="ooow:paragraphnumber+1" style:num-format="a">b</text:sequence>)<text:reference-mark-end text:name="paragraphnumber_77"/><text:tab/>expediting and maintaining an orderly flow of air traffic.</text:p>
      <text:p text:style-name="P13"><text:bookmark-start text:name="toc_book_59"/><text:hidden-text text:condition="ooow:" text:string-value="P37:L30" text:is-hidden="true"/>Airport bye-laws<text:bookmark-end text:name="toc_book_59"/></text:p>
      <text:p text:style-name="P23"><text:hidden-text text:condition="ooow:" text:string-value="P37:L31" text:is-hidden="true"/><text:reference-mark-start text:name="sectionnumber_50"/><text:span text:style-name="T6"><text:sequence text:ref-name="refsectionnumber44" text:name="sectionnumber" text:formula="ooow:sectionnumber+1" style:num-format="1">45</text:sequence></text:span><text:reference-mark-end text:name="sectionnumber_50"/><text:span text:style-name="T6">.</text:span><text:tab/>Section 15 of the Act of 2004 is amended⁠—</text:p>
      <text:p text:style-name="P42"><text:hidden-text text:condition="ooow:" text:string-value="P37:L32" text:is-hidden="true"/><text:tab/><text:reference-mark-start text:name="paragraphnumber_83"/>(<text:sequence text:ref-name="refparagraphnumber97" text:name="paragraphnumber" text:formula="ooow:1" style:num-format="a">a</text:sequence>)<text:reference-mark-end text:name="paragraphnumber_83"/><text:tab/>in subsection (3), by substituting for paragraph (o) the following:</text:p>
      <text:p text:style-name="P31"><text:hidden-text text:condition="ooow:" text:string-value="P37:L33" text:is-hidden="true"/><text:tab/>“(o)<text:tab/>the making of provision for⁠—</text:p>
      <text:p text:style-name="subparagraph_5f_insert"><text:soft-page-break/><text:hidden-text text:condition="ooow:" text:string-value="P38:L1" text:is-hidden="true"/><text:span text:style-name="T15"><text:tab/>(i)<text:tab/>the fixing of an immobilisation device to any vehicle which has </text:span><text:span text:style-name="T15"><text:hidden-text text:condition="ooow:" text:string-value="P38:L2" text:is-hidden="true"/></text:span><text:span text:style-name="T15">been </text:span><text:bookmark-start text:name="1400761504776"/><text:span text:style-name="T26">parked contrary to bye-laws made under this section or </text:span><text:span text:style-name="T26"><text:hidden-text text:condition="ooow:" text:string-value="P38:L3" text:is-hidden="true"/></text:span><text:span text:style-name="T26">parked without payment of the charge fixed for its parking</text:span><text:bookmark-end text:name="1400761504776"/><text:span text:style-name="T15">,</text:span></text:p>
      <text:p text:style-name="subparagraph_5f_insert"><text:hidden-text text:condition="ooow:" text:string-value="P38:L4" text:is-hidden="true"/><text:span text:style-name="T15"><text:tab/>(ii)<text:tab/>the removal of such an immobilisation device</text:span><text:bookmark-start text:name="1400774755833"/><text:span text:style-name="T15">,</text:span><text:bookmark-end text:name="1400774755833"/></text:p>
      <text:p text:style-name="subparagraph_5f_insert"><text:hidden-text text:condition="ooow:" text:string-value="P38:L5" text:is-hidden="true"/><text:span text:style-name="T15"><text:tab/>(iii)<text:tab/>the removal, detention, storage and release of a vehicle so </text:span><text:span text:style-name="T15"><text:hidden-text text:condition="ooow:" text:string-value="P38:L6" text:is-hidden="true"/></text:span><text:span text:style-name="T15">immobilised,</text:span><text:bookmark-start text:name="1400774756504"/><text:span text:style-name="T15"> and</text:span><text:bookmark-end text:name="1400774756504"/></text:p>
      <text:p text:style-name="P27"><text:hidden-text text:condition="ooow:" text:string-value="P38:L7" text:is-hidden="true"/><text:tab/>(iv)<text:tab/>the disposal of vehicles detained.”,</text:p>
      <text:p text:style-name="P42"><text:hidden-text text:condition="ooow:" text:string-value="P38:L8" text:is-hidden="true"/><text:tab/><text:reference-mark-start text:name="paragraphnumber_108"/>(<text:sequence text:ref-name="refparagraphnumber98" text:name="paragraphnumber" text:formula="ooow:paragraphnumber+1" style:num-format="a">b</text:sequence>)<text:reference-mark-end text:name="paragraphnumber_108"/><text:tab/>by substituting for subsection (9) the following:</text:p>
      <text:p text:style-name="P35"><text:hidden-text text:condition="ooow:" text:string-value="P38:L9" text:is-hidden="true"/><text:tab/>“(9)<text:tab/>A person who contravenes a provision of a bye-law made under this <text:hidden-text text:condition="ooow:" text:string-value="P38:L10" text:is-hidden="true"/>section which is stated in the bye-laws to be a penal provision commits <text:hidden-text text:condition="ooow:" text:string-value="P38:L11" text:is-hidden="true"/>an offence and is liable on summary conviction to a class C fine.</text:p>
      <text:p text:style-name="P35"><text:hidden-text text:condition="ooow:" text:string-value="P38:L12" text:is-hidden="true"/><text:tab/>(9A)<text:tab/>Where, in relation to the parking of a mechanically propelled vehicle <text:hidden-text text:condition="ooow:" text:string-value="P38:L13" text:is-hidden="true"/>at an airport there is a contravention of a provision referred to in <text:hidden-text text:condition="ooow:" text:string-value="P38:L14" text:is-hidden="true"/>subsection (9) each of the following commits an offence and is liable <text:hidden-text text:condition="ooow:" text:string-value="P38:L15" text:is-hidden="true"/>on summary conviction to a class C fine⁠—</text:p>
      <text:p text:style-name="P31"><text:hidden-text text:condition="ooow:" text:string-value="P38:L16" text:is-hidden="true"/><text:tab/>(a)<text:tab/>the registered owner of the vehicle, and</text:p>
      <text:p text:style-name="P31"><text:hidden-text text:condition="ooow:" text:string-value="P38:L17" text:is-hidden="true"/><text:tab/>(b)<text:tab/>if the vehicle is the subject of a hire-drive agreement on the <text:hidden-text text:condition="ooow:" text:string-value="P38:L18" text:is-hidden="true"/>occasion in question, the person to whom the vehicle is hired under <text:hidden-text text:condition="ooow:" text:string-value="P38:L19" text:is-hidden="true"/>the agreement, and</text:p>
      <text:p text:style-name="P31"><text:hidden-text text:condition="ooow:" text:string-value="P38:L20" text:is-hidden="true"/><text:tab/>(c)<text:tab/>if the person who parked the vehicle is not its registered owner or <text:hidden-text text:condition="ooow:" text:string-value="P38:L21" text:is-hidden="true"/>the person to whom it is hired under a hire-drive agreement, the <text:hidden-text text:condition="ooow:" text:string-value="P38:L22" text:is-hidden="true"/>first-mentioned person.</text:p>
      <text:p text:style-name="P35"><text:hidden-text text:condition="ooow:" text:string-value="P38:L23" text:is-hidden="true"/><text:tab/>(9B)<text:tab/>Where a person is charged with an offence⁠—</text:p>
      <text:p text:style-name="P31"><text:hidden-text text:condition="ooow:" text:string-value="P38:L24" text:is-hidden="true"/><text:tab/>(a)<text:tab/>under subsection (9A)(a), it shall be a defence for him or her to <text:hidden-text text:condition="ooow:" text:string-value="P38:L25" text:is-hidden="true"/>show that the vehicle was being used on the occasion in question <text:hidden-text text:condition="ooow:" text:string-value="P38:L26" text:is-hidden="true"/>by another person and that⁠—</text:p>
      <text:p text:style-name="P27"><text:hidden-text text:condition="ooow:" text:string-value="P38:L27" text:is-hidden="true"/><text:tab/>(i)<text:tab/>the use of the vehicle which contravened the provision was <text:hidden-text text:condition="ooow:" text:string-value="P38:L28" text:is-hidden="true"/>unauthorised, or</text:p>
      <text:p text:style-name="P27"><text:hidden-text text:condition="ooow:" text:string-value="P38:L29" text:is-hidden="true"/><text:tab/>(ii)<text:tab/>the vehicle was on that occasion the subject of a hire-drive <text:hidden-text text:condition="ooow:" text:string-value="P38:L30" text:is-hidden="true"/>agreement, or</text:p>
      <text:p text:style-name="P31"><text:hidden-text text:condition="ooow:" text:string-value="P38:L31" text:is-hidden="true"/><text:tab/>(b)<text:tab/>under subsection (9A)(b), it shall be a defence for him or her to <text:hidden-text text:condition="ooow:" text:string-value="P38:L32" text:is-hidden="true"/>show that the vehicle was being used on the occasion in question <text:hidden-text text:condition="ooow:" text:string-value="P38:L33" text:is-hidden="true"/>by another person and that the use of the vehicle which <text:hidden-text text:condition="ooow:" text:string-value="P38:L34" text:is-hidden="true"/>contravened the provision was unauthorised.”,</text:p>
      <text:p text:style-name="P42"><text:hidden-text text:condition="ooow:" text:string-value="P38:L35" text:is-hidden="true"/><text:tab/><text:tab/>and</text:p>
      <text:p text:style-name="P42"><text:hidden-text text:condition="ooow:" text:string-value="P38:L36" text:is-hidden="true"/><text:tab/><text:reference-mark-start text:name="paragraphnumber_109"/>(<text:sequence text:ref-name="refparagraphnumber99" text:name="paragraphnumber" text:formula="ooow:paragraphnumber+1" style:num-format="a">c</text:sequence>)<text:reference-mark-end text:name="paragraphnumber_109"/><text:tab/>by substituting for subsection (16) the following:</text:p>
      <text:p text:style-name="P35"><text:hidden-text text:condition="ooow:" text:string-value="P38:L37" text:is-hidden="true"/><text:tab/>“(16)<text:tab/>In this section⁠—</text:p>
      <text:p text:style-name="P35"><text:hidden-text text:condition="ooow:" text:string-value="P38:L38" text:is-hidden="true"/><text:tab/><text:tab/>‘company’ means⁠—</text:p>
      <text:p text:style-name="P31"><text:hidden-text text:condition="ooow:" text:string-value="P38:L39" text:is-hidden="true"/><text:tab/>(a)<text:tab/>daa, in relation to Dublin Airport,</text:p>
      <text:p text:style-name="P31"><text:soft-page-break/><text:hidden-text text:condition="ooow:" text:string-value="P39:L1" text:is-hidden="true"/><text:tab/>(b)<text:tab/>Shannon Airport Authority, in relation to Shannon Airport, or</text:p>
      <text:p text:style-name="P31"><text:hidden-text text:condition="ooow:" text:string-value="P39:L2" text:is-hidden="true"/><text:tab/>(c)<text:tab/>daa before the Cork appointed day, and Cork Airport Authority, <text:hidden-text text:condition="ooow:" text:string-value="P39:L3" text:is-hidden="true"/>from the Cork appointed day, in relation to Cork Airport;</text:p>
      <text:p text:style-name="P35"><text:hidden-text text:condition="ooow:" text:string-value="P39:L4" text:is-hidden="true"/><text:tab/><text:tab/>‘immobilisation device’ means a device or appliance designed or <text:hidden-text text:condition="ooow:" text:string-value="P39:L5" text:is-hidden="true"/>adapted for fixing to a vehicle, onto a part of it, for the purpose of <text:hidden-text text:condition="ooow:" text:string-value="P39:L6" text:is-hidden="true"/>preventing it being driven or otherwise put in motion.</text:p>
      <text:p text:style-name="subsection_5f_insert"><text:hidden-text text:condition="ooow:" text:string-value="P39:L7" text:is-hidden="true"/><text:span text:style-name="T15"><text:tab/>(17)<text:tab/>In this section and sections 27 and 27A ‘hire-drive agreement’, </text:span><text:span text:style-name="T15"><text:hidden-text text:condition="ooow:" text:string-value="P39:L8" text:is-hidden="true"/></text:span><text:span text:style-name="T15">‘mechanically propelled vehicle’ and ‘registered owner’ have the </text:span><text:span text:style-name="T15"><text:hidden-text text:condition="ooow:" text:string-value="P39:L9" text:is-hidden="true"/></text:span><text:span text:style-name="T15">meanings assigned to them, respectively, by the </text:span><text:alphabetical-index-mark text:string-value="Road Traffic Act 1961 (No. 24)"/><text:a xlink:type="simple" xlink:href="http://www.irishstatutebook.ie/1961/en/act/pub/0024/index.html"><text:span text:style-name="T15"/></text:a><text:a xlink:type="simple" xlink:href="http://www.irishstatutebook.ie/1961/en/act/pub/0024/index.html">Road Traffic Act </text:a><text:a xlink:type="simple" xlink:href="http://www.irishstatutebook.ie/1961/en/act/pub/0024/index.html"><text:hidden-text text:condition="ooow:" text:string-value="P39:L10" text:is-hidden="true"/></text:a><text:a xlink:type="simple" xlink:href="http://www.irishstatutebook.ie/1961/en/act/pub/0024/index.html"><text:span text:style-name="T15">1961</text:span></text:a><text:span text:style-name="T15">.”.</text:span></text:p>
      <text:p text:style-name="P16"><text:bookmark-start text:name="toc_book_60"/><text:hidden-text text:condition="ooow:" text:string-value="P39:L11" text:is-hidden="true"/>Airport may make charges for vehicle parking and removal of immobilisation devices, <text:hidden-text text:condition="ooow:" text:string-value="P39:L12" text:is-hidden="true"/>etc.<text:bookmark-end text:name="toc_book_60"/></text:p>
      <text:p text:style-name="P25"><text:hidden-text text:condition="ooow:" text:string-value="P39:L13" text:is-hidden="true"/><text:reference-mark-start text:name="sectionnumber_41_AIC_16/05/2014_61960"/><text:span text:style-name="T7"><text:sequence text:ref-name="refsectionnumber45" text:name="sectionnumber" text:formula="ooow:sectionnumber+1" style:num-format="1">46</text:sequence></text:span><text:reference-mark-end text:name="sectionnumber_41_AIC_16/05/2014_61960"/><text:span text:style-name="T7">.</text:span><text:span text:style-name="T15"><text:tab/>A company (within the meaning of section 15 of the Act of 2004) or, with the consent of </text:span><text:span text:style-name="T15"><text:hidden-text text:condition="ooow:" text:string-value="P39:L14" text:is-hidden="true"/></text:span><text:span text:style-name="T15">the Minister, an airport which is not a company, may provide parking facilities and fix </text:span><text:span text:style-name="T15"><text:hidden-text text:condition="ooow:" text:string-value="P39:L15" text:is-hidden="true"/></text:span><text:span text:style-name="T15">charges in respect of the parking of a vehicle at its airport and for the removal of an </text:span><text:span text:style-name="T15"><text:hidden-text text:condition="ooow:" text:string-value="P39:L16" text:is-hidden="true"/></text:span><text:span text:style-name="T15">immobilisation device fixed to a vehicle or a vehicle removed, detained, stored, released </text:span><text:span text:style-name="T15"><text:hidden-text text:condition="ooow:" text:string-value="P39:L17" text:is-hidden="true"/></text:span><text:span text:style-name="T15">or disposed of under bye-laws made under section 15(3)(o) of the Act of 2004.</text:span></text:p>
      <text:p text:style-name="P13"><text:bookmark-start text:name="toc_book_61"/><text:hidden-text text:condition="ooow:" text:string-value="P39:L18" text:is-hidden="true"/>Requirement to move unlawfully parked vehicles in certain circumstances<text:bookmark-end text:name="toc_book_61"/></text:p>
      <text:p text:style-name="P17"><text:hidden-text text:condition="ooow:" text:string-value="P39:L19" text:is-hidden="true"/><text:reference-mark-start text:name="sectionnumber_53"/><text:span text:style-name="T6"><text:sequence text:ref-name="refsectionnumber46" text:name="sectionnumber" text:formula="ooow:sectionnumber+1" style:num-format="1">47</text:sequence></text:span><text:reference-mark-end text:name="sectionnumber_53"/><text:span text:style-name="T6">.</text:span><text:tab/><text:reference-mark-start text:name="subsectionnumber_187"/>(<text:sequence text:ref-name="refsubsectionnumber167" text:name="subsectionnumber" style:num-format="1">1</text:sequence>)<text:reference-mark-end text:name="subsectionnumber_187"/><text:tab/>Where an authorised officer finds a vehicle remaining stationary or parked in a place <text:hidden-text text:condition="ooow:" text:string-value="P39:L20" text:is-hidden="true"/>in an airport in contravention of bye-laws made under section 15 of the Act of 2004, <text:hidden-text text:condition="ooow:" text:string-value="P39:L21" text:is-hidden="true"/>he or she may⁠—</text:p>
      <text:p text:style-name="P42"><text:hidden-text text:condition="ooow:" text:string-value="P39:L22" text:is-hidden="true"/><text:tab/><text:reference-mark-start text:name="paragraphnumber_114"/>(<text:sequence text:ref-name="refparagraphnumber100" text:name="paragraphnumber" text:formula="ooow:1" style:num-format="a">a</text:sequence>)<text:reference-mark-end text:name="paragraphnumber_114"/><text:tab/>if the person in apparent control of the vehicle is in or near the vehicle, require <text:hidden-text text:condition="ooow:" text:string-value="P39:L23" text:is-hidden="true"/>the person to move the vehicle from that place, or</text:p>
      <text:p text:style-name="P42"><text:hidden-text text:condition="ooow:" text:string-value="P39:L24" text:is-hidden="true"/><text:tab/><text:reference-mark-start text:name="paragraphnumber_115"/>(<text:sequence text:ref-name="refparagraphnumber101" text:name="paragraphnumber" text:formula="ooow:paragraphnumber+1" style:num-format="a">b</text:sequence>)<text:reference-mark-end text:name="paragraphnumber_115"/><text:tab/>if the vehicle is unoccupied and there appears to be no person in control of the <text:hidden-text text:condition="ooow:" text:string-value="P39:L25" text:is-hidden="true"/>vehicle in the vicinity of the vehicle, cause the vehicle to be moved from that <text:hidden-text text:condition="ooow:" text:string-value="P39:L26" text:is-hidden="true"/>place.</text:p>
      <text:p text:style-name="P17"><text:hidden-text text:condition="ooow:" text:string-value="P39:L27" text:is-hidden="true"/><text:tab/><text:reference-mark-start text:name="subsectionnumber_188"/>(<text:sequence text:ref-name="refsubsectionnumber168" text:name="subsectionnumber" text:formula="ooow:subsectionnumber+1" style:num-format="1">2</text:sequence>)<text:reference-mark-end text:name="subsectionnumber_188"/><text:tab/>Where a person in apparent control of a vehicle, upon a requirement made of him or <text:hidden-text text:condition="ooow:" text:string-value="P39:L28" text:is-hidden="true"/>her under <text:span text:style-name="T8">subsection </text:span><text:span text:style-name="T8"><text:reference-ref text:reference-format="text" text:ref-name="subsectionnumber_187">(1)</text:reference-ref></text:span>, fails to move the vehicle immediately, an authorised officer <text:hidden-text text:condition="ooow:" text:string-value="P39:L29" text:is-hidden="true"/>may cause the vehicle to be moved.</text:p>
      <text:p text:style-name="P17"><text:hidden-text text:condition="ooow:" text:string-value="P39:L30" text:is-hidden="true"/><text:tab/><text:reference-mark-start text:name="subsectionnumber_189"/>(<text:sequence text:ref-name="refsubsectionnumber169" text:name="subsectionnumber" text:formula="ooow:subsectionnumber+1" style:num-format="1">3</text:sequence>)<text:reference-mark-end text:name="subsectionnumber_189"/><text:tab/>Where a vehicle is moved under this section the costs of moving the vehicle shall be <text:hidden-text text:condition="ooow:" text:string-value="P39:L31" text:is-hidden="true"/>borne by the owner or person in apparent control of the vehicle and the vehicle may <text:hidden-text text:condition="ooow:" text:string-value="P39:L32" text:is-hidden="true"/>not be released until such costs have been discharged.</text:p>
      <text:p text:style-name="P17"><text:hidden-text text:condition="ooow:" text:string-value="P39:L33" text:is-hidden="true"/><text:tab/><text:reference-mark-start text:name="subsectionnumber_190"/>(<text:sequence text:ref-name="refsubsectionnumber170" text:name="subsectionnumber" text:formula="ooow:subsectionnumber+1" style:num-format="1">4</text:sequence>)<text:reference-mark-end text:name="subsectionnumber_190"/><text:tab/>A person who fails, without reasonable excuse, to comply with a requirement made of <text:hidden-text text:condition="ooow:" text:string-value="P39:L34" text:is-hidden="true"/>him or her by an authorised officer under <text:span text:style-name="T8">subsection </text:span><text:span text:style-name="T8"><text:reference-ref text:reference-format="text" text:ref-name="subsectionnumber_187">(1)</text:reference-ref></text:span><text:span text:style-name="T17"> commits an offence and is </text:span><text:span text:style-name="T17"><text:hidden-text text:condition="ooow:" text:string-value="P39:L35" text:is-hidden="true"/></text:span><text:span text:style-name="T17">liable on summary conviction to a class C fine.</text:span></text:p>
      <text:p text:style-name="P14"><text:bookmark-start text:name="toc_book_62"/><text:hidden-text text:condition="ooow:" text:string-value="P39:L36" text:is-hidden="true"/>Immunity of authorised officers and authorised persons<text:bookmark-end text:name="toc_book_62"/></text:p>
      <text:p text:style-name="P23"><text:hidden-text text:condition="ooow:" text:string-value="P39:L37" text:is-hidden="true"/><text:reference-mark-start text:name="sectionnumber_54"/><text:span text:style-name="T18"><text:sequence text:ref-name="refsectionnumber47" text:name="sectionnumber" text:formula="ooow:sectionnumber+1" style:num-format="1">48</text:sequence></text:span><text:reference-mark-end text:name="sectionnumber_54"/><text:span text:style-name="T18">.</text:span><text:span text:style-name="T17"><text:tab/>An authorised officer or an authorised person is not liable in any proceedings for </text:span><text:span text:style-name="T17"><text:hidden-text text:condition="ooow:" text:string-value="P39:L38" text:is-hidden="true"/></text:span><text:span text:style-name="T17">anything done in the purported exercise of the powers of such officer or person under the </text:span><text:span text:style-name="T17"><text:hidden-text text:condition="ooow:" text:string-value="P39:L39" text:is-hidden="true"/></text:span><text:span text:style-name="T12">Airports and Aviation Acts 1936 to 2014</text:span><text:span text:style-name="T17"> if the court is satisfied that the act was done in </text:span><text:span text:style-name="T17"><text:hidden-text text:condition="ooow:" text:string-value="P39:L40" text:is-hidden="true"/></text:span><text:span text:style-name="T17">good faith and that there were reasonable grounds for doing it.</text:span></text:p>
      <text:p text:style-name="P14"><text:bookmark-start text:name="toc_book_63"/><text:soft-page-break/><text:hidden-text text:condition="ooow:" text:string-value="P40:L1" text:is-hidden="true"/>Authorised officers and authorised persons<text:bookmark-end text:name="toc_book_63"/></text:p>
      <text:p text:style-name="P17"><text:hidden-text text:condition="ooow:" text:string-value="P40:L2" text:is-hidden="true"/><text:reference-mark-start text:name="sectionnumber_55"/><text:span text:style-name="T18"><text:sequence text:ref-name="refsectionnumber48" text:name="sectionnumber" text:formula="ooow:sectionnumber+1" style:num-format="1">49</text:sequence></text:span><text:reference-mark-end text:name="sectionnumber_55"/><text:span text:style-name="T18">.</text:span><text:span text:style-name="T17"><text:tab/></text:span><text:reference-mark-start text:name="subsectionnumber_191"/><text:span text:style-name="T17">(</text:span><text:span text:style-name="T17"><text:sequence text:ref-name="refsubsectionnumber171" text:name="subsectionnumber" style:num-format="1">1</text:sequence></text:span><text:span text:style-name="T17">)</text:span><text:reference-mark-end text:name="subsectionnumber_191"/><text:span text:style-name="T17"><text:tab/>Section 2(1) of the Act of 1998 is amended by substituting for the definition of </text:span><text:span text:style-name="T17"><text:hidden-text text:condition="ooow:" text:string-value="P40:L3" text:is-hidden="true"/></text:span><text:span text:style-name="T17">“authorised officer” and “authorised person” the following:</text:span></text:p>
      <text:p text:style-name="P37"><text:hidden-text text:condition="ooow:" text:string-value="P40:L4" text:is-hidden="true"/><text:tab/><text:tab/>“ ‘authorised officer’ means⁠—</text:p>
      <text:p text:style-name="P32"><text:hidden-text text:condition="ooow:" text:string-value="P40:L5" text:is-hidden="true"/><text:tab/>(a)<text:tab/>a member of An Garda Síochána,</text:p>
      <text:p text:style-name="P31"><text:hidden-text text:condition="ooow:" text:string-value="P40:L6" text:is-hidden="true"/><text:span text:style-name="T17"><text:tab/>(b)<text:tab/>in relation to a State airport, a person, or a person belonging to a </text:span><text:span text:style-name="T17"><text:hidden-text text:condition="ooow:" text:string-value="P40:L7" text:is-hidden="true"/></text:span><text:span text:style-name="T17">class of persons, authorised in writing to perform the functions of </text:span><text:span text:style-name="T17"><text:hidden-text text:condition="ooow:" text:string-value="P40:L8" text:is-hidden="true"/></text:span><text:span text:style-name="T17">an authorised officer by or under the </text:span><text:span text:style-name="T12">Airports and Aviation Acts </text:span><text:span text:style-name="T12"><text:hidden-text text:condition="ooow:" text:string-value="P40:L9" text:is-hidden="true"/></text:span><text:span text:style-name="T12">1936 to 2014</text:span><text:span text:style-name="T17">, by⁠—</text:span></text:p>
      <text:p text:style-name="P28"><text:hidden-text text:condition="ooow:" text:string-value="P40:L10" text:is-hidden="true"/><text:tab/>(i)<text:tab/>in respect of Dublin Airport, daa,</text:p>
      <text:p text:style-name="P28"><text:hidden-text text:condition="ooow:" text:string-value="P40:L11" text:is-hidden="true"/><text:tab/>(ii)<text:tab/>in respect of Shannon Airport, Shannon Airport Authority, and</text:p>
      <text:p text:style-name="P28"><text:hidden-text text:condition="ooow:" text:string-value="P40:L12" text:is-hidden="true"/><text:tab/>(iii)<text:tab/>in respect of Cork Airport, before the Cork appointed day, daa, <text:hidden-text text:condition="ooow:" text:string-value="P40:L13" text:is-hidden="true"/>and from that day, Cork Airport Authority,</text:p>
      <text:p text:style-name="P28"><text:hidden-text text:condition="ooow:" text:string-value="P40:L14" text:is-hidden="true"/><text:tab/>or</text:p>
      <text:p text:style-name="P31"><text:hidden-text text:condition="ooow:" text:string-value="P40:L15" text:is-hidden="true"/><text:span text:style-name="T17"><text:tab/>(c)<text:tab/>in relation to an airport in the State, other than a State airport, a </text:span><text:span text:style-name="T17"><text:hidden-text text:condition="ooow:" text:string-value="P40:L16" text:is-hidden="true"/></text:span><text:span text:style-name="T17">person, or a person belonging to a class of persons, authorised in </text:span><text:span text:style-name="T17"><text:hidden-text text:condition="ooow:" text:string-value="P40:L17" text:is-hidden="true"/></text:span><text:span text:style-name="T17">writing by the Minister to perform the functions conferred on an </text:span><text:span text:style-name="T17"><text:hidden-text text:condition="ooow:" text:string-value="P40:L18" text:is-hidden="true"/></text:span><text:span text:style-name="T17">authorised officer by or under the </text:span><text:span text:style-name="T12">Airports and Aviation Acts 1936 </text:span><text:span text:style-name="T12"><text:hidden-text text:condition="ooow:" text:string-value="P40:L19" text:is-hidden="true"/></text:span><text:span text:style-name="T12">to 2014</text:span><text:span text:style-name="T17">;</text:span></text:p>
      <text:p text:style-name="P37"><text:hidden-text text:condition="ooow:" text:string-value="P40:L20" text:is-hidden="true"/><text:tab/><text:tab/>‘authorised person’ means a person appointed in writing to perform the <text:hidden-text text:condition="ooow:" text:string-value="P40:L21" text:is-hidden="true"/>functions conferred on an authorised person by or under this Act by⁠—</text:p>
      <text:p text:style-name="P32"><text:hidden-text text:condition="ooow:" text:string-value="P40:L22" text:is-hidden="true"/><text:tab/>(a)<text:tab/>in respect of Dublin Airport, daa,</text:p>
      <text:p text:style-name="P32"><text:hidden-text text:condition="ooow:" text:string-value="P40:L23" text:is-hidden="true"/><text:tab/>(b)<text:tab/>in respect of Shannon Airport, Shannon Airport Authority, and</text:p>
      <text:p text:style-name="P32"><text:hidden-text text:condition="ooow:" text:string-value="P40:L24" text:is-hidden="true"/><text:tab/>(c)<text:tab/>in respect of Cork Airport, before the Cork appointed day, daa, and <text:hidden-text text:condition="ooow:" text:string-value="P40:L25" text:is-hidden="true"/>from that day, Cork Airport Authority;”.</text:p>
      <text:p text:style-name="P17"><text:hidden-text text:condition="ooow:" text:string-value="P40:L26" text:is-hidden="true"/><text:span text:style-name="T17"><text:tab/></text:span><text:reference-mark-start text:name="subsectionnumber_192"/><text:span text:style-name="T17">(</text:span><text:span text:style-name="T17"><text:sequence text:ref-name="refsubsectionnumber172" text:name="subsectionnumber" text:formula="ooow:subsectionnumber+1" style:num-format="1">2</text:sequence></text:span><text:span text:style-name="T17">)</text:span><text:reference-mark-end text:name="subsectionnumber_192"/><text:span text:style-name="T17"><text:tab/>A person appointed as an authorised officer in relation to a State airport under the </text:span><text:span text:style-name="T17"><text:hidden-text text:condition="ooow:" text:string-value="P40:L27" text:is-hidden="true"/></text:span><text:alphabetical-index-mark-start text:id="IMark170671016"/><text:span text:style-name="T17">Airports and Aviation Acts 1936 to 2004</text:span><text:alphabetical-index-mark-end text:id="IMark170671016"/><text:span text:style-name="T17">, who, immediately before the passing of this </text:span><text:span text:style-name="T17"><text:hidden-text text:condition="ooow:" text:string-value="P40:L28" text:is-hidden="true"/></text:span><text:span text:style-name="T17">Act, is an authorised officer at a State airport, shall, on such passing, be deemed to be </text:span><text:span text:style-name="T17"><text:hidden-text text:condition="ooow:" text:string-value="P40:L29" text:is-hidden="true"/></text:span><text:span text:style-name="T17">an authorised officer for that airport.</text:span></text:p>
      <text:p text:style-name="P13"><text:bookmark-start text:name="toc_book_64"/><text:hidden-text text:condition="ooow:" text:string-value="P40:L30" text:is-hidden="true"/>Fixed payment notice and declarations<text:bookmark-end text:name="toc_book_64"/></text:p>
      <text:p text:style-name="P23"><text:hidden-text text:condition="ooow:" text:string-value="P40:L31" text:is-hidden="true"/><text:reference-mark-start text:name="sectionnumber_51"/><text:span text:style-name="T6"><text:sequence text:ref-name="refsectionnumber49" text:name="sectionnumber" text:formula="ooow:sectionnumber+1" style:num-format="1">50</text:sequence></text:span><text:reference-mark-end text:name="sectionnumber_51"/><text:span text:style-name="T6">.</text:span><text:tab/>The following sections are substituted for section 27 of the Act of 2004:</text:p>
      <text:p text:style-name="P64"><text:hidden-text text:condition="ooow:" text:string-value="P40:L32" text:is-hidden="true"/><text:span text:style-name="T2">“</text:span>Fixed payment notice</text:p>
      <text:p text:style-name="P35"><text:hidden-text text:condition="ooow:" text:string-value="P40:L33" text:is-hidden="true"/>27.<text:tab/>(1)<text:tab/>Where⁠—</text:p>
      <text:p text:style-name="P31"><text:hidden-text text:condition="ooow:" text:string-value="P40:L34" text:is-hidden="true"/><text:tab/>(a)<text:tab/>an authorised officer in relation to a State airport for which he or <text:hidden-text text:condition="ooow:" text:string-value="P40:L35" text:is-hidden="true"/>she is such an officer, or</text:p>
      <text:p text:style-name="P31"><text:hidden-text text:condition="ooow:" text:string-value="P40:L36" text:is-hidden="true"/><text:tab/>(b)<text:tab/>an officer of the Minister or other person appointed by the Minister <text:hidden-text text:condition="ooow:" text:string-value="P40:L37" text:is-hidden="true"/>for the purposes of this section in relation to an airport which is not <text:hidden-text text:condition="ooow:" text:string-value="P40:L38" text:is-hidden="true"/>a State airport,</text:p>
      <text:p text:style-name="P35"><text:soft-page-break/><text:hidden-text text:condition="ooow:" text:string-value="P41:L1" text:is-hidden="true"/><text:tab/><text:tab/>has reasonable grounds for believing that a person is committing or <text:hidden-text text:condition="ooow:" text:string-value="P41:L2" text:is-hidden="true"/>has committed an offence under⁠—</text:p>
      <text:p text:style-name="P31"><text:hidden-text text:condition="ooow:" text:string-value="P41:L3" text:is-hidden="true"/><text:tab/>(i)<text:tab/>section 15(9) for contravening or failing to comply with a provision <text:hidden-text text:condition="ooow:" text:string-value="P41:L4" text:is-hidden="true"/>of a bye-law made under that section,</text:p>
      <text:p text:style-name="paragraph_5f_insert"><text:hidden-text text:condition="ooow:" text:string-value="P41:L5" text:is-hidden="true"/><text:span text:style-name="T15"><text:tab/>(ii)<text:tab/>section 2A(1) or (2) (inserted by section 65 of the Act of 1998) of </text:span><text:span text:style-name="T15"><text:hidden-text text:condition="ooow:" text:string-value="P41:L6" text:is-hidden="true"/></text:span><text:span text:style-name="T15">the </text:span><text:alphabetical-index-mark text:string-value="Air Navigation and Transport Act 1973 (No. 29)"/><text:a xlink:type="simple" xlink:href="http://www.irishstatutebook.ie/1973/en/act/pub/0029/index.html"><text:span text:style-name="T15"/></text:a><text:a xlink:type="simple" xlink:href="http://www.irishstatutebook.ie/1973/en/act/pub/0029/index.html"><text:span text:style-name="T15">Air Navigation and Transport Act 1973</text:span></text:a><text:span text:style-name="T15">, or</text:span></text:p>
      <text:p text:style-name="P31"><text:hidden-text text:condition="ooow:" text:string-value="P41:L7" text:is-hidden="true"/><text:tab/>(iii)<text:tab/><text:span text:style-name="T14">section </text:span><text:span text:style-name="T14"><text:reference-ref text:reference-format="text" text:ref-name="sectionnumber_53">47</text:reference-ref></text:span> of the <text:span text:style-name="T14">State Airports (Shannon Group) Act 2014</text:span><text:span text:style-name="T19">,</text:span></text:p>
      <text:p text:style-name="P35"><text:hidden-text text:condition="ooow:" text:string-value="P41:L8" text:is-hidden="true"/><text:tab/><text:tab/>he or she may serve the person or cause the person to be served with a <text:hidden-text text:condition="ooow:" text:string-value="P41:L9" text:is-hidden="true"/>notice (‘fixed payment notice’) in the prescribed form, in the manner <text:hidden-text text:condition="ooow:" text:string-value="P41:L10" text:is-hidden="true"/>mentioned in subsection (2).</text:p>
      <text:p text:style-name="P35"><text:hidden-text text:condition="ooow:" text:string-value="P41:L11" text:is-hidden="true"/><text:tab/>(2)<text:tab/>Where a fixed payment notice is to be served under this section it shall <text:hidden-text text:condition="ooow:" text:string-value="P41:L12" text:is-hidden="true"/>be⁠—</text:p>
      <text:p text:style-name="P31"><text:hidden-text text:condition="ooow:" text:string-value="P41:L13" text:is-hidden="true"/><text:tab/>(a)<text:tab/>served personally or by post on the person who is alleged to have <text:hidden-text text:condition="ooow:" text:string-value="P41:L14" text:is-hidden="true"/>committed the offence, or</text:p>
      <text:p text:style-name="P31"><text:hidden-text text:condition="ooow:" text:string-value="P41:L15" text:is-hidden="true"/><text:tab/>(b)<text:tab/>where the alleged offence involved the parking of a mechanically <text:hidden-text text:condition="ooow:" text:string-value="P41:L16" text:is-hidden="true"/>propelled vehicle at an airport⁠—</text:p>
      <text:p text:style-name="P27"><text:hidden-text text:condition="ooow:" text:string-value="P41:L17" text:is-hidden="true"/><text:tab/>(i)<text:tab/>served on the person who parked the vehicle, or</text:p>
      <text:p text:style-name="P27"><text:hidden-text text:condition="ooow:" text:string-value="P41:L18" text:is-hidden="true"/><text:tab/>(ii)<text:tab/>where the person cannot be identified, affixed to the vehicle <text:hidden-text text:condition="ooow:" text:string-value="P41:L19" text:is-hidden="true"/>and, as soon as practicable thereafter, served personally or by <text:hidden-text text:condition="ooow:" text:string-value="P41:L20" text:is-hidden="true"/>post on the registered owner of the vehicle.</text:p>
      <text:p text:style-name="P35"><text:hidden-text text:condition="ooow:" text:string-value="P41:L21" text:is-hidden="true"/><text:tab/>(3)<text:tab/>A fixed payment notice shall state that⁠—</text:p>
      <text:p text:style-name="P31"><text:hidden-text text:condition="ooow:" text:string-value="P41:L22" text:is-hidden="true"/><text:tab/>(a)<text:tab/>the person is alleged to have committed the offence, or, if the notice <text:hidden-text text:condition="ooow:" text:string-value="P41:L23" text:is-hidden="true"/>is affixed to a mechanically propelled vehicle under subsection (2)<text:hidden-text text:condition="ooow:" text:string-value="P41:L24" text:is-hidden="true"/>(b)(ii), the offence specified in the notice is alleged to have been <text:hidden-text text:condition="ooow:" text:string-value="P41:L25" text:is-hidden="true"/>committed,</text:p>
      <text:p text:style-name="P31"><text:hidden-text text:condition="ooow:" text:string-value="P41:L26" text:is-hidden="true"/><text:tab/>(b)<text:tab/>the person may make to the relevant company or the Minister, as <text:hidden-text text:condition="ooow:" text:string-value="P41:L27" text:is-hidden="true"/>the case may be, at the address specified in the notice a payment, <text:hidden-text text:condition="ooow:" text:string-value="P41:L28" text:is-hidden="true"/>accompanied by the notice, of the relevant amount, during the <text:hidden-text text:condition="ooow:" text:string-value="P41:L29" text:is-hidden="true"/>period of 21 days beginning on the date of the notice, and</text:p>
      <text:p text:style-name="P31"><text:hidden-text text:condition="ooow:" text:string-value="P41:L30" text:is-hidden="true"/><text:tab/>(c)<text:tab/>a prosecution in respect of the alleged offence will not be instituted <text:hidden-text text:condition="ooow:" text:string-value="P41:L31" text:is-hidden="true"/>during the period specified in the notice and, if the payment <text:hidden-text text:condition="ooow:" text:string-value="P41:L32" text:is-hidden="true"/>specified in the notice is made during that period, no prosecution in <text:hidden-text text:condition="ooow:" text:string-value="P41:L33" text:is-hidden="true"/>respect of the alleged offence will be instituted.</text:p>
      <text:p text:style-name="P35"><text:hidden-text text:condition="ooow:" text:string-value="P41:L34" text:is-hidden="true"/><text:tab/>(4)<text:tab/>Where a fixed payment notice is served under subsection (1)⁠—</text:p>
      <text:p text:style-name="P31"><text:hidden-text text:condition="ooow:" text:string-value="P41:L35" text:is-hidden="true"/><text:tab/>(a)<text:tab/>a person to whom the notice applies may, during the period <text:hidden-text text:condition="ooow:" text:string-value="P41:L36" text:is-hidden="true"/>specified in the notice, make to the relevant company concerned or <text:hidden-text text:condition="ooow:" text:string-value="P41:L37" text:is-hidden="true"/>the Minister at the address specified in the notice the payment <text:hidden-text text:condition="ooow:" text:string-value="P41:L38" text:is-hidden="true"/>specified in the notice accompanied by the notice,</text:p>
      <text:p text:style-name="P31"><text:hidden-text text:condition="ooow:" text:string-value="P41:L39" text:is-hidden="true"/><text:tab/>(b)<text:tab/>the relevant company or the Minister, as the case may be, may <text:hidden-text text:condition="ooow:" text:string-value="P41:L40" text:is-hidden="true"/>receive the payment, issue a receipt for it and retain the money so <text:hidden-text text:condition="ooow:" text:string-value="P41:L41" text:is-hidden="true"/>paid, and any payment so received shall not be recoverable in any <text:soft-page-break/><text:hidden-text text:condition="ooow:" text:string-value="P42:L1" text:is-hidden="true"/>circumstances by the person who made it, and</text:p>
      <text:p text:style-name="P31"><text:hidden-text text:condition="ooow:" text:string-value="P42:L2" text:is-hidden="true"/><text:tab/>(c)<text:tab/>a prosecution in respect of the alleged offence shall not be <text:hidden-text text:condition="ooow:" text:string-value="P42:L3" text:is-hidden="true"/>instituted in the period specified in the notice, and if the payment <text:hidden-text text:condition="ooow:" text:string-value="P42:L4" text:is-hidden="true"/>so specified is made during that period, no prosecution in respect of <text:hidden-text text:condition="ooow:" text:string-value="P42:L5" text:is-hidden="true"/>the alleged offence shall be instituted.</text:p>
      <text:p text:style-name="P35"><text:hidden-text text:condition="ooow:" text:string-value="P42:L6" text:is-hidden="true"/><text:tab/>(5)<text:tab/>In a prosecution for an offence under a provision referred to in <text:hidden-text text:condition="ooow:" text:string-value="P42:L7" text:is-hidden="true"/>subsection (1) the onus of proving that a payment pursuant to a fixed <text:hidden-text text:condition="ooow:" text:string-value="P42:L8" text:is-hidden="true"/>payment notice has been made lies with the defendant.</text:p>
      <text:p text:style-name="P35"><text:hidden-text text:condition="ooow:" text:string-value="P42:L9" text:is-hidden="true"/><text:tab/>(6)<text:tab/>In any proceedings in respect of an offence referred to in subsection <text:hidden-text text:condition="ooow:" text:string-value="P42:L10" text:is-hidden="true"/>(1) a document purporting to be a certificate or receipt of posting or <text:hidden-text text:condition="ooow:" text:string-value="P42:L11" text:is-hidden="true"/>delivery by or on behalf of An Post or another postal service is <text:hidden-text text:condition="ooow:" text:string-value="P42:L12" text:is-hidden="true"/>evidence of the posting or delivery of a fixed payment notice.</text:p>
      <text:p text:style-name="P35"><text:hidden-text text:condition="ooow:" text:string-value="P42:L13" text:is-hidden="true"/><text:tab/>(7)<text:tab/>For the purposes of subsection (3)(b) the relevant amount is⁠—</text:p>
      <text:p text:style-name="P31"><text:hidden-text text:condition="ooow:" text:string-value="P42:L14" text:is-hidden="true"/><text:tab/>(a)<text:tab/>in respect of an offence mentioned in subsection (1)(i) or (iii) –<text:hidden-text text:condition="ooow:" text:string-value="P42:L15" text:is-hidden="true"/>€100, and</text:p>
      <text:p text:style-name="P31"><text:hidden-text text:condition="ooow:" text:string-value="P42:L16" text:is-hidden="true"/><text:tab/>(b)<text:tab/>in respect of an offence mentioned in subsection (1)(ii) – €250,</text:p>
      <text:p text:style-name="P35"><text:hidden-text text:condition="ooow:" text:string-value="P42:L17" text:is-hidden="true"/><text:tab/><text:tab/>or such other amount in respect of either of those amounts standing <text:hidden-text text:condition="ooow:" text:string-value="P42:L18" text:is-hidden="true"/>specified for the time being in regulations made by the Minister.</text:p>
      <text:p text:style-name="P35"><text:hidden-text text:condition="ooow:" text:string-value="P42:L19" text:is-hidden="true"/><text:tab/>(8)<text:tab/>For the purposes of prescribing the form of a fixed payment notice⁠—</text:p>
      <text:p text:style-name="P31"><text:hidden-text text:condition="ooow:" text:string-value="P42:L20" text:is-hidden="true"/><text:tab/>(a)<text:tab/>the relevant company, in respect of a State airport, may make bye-<text:hidden-text text:condition="ooow:" text:string-value="P42:L21" text:is-hidden="true"/>laws, or</text:p>
      <text:p text:style-name="P31"><text:hidden-text text:condition="ooow:" text:string-value="P42:L22" text:is-hidden="true"/><text:tab/>(b)<text:tab/>the Minister, in respect of an airport which is not a State airport <text:hidden-text text:condition="ooow:" text:string-value="P42:L23" text:is-hidden="true"/>may make regulations,</text:p>
      <text:p text:style-name="P35"><text:hidden-text text:condition="ooow:" text:string-value="P42:L24" text:is-hidden="true"/><text:tab/><text:tab/>prescribing the form of the notice.</text:p>
      <text:p text:style-name="P35"><text:hidden-text text:condition="ooow:" text:string-value="P42:L25" text:is-hidden="true"/><text:tab/>(9)<text:tab/>The payment of relevant amounts under this section shall be disposed <text:hidden-text text:condition="ooow:" text:string-value="P42:L26" text:is-hidden="true"/>of in a manner determined by the relevant company or the Minister, as <text:hidden-text text:condition="ooow:" text:string-value="P42:L27" text:is-hidden="true"/>the case may be.</text:p>
      <text:p text:style-name="P35"><text:hidden-text text:condition="ooow:" text:string-value="P42:L28" text:is-hidden="true"/><text:tab/>(10)<text:tab/>In this section ‘relevant company’ means⁠—</text:p>
      <text:p text:style-name="P31"><text:hidden-text text:condition="ooow:" text:string-value="P42:L29" text:is-hidden="true"/><text:tab/>(a)<text:tab/>daa, in relation to Dublin airport,</text:p>
      <text:p text:style-name="P31"><text:hidden-text text:condition="ooow:" text:string-value="P42:L30" text:is-hidden="true"/><text:tab/>(b)<text:tab/>Shannon Airport Authority, in relation to Shannon airport, and</text:p>
      <text:p text:style-name="P31"><text:hidden-text text:condition="ooow:" text:string-value="P42:L31" text:is-hidden="true"/><text:tab/>(c)<text:tab/>before the Cork appointed day, daa, and from that day Cork Airport <text:hidden-text text:condition="ooow:" text:string-value="P42:L32" text:is-hidden="true"/>Authority, in relation to Cork airport.</text:p>
      <text:p text:style-name="P64"><text:hidden-text text:condition="ooow:" text:string-value="P42:L33" text:is-hidden="true"/>Declaration</text:p>
      <text:p text:style-name="P35"><text:hidden-text text:condition="ooow:" text:string-value="P42:L34" text:is-hidden="true"/>27A.<text:tab/>(1)<text:tab/>Where a fixed payment notice is affixed to a mechanically propelled <text:hidden-text text:condition="ooow:" text:string-value="P42:L35" text:is-hidden="true"/>vehicle or served on the registered owner of the vehicle in accordance <text:hidden-text text:condition="ooow:" text:string-value="P42:L36" text:is-hidden="true"/>with section 27(2)(b)(ii) in respect of an alleged offence under section <text:hidden-text text:condition="ooow:" text:string-value="P42:L37" text:is-hidden="true"/>15(9) for contravening a provision of bye-laws under that section <text:hidden-text text:condition="ooow:" text:string-value="P42:L38" text:is-hidden="true"/>relating to the parking of the vehicle at an airport, the notice shall <text:hidden-text text:condition="ooow:" text:string-value="P42:L39" text:is-hidden="true"/>contain or be accompanied by a statement requiring the registered <text:hidden-text text:condition="ooow:" text:string-value="P42:L40" text:is-hidden="true"/>owner, if he or she wishes to show⁠—</text:p>
      <text:p text:style-name="P31"><text:soft-page-break/><text:hidden-text text:condition="ooow:" text:string-value="P43:L1" text:is-hidden="true"/><text:tab/>(a)<text:tab/>that he or she was not at the time of the commission of the alleged <text:hidden-text text:condition="ooow:" text:string-value="P43:L2" text:is-hidden="true"/>offence concerned driving, in control of or otherwise using the <text:hidden-text text:condition="ooow:" text:string-value="P43:L3" text:is-hidden="true"/>vehicle, and</text:p>
      <text:p text:style-name="P31"><text:hidden-text text:condition="ooow:" text:string-value="P43:L4" text:is-hidden="true"/><text:tab/>(b)<text:tab/>if⁠—</text:p>
      <text:p text:style-name="P27"><text:hidden-text text:condition="ooow:" text:string-value="P43:L5" text:is-hidden="true"/><text:tab/>(i)<text:tab/>the use of the vehicle was authorised by the registered owner, <text:hidden-text text:condition="ooow:" text:string-value="P43:L6" text:is-hidden="true"/>the name and address of the person in control of the vehicle at <text:hidden-text text:condition="ooow:" text:string-value="P43:L7" text:is-hidden="true"/>the material time, or</text:p>
      <text:p text:style-name="P27"><text:hidden-text text:condition="ooow:" text:string-value="P43:L8" text:is-hidden="true"/><text:tab/>(ii)<text:tab/>such use was unauthorised, that fact,</text:p>
      <text:p text:style-name="P35"><text:hidden-text text:condition="ooow:" text:string-value="P43:L9" text:is-hidden="true"/><text:tab/><text:tab/>give or send, not later than 21 days after the date of service on the <text:hidden-text text:condition="ooow:" text:string-value="P43:L10" text:is-hidden="true"/>registered owner of the notice, to an authorised officer at the address <text:hidden-text text:condition="ooow:" text:string-value="P43:L11" text:is-hidden="true"/>contained in the notice, a declaration, in the manner specified in the <text:hidden-text text:condition="ooow:" text:string-value="P43:L12" text:is-hidden="true"/>notice, signed by the registered owner, stating such.</text:p>
      <text:p text:style-name="P35"><text:hidden-text text:condition="ooow:" text:string-value="P43:L13" text:is-hidden="true"/><text:tab/>(2)<text:tab/>An authorised officer may require such reasonable information of the <text:hidden-text text:condition="ooow:" text:string-value="P43:L14" text:is-hidden="true"/>person on whom the fixed payment notice referred to in subsection (1) <text:hidden-text text:condition="ooow:" text:string-value="P43:L15" text:is-hidden="true"/>is served as to the whereabouts of the person in control of the vehicle <text:hidden-text text:condition="ooow:" text:string-value="P43:L16" text:is-hidden="true"/>at the time of the commission of the alleged offence.</text:p>
      <text:p text:style-name="P35"><text:hidden-text text:condition="ooow:" text:string-value="P43:L17" text:is-hidden="true"/><text:tab/>(3)<text:tab/>Where the registered owner of the mechanically propelled vehicle <text:hidden-text text:condition="ooow:" text:string-value="P43:L18" text:is-hidden="true"/>concerned does not give or send to an authorised officer the <text:hidden-text text:condition="ooow:" text:string-value="P43:L19" text:is-hidden="true"/>information specified in subsection (1)(b)(i) or (2), then, in a <text:hidden-text text:condition="ooow:" text:string-value="P43:L20" text:is-hidden="true"/>prosecution of that registered owner for the offence to which the fixed <text:hidden-text text:condition="ooow:" text:string-value="P43:L21" text:is-hidden="true"/>payment notice relates, it shall be presumed, until the contrary is <text:hidden-text text:condition="ooow:" text:string-value="P43:L22" text:is-hidden="true"/>shown that he or she was driving, in control of or otherwise using the <text:hidden-text text:condition="ooow:" text:string-value="P43:L23" text:is-hidden="true"/>vehicle at the time of the commission of the alleged offence.</text:p>
      <text:p text:style-name="P35"><text:hidden-text text:condition="ooow:" text:string-value="P43:L24" text:is-hidden="true"/><text:tab/>(4)<text:tab/>Where the registered owner of a mechanically propelled vehicle <text:hidden-text text:condition="ooow:" text:string-value="P43:L25" text:is-hidden="true"/>complies with a requirement of this section, to the satisfaction of an <text:hidden-text text:condition="ooow:" text:string-value="P43:L26" text:is-hidden="true"/>authorised officer, the payment of the relevant amount specified in the <text:hidden-text text:condition="ooow:" text:string-value="P43:L27" text:is-hidden="true"/>the fixed payment notice need not be made by the registered owner <text:hidden-text text:condition="ooow:" text:string-value="P43:L28" text:is-hidden="true"/>and a prosecution of the registered owner in respect of the alleged <text:hidden-text text:condition="ooow:" text:string-value="P43:L29" text:is-hidden="true"/>offence to which the notice relates shall not be initiated.</text:p>
      <text:p text:style-name="P35"><text:hidden-text text:condition="ooow:" text:string-value="P43:L30" text:is-hidden="true"/><text:tab/>(5)<text:tab/>A person who gives information in a declaration under subsection (1) <text:hidden-text text:condition="ooow:" text:string-value="P43:L31" text:is-hidden="true"/>or upon a requirement under subsection (2), which he or she knows is <text:hidden-text text:condition="ooow:" text:string-value="P43:L32" text:is-hidden="true"/>false or misleading, commits an offence and is liable on summary <text:hidden-text text:condition="ooow:" text:string-value="P43:L33" text:is-hidden="true"/>conviction to a class D fine.”.</text:p>
      <text:p text:style-name="P13"><text:bookmark-start text:name="toc_book_65"/><text:hidden-text text:condition="ooow:" text:string-value="P43:L34" text:is-hidden="true"/>Directors of company and subsidiary of company<text:bookmark-end text:name="toc_book_65"/></text:p>
      <text:p text:style-name="P17"><text:hidden-text text:condition="ooow:" text:string-value="P43:L35" text:is-hidden="true"/><text:reference-mark-start text:name="sectionnumber_40"/><text:span text:style-name="T6"><text:sequence text:ref-name="refsectionnumber50" text:name="sectionnumber" text:formula="ooow:sectionnumber+1" style:num-format="1">51</text:sequence></text:span><text:reference-mark-end text:name="sectionnumber_40"/><text:span text:style-name="T6">.</text:span><text:tab/><text:reference-mark-start text:name="subsectionnumber_159"/>(<text:sequence text:ref-name="refsubsectionnumber173" text:name="subsectionnumber" style:num-format="1">1</text:sequence>)<text:reference-mark-end text:name="subsectionnumber_159"/><text:tab/>Section 28 of the Act of 1998 is amended by substituting for subsection (1) (inserted <text:hidden-text text:condition="ooow:" text:string-value="P43:L36" text:is-hidden="true"/>by paragraph 13 of the Schedule to the Act of 2004) the following:</text:p>
      <text:p text:style-name="P35"><text:hidden-text text:condition="ooow:" text:string-value="P43:L37" text:is-hidden="true"/>“28.<text:tab/>(1)<text:tab/>Notwithstanding anything contained in the <text:alphabetical-index-mark-start text:id="IMark170671016"/>Companies Acts<text:alphabetical-index-mark-end text:id="IMark170671016"/>, the <text:hidden-text text:condition="ooow:" text:string-value="P43:L38" text:is-hidden="true"/>directors of the board of any subsidiary which the Minister by <text:hidden-text text:condition="ooow:" text:string-value="P43:L39" text:is-hidden="true"/>direction in writing specifies, shall be appointed, and may be removed <text:hidden-text text:condition="ooow:" text:string-value="P43:L40" text:is-hidden="true"/>from office, by the chairperson with the prior written consent of the <text:hidden-text text:condition="ooow:" text:string-value="P43:L41" text:is-hidden="true"/>Minister.”.</text:p>
      <text:p text:style-name="P17"><text:hidden-text text:condition="ooow:" text:string-value="P43:L42" text:is-hidden="true"/><text:tab/><text:reference-mark-start text:name="subsectionnumber_185"/>(<text:sequence text:ref-name="refsubsectionnumber174" text:name="subsectionnumber" text:formula="ooow:subsectionnumber+1" style:num-format="1">2</text:sequence>)<text:reference-mark-end text:name="subsectionnumber_185"/><text:tab/>Section 34 of the Act of 1998 is amended by inserting after subsection (3) the <text:soft-page-break/><text:hidden-text text:condition="ooow:" text:string-value="P44:L1" text:is-hidden="true"/>following:</text:p>
      <text:p text:style-name="P35"><text:hidden-text text:condition="ooow:" text:string-value="P44:L2" text:is-hidden="true"/><text:tab/>“(3A)<text:tab/>In the case of a director of a company or of a subsidiary of a company <text:hidden-text text:condition="ooow:" text:string-value="P44:L3" text:is-hidden="true"/>who is also a director of both of them the interest thereby created is <text:hidden-text text:condition="ooow:" text:string-value="P44:L4" text:is-hidden="true"/>not to be considered an interest to be disclosed and acted upon under <text:hidden-text text:condition="ooow:" text:string-value="P44:L5" text:is-hidden="true"/>subsection (1).”.</text:p>
      <text:p text:style-name="P17"><text:hidden-text text:condition="ooow:" text:string-value="P44:L6" text:is-hidden="true"/><text:span text:style-name="T16"><text:tab/></text:span><text:reference-mark-start text:name="subsectionnumber_160"/><text:span text:style-name="T16">(</text:span><text:span text:style-name="T16"><text:sequence text:ref-name="refsubsectionnumber175" text:name="subsectionnumber" text:formula="ooow:subsectionnumber+1" style:num-format="1">3</text:sequence></text:span><text:span text:style-name="T16">)</text:span><text:reference-mark-end text:name="subsectionnumber_160"/><text:span text:style-name="T16"><text:tab/>Paragraph 13(a) of the Schedule to the Act of 2004 is deleted.</text:span></text:p>
      <text:p text:style-name="P45"><text:bookmark-start text:name="toc_book_66"/><text:hidden-text text:condition="ooow:" text:string-value="P44:L7" text:is-hidden="true"/>PART <text:reference-mark-start text:name="partnumber_6"/><text:sequence text:ref-name="refpartnumber7" text:name="partnumber" text:formula="ooow:partnumber+1" style:num-format="1">8</text:sequence><text:bookmark-end text:name="toc_book_66"/><text:reference-mark-end text:name="partnumber_6"/></text:p>
      <text:p text:style-name="P46"><text:bookmark-start text:name="toc_book_67"/><text:hidden-text text:condition="ooow:" text:string-value="P44:L8" text:is-hidden="true"/>Article XI (Alternative A) of Protocol to the Convention on International Interests in Mobile <text:hidden-text text:condition="ooow:" text:string-value="P44:L9" text:is-hidden="true"/>Equipment (Cape Town Convention) – The Aircraft Equipment Protocol<text:bookmark-end text:name="toc_book_67"/></text:p>
      <text:p text:style-name="P13"><text:bookmark-start text:name="toc_book_68"/><text:hidden-text text:condition="ooow:" text:string-value="P44:L10" text:is-hidden="true"/>Powers of Government to make order to give effect to Article XI (Alternative A) of <text:hidden-text text:condition="ooow:" text:string-value="P44:L11" text:is-hidden="true"/>Aircraft Protocol to Cape Town Convention<text:bookmark-end text:name="toc_book_68"/></text:p>
      <text:p text:style-name="section"><text:hidden-text text:condition="ooow:" text:string-value="P44:L12" text:is-hidden="true"/><text:reference-mark-start text:name="sectionnumber_32"/><text:span text:style-name="T7"><text:sequence text:ref-name="refsectionnumber51" text:name="sectionnumber" text:formula="ooow:sectionnumber+1" style:num-format="1">52</text:sequence></text:span><text:reference-mark-end text:name="sectionnumber_32"/><text:span text:style-name="T7">.</text:span><text:span text:style-name="T15"><text:tab/>Section 5 of the </text:span><text:alphabetical-index-mark text:string-value="International Interests in Mobile Equipment (Cape Town Convention) Act 2005 (No. 15)"/><text:a xlink:type="simple" xlink:href="http://www.irishstatutebook.ie/2005/en/act/pub/0015/index.html"><text:span text:style-name="T15"/></text:a><text:a xlink:type="simple" xlink:href="http://www.irishstatutebook.ie/2005/en/act/pub/0015/index.html"><text:span text:style-name="T15">International Interests in Mobile Equipment (Cape Town Convention) </text:span></text:a><text:a xlink:type="simple" xlink:href="http://www.irishstatutebook.ie/2005/en/act/pub/0015/index.html"><text:span text:style-name="T15"><text:hidden-text text:condition="ooow:" text:string-value="P44:L13" text:is-hidden="true"/></text:span></text:a><text:a xlink:type="simple" xlink:href="http://www.irishstatutebook.ie/2005/en/act/pub/0015/index.html"><text:span text:style-name="T15">Act 2005</text:span></text:a><text:span text:style-name="T15"> is amended by inserting after subsection (2) the following:</text:span></text:p>
      <text:p text:style-name="P35"><text:hidden-text text:condition="ooow:" text:string-value="P44:L14" text:is-hidden="true"/><text:tab/>“(2A)<text:tab/>The Government may make an order providing that the Aircraft <text:hidden-text text:condition="ooow:" text:string-value="P44:L15" text:is-hidden="true"/>Protocol shall have force of law in the State as provided under section <text:hidden-text text:condition="ooow:" text:string-value="P44:L16" text:is-hidden="true"/>4 as if the entirety of Alternative A in Article XI of the Aircraft <text:hidden-text text:condition="ooow:" text:string-value="P44:L17" text:is-hidden="true"/>Protocol was in force as respects the State and applied to insolvency <text:hidden-text text:condition="ooow:" text:string-value="P44:L18" text:is-hidden="true"/>proceedings. The order may specify the waiting period required under <text:hidden-text text:condition="ooow:" text:string-value="P44:L19" text:is-hidden="true"/>Article XI of the Protocol as a period of 60 days.”.</text:p>
      <text:p text:style-name="P45"><text:bookmark-start text:name="toc_book_69"/><text:hidden-text text:condition="ooow:" text:string-value="P44:L20" text:is-hidden="true"/>PART <text:reference-mark-start text:name="partnumber_4"/><text:sequence text:ref-name="refpartnumber8" text:name="partnumber" text:formula="ooow:partnumber+1" style:num-format="1">9</text:sequence><text:bookmark-end text:name="toc_book_69"/><text:reference-mark-end text:name="partnumber_4"/></text:p>
      <text:p text:style-name="parttitle"><text:bookmark-start text:name="toc_book_70"/><text:hidden-text text:condition="ooow:" text:string-value="P44:L21" text:is-hidden="true"/><text:span text:style-name="T15">Amendment of </text:span><text:alphabetical-index-mark text:string-value="Transport (Tour Operators and Travel Agents) Act 1982 (No. 3)"/><text:a xlink:type="simple" xlink:href="http://www.irishstatutebook.ie/1982/en/act/pub/0003/index.html"><text:span text:style-name="T15"/></text:a><text:a xlink:type="simple" xlink:href="http://www.irishstatutebook.ie/1982/en/act/pub/0003/index.html"><text:span text:style-name="T15">Transport (Tour Operators and Travel Agents) Act 1982</text:span></text:a><text:span text:style-name="T15"> and </text:span><text:alphabetical-index-mark text:string-value="Package Holidays and Travel Trade Act 1995 (No. 17)"/><text:a xlink:type="simple" xlink:href="http://www.irishstatutebook.ie/1995/en/act/pub/0017/index.html"><text:span text:style-name="T15"/></text:a><text:a xlink:type="simple" xlink:href="http://www.irishstatutebook.ie/1995/en/act/pub/0017/index.html"><text:span text:style-name="T15">Package Holidays and </text:span></text:a><text:a xlink:type="simple" xlink:href="http://www.irishstatutebook.ie/1995/en/act/pub/0017/index.html"><text:span text:style-name="T15"><text:hidden-text text:condition="ooow:" text:string-value="P44:L22" text:is-hidden="true"/></text:span></text:a><text:a xlink:type="simple" xlink:href="http://www.irishstatutebook.ie/1995/en/act/pub/0017/index.html"><text:span text:style-name="T15">Travel Trade Act 1995</text:span></text:a><text:span text:style-name="T15"> </text:span><text:bookmark-end text:name="toc_book_70"/></text:p>
      <text:p text:style-name="shouldernote"><text:bookmark-start text:name="toc_book_71"/><text:hidden-text text:condition="ooow:" text:string-value="P44:L23" text:is-hidden="true"/><text:span text:style-name="T15">Amendment of </text:span><text:alphabetical-index-mark text:string-value="Transport (Tour Operators and Travel Agents) Act 1982 (No. 3)"/><text:a xlink:type="simple" xlink:href="http://www.irishstatutebook.ie/1982/en/act/pub/0003/index.html"><text:span text:style-name="T15"/></text:a><text:a xlink:type="simple" xlink:href="http://www.irishstatutebook.ie/1982/en/act/pub/0003/index.html"><text:span text:style-name="T15">Transport (Tour Operators and Travel Agents) Act 1982</text:span></text:a><text:bookmark-end text:name="toc_book_71"/></text:p>
      <text:p text:style-name="section"><text:hidden-text text:condition="ooow:" text:string-value="P44:L24" text:is-hidden="true"/><text:reference-mark-start text:name="sectionnumber_16"/><text:span text:style-name="T7"><text:sequence text:ref-name="refsectionnumber52" text:name="sectionnumber" text:formula="ooow:sectionnumber+1" style:num-format="1">53</text:sequence></text:span><text:reference-mark-end text:name="sectionnumber_16"/><text:span text:style-name="T7">.</text:span><text:span text:style-name="T15"><text:tab/>The </text:span><text:alphabetical-index-mark text:string-value="Transport (Tour Operators and Travel Agents) Act 1982 (No. 3)"/><text:a xlink:type="simple" xlink:href="http://www.irishstatutebook.ie/1982/en/act/pub/0003/index.html"><text:span text:style-name="T15"/></text:a><text:a xlink:type="simple" xlink:href="http://www.irishstatutebook.ie/1982/en/act/pub/0003/index.html"><text:span text:style-name="T15">Transport (Tour Operators and Travel Agents) Act 1982</text:span></text:a><text:span text:style-name="T15"> is amended⁠—</text:span></text:p>
      <text:p text:style-name="P42"><text:hidden-text text:condition="ooow:" text:string-value="P44:L25" text:is-hidden="true"/><text:tab/><text:reference-mark-start text:name="paragraphnumber_105"/>(<text:sequence text:ref-name="refparagraphnumber102" text:name="paragraphnumber" text:formula="ooow:1" style:num-format="a">a</text:sequence>)<text:reference-mark-end text:name="paragraphnumber_105"/><text:tab/>in section 2(1), after the definition of “overseas travel contract” to insert the <text:hidden-text text:condition="ooow:" text:string-value="P44:L26" text:is-hidden="true"/>following:<text:bookmark-start text:name="1400774874064"/></text:p>
      <text:p text:style-name="subsection_5f_insert"><text:span text:style-name="T26"><text:hidden-text text:condition="ooow:" text:string-value="P44:L27" text:is-hidden="true"/></text:span><text:span text:style-name="T26"><text:tab/><text:tab/>“ ‘retailer’ and ‘organiser’ have the meaning assigned to each of them, </text:span><text:span text:style-name="T26"><text:hidden-text text:condition="ooow:" text:string-value="P44:L28" text:is-hidden="true"/></text:span><text:span text:style-name="T26">respectively, in the </text:span><text:alphabetical-index-mark text:string-value="Package Holidays and Travel Trade Act 1995 (No. 17)"/><text:a xlink:type="simple" xlink:href="http://www.irishstatutebook.ie/1995/en/act/pub/0017/index.html"><text:span text:style-name="T26"/></text:a><text:a xlink:type="simple" xlink:href="http://www.irishstatutebook.ie/1995/en/act/pub/0017/index.html">Package Holidays and Travel Trade Act 1995</text:a>;</text:p>
      <text:p text:style-name="P39"><text:hidden-text text:condition="ooow:" text:string-value="P44:L29" text:is-hidden="true"/><text:tab/><text:tab/>‘sufficient evidence of security’, in relation to a package, means <text:hidden-text text:condition="ooow:" text:string-value="P44:L30" text:is-hidden="true"/>sufficient evidence of security for the refund of money paid over and <text:hidden-text text:condition="ooow:" text:string-value="P44:L31" text:is-hidden="true"/>for the repatriation of a consumer in the event of insolvency of the <text:hidden-text text:condition="ooow:" text:string-value="P44:L32" text:is-hidden="true"/>retailer or organiser of the package in compliance with the <text:hidden-text text:condition="ooow:" text:string-value="P44:L33" text:is-hidden="true"/>requirements of⁠—</text:p>
      <text:p text:style-name="paragraph_5f_insert"><text:span text:style-name="T24"><text:hidden-text text:condition="ooow:" text:string-value="P44:L34" text:is-hidden="true"/></text:span><text:span text:style-name="T24"><text:tab/>(a)<text:tab/>section 22 of the </text:span><text:alphabetical-index-mark text:string-value="Package Holidays and Travel Trade Act 1995 (No. 17)"/><text:a xlink:type="simple" xlink:href="http://www.irishstatutebook.ie/1995/en/act/pub/0017/index.html"><text:span text:style-name="T24"/></text:a><text:a xlink:type="simple" xlink:href="http://www.irishstatutebook.ie/1995/en/act/pub/0017/index.html">Package Holidays and Travel Trade Act 1995</text:a>, or</text:p>
      <text:p text:style-name="P33"><text:hidden-text text:condition="ooow:" text:string-value="P44:L35" text:is-hidden="true"/><text:tab/>(b)<text:tab/>if the retailer or organiser is established in another Member State, <text:hidden-text text:condition="ooow:" text:string-value="P44:L36" text:is-hidden="true"/>measures giving effect to Article 7 of Council Directive No. <text:soft-page-break/><text:hidden-text text:condition="ooow:" text:string-value="P45:L1" text:is-hidden="true"/>90/314/EEC of 13 June 1990<text:note text:id="ftn1" text:note-class="footnote"><text:note-citation text:label="1">1</text:note-citation><text:note-body><text:p text:style-name="Footnote">OJ No. L158, 23.6.1990, p. 59</text:p></text:note-body></text:note> in the other Member State;”,<text:bookmark-end text:name="1400774874064"/></text:p>
      <text:p text:style-name="P42"><text:hidden-text text:condition="ooow:" text:string-value="P45:L2" text:is-hidden="true"/><text:tab/><text:reference-mark-start text:name="paragraphnumber_106"/>(<text:sequence text:ref-name="refparagraphnumber103" text:name="paragraphnumber" text:formula="ooow:paragraphnumber+1" style:num-format="a">b</text:sequence>)<text:reference-mark-end text:name="paragraphnumber_106"/><text:tab/>by substituting for sections 4 and 5 the following:<text:bookmark-start text:name="1400774875421"/></text:p>
      <text:p text:style-name="P66"><text:hidden-text text:condition="ooow:" text:string-value="P45:L3" text:is-hidden="true"/>“Restriction on carrying on business as tour operator</text:p>
      <text:p text:style-name="P50"><text:hidden-text text:condition="ooow:" text:string-value="P45:L4" text:is-hidden="true"/>4.<text:tab/>A person established in the State, shall not carry on business as a tour <text:hidden-text text:condition="ooow:" text:string-value="P45:L5" text:is-hidden="true"/>operator in the State or hold himself or herself out, by advertisement or <text:hidden-text text:condition="ooow:" text:string-value="P45:L6" text:is-hidden="true"/>otherwise, as carrying on such business unless he or she⁠—</text:p>
      <text:p text:style-name="P33"><text:hidden-text text:condition="ooow:" text:string-value="P45:L7" text:is-hidden="true"/><text:tab/>(a)<text:tab/>is the holder of a licence granted under section 6 to carry on such <text:hidden-text text:condition="ooow:" text:string-value="P45:L8" text:is-hidden="true"/>business, or</text:p>
      <text:p text:style-name="P33"><text:hidden-text text:condition="ooow:" text:string-value="P45:L9" text:is-hidden="true"/><text:tab/>(b)<text:tab/>being a retailer or organiser of packages established in the State, <text:hidden-text text:condition="ooow:" text:string-value="P45:L10" text:is-hidden="true"/>has⁠—</text:p>
      <text:p text:style-name="P29"><text:hidden-text text:condition="ooow:" text:string-value="P45:L11" text:is-hidden="true"/><text:tab/>(i)<text:tab/>sufficient evidence of security in respect of packages offered for <text:hidden-text text:condition="ooow:" text:string-value="P45:L12" text:is-hidden="true"/>sale or sold by him or her, and</text:p>
      <text:p text:style-name="P29"><text:hidden-text text:condition="ooow:" text:string-value="P45:L13" text:is-hidden="true"/><text:tab/>(ii)<text:tab/>has provided a notification to that effect, in the English <text:hidden-text text:condition="ooow:" text:string-value="P45:L14" text:is-hidden="true"/>language, to the Commission for Aviation Regulation before <text:hidden-text text:condition="ooow:" text:string-value="P45:L15" text:is-hidden="true"/>carrying on such business.</text:p>
      <text:p text:style-name="P65"><text:hidden-text text:condition="ooow:" text:string-value="P45:L16" text:is-hidden="true"/>Restriction on carrying on business as travel agent</text:p>
      <text:p text:style-name="P49"><text:hidden-text text:condition="ooow:" text:string-value="P45:L17" text:is-hidden="true"/>5.<text:tab/>A person established in the State, shall not carry on business as a travel <text:hidden-text text:condition="ooow:" text:string-value="P45:L18" text:is-hidden="true"/>agent in the State or hold himself or herself out, by advertisement or <text:hidden-text text:condition="ooow:" text:string-value="P45:L19" text:is-hidden="true"/>otherwise, as carrying on such business unless he or she⁠—</text:p>
      <text:p text:style-name="P33"><text:hidden-text text:condition="ooow:" text:string-value="P45:L20" text:is-hidden="true"/><text:tab/>(a)<text:tab/>is the holder of a licence granted under section 6 to carry on such <text:hidden-text text:condition="ooow:" text:string-value="P45:L21" text:is-hidden="true"/>business, or</text:p>
      <text:p text:style-name="P33"><text:hidden-text text:condition="ooow:" text:string-value="P45:L22" text:is-hidden="true"/><text:tab/>(b)<text:tab/>being a retailer or organiser of packages established in the State, <text:hidden-text text:condition="ooow:" text:string-value="P45:L23" text:is-hidden="true"/>has⁠—</text:p>
      <text:p text:style-name="P29"><text:hidden-text text:condition="ooow:" text:string-value="P45:L24" text:is-hidden="true"/><text:tab/>(i)<text:tab/>sufficient evidence of security in respect of packages offered for <text:hidden-text text:condition="ooow:" text:string-value="P45:L25" text:is-hidden="true"/>sale or sold by him or her, and</text:p>
      <text:p text:style-name="P29"><text:hidden-text text:condition="ooow:" text:string-value="P45:L26" text:is-hidden="true"/><text:tab/>(ii)<text:tab/>has provided a notification to that effect, in the English <text:hidden-text text:condition="ooow:" text:string-value="P45:L27" text:is-hidden="true"/>language, to the Commission for Aviation Regulation before <text:hidden-text text:condition="ooow:" text:string-value="P45:L28" text:is-hidden="true"/>carrying on such business.</text:p>
      <text:p text:style-name="P65"><text:hidden-text text:condition="ooow:" text:string-value="P45:L29" text:is-hidden="true"/>Requirements on a retailer or organiser of packages established in another <text:hidden-text text:condition="ooow:" text:string-value="P45:L30" text:is-hidden="true"/>Member State carrying on business in State</text:p>
      <text:p text:style-name="P38"><text:hidden-text text:condition="ooow:" text:string-value="P45:L31" text:is-hidden="true"/>5A.<text:tab/>(1)<text:tab/>A retailer or organiser of packages whose place of establishment is in <text:hidden-text text:condition="ooow:" text:string-value="P45:L32" text:is-hidden="true"/>another Member State shall not carry on business, including on a <text:hidden-text text:condition="ooow:" text:string-value="P45:L33" text:is-hidden="true"/>temporary basis, either physically or at a distance, as a retailer or <text:hidden-text text:condition="ooow:" text:string-value="P45:L34" text:is-hidden="true"/>organiser of packages or hold himself or herself out, by advertisement <text:hidden-text text:condition="ooow:" text:string-value="P45:L35" text:is-hidden="true"/>or otherwise, as carrying on such business in the State unless he or <text:hidden-text text:condition="ooow:" text:string-value="P45:L36" text:is-hidden="true"/>she⁠—</text:p>
      <text:p text:style-name="P33"><text:hidden-text text:condition="ooow:" text:string-value="P45:L37" text:is-hidden="true"/><text:tab/>(a)<text:tab/>has sufficient evidence of security in respect of packages offered <text:hidden-text text:condition="ooow:" text:string-value="P45:L38" text:is-hidden="true"/>for sale or sold by him or her in the State, and</text:p>
      <text:p text:style-name="P33"><text:hidden-text text:condition="ooow:" text:string-value="P45:L39" text:is-hidden="true"/><text:tab/>(b)<text:tab/>has provided a notification to that effect, in the English language, <text:hidden-text text:condition="ooow:" text:string-value="P45:L40" text:is-hidden="true"/>to the Commission for Aviation Regulation before carrying on such <text:soft-page-break/><text:hidden-text text:condition="ooow:" text:string-value="P46:L1" text:is-hidden="true"/>business in the State.</text:p>
      <text:p text:style-name="P38"><text:hidden-text text:condition="ooow:" text:string-value="P46:L2" text:is-hidden="true"/><text:tab/>(2)<text:tab/>A tour operator or travel agent, whose place of establishment is in <text:hidden-text text:condition="ooow:" text:string-value="P46:L3" text:is-hidden="true"/>another Member State, other than a retailer or organiser of packages, <text:hidden-text text:condition="ooow:" text:string-value="P46:L4" text:is-hidden="true"/>may carry on business in the State, including on a temporary basis, <text:hidden-text text:condition="ooow:" text:string-value="P46:L5" text:is-hidden="true"/>either physically or at a distance.</text:p>
      <text:p text:style-name="P39"><text:hidden-text text:condition="ooow:" text:string-value="P46:L6" text:is-hidden="true"/><text:tab/>(3)<text:tab/>In this section, ‘carrying on business in the State’ means the sale of <text:hidden-text text:condition="ooow:" text:string-value="P46:L7" text:is-hidden="true"/>travel services in the State for travel which commences within the <text:hidden-text text:condition="ooow:" text:string-value="P46:L8" text:is-hidden="true"/>State to destinations outside the State.”,<text:bookmark-end text:name="1400774875421"/></text:p>
      <text:p text:style-name="P42"><text:hidden-text text:condition="ooow:" text:string-value="P46:L9" text:is-hidden="true"/><text:tab/><text:tab/>and</text:p>
      <text:p text:style-name="P42"><text:hidden-text text:condition="ooow:" text:string-value="P46:L10" text:is-hidden="true"/><text:tab/><text:reference-mark-start text:name="paragraphnumber_107"/>(<text:sequence text:ref-name="refparagraphnumber104" text:name="paragraphnumber" text:formula="ooow:paragraphnumber+1" style:num-format="a">c</text:sequence>)<text:reference-mark-end text:name="paragraphnumber_107"/><text:tab/>by substituting for section 20 the following:<text:bookmark-start text:name="1400761505774"/></text:p>
      <text:p text:style-name="P66"><text:hidden-text text:condition="ooow:" text:string-value="P46:L11" text:is-hidden="true"/>“Offence – contravening section 4 or 5 and penalties</text:p>
      <text:p text:style-name="P40"><text:hidden-text text:condition="ooow:" text:string-value="P46:L12" text:is-hidden="true"/>20.<text:tab/>(1)<text:tab/>A person who carries on business, or holds himself or herself as <text:hidden-text text:condition="ooow:" text:string-value="P46:L13" text:is-hidden="true"/>carrying on business⁠—</text:p>
      <text:p text:style-name="P34"><text:hidden-text text:condition="ooow:" text:string-value="P46:L14" text:is-hidden="true"/><text:tab/>(a)<text:tab/>as a tour operator, retailer or organiser of packages, in <text:hidden-text text:condition="ooow:" text:string-value="P46:L15" text:is-hidden="true"/>contravention of section 4, or</text:p>
      <text:p text:style-name="P34"><text:hidden-text text:condition="ooow:" text:string-value="P46:L16" text:is-hidden="true"/><text:tab/>(b)<text:tab/>as a travel agent, retailer or organiser of packages, in contravention <text:hidden-text text:condition="ooow:" text:string-value="P46:L17" text:is-hidden="true"/>of section 5,<text:bookmark-end text:name="1400761505774"/></text:p>
      <text:p text:style-name="P35"><text:hidden-text text:condition="ooow:" text:string-value="P46:L18" text:is-hidden="true"/><text:tab/><text:tab/>commits an offence and is liable⁠—</text:p>
      <text:p text:style-name="P31"><text:hidden-text text:condition="ooow:" text:string-value="P46:L19" text:is-hidden="true"/><text:tab/>(i)<text:tab/>on summary conviction, to a class A fine, or</text:p>
      <text:p text:style-name="P31"><text:hidden-text text:condition="ooow:" text:string-value="P46:L20" text:is-hidden="true"/><text:tab/>(ii)<text:tab/>on conviction on indictment, to a fine not exceeding €250,000.</text:p>
      <text:p text:style-name="P35"><text:hidden-text text:condition="ooow:" text:string-value="P46:L21" text:is-hidden="true"/><text:tab/>(2)<text:tab/>A person who for the purposes of obtaining for himself or herself or <text:hidden-text text:condition="ooow:" text:string-value="P46:L22" text:is-hidden="true"/>any other person a licence under section 6 makes a statement which he <text:hidden-text text:condition="ooow:" text:string-value="P46:L23" text:is-hidden="true"/>or she knows to be false or misleading or who recklessly makes a <text:hidden-text text:condition="ooow:" text:string-value="P46:L24" text:is-hidden="true"/>statement which is false in a material particular commits an offence <text:hidden-text text:condition="ooow:" text:string-value="P46:L25" text:is-hidden="true"/>and is liable⁠—</text:p>
      <text:p text:style-name="P31"><text:hidden-text text:condition="ooow:" text:string-value="P46:L26" text:is-hidden="true"/><text:tab/>(a)<text:tab/>on summary conviction, to a class A fine, or</text:p>
      <text:p text:style-name="P31"><text:hidden-text text:condition="ooow:" text:string-value="P46:L27" text:is-hidden="true"/><text:tab/>(b)<text:tab/>on conviction on indictment, to a fine not exceeding €50,000,</text:p>
      <text:p text:style-name="P35"><text:hidden-text text:condition="ooow:" text:string-value="P46:L28" text:is-hidden="true"/><text:tab/><text:tab/>and any such licence obtained by him or her as a result of that <text:hidden-text text:condition="ooow:" text:string-value="P46:L29" text:is-hidden="true"/>statement is void and of no effect.</text:p>
      <text:p text:style-name="P35"><text:hidden-text text:condition="ooow:" text:string-value="P46:L30" text:is-hidden="true"/><text:tab/>(3)<text:tab/>Where a person is convicted of an offence under this section the court <text:hidden-text text:condition="ooow:" text:string-value="P46:L31" text:is-hidden="true"/>shall, unless it is satisfied that there are special and substantial reasons <text:hidden-text text:condition="ooow:" text:string-value="P46:L32" text:is-hidden="true"/>for not so doing, order that person to pay to the Minister the costs and <text:hidden-text text:condition="ooow:" text:string-value="P46:L33" text:is-hidden="true"/>expenses, measured by the court, incurred by the Minister in relation <text:hidden-text text:condition="ooow:" text:string-value="P46:L34" text:is-hidden="true"/>to the investigation, detection and prosecution of the offence.”.</text:p>
      <text:p text:style-name="shouldernote"><text:bookmark-start text:name="toc_book_72"/><text:span text:style-name="T15"><text:hidden-text text:condition="ooow:" text:string-value="P46:L35" text:is-hidden="true"/></text:span><text:span text:style-name="T15">Amendment of </text:span><text:alphabetical-index-mark text:string-value="Package Holidays and Travel Trade Act 1995 (No. 17)"/><text:a xlink:type="simple" xlink:href="http://www.irishstatutebook.ie/1995/en/act/pub/0017/index.html"><text:span text:style-name="T15"/></text:a><text:a xlink:type="simple" xlink:href="http://www.irishstatutebook.ie/1995/en/act/pub/0017/index.html">Package Holidays and Travel Trade Act 1995</text:a><text:bookmark-end text:name="toc_book_72"/></text:p>
      <text:p text:style-name="section"><text:hidden-text text:condition="ooow:" text:string-value="P46:L36" text:is-hidden="true"/><text:reference-mark-start text:name="sectionnumber_52"/><text:span text:style-name="T7"><text:sequence text:ref-name="refsectionnumber53" text:name="sectionnumber" text:formula="ooow:sectionnumber+1" style:num-format="1">54</text:sequence></text:span><text:reference-mark-end text:name="sectionnumber_52"/><text:span text:style-name="T7">.</text:span><text:span text:style-name="T15"><text:tab/>The </text:span><text:alphabetical-index-mark text:string-value="Package Holidays and Travel Trade Act 1995 (No. 17)"/><text:a xlink:type="simple" xlink:href="http://www.irishstatutebook.ie/1995/en/act/pub/0017/index.html"><text:span text:style-name="T15"/></text:a><text:a xlink:type="simple" xlink:href="http://www.irishstatutebook.ie/1995/en/act/pub/0017/index.html"><text:span text:style-name="T15">Package Holidays and Travel Trade Act 1995</text:span></text:a><text:span text:style-name="T15"> is amended⁠—</text:span></text:p>
      <text:p text:style-name="P42"><text:hidden-text text:condition="ooow:" text:string-value="P46:L37" text:is-hidden="true"/><text:tab/><text:reference-mark-start text:name="paragraphnumber_111"/>(<text:sequence text:ref-name="refparagraphnumber105" text:name="paragraphnumber" text:formula="ooow:1" style:num-format="a">a</text:sequence>)<text:reference-mark-end text:name="paragraphnumber_111"/><text:tab/>in section 6, by substituting for subsections (1) and (2) the following:</text:p>
      <text:p text:style-name="P35"><text:hidden-text text:condition="ooow:" text:string-value="P46:L38" text:is-hidden="true"/><text:tab/>“(1)<text:tab/>A person who commits an offence under this Act (other than section <text:soft-page-break/><text:hidden-text text:condition="ooow:" text:string-value="P47:L1" text:is-hidden="true"/>22(3)) is liable on summary conviction to a class A fine.</text:p>
      <text:p text:style-name="P35"><text:hidden-text text:condition="ooow:" text:string-value="P47:L2" text:is-hidden="true"/><text:tab/>(2)<text:tab/>A person who commits an offence under section 22(3) is liable⁠—</text:p>
      <text:p text:style-name="P31"><text:hidden-text text:condition="ooow:" text:string-value="P47:L3" text:is-hidden="true"/><text:tab/>(a)<text:tab/>on summary conviction to a class A fine, or</text:p>
      <text:p text:style-name="P31"><text:hidden-text text:condition="ooow:" text:string-value="P47:L4" text:is-hidden="true"/><text:tab/>(b)<text:tab/>on conviction on indictment, to a fine not exceeding €250,000.”,</text:p>
      <text:p text:style-name="P42"><text:hidden-text text:condition="ooow:" text:string-value="P47:L5" text:is-hidden="true"/><text:tab/><text:reference-mark-start text:name="paragraphnumber_112"/>(<text:sequence text:ref-name="refparagraphnumber106" text:name="paragraphnumber" text:formula="ooow:paragraphnumber+1" style:num-format="a">b</text:sequence>)<text:reference-mark-end text:name="paragraphnumber_112"/><text:tab/>by inserting after section 21 the following:</text:p>
      <text:p text:style-name="P64"><text:hidden-text text:condition="ooow:" text:string-value="P47:L6" text:is-hidden="true"/><text:span text:style-name="T2">“</text:span>Search warrant</text:p>
      <text:p text:style-name="P35"><text:hidden-text text:condition="ooow:" text:string-value="P47:L7" text:is-hidden="true"/>21A.<text:tab/>(1)<text:tab/>If a judge of the District Court is satisfied by information on oath of an <text:hidden-text text:condition="ooow:" text:string-value="P47:L8" text:is-hidden="true"/>authorised officer that there are reasonable grounds for believing <text:hidden-text text:condition="ooow:" text:string-value="P47:L9" text:is-hidden="true"/>that⁠—</text:p>
      <text:p text:style-name="P31"><text:hidden-text text:condition="ooow:" text:string-value="P47:L10" text:is-hidden="true"/><text:tab/>(a)<text:tab/>evidence of or relating to the commission or intended commission <text:hidden-text text:condition="ooow:" text:string-value="P47:L11" text:is-hidden="true"/>of an offence under this Act or the Act of 1982 is to be found on <text:hidden-text text:condition="ooow:" text:string-value="P47:L12" text:is-hidden="true"/>land or a premises, or</text:p>
      <text:p text:style-name="P31"><text:hidden-text text:condition="ooow:" text:string-value="P47:L13" text:is-hidden="true"/><text:tab/>(b)<text:tab/>a record related to anything to which paragraph (a) refers is or may <text:hidden-text text:condition="ooow:" text:string-value="P47:L14" text:is-hidden="true"/>be on the land or premises,</text:p>
      <text:p text:style-name="P35"><text:hidden-text text:condition="ooow:" text:string-value="P47:L15" text:is-hidden="true"/><text:tab/><text:tab/>then the judge may issue a search warrant.</text:p>
      <text:p text:style-name="P35"><text:hidden-text text:condition="ooow:" text:string-value="P47:L16" text:is-hidden="true"/><text:tab/>(2)<text:tab/>A search warrant under this section shall be expressed and operate to <text:hidden-text text:condition="ooow:" text:string-value="P47:L17" text:is-hidden="true"/>authorise a named authorised officer, accompanied by such authorised <text:hidden-text text:condition="ooow:" text:string-value="P47:L18" text:is-hidden="true"/>officers or other persons as the named authorised officer thinks <text:hidden-text text:condition="ooow:" text:string-value="P47:L19" text:is-hidden="true"/>necessary, at any time, within one month from the date of issue of the <text:hidden-text text:condition="ooow:" text:string-value="P47:L20" text:is-hidden="true"/>warrant, on production, if so requested, of the warrant, to enter, using <text:hidden-text text:condition="ooow:" text:string-value="P47:L21" text:is-hidden="true"/>reasonable force if necessary, the land or premises named in the <text:hidden-text text:condition="ooow:" text:string-value="P47:L22" text:is-hidden="true"/>warrant and to exercise all or any of the functions conferred on an <text:hidden-text text:condition="ooow:" text:string-value="P47:L23" text:is-hidden="true"/>authorised officer under section 21.”,</text:p>
      <text:p text:style-name="P42"><text:hidden-text text:condition="ooow:" text:string-value="P47:L24" text:is-hidden="true"/><text:tab/><text:tab/>and</text:p>
      <text:p text:style-name="P42"><text:hidden-text text:condition="ooow:" text:string-value="P47:L25" text:is-hidden="true"/><text:tab/><text:reference-mark-start text:name="paragraphnumber_2"/>(<text:sequence text:ref-name="refparagraphnumber107" text:name="paragraphnumber" text:formula="ooow:paragraphnumber+1" style:num-format="a">c</text:sequence>)<text:reference-mark-end text:name="paragraphnumber_2"/><text:tab/>in section 22, by substituting⁠—</text:p>
      <text:p text:style-name="P47"><text:hidden-text text:condition="ooow:" text:string-value="P47:L26" text:is-hidden="true"/><text:tab/><text:reference-mark-start text:name="subparagraphnumber_27"/>(<text:sequence text:ref-name="refsubparagraphnumber27" text:name="subparagraphnumber" text:formula="ooow:1" style:num-format="i">i</text:sequence>)<text:reference-mark-end text:name="subparagraphnumber_27"/><text:tab/>in subsection (2), for paragraph (b) the following:</text:p>
      <text:p text:style-name="paragraph_5f_insert"><text:hidden-text text:condition="ooow:" text:string-value="P47:L27" text:is-hidden="true"/><text:span text:style-name="T15"><text:tab/>“(b)<text:tab/>if the package is one in respect of which </text:span><text:bookmark-start text:name="1400761506851"/><text:span text:style-name="T26">a provider established in </text:span><text:span text:style-name="T26"><text:hidden-text text:condition="ooow:" text:string-value="P47:L28" text:is-hidden="true"/></text:span><text:span text:style-name="T26">the State</text:span><text:bookmark-end text:name="1400761506851"/><text:span text:style-name="T15"> holds a licence under the Act of 1982 and is covered by </text:span><text:span text:style-name="T15"><text:hidden-text text:condition="ooow:" text:string-value="P47:L29" text:is-hidden="true"/></text:span><text:span text:style-name="T15">arrangements entered into for the purposes of that Act.”,</text:span></text:p>
      <text:p text:style-name="P47"><text:hidden-text text:condition="ooow:" text:string-value="P47:L30" text:is-hidden="true"/><text:tab/><text:tab/>and</text:p>
      <text:p text:style-name="P47"><text:hidden-text text:condition="ooow:" text:string-value="P47:L31" text:is-hidden="true"/><text:tab/><text:reference-mark-start text:name="subparagraphnumber_28"/>(<text:sequence text:ref-name="refsubparagraphnumber28" text:name="subparagraphnumber" text:formula="ooow:subparagraphnumber+1" style:num-format="i">ii</text:sequence>)<text:reference-mark-end text:name="subparagraphnumber_28"/><text:tab/>for subsection (3) the following:</text:p>
      <text:p text:style-name="P35"><text:hidden-text text:condition="ooow:" text:string-value="P47:L32" text:is-hidden="true"/><text:tab/>“(3)<text:tab/>A package provider, in respect of a package provided by or through the <text:hidden-text text:condition="ooow:" text:string-value="P47:L33" text:is-hidden="true"/>package provider, who fails to⁠—</text:p>
      <text:p text:style-name="P31"><text:hidden-text text:condition="ooow:" text:string-value="P47:L34" text:is-hidden="true"/><text:tab/>(a)<text:tab/>make one of the arrangements made described in subsection (2), or</text:p>
      <text:p text:style-name="P31"><text:hidden-text text:condition="ooow:" text:string-value="P47:L35" text:is-hidden="true"/><text:tab/>(b)<text:tab/>ensure that such arrangements are in force,</text:p>
      <text:p text:style-name="P35"><text:hidden-text text:condition="ooow:" text:string-value="P47:L36" text:is-hidden="true"/><text:tab/><text:tab/>commits an offence.”,</text:p>
      <text:p text:style-name="P42"><text:hidden-text text:condition="ooow:" text:string-value="P47:L37" text:is-hidden="true"/><text:tab/><text:reference-mark-start text:name="paragraphnumber_113"/>(<text:sequence text:ref-name="refparagraphnumber108" text:name="paragraphnumber" text:formula="ooow:paragraphnumber+1" style:num-format="a">d</text:sequence>)<text:reference-mark-end text:name="paragraphnumber_113"/><text:tab/>by deleting section 32.</text:p>
      <text:p text:style-name="P51"><text:bookmark-start text:name="toc_book_73"/><text:hidden-text text:condition="ooow:" text:string-value="P48:L1" text:is-hidden="true"/>SCHEDULE <text:reference-mark-start text:name="schedulenumber_2"/><text:sequence text:ref-name="refschedulenumber0" text:name="schedulenumber" text:formula="ooow:schedulenumber+1" style:num-format="1">1</text:sequence><text:bookmark-end text:name="toc_book_73"/><text:reference-mark-end text:name="schedulenumber_2"/></text:p>
      <text:p text:style-name="P53"><text:hidden-text text:condition="ooow:" text:string-value="P48:L2" text:is-hidden="true"/>Section <text:reference-ref text:reference-format="text" text:ref-name="sectionnumber_30">5</text:reference-ref></text:p>
      <text:p text:style-name="P56"><text:bookmark-start text:name="toc_book_74"/><text:hidden-text text:condition="ooow:" text:string-value="P48:L3" text:is-hidden="true"/>Enactments Repealed<text:bookmark-end text:name="toc_book_74"/></text:p>
      <table:table table:name="Table1" table:style-name="Table1">
        <table:table-column table:style-name="Table1.A"/>
        <table:table-column table:style-name="Table1.B"/>
        <table:table-header-rows>
          <table:table-row table:style-name="Table1.1">
            <table:table-cell table:style-name="Table1.A1" office:value-type="string">
              <text:p text:style-name="P74"><text:hidden-text text:condition="ooow:" text:string-value="P48:L4" text:is-hidden="true"/>Number and Year</text:p>
              <text:p text:style-name="P74"><text:hidden-text text:condition="ooow:" text:string-value="P48:L5" text:is-hidden="true"/>(1)</text:p>
            </table:table-cell>
            <table:table-cell table:style-name="Table1.A1" office:value-type="string">
              <text:p text:style-name="P22">Short Title</text:p>
              <text:p text:style-name="P22">(2)</text:p>
            </table:table-cell>
          </table:table-row>
        </table:table-header-rows>
        <table:table-row table:style-name="Table1.1">
          <table:table-cell table:style-name="Table1.A2" office:value-type="string">
            <text:p text:style-name="P75"><text:hidden-text text:condition="ooow:" text:string-value="P48:L6" text:is-hidden="true"/>No. 36 of 1959</text:p>
          </table:table-cell>
          <table:table-cell table:style-name="Table1.A2" office:value-type="string">
            <text:p text:style-name="P19"><text:alphabetical-index-mark text:string-value="Shannon Free Airport Development Company Limited Act 1959 (No. 36)"/><text:a xlink:type="simple" xlink:href="http://www.irishstatutebook.ie/1959/en/act/pub/0036/index.html"><text:span text:style-name="T23">Shannon Free Airport Development Company Limited Act 1959</text:span></text:a><text:span text:style-name="T23"> </text:span></text:p>
          </table:table-cell>
        </table:table-row>
        <table:table-row table:style-name="Table1.1">
          <table:table-cell table:style-name="Table1.A2" office:value-type="string">
            <text:p text:style-name="P75"><text:hidden-text text:condition="ooow:" text:string-value="P48:L7" text:is-hidden="true"/>No. 31 of 1961</text:p>
            <text:p text:style-name="P73"><text:hidden-text text:condition="ooow:" text:string-value="P48:L8" text:is-hidden="true"/> </text:p>
          </table:table-cell>
          <table:table-cell table:style-name="Table1.A2" office:value-type="string">
            <text:p text:style-name="P19"><text:alphabetical-index-mark text:string-value="Shannon Free Airport Development Company Limited (Amendment) Act 1961 (No. 31)"/><text:a xlink:type="simple" xlink:href="http://www.irishstatutebook.ie/1961/en/act/pub/0031/index.html"><text:span text:style-name="T23">Shannon Free Airport Development Company Limited (Amendment) Act 1961</text:span></text:a><text:span text:style-name="T23"> </text:span></text:p>
          </table:table-cell>
        </table:table-row>
        <table:table-row table:style-name="Table1.1">
          <table:table-cell table:style-name="Table1.A2" office:value-type="string">
            <text:p text:style-name="P75"><text:hidden-text text:condition="ooow:" text:string-value="P48:L9" text:is-hidden="true"/>No. 27 of 1963</text:p>
            <text:p text:style-name="P73"><text:hidden-text text:condition="ooow:" text:string-value="P48:L10" text:is-hidden="true"/> </text:p>
          </table:table-cell>
          <table:table-cell table:style-name="Table1.A2" office:value-type="string">
            <text:p text:style-name="P19"><text:alphabetical-index-mark text:string-value="Shannon Free Airport Development Company Limited (Amendment) Act 1963 (No. 27)"/><text:a xlink:type="simple" xlink:href="http://www.irishstatutebook.ie/1963/en/act/pub/0027/index.html"><text:span text:style-name="T23">Shannon Free Airport Development Company Limited (Amendment) Act 1963</text:span></text:a><text:span text:style-name="T23"> </text:span></text:p>
          </table:table-cell>
        </table:table-row>
        <table:table-row table:style-name="Table1.1">
          <table:table-cell table:style-name="Table1.A2" office:value-type="string">
            <text:p text:style-name="P75"><text:hidden-text text:condition="ooow:" text:string-value="P48:L11" text:is-hidden="true"/>No. 14 of 1965</text:p>
            <text:p text:style-name="P73"><text:hidden-text text:condition="ooow:" text:string-value="P48:L12" text:is-hidden="true"/> </text:p>
          </table:table-cell>
          <table:table-cell table:style-name="Table1.A2" office:value-type="string">
            <text:p text:style-name="P19"><text:alphabetical-index-mark text:string-value="Shannon Free Airport Development Company Limited (Amendment) Act 1965 (No. 14)"/><text:a xlink:type="simple" xlink:href="http://www.irishstatutebook.ie/1965/en/act/pub/0014/index.html"><text:span text:style-name="T23">Shannon Free Airport Development Company Limited (Amendment) Act 1965</text:span></text:a><text:span text:style-name="T23"> </text:span></text:p>
          </table:table-cell>
        </table:table-row>
        <table:table-row table:style-name="Table1.1">
          <table:table-cell table:style-name="Table1.A2" office:value-type="string">
            <text:p text:style-name="P75"><text:hidden-text text:condition="ooow:" text:string-value="P48:L13" text:is-hidden="true"/>No. 13 of 1968</text:p>
            <text:p text:style-name="P73"><text:hidden-text text:condition="ooow:" text:string-value="P48:L14" text:is-hidden="true"/> </text:p>
          </table:table-cell>
          <table:table-cell table:style-name="Table1.A2" office:value-type="string">
            <text:p text:style-name="P19"><text:alphabetical-index-mark text:string-value="Shannon Free Airport Development Company Limited (Amendment) Act 1968 (No. 13)"/><text:a xlink:type="simple" xlink:href="http://www.irishstatutebook.ie/1968/en/act/pub/0013/index.html"><text:span text:style-name="T23">Shannon Free Airport Development Company Limited (Amendment) Act 1968</text:span></text:a><text:span text:style-name="T23"> </text:span></text:p>
          </table:table-cell>
        </table:table-row>
        <table:table-row table:style-name="Table1.1">
          <table:table-cell table:style-name="Table1.A2" office:value-type="string">
            <text:p text:style-name="P75"><text:hidden-text text:condition="ooow:" text:string-value="P48:L15" text:is-hidden="true"/>No. 9 of 1970</text:p>
            <text:p text:style-name="P73"><text:hidden-text text:condition="ooow:" text:string-value="P48:L16" text:is-hidden="true"/> </text:p>
          </table:table-cell>
          <table:table-cell table:style-name="Table1.A2" office:value-type="string">
            <text:p text:style-name="P19"><text:alphabetical-index-mark text:string-value="Shannon Free Airport Development Company Limited (Amendment) Act 1970 (No. 9)"/><text:a xlink:type="simple" xlink:href="http://www.irishstatutebook.ie/1970/en/act/pub/0009/index.html"><text:span text:style-name="T23">Shannon Free Airport Development Company Limited (Amendment) Act 1970</text:span></text:a><text:span text:style-name="T23"> </text:span></text:p>
          </table:table-cell>
        </table:table-row>
        <table:table-row table:style-name="Table1.1">
          <table:table-cell table:style-name="Table1.A2" office:value-type="string">
            <text:p text:style-name="P75"><text:hidden-text text:condition="ooow:" text:string-value="P48:L17" text:is-hidden="true"/>No. 21 of 1974</text:p>
            <text:p text:style-name="P73"><text:hidden-text text:condition="ooow:" text:string-value="P48:L18" text:is-hidden="true"/> </text:p>
          </table:table-cell>
          <table:table-cell table:style-name="Table1.A2" office:value-type="string">
            <text:p text:style-name="P19"><text:alphabetical-index-mark text:string-value="Shannon Free Airport Development Company Limited (Amendment) Act 1974 (No. 21)"/><text:a xlink:type="simple" xlink:href="http://www.irishstatutebook.ie/1974/en/act/pub/0021/index.html"><text:span text:style-name="T23">Shannon Free Airport Development Company Limited (Amendment) Act 1974</text:span></text:a><text:span text:style-name="T23"> </text:span></text:p>
          </table:table-cell>
        </table:table-row>
        <table:table-row table:style-name="Table1.1">
          <table:table-cell table:style-name="Table1.A2" office:value-type="string">
            <text:p text:style-name="P75"><text:hidden-text text:condition="ooow:" text:string-value="P48:L19" text:is-hidden="true"/>No. 3 of 1978</text:p>
            <text:p text:style-name="P73"><text:hidden-text text:condition="ooow:" text:string-value="P48:L20" text:is-hidden="true"/> </text:p>
          </table:table-cell>
          <table:table-cell table:style-name="Table1.A2" office:value-type="string">
            <text:p text:style-name="P19"><text:alphabetical-index-mark text:string-value="Shannon Free Airport Development Company Limited (Amendment) Act 1978 (No. 3)"/><text:a xlink:type="simple" xlink:href="http://www.irishstatutebook.ie/1978/en/act/pub/0003/index.html"><text:span text:style-name="T23">Shannon Free Airport Development Company Limited (Amendment) Act 1978</text:span></text:a><text:span text:style-name="T23"> </text:span></text:p>
          </table:table-cell>
        </table:table-row>
        <table:table-row table:style-name="Table1.1">
          <table:table-cell table:style-name="Table1.A2" office:value-type="string">
            <text:p text:style-name="P75"><text:hidden-text text:condition="ooow:" text:string-value="P48:L21" text:is-hidden="true"/>No. 28 of 1980</text:p>
            <text:p text:style-name="P73"><text:hidden-text text:condition="ooow:" text:string-value="P48:L22" text:is-hidden="true"/> </text:p>
          </table:table-cell>
          <table:table-cell table:style-name="Table1.A2" office:value-type="string">
            <text:p text:style-name="P19"><text:alphabetical-index-mark text:string-value="Shannon Free Airport Development Company Limited (Amendment) Act 1980 (No. 28)"/><text:a xlink:type="simple" xlink:href="http://www.irishstatutebook.ie/1980/en/act/pub/0028/index.html"><text:span text:style-name="T23">Shannon Free Airport Development Company Limited (Amendment) Act 1980</text:span></text:a><text:span text:style-name="T23"> </text:span></text:p>
          </table:table-cell>
        </table:table-row>
        <table:table-row table:style-name="Table1.1">
          <table:table-cell table:style-name="Table1.A2" office:value-type="string">
            <text:p text:style-name="P75"><text:hidden-text text:condition="ooow:" text:string-value="P48:L23" text:is-hidden="true"/>No. 12 of 1983</text:p>
            <text:p text:style-name="P73"><text:hidden-text text:condition="ooow:" text:string-value="P48:L24" text:is-hidden="true"/> </text:p>
          </table:table-cell>
          <table:table-cell table:style-name="Table1.A2" office:value-type="string">
            <text:p text:style-name="P19"><text:alphabetical-index-mark text:string-value="Shannon Free Airport Development Company Limited (Amendment) Act 1983 (No. 12)"/><text:a xlink:type="simple" xlink:href="http://www.irishstatutebook.ie/1983/en/act/pub/0012/index.html"><text:span text:style-name="T23">Shannon Free Airport Development Company Limited (Amendment) Act 1983</text:span></text:a><text:span text:style-name="T23"> </text:span></text:p>
          </table:table-cell>
        </table:table-row>
        <table:table-row table:style-name="Table1.1">
          <table:table-cell table:style-name="Table1.A2" office:value-type="string">
            <text:p text:style-name="P75"><text:hidden-text text:condition="ooow:" text:string-value="P48:L25" text:is-hidden="true"/>No. 20 of 1986</text:p>
            <text:p text:style-name="P73"><text:hidden-text text:condition="ooow:" text:string-value="P48:L26" text:is-hidden="true"/> </text:p>
          </table:table-cell>
          <table:table-cell table:style-name="Table1.A2" office:value-type="string">
            <text:p text:style-name="P19"><text:alphabetical-index-mark text:string-value="Shannon Free Airport Development Company Limited (Amendment) Act 1986 (No. 20)"/><text:a xlink:type="simple" xlink:href="http://www.irishstatutebook.ie/1986/en/act/pub/0020/index.html"><text:span text:style-name="T23">Shannon Free Airport Development Company Limited (Amendment) Act 1986</text:span></text:a><text:span text:style-name="T23"> </text:span></text:p>
          </table:table-cell>
        </table:table-row>
        <table:table-row table:style-name="Table1.1">
          <table:table-cell table:style-name="Table1.A2" office:value-type="string">
            <text:p text:style-name="P75"><text:hidden-text text:condition="ooow:" text:string-value="P48:L27" text:is-hidden="true"/>No. 13 of 1989</text:p>
            <text:p text:style-name="P69"><text:hidden-text text:condition="ooow:" text:string-value="P48:L28" text:is-hidden="true"/> </text:p>
          </table:table-cell>
          <table:table-cell table:style-name="Table1.A2" office:value-type="string">
            <text:p text:style-name="P18"><text:alphabetical-index-mark text:string-value="Shannon Free Airport Development Company Limited (Amendment) Act 1989 (No. 13)"/><text:a xlink:type="simple" xlink:href="http://www.irishstatutebook.ie/1989/en/act/pub/0013/index.html"><text:span text:style-name="T23">Shannon Free Airport Development Company Limited (Amendment) Act 1989</text:span></text:a><text:span text:style-name="T23"> </text:span></text:p>
          </table:table-cell>
        </table:table-row>
      </table:table>
      <text:p text:style-name="P54"><text:hidden-text text:condition="ooow:" text:string-value="P48:L29" text:is-hidden="true"/> </text:p>
      <text:p text:style-name="P51"><text:bookmark-start text:name="toc_book_75"/><text:hidden-text text:condition="ooow:" text:string-value="P49:L1" text:is-hidden="true"/>SCHEDULE <text:reference-mark-start text:name="schedulenumber_1"/><text:sequence text:ref-name="refschedulenumber1" text:name="schedulenumber" text:formula="ooow:schedulenumber+1" style:num-format="1">2</text:sequence><text:bookmark-end text:name="toc_book_75"/><text:reference-mark-end text:name="schedulenumber_1"/></text:p>
      <text:p text:style-name="P52"><text:hidden-text text:condition="ooow:" text:string-value="P49:L2" text:is-hidden="true"/>Section <text:reference-ref text:reference-format="text" text:ref-name="sectionnumber_43">40</text:reference-ref></text:p>
      <text:p text:style-name="P57"><text:bookmark-start text:name="toc_book_76"/><text:hidden-text text:condition="ooow:" text:string-value="P49:L3" text:is-hidden="true"/>Shareholdings to be Transferred to Enterprise Ireland<text:bookmark-end text:name="toc_book_76"/></text:p>
      <text:p text:style-name="P55"><text:hidden-text text:condition="ooow:" text:string-value="P49:L4" text:is-hidden="true"/><text:tab/><text:reference-mark-start text:name="scheduleparagraphnumber_1"/><text:sequence text:ref-name="refscheduleparagraphnumber0" text:name="scheduleparagraphnumber" style:num-format="1">1</text:sequence><text:reference-mark-end text:name="scheduleparagraphnumber_1"/>.<text:tab/>Bustec Production Limited</text:p>
      <text:p text:style-name="P55"><text:hidden-text text:condition="ooow:" text:string-value="P49:L5" text:is-hidden="true"/><text:tab/><text:reference-mark-start text:name="scheduleparagraphnumber_2"/><text:sequence text:ref-name="refscheduleparagraphnumber1" text:name="scheduleparagraphnumber" text:formula="ooow:scheduleparagraphnumber+1" style:num-format="1">2</text:sequence><text:reference-mark-end text:name="scheduleparagraphnumber_2"/>.<text:tab/>Gentian Consultancy Services Ltd</text:p>
      <text:p text:style-name="P55"><text:hidden-text text:condition="ooow:" text:string-value="P49:L6" text:is-hidden="true"/><text:tab/><text:reference-mark-start text:name="scheduleparagraphnumber_3"/><text:sequence text:ref-name="refscheduleparagraphnumber2" text:name="scheduleparagraphnumber" text:formula="ooow:scheduleparagraphnumber+1" style:num-format="1">3</text:sequence><text:reference-mark-end text:name="scheduleparagraphnumber_3"/>.<text:tab/>VLyte Holdings Limited</text:p>
      <text:p text:style-name="P55"><text:hidden-text text:condition="ooow:" text:string-value="P49:L7" text:is-hidden="true"/><text:tab/><text:reference-mark-start text:name="scheduleparagraphnumber_4"/><text:sequence text:ref-name="refscheduleparagraphnumber3" text:name="scheduleparagraphnumber" text:formula="ooow:scheduleparagraphnumber+1" style:num-format="1">4</text:sequence><text:reference-mark-end text:name="scheduleparagraphnumber_4"/>.<text:tab/>Linkresq Limited</text:p>
      <text:p text:style-name="P55"><text:hidden-text text:condition="ooow:" text:string-value="P49:L8" text:is-hidden="true"/><text:tab/><text:reference-mark-start text:name="scheduleparagraphnumber_5"/><text:sequence text:ref-name="refscheduleparagraphnumber4" text:name="scheduleparagraphnumber" text:formula="ooow:scheduleparagraphnumber+1" style:num-format="1">5</text:sequence><text:reference-mark-end text:name="scheduleparagraphnumber_5"/>.<text:tab/>Vanderbrook and Co (Ireland) Limited</text:p>
      <text:p text:style-name="scheduleparagraph"><text:hidden-text text:condition="ooow:" text:string-value="P49:L9" text:is-hidden="true"/><text:span text:style-name="T15"><text:tab/></text:span><text:reference-mark-start text:name="scheduleparagraphnumber_6"/><text:span text:style-name="T15"><text:sequence text:ref-name="refscheduleparagraphnumber5" text:name="scheduleparagraphnumber" text:formula="ooow:scheduleparagraphnumber+1" style:num-format="1">6</text:sequence></text:span><text:reference-mark-end text:name="scheduleparagraphnumber_6"/><text:span text:style-name="T15">.<text:tab/>Glass Innovation Limited</text:span></text:p>
      <table:table table:name="Table2" table:style-name="Table2">
        <table:table-column table:style-name="Table2.A"/>
        <table:table-column table:style-name="Table2.B"/>
        <table:table-row>
          <table:table-cell table:style-name="Table2.A1" office:value-type="string">
            <text:p text:style-name="P80">An Bille um Aerfoirt Stáit (Grúpa na Sionainne), 2014</text:p>
            <text:p text:style-name="P76"><text:span text:style-name="bold_5f_noitalic_5f_nounderline"><text:span text:style-name="T5"/></text:span></text:p>
            <text:p text:style-name="P90"><text:s text:c="23"/></text:p>
            <text:p text:style-name="P77">BILLE</text:p>
            <text:p text:style-name="P81">(mar a leasaíodh i gCoiste)</text:p>
            <text:p text:style-name="P92">d<text:span text:style-name="T29">á ngairtear</text:span></text:p>
            <text:p text:style-name="P71"/>
            <text:p text:style-name="P72"><text:span text:style-name="T30">Acht do dhéanamh socrú maidir le comhlacht a bhunú ar a dtabharfar, sa Bhéarla, </text:span><text:span text:style-name="T31">Shannon Group, public limited company</text:span><text:span text:style-name="T30"> nó, sa Ghaeilge, Grúpa na Sionainne, cuideachta phoiblí theoranta, do mhíniú a fheidhmeanna, do dhéanamh socrú maidir le scaireanna a shealbhaíonn an tAire Caiteachais Phoiblí agus Athchóirithe in Údarás Aerfort na Sionna, cuideachta phoiblí theoranta agus i gCuideachta Forbartha Aerfort Neamhchustam na Sionna Teoranta a aistriú chuig Grúpa na Sionainne, cuideachta phoiblí theoranta, do dhéanamh socrú maidir le húinéireacht tailte a shealbhaíonn an tAire Iompair, Turasóireachta agus Spóirt in Aerfort Neamhchustam na Sionna a aistriú chuig Fiontair Thráchtála na Sionainne, do chumasú don Rialtas éifeacht a thabhairt, le hordú, d’Airteagal XI (Malairt A) den Phrótacal a ghabhann leis an gCoinbhinsiún ar Leasanna Idirnáisiúnta i dTrealamh Soghluaiste maidir le Nithe a bhaineann go sonrach le Trealamh Aerárthaí a osclaíodh lena shíniú in Cape Town an 16 Samhain 2001, d’athainmniú Údarás Aerfort Bhaile Átha Cliath, cuideachta phoiblí theoranta, d’athainmniú Chuideachta Forbartha Aerfort Neamhchustam na Sionna Teoranta, do dhéanamh socrú maidir le hÚdarás Aerfort Chorcaí, cuideachta phoiblí theoranta, a dhíscaoileadh agus a athbhunú, do leasú na nAchtanna Aerfort agus Eitlíochta, 1936 go 2004 agus an Achta Aerphoirt Neamhchustam, 1947, do dhéanamh socrú maidir le leasuithe iarmhartacha ar achtacháin áirithe eile, do leasú an Achta Iompair (Tionscnóirí Turas agus Gníomhairí Taistil), 1982 agus an Achta um Shaoirí Réamháirithe agus an Trádáil Taistil, 1995, agus do dhéanamh socrú i dtaobh nithe gaolmhara.</text:span></text:p>
            <text:p text:style-name="P78"><text:line-break/></text:p>
            <text:p text:style-name="P79">Ordaíodh ag Seanad Éireann a chlóbhualadh,</text:p>
            <text:p text:style-name="P82">10 <text:span text:style-name="T12">Meitheamh,</text:span> 2014</text:p>
            <text:p text:style-name="P84"/>
            <text:p text:style-name="P70"/>
          </table:table-cell>
          <table:table-cell table:style-name="Table2.B1" office:value-type="string">
            <text:p text:style-name="P80">State Airports (Shannon Group) Bill 2014</text:p>
            <text:p text:style-name="P76"><text:span text:style-name="bold_5f_noitalic_5f_nounderline"><text:span text:style-name="T5"/></text:span></text:p>
            <text:p text:style-name="P89"><text:s/></text:p>
            <text:p text:style-name="P77">BILL</text:p>
            <text:p text:style-name="P81">(as amended in Committee)</text:p>
            <text:p text:style-name="P92">entitled</text:p>
            <text:p text:style-name="P71"/>
            <text:p text:style-name="P87"><text:span text:style-name="T32">An Act to provide for the establishment of a body known in the English language as Shannon Group, public limited company, or in the Irish language as </text:span><text:span text:style-name="T33">Grúpa na Sionainne, cuideachta phoiblí theoranta</text:span><text:span text:style-name="T32">, to define its functions, to provide for the transfer of shares held by the Minister for Public Expenditure and Reform in Shannon Airport Authority, public limited company and in Shannon Free Airport Development Company Limited to Shannon Group public limited company, to provide for the transfer of the ownership of lands held by the Minister for Transport, Tourism and Sport at the Shannon Customs-Free Airport to Shannon Commercial Enterprises, to enable the Government by order to give effect to Article XI (Alternative A) of the Protocol to the Convention on International Interests in Mobile Equipment on Matters specific to Aircraft Equipment that was opened for signature at Cape Town on 16 November 2001, to re-name the Dublin Airport Authority public limited company, to re-name Shannon Free Airport Development Company Limited, to provide for the dissolution and reestablishment of Cork Airport Authority public limited company, to amend the Airports and Aviation Acts 1936 to 2004 and the Customs-free Airport Act 1947, to provide for consequential amendments to certain other enactments, to amend the Transport (Tour Operators and Travel Agents) Act 1982 and the Package Holidays and Travel Trade Act 1995 and to provide for related matters.</text:span><text:span text:style-name="bold_5f_noitalic_5f_nounderline"><text:span text:style-name="T3"><text:line-break/><text:line-break/></text:span></text:span></text:p>
            <text:p text:style-name="P91"><text:line-break/></text:p>
            <text:p text:style-name="P7">Ordered by Seanad Éireann to be printed,</text:p>
            <text:p text:style-name="P82">10<text:span text:style-name="T12">th June,</text:span> 2014</text:p>
            <text:p text:style-name="P83"/>
            <text:p text:style-name="P76"/>
          </table:table-cell>
        </table:table-row>
      </table:table>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Times New Roman4" svg:font-family="'Times New Roman'"/>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fals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style:style style:name="NoBordersFrameStyle" style:family="graphic">
      <style:graphic-properties fo:padding="0cm" fo:border="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49</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5a of 2014" text:name="Footer"/>
        </text:user-field-decls>
        <text:p text:style-name="P2"><text:span text:style-name="T1"><text:tab/>[</text:span><text:user-field-get text:name="Footer">No. 35a of 2014</text:user-field-get><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49</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49</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35a of 2014]</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4-06-10T13:53:15</dc:date>
    <meta:print-date>2014-06-04T17:20:58</meta:print-date>
    <meta:editing-cycles>997</meta:editing-cycles>
    <meta:editing-duration>P5DT9H6M4S</meta:editing-duration>
    <meta:user-defined meta:name="Info 1"/>
    <meta:user-defined meta:name="Info 2"/>
    <meta:user-defined meta:name="Info 3"/>
    <meta:user-defined meta:name="Info 4"/>
    <meta:document-statistic meta:table-count="2" meta:image-count="0" meta:object-count="0" meta:page-count="52" meta:paragraph-count="923" meta:word-count="18211" meta:character-count="112299"/>
  </office:meta>
</office:document-meta>
</file>